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64cm" svg:height="15.223cm" svg:x="12.906cm" svg:y="0.446cm">
            <draw:object draw:notify-on-update-of-ranges="LOGGER01.B1:LOGGER01.B1 LOGGER01.B2:LOGGER01.B1011 LOGGER01.C1:LOGGER01.C1 LOGGER01.C2:LOGGER01.C10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8" calcext:value-type="float">
            <text:p>1.28</text:p>
          </table:table-cell>
          <table:table-cell office:value-type="float" office:value="501.52" calcext:value-type="float">
            <text:p>501.52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5" calcext:value-type="float">
            <text:p>15775</text:p>
          </table:table-cell>
          <table:table-cell table:formula="of:=[.A3]/1000/(60*60*24)" office:value-type="time" office:time-value="PT00H00M15.775S" calcext:value-type="time">
            <text:p>00:00:16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6.49" calcext:value-type="float">
            <text:p>636.49</text:p>
          </table:table-cell>
          <table:table-cell office:value-type="float" office:value="2.19" calcext:value-type="float">
            <text:p>2.19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31775" calcext:value-type="float">
            <text:p>31775</text:p>
          </table:table-cell>
          <table:table-cell table:formula="of:=[.A4]/1000/(60*60*24)" office:value-type="time" office:time-value="PT00H00M31.775S" calcext:value-type="time">
            <text:p>00:00:32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4.62" calcext:value-type="float">
            <text:p>634.62</text:p>
          </table:table-cell>
          <table:table-cell office:value-type="float" office:value="4.41" calcext:value-type="float">
            <text:p>4.41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47775" calcext:value-type="float">
            <text:p>47775</text:p>
          </table:table-cell>
          <table:table-cell table:formula="of:=[.A5]/1000/(60*60*24)" office:value-type="time" office:time-value="PT00H00M47.775S" calcext:value-type="time">
            <text:p>00:00:48</text:p>
          </table:table-cell>
          <table:table-cell office:value-type="float" office:value="1.27" calcext:value-type="float">
            <text:p>1.27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4.37" calcext:value-type="float">
            <text:p>634.37</text:p>
          </table:table-cell>
          <table:table-cell office:value-type="float" office:value="6.63" calcext:value-type="float">
            <text:p>6.63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63775" calcext:value-type="float">
            <text:p>63775</text:p>
          </table:table-cell>
          <table:table-cell table:formula="of:=[.A6]/1000/(60*60*24)" office:value-type="time" office:time-value="PT00H01M03.775S" calcext:value-type="time">
            <text:p>00:01:04</text:p>
          </table:table-cell>
          <table:table-cell office:value-type="float" office:value="1.27" calcext:value-type="float">
            <text:p>1.27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2.36" calcext:value-type="float">
            <text:p>632.36</text:p>
          </table:table-cell>
          <table:table-cell office:value-type="float" office:value="8.85" calcext:value-type="float">
            <text:p>8.85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79775" calcext:value-type="float">
            <text:p>79775</text:p>
          </table:table-cell>
          <table:table-cell table:formula="of:=[.A7]/1000/(60*60*24)" office:value-type="time" office:time-value="PT00H01M19.775S" calcext:value-type="time">
            <text:p>00:01:20</text:p>
          </table:table-cell>
          <table:table-cell office:value-type="float" office:value="1.27" calcext:value-type="float">
            <text:p>1.27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2.37" calcext:value-type="float">
            <text:p>632.37</text:p>
          </table:table-cell>
          <table:table-cell office:value-type="float" office:value="11.07" calcext:value-type="float">
            <text:p>11.07</text:p>
          </table:table-cell>
          <table:table-cell office:value-type="float" office:value="14.05" calcext:value-type="float">
            <text:p>14.05</text:p>
          </table:table-cell>
        </table:table-row>
        <table:table-row table:style-name="ro1">
          <table:table-cell office:value-type="float" office:value="95776" calcext:value-type="float">
            <text:p>95776</text:p>
          </table:table-cell>
          <table:table-cell table:formula="of:=[.A8]/1000/(60*60*24)" office:value-type="time" office:time-value="PT00H01M35.776S" calcext:value-type="time">
            <text:p>00:01:36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2" calcext:value-type="float">
            <text:p>630.22</text:p>
          </table:table-cell>
          <table:table-cell office:value-type="float" office:value="13.29" calcext:value-type="float">
            <text:p>13.29</text:p>
          </table:table-cell>
          <table:table-cell office:value-type="float" office:value="16.86" calcext:value-type="float">
            <text:p>16.86</text:p>
          </table:table-cell>
        </table:table-row>
        <table:table-row table:style-name="ro1">
          <table:table-cell office:value-type="float" office:value="111775" calcext:value-type="float">
            <text:p>111775</text:p>
          </table:table-cell>
          <table:table-cell table:formula="of:=[.A9]/1000/(60*60*24)" office:value-type="time" office:time-value="PT00H01M51.775S" calcext:value-type="time">
            <text:p>00:01:52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7" calcext:value-type="float">
            <text:p>628.47</text:p>
          </table:table-cell>
          <table:table-cell office:value-type="float" office:value="15.51" calcext:value-type="float">
            <text:p>15.51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127775" calcext:value-type="float">
            <text:p>127775</text:p>
          </table:table-cell>
          <table:table-cell table:formula="of:=[.A10]/1000/(60*60*24)" office:value-type="time" office:time-value="PT00H02M07.775S" calcext:value-type="time">
            <text:p>00:02:08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2" calcext:value-type="float">
            <text:p>630.22</text:p>
          </table:table-cell>
          <table:table-cell office:value-type="float" office:value="17.73" calcext:value-type="float">
            <text:p>17.73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float" office:value="143775" calcext:value-type="float">
            <text:p>143775</text:p>
          </table:table-cell>
          <table:table-cell table:formula="of:=[.A11]/1000/(60*60*24)" office:value-type="time" office:time-value="PT00H02M23.775S" calcext:value-type="time">
            <text:p>00:02:24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8" calcext:value-type="float">
            <text:p>628.48</text:p>
          </table:table-cell>
          <table:table-cell office:value-type="float" office:value="19.95" calcext:value-type="float">
            <text:p>19.95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59775" calcext:value-type="float">
            <text:p>159775</text:p>
          </table:table-cell>
          <table:table-cell table:formula="of:=[.A12]/1000/(60*60*24)" office:value-type="time" office:time-value="PT00H02M39.775S" calcext:value-type="time">
            <text:p>00:02:40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6" calcext:value-type="float">
            <text:p>628.46</text:p>
          </table:table-cell>
          <table:table-cell office:value-type="float" office:value="22.17" calcext:value-type="float">
            <text:p>22.17</text:p>
          </table:table-cell>
          <table:table-cell office:value-type="float" office:value="28.04" calcext:value-type="float">
            <text:p>28.04</text:p>
          </table:table-cell>
        </table:table-row>
        <table:table-row table:style-name="ro1">
          <table:table-cell office:value-type="float" office:value="175775" calcext:value-type="float">
            <text:p>175775</text:p>
          </table:table-cell>
          <table:table-cell table:formula="of:=[.A13]/1000/(60*60*24)" office:value-type="time" office:time-value="PT00H02M55.775S" calcext:value-type="time">
            <text:p>00:02:56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4.87" calcext:value-type="float">
            <text:p>624.87</text:p>
          </table:table-cell>
          <table:table-cell office:value-type="float" office:value="24.39" calcext:value-type="float">
            <text:p>24.39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 office:value-type="float" office:value="191775" calcext:value-type="float">
            <text:p>191775</text:p>
          </table:table-cell>
          <table:table-cell table:formula="of:=[.A14]/1000/(60*60*24)" office:value-type="time" office:time-value="PT00H03M11.775S" calcext:value-type="time">
            <text:p>00:03:12</text:p>
          </table:table-cell>
          <table:table-cell office:value-type="float" office:value="1.26" calcext:value-type="float">
            <text:p>1.26</text:p>
          </table:table-cell>
          <table:table-cell office:value-type="float" office:value="499.2" calcext:value-type="float">
            <text:p>499.2</text:p>
          </table:table-cell>
          <table:table-cell office:value-type="float" office:value="627.96" calcext:value-type="float">
            <text:p>627.96</text:p>
          </table:table-cell>
          <table:table-cell office:value-type="float" office:value="26.61" calcext:value-type="float">
            <text:p>26.61</text:p>
          </table:table-cell>
          <table:table-cell office:value-type="float" office:value="33.61" calcext:value-type="float">
            <text:p>33.61</text:p>
          </table:table-cell>
        </table:table-row>
        <table:table-row table:style-name="ro1">
          <table:table-cell office:value-type="float" office:value="207776" calcext:value-type="float">
            <text:p>207776</text:p>
          </table:table-cell>
          <table:table-cell table:formula="of:=[.A15]/1000/(60*60*24)" office:value-type="time" office:time-value="PT00H03M27.776S" calcext:value-type="time">
            <text:p>00:03:28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4.38" calcext:value-type="float">
            <text:p>624.38</text:p>
          </table:table-cell>
          <table:table-cell office:value-type="float" office:value="28.83" calcext:value-type="float">
            <text:p>28.83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1">
          <table:table-cell office:value-type="float" office:value="223775" calcext:value-type="float">
            <text:p>223775</text:p>
          </table:table-cell>
          <table:table-cell table:formula="of:=[.A16]/1000/(60*60*24)" office:value-type="time" office:time-value="PT00H03M43.775S" calcext:value-type="time">
            <text:p>00:03:44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4.48" calcext:value-type="float">
            <text:p>624.48</text:p>
          </table:table-cell>
          <table:table-cell office:value-type="float" office:value="31.05" calcext:value-type="float">
            <text:p>31.05</text:p>
          </table:table-cell>
          <table:table-cell office:value-type="float" office:value="39.17" calcext:value-type="float">
            <text:p>39.17</text:p>
          </table:table-cell>
        </table:table-row>
        <table:table-row table:style-name="ro1">
          <table:table-cell office:value-type="float" office:value="239775" calcext:value-type="float">
            <text:p>239775</text:p>
          </table:table-cell>
          <table:table-cell table:formula="of:=[.A17]/1000/(60*60*24)" office:value-type="time" office:time-value="PT00H03M59.775S" calcext:value-type="time">
            <text:p>00:04:00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3" calcext:value-type="float">
            <text:p>622.13</text:p>
          </table:table-cell>
          <table:table-cell office:value-type="float" office:value="33.27" calcext:value-type="float">
            <text:p>33.27</text:p>
          </table:table-cell>
          <table:table-cell office:value-type="float" office:value="41.95" calcext:value-type="float">
            <text:p>41.95</text:p>
          </table:table-cell>
        </table:table-row>
        <table:table-row table:style-name="ro1">
          <table:table-cell office:value-type="float" office:value="255775" calcext:value-type="float">
            <text:p>255775</text:p>
          </table:table-cell>
          <table:table-cell table:formula="of:=[.A18]/1000/(60*60*24)" office:value-type="time" office:time-value="PT00H04M15.775S" calcext:value-type="time">
            <text:p>00:04:16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9" calcext:value-type="float">
            <text:p>622.49</text:p>
          </table:table-cell>
          <table:table-cell office:value-type="float" office:value="35.49" calcext:value-type="float">
            <text:p>35.49</text:p>
          </table:table-cell>
          <table:table-cell office:value-type="float" office:value="44.72" calcext:value-type="float">
            <text:p>44.72</text:p>
          </table:table-cell>
        </table:table-row>
        <table:table-row table:style-name="ro1">
          <table:table-cell office:value-type="float" office:value="271775" calcext:value-type="float">
            <text:p>271775</text:p>
          </table:table-cell>
          <table:table-cell table:formula="of:=[.A19]/1000/(60*60*24)" office:value-type="time" office:time-value="PT00H04M31.775S" calcext:value-type="time">
            <text:p>00:04:32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8" calcext:value-type="float">
            <text:p>622.38</text:p>
          </table:table-cell>
          <table:table-cell office:value-type="float" office:value="37.71" calcext:value-type="float">
            <text:p>37.71</text:p>
          </table:table-cell>
          <table:table-cell office:value-type="float" office:value="47.49" calcext:value-type="float">
            <text:p>47.49</text:p>
          </table:table-cell>
        </table:table-row>
        <table:table-row table:style-name="ro1">
          <table:table-cell office:value-type="float" office:value="287775" calcext:value-type="float">
            <text:p>287775</text:p>
          </table:table-cell>
          <table:table-cell table:formula="of:=[.A20]/1000/(60*60*24)" office:value-type="time" office:time-value="PT00H04M47.775S" calcext:value-type="time">
            <text:p>00:04:48</text:p>
          </table:table-cell>
          <table:table-cell office:value-type="float" office:value="1.25" calcext:value-type="float">
            <text:p>1.25</text:p>
          </table:table-cell>
          <table:table-cell office:value-type="float" office:value="499.92" calcext:value-type="float">
            <text:p>499.92</text:p>
          </table:table-cell>
          <table:table-cell office:value-type="float" office:value="622.88" calcext:value-type="float">
            <text:p>622.88</text:p>
          </table:table-cell>
          <table:table-cell office:value-type="float" office:value="39.93" calcext:value-type="float">
            <text:p>39.93</text:p>
          </table:table-cell>
          <table:table-cell office:value-type="float" office:value="50.26" calcext:value-type="float">
            <text:p>50.26</text:p>
          </table:table-cell>
        </table:table-row>
        <table:table-row table:style-name="ro1">
          <table:table-cell office:value-type="float" office:value="303775" calcext:value-type="float">
            <text:p>303775</text:p>
          </table:table-cell>
          <table:table-cell table:formula="of:=[.A21]/1000/(60*60*24)" office:value-type="time" office:time-value="PT00H05M03.775S" calcext:value-type="time">
            <text:p>00:05:04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4.39" calcext:value-type="float">
            <text:p>624.39</text:p>
          </table:table-cell>
          <table:table-cell office:value-type="float" office:value="42.15" calcext:value-type="float">
            <text:p>42.15</text:p>
          </table:table-cell>
          <table:table-cell office:value-type="float" office:value="53.03" calcext:value-type="float">
            <text:p>53.03</text:p>
          </table:table-cell>
        </table:table-row>
        <table:table-row table:style-name="ro1">
          <table:table-cell office:value-type="float" office:value="319775" calcext:value-type="float">
            <text:p>319775</text:p>
          </table:table-cell>
          <table:table-cell table:formula="of:=[.A22]/1000/(60*60*24)" office:value-type="time" office:time-value="PT00H05M19.775S" calcext:value-type="time">
            <text:p>00:05:20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8" calcext:value-type="float">
            <text:p>622.38</text:p>
          </table:table-cell>
          <table:table-cell office:value-type="float" office:value="44.37" calcext:value-type="float">
            <text:p>44.37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335775" calcext:value-type="float">
            <text:p>335775</text:p>
          </table:table-cell>
          <table:table-cell table:formula="of:=[.A23]/1000/(60*60*24)" office:value-type="time" office:time-value="PT00H05M35.775S" calcext:value-type="time">
            <text:p>00:05:36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9" calcext:value-type="float">
            <text:p>622.49</text:p>
          </table:table-cell>
          <table:table-cell office:value-type="float" office:value="46.59" calcext:value-type="float">
            <text:p>46.59</text:p>
          </table:table-cell>
          <table:table-cell office:value-type="float" office:value="58.56" calcext:value-type="float">
            <text:p>58.56</text:p>
          </table:table-cell>
        </table:table-row>
        <table:table-row table:style-name="ro1">
          <table:table-cell office:value-type="float" office:value="351775" calcext:value-type="float">
            <text:p>351775</text:p>
          </table:table-cell>
          <table:table-cell table:formula="of:=[.A24]/1000/(60*60*24)" office:value-type="time" office:time-value="PT00H05M51.775S" calcext:value-type="time">
            <text:p>00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8" calcext:value-type="float">
            <text:p>618.48</text:p>
          </table:table-cell>
          <table:table-cell office:value-type="float" office:value="48.81" calcext:value-type="float">
            <text:p>48.81</text:p>
          </table:table-cell>
          <table:table-cell office:value-type="float" office:value="61.33" calcext:value-type="float">
            <text:p>61.33</text:p>
          </table:table-cell>
        </table:table-row>
        <table:table-row table:style-name="ro1">
          <table:table-cell office:value-type="float" office:value="367775" calcext:value-type="float">
            <text:p>367775</text:p>
          </table:table-cell>
          <table:table-cell table:formula="of:=[.A25]/1000/(60*60*24)" office:value-type="time" office:time-value="PT00H06M07.775S" calcext:value-type="time">
            <text:p>00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8" calcext:value-type="float">
            <text:p>618.38</text:p>
          </table:table-cell>
          <table:table-cell office:value-type="float" office:value="51.03" calcext:value-type="float">
            <text:p>51.03</text:p>
          </table:table-cell>
          <table:table-cell office:value-type="float" office:value="64.09" calcext:value-type="float">
            <text:p>64.09</text:p>
          </table:table-cell>
        </table:table-row>
        <table:table-row table:style-name="ro1">
          <table:table-cell office:value-type="float" office:value="383775" calcext:value-type="float">
            <text:p>383775</text:p>
          </table:table-cell>
          <table:table-cell table:formula="of:=[.A26]/1000/(60*60*24)" office:value-type="time" office:time-value="PT00H06M23.775S" calcext:value-type="time">
            <text:p>00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7" calcext:value-type="float">
            <text:p>620.37</text:p>
          </table:table-cell>
          <table:table-cell office:value-type="float" office:value="53.25" calcext:value-type="float">
            <text:p>53.25</text:p>
          </table:table-cell>
          <table:table-cell office:value-type="float" office:value="66.84" calcext:value-type="float">
            <text:p>66.84</text:p>
          </table:table-cell>
        </table:table-row>
        <table:table-row table:style-name="ro1">
          <table:table-cell office:value-type="float" office:value="399775" calcext:value-type="float">
            <text:p>399775</text:p>
          </table:table-cell>
          <table:table-cell table:formula="of:=[.A27]/1000/(60*60*24)" office:value-type="time" office:time-value="PT00H06M39.775S" calcext:value-type="time">
            <text:p>00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0.62" calcext:value-type="float">
            <text:p>620.62</text:p>
          </table:table-cell>
          <table:table-cell office:value-type="float" office:value="55.47" calcext:value-type="float">
            <text:p>55.47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415775" calcext:value-type="float">
            <text:p>415775</text:p>
          </table:table-cell>
          <table:table-cell table:formula="of:=[.A28]/1000/(60*60*24)" office:value-type="time" office:time-value="PT00H06M55.775S" calcext:value-type="time">
            <text:p>00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2" calcext:value-type="float">
            <text:p>618.62</text:p>
          </table:table-cell>
          <table:table-cell office:value-type="float" office:value="57.69" calcext:value-type="float">
            <text:p>57.69</text:p>
          </table:table-cell>
          <table:table-cell office:value-type="float" office:value="72.35" calcext:value-type="float">
            <text:p>72.35</text:p>
          </table:table-cell>
        </table:table-row>
        <table:table-row table:style-name="ro1">
          <table:table-cell office:value-type="float" office:value="431775" calcext:value-type="float">
            <text:p>431775</text:p>
          </table:table-cell>
          <table:table-cell table:formula="of:=[.A29]/1000/(60*60*24)" office:value-type="time" office:time-value="PT00H07M11.775S" calcext:value-type="time">
            <text:p>00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4" calcext:value-type="float">
            <text:p>618.4</text:p>
          </table:table-cell>
          <table:table-cell office:value-type="float" office:value="59.91" calcext:value-type="float">
            <text:p>59.91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447775" calcext:value-type="float">
            <text:p>447775</text:p>
          </table:table-cell>
          <table:table-cell table:formula="of:=[.A30]/1000/(60*60*24)" office:value-type="time" office:time-value="PT00H07M27.775S" calcext:value-type="time">
            <text:p>00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7" calcext:value-type="float">
            <text:p>618.37</text:p>
          </table:table-cell>
          <table:table-cell office:value-type="float" office:value="62.13" calcext:value-type="float">
            <text:p>62.13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463776" calcext:value-type="float">
            <text:p>463776</text:p>
          </table:table-cell>
          <table:table-cell table:formula="of:=[.A31]/1000/(60*60*24)" office:value-type="time" office:time-value="PT00H07M43.776S" calcext:value-type="time">
            <text:p>00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7" calcext:value-type="float">
            <text:p>618.47</text:p>
          </table:table-cell>
          <table:table-cell office:value-type="float" office:value="64.35" calcext:value-type="float">
            <text:p>64.35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float" office:value="479775" calcext:value-type="float">
            <text:p>479775</text:p>
          </table:table-cell>
          <table:table-cell table:formula="of:=[.A32]/1000/(60*60*24)" office:value-type="time" office:time-value="PT00H07M59.775S" calcext:value-type="time">
            <text:p>00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4" calcext:value-type="float">
            <text:p>618.4</text:p>
          </table:table-cell>
          <table:table-cell office:value-type="float" office:value="66.57" calcext:value-type="float">
            <text:p>66.57</text:p>
          </table:table-cell>
          <table:table-cell office:value-type="float" office:value="83.34" calcext:value-type="float">
            <text:p>83.34</text:p>
          </table:table-cell>
        </table:table-row>
        <table:table-row table:style-name="ro1">
          <table:table-cell office:value-type="float" office:value="495775" calcext:value-type="float">
            <text:p>495775</text:p>
          </table:table-cell>
          <table:table-cell table:formula="of:=[.A33]/1000/(60*60*24)" office:value-type="time" office:time-value="PT00H08M15.775S" calcext:value-type="time">
            <text:p>00:08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8" calcext:value-type="float">
            <text:p>616.38</text:p>
          </table:table-cell>
          <table:table-cell office:value-type="float" office:value="68.79" calcext:value-type="float">
            <text:p>68.79</text:p>
          </table:table-cell>
          <table:table-cell office:value-type="float" office:value="86.08" calcext:value-type="float">
            <text:p>86.08</text:p>
          </table:table-cell>
        </table:table-row>
        <table:table-row table:style-name="ro1">
          <table:table-cell office:value-type="float" office:value="511775" calcext:value-type="float">
            <text:p>511775</text:p>
          </table:table-cell>
          <table:table-cell table:formula="of:=[.A34]/1000/(60*60*24)" office:value-type="time" office:time-value="PT00H08M31.775S" calcext:value-type="time">
            <text:p>00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2" calcext:value-type="float">
            <text:p>618.22</text:p>
          </table:table-cell>
          <table:table-cell office:value-type="float" office:value="71.01" calcext:value-type="float">
            <text:p>71.01</text:p>
          </table:table-cell>
          <table:table-cell office:value-type="float" office:value="88.83" calcext:value-type="float">
            <text:p>88.83</text:p>
          </table:table-cell>
        </table:table-row>
        <table:table-row table:style-name="ro1">
          <table:table-cell office:value-type="float" office:value="527775" calcext:value-type="float">
            <text:p>527775</text:p>
          </table:table-cell>
          <table:table-cell table:formula="of:=[.A35]/1000/(60*60*24)" office:value-type="time" office:time-value="PT00H08M47.775S" calcext:value-type="time">
            <text:p>00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8" calcext:value-type="float">
            <text:p>616.38</text:p>
          </table:table-cell>
          <table:table-cell office:value-type="float" office:value="73.23" calcext:value-type="float">
            <text:p>73.23</text:p>
          </table:table-cell>
          <table:table-cell office:value-type="float" office:value="91.57" calcext:value-type="float">
            <text:p>91.57</text:p>
          </table:table-cell>
        </table:table-row>
        <table:table-row table:style-name="ro1">
          <table:table-cell office:value-type="float" office:value="543776" calcext:value-type="float">
            <text:p>543776</text:p>
          </table:table-cell>
          <table:table-cell table:formula="of:=[.A36]/1000/(60*60*24)" office:value-type="time" office:time-value="PT00H09M03.776S" calcext:value-type="time">
            <text:p>00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75.45" calcext:value-type="float">
            <text:p>75.45</text:p>
          </table:table-cell>
          <table:table-cell office:value-type="float" office:value="94.31" calcext:value-type="float">
            <text:p>94.31</text:p>
          </table:table-cell>
        </table:table-row>
        <table:table-row table:style-name="ro1">
          <table:table-cell office:value-type="float" office:value="559776" calcext:value-type="float">
            <text:p>559776</text:p>
          </table:table-cell>
          <table:table-cell table:formula="of:=[.A37]/1000/(60*60*24)" office:value-type="time" office:time-value="PT00H09M19.776S" calcext:value-type="time">
            <text:p>00:09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8" calcext:value-type="float">
            <text:p>614.48</text:p>
          </table:table-cell>
          <table:table-cell office:value-type="float" office:value="77.67" calcext:value-type="float">
            <text:p>77.67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575775" calcext:value-type="float">
            <text:p>575775</text:p>
          </table:table-cell>
          <table:table-cell table:formula="of:=[.A38]/1000/(60*60*24)" office:value-type="time" office:time-value="PT00H09M35.775S" calcext:value-type="time">
            <text:p>00:09:36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79.89" calcext:value-type="float">
            <text:p>79.89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591776" calcext:value-type="float">
            <text:p>591776</text:p>
          </table:table-cell>
          <table:table-cell table:formula="of:=[.A39]/1000/(60*60*24)" office:value-type="time" office:time-value="PT00H09M51.776S" calcext:value-type="time">
            <text:p>00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9" calcext:value-type="float">
            <text:p>614.39</text:p>
          </table:table-cell>
          <table:table-cell office:value-type="float" office:value="82.11" calcext:value-type="float">
            <text:p>82.11</text:p>
          </table:table-cell>
          <table:table-cell office:value-type="float" office:value="102.51" calcext:value-type="float">
            <text:p>102.51</text:p>
          </table:table-cell>
        </table:table-row>
        <table:table-row table:style-name="ro1">
          <table:table-cell office:value-type="float" office:value="607775" calcext:value-type="float">
            <text:p>607775</text:p>
          </table:table-cell>
          <table:table-cell table:formula="of:=[.A40]/1000/(60*60*24)" office:value-type="time" office:time-value="PT00H10M07.775S" calcext:value-type="time">
            <text:p>00:10:08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84.33" calcext:value-type="float">
            <text:p>84.33</text:p>
          </table:table-cell>
          <table:table-cell office:value-type="float" office:value="105.24" calcext:value-type="float">
            <text:p>105.24</text:p>
          </table:table-cell>
        </table:table-row>
        <table:table-row table:style-name="ro1">
          <table:table-cell office:value-type="float" office:value="623775" calcext:value-type="float">
            <text:p>623775</text:p>
          </table:table-cell>
          <table:table-cell table:formula="of:=[.A41]/1000/(60*60*24)" office:value-type="time" office:time-value="PT00H10M23.775S" calcext:value-type="time">
            <text:p>00:10:24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9" calcext:value-type="float">
            <text:p>614.49</text:p>
          </table:table-cell>
          <table:table-cell office:value-type="float" office:value="86.55" calcext:value-type="float">
            <text:p>86.55</text:p>
          </table:table-cell>
          <table:table-cell office:value-type="float" office:value="107.97" calcext:value-type="float">
            <text:p>107.97</text:p>
          </table:table-cell>
        </table:table-row>
        <table:table-row table:style-name="ro1">
          <table:table-cell office:value-type="float" office:value="639775" calcext:value-type="float">
            <text:p>639775</text:p>
          </table:table-cell>
          <table:table-cell table:formula="of:=[.A42]/1000/(60*60*24)" office:value-type="time" office:time-value="PT00H10M39.775S" calcext:value-type="time">
            <text:p>00:10:40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2" calcext:value-type="float">
            <text:p>614.12</text:p>
          </table:table-cell>
          <table:table-cell office:value-type="float" office:value="88.77" calcext:value-type="float">
            <text:p>88.77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655776" calcext:value-type="float">
            <text:p>655776</text:p>
          </table:table-cell>
          <table:table-cell table:formula="of:=[.A43]/1000/(60*60*24)" office:value-type="time" office:time-value="PT00H10M55.776S" calcext:value-type="time">
            <text:p>00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90.99" calcext:value-type="float">
            <text:p>90.99</text:p>
          </table:table-cell>
          <table:table-cell office:value-type="float" office:value="113.43" calcext:value-type="float">
            <text:p>113.43</text:p>
          </table:table-cell>
        </table:table-row>
        <table:table-row table:style-name="ro1">
          <table:table-cell office:value-type="float" office:value="671775" calcext:value-type="float">
            <text:p>671775</text:p>
          </table:table-cell>
          <table:table-cell table:formula="of:=[.A44]/1000/(60*60*24)" office:value-type="time" office:time-value="PT00H11M11.775S" calcext:value-type="time">
            <text:p>00:11:12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8" calcext:value-type="float">
            <text:p>612.38</text:p>
          </table:table-cell>
          <table:table-cell office:value-type="float" office:value="93.21" calcext:value-type="float">
            <text:p>93.21</text:p>
          </table:table-cell>
          <table:table-cell office:value-type="float" office:value="116.16" calcext:value-type="float">
            <text:p>116.16</text:p>
          </table:table-cell>
        </table:table-row>
        <table:table-row table:style-name="ro1">
          <table:table-cell office:value-type="float" office:value="687775" calcext:value-type="float">
            <text:p>687775</text:p>
          </table:table-cell>
          <table:table-cell table:formula="of:=[.A45]/1000/(60*60*24)" office:value-type="time" office:time-value="PT00H11M27.775S" calcext:value-type="time">
            <text:p>00:11:28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4" calcext:value-type="float">
            <text:p>614.24</text:p>
          </table:table-cell>
          <table:table-cell office:value-type="float" office:value="95.43" calcext:value-type="float">
            <text:p>95.43</text:p>
          </table:table-cell>
          <table:table-cell office:value-type="float" office:value="118.88" calcext:value-type="float">
            <text:p>118.88</text:p>
          </table:table-cell>
        </table:table-row>
        <table:table-row table:style-name="ro1">
          <table:table-cell office:value-type="float" office:value="703775" calcext:value-type="float">
            <text:p>703775</text:p>
          </table:table-cell>
          <table:table-cell table:formula="of:=[.A46]/1000/(60*60*24)" office:value-type="time" office:time-value="PT00H11M43.775S" calcext:value-type="time">
            <text:p>00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97.65" calcext:value-type="float">
            <text:p>97.65</text:p>
          </table:table-cell>
          <table:table-cell office:value-type="float" office:value="121.61" calcext:value-type="float">
            <text:p>121.61</text:p>
          </table:table-cell>
        </table:table-row>
        <table:table-row table:style-name="ro1">
          <table:table-cell office:value-type="float" office:value="719775" calcext:value-type="float">
            <text:p>719775</text:p>
          </table:table-cell>
          <table:table-cell table:formula="of:=[.A47]/1000/(60*60*24)" office:value-type="time" office:time-value="PT00H11M59.775S" calcext:value-type="time">
            <text:p>00:12:00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9" calcext:value-type="float">
            <text:p>612.39</text:p>
          </table:table-cell>
          <table:table-cell office:value-type="float" office:value="99.87" calcext:value-type="float">
            <text:p>99.87</text:p>
          </table:table-cell>
          <table:table-cell office:value-type="float" office:value="124.33" calcext:value-type="float">
            <text:p>124.33</text:p>
          </table:table-cell>
        </table:table-row>
        <table:table-row table:style-name="ro1">
          <table:table-cell office:value-type="float" office:value="735775" calcext:value-type="float">
            <text:p>735775</text:p>
          </table:table-cell>
          <table:table-cell table:formula="of:=[.A48]/1000/(60*60*24)" office:value-type="time" office:time-value="PT00H12M15.775S" calcext:value-type="time">
            <text:p>00:12:16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4" calcext:value-type="float">
            <text:p>612.14</text:p>
          </table:table-cell>
          <table:table-cell office:value-type="float" office:value="102.09" calcext:value-type="float">
            <text:p>102.09</text:p>
          </table:table-cell>
          <table:table-cell office:value-type="float" office:value="127.05" calcext:value-type="float">
            <text:p>127.05</text:p>
          </table:table-cell>
        </table:table-row>
        <table:table-row table:style-name="ro1">
          <table:table-cell office:value-type="float" office:value="751775" calcext:value-type="float">
            <text:p>751775</text:p>
          </table:table-cell>
          <table:table-cell table:formula="of:=[.A49]/1000/(60*60*24)" office:value-type="time" office:time-value="PT00H12M31.775S" calcext:value-type="time">
            <text:p>00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10.48" calcext:value-type="float">
            <text:p>610.48</text:p>
          </table:table-cell>
          <table:table-cell office:value-type="float" office:value="104.31" calcext:value-type="float">
            <text:p>104.31</text:p>
          </table:table-cell>
          <table:table-cell office:value-type="float" office:value="129.77" calcext:value-type="float">
            <text:p>129.77</text:p>
          </table:table-cell>
        </table:table-row>
        <table:table-row table:style-name="ro1">
          <table:table-cell office:value-type="float" office:value="767775" calcext:value-type="float">
            <text:p>767775</text:p>
          </table:table-cell>
          <table:table-cell table:formula="of:=[.A50]/1000/(60*60*24)" office:value-type="time" office:time-value="PT00H12M47.775S" calcext:value-type="time">
            <text:p>00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9.89" calcext:value-type="float">
            <text:p>609.89</text:p>
          </table:table-cell>
          <table:table-cell office:value-type="float" office:value="106.53" calcext:value-type="float">
            <text:p>106.53</text:p>
          </table:table-cell>
          <table:table-cell office:value-type="float" office:value="132.48" calcext:value-type="float">
            <text:p>132.48</text:p>
          </table:table-cell>
        </table:table-row>
        <table:table-row table:style-name="ro1">
          <table:table-cell office:value-type="float" office:value="783775" calcext:value-type="float">
            <text:p>783775</text:p>
          </table:table-cell>
          <table:table-cell table:formula="of:=[.A51]/1000/(60*60*24)" office:value-type="time" office:time-value="PT00H13M03.775S" calcext:value-type="time">
            <text:p>00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4" calcext:value-type="float">
            <text:p>610.24</text:p>
          </table:table-cell>
          <table:table-cell office:value-type="float" office:value="108.75" calcext:value-type="float">
            <text:p>108.75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float" office:value="799775" calcext:value-type="float">
            <text:p>799775</text:p>
          </table:table-cell>
          <table:table-cell table:formula="of:=[.A52]/1000/(60*60*24)" office:value-type="time" office:time-value="PT00H13M19.775S" calcext:value-type="time">
            <text:p>00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4" calcext:value-type="float">
            <text:p>612.64</text:p>
          </table:table-cell>
          <table:table-cell office:value-type="float" office:value="110.97" calcext:value-type="float">
            <text:p>110.97</text:p>
          </table:table-cell>
          <table:table-cell office:value-type="float" office:value="137.91" calcext:value-type="float">
            <text:p>137.91</text:p>
          </table:table-cell>
        </table:table-row>
        <table:table-row table:style-name="ro1">
          <table:table-cell office:value-type="float" office:value="815776" calcext:value-type="float">
            <text:p>815776</text:p>
          </table:table-cell>
          <table:table-cell table:formula="of:=[.A53]/1000/(60*60*24)" office:value-type="time" office:time-value="PT00H13M35.776S" calcext:value-type="time">
            <text:p>00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4" calcext:value-type="float">
            <text:p>610.24</text:p>
          </table:table-cell>
          <table:table-cell office:value-type="float" office:value="113.19" calcext:value-type="float">
            <text:p>113.19</text:p>
          </table:table-cell>
          <table:table-cell office:value-type="float" office:value="140.63" calcext:value-type="float">
            <text:p>140.63</text:p>
          </table:table-cell>
        </table:table-row>
        <table:table-row table:style-name="ro1">
          <table:table-cell office:value-type="float" office:value="831775" calcext:value-type="float">
            <text:p>831775</text:p>
          </table:table-cell>
          <table:table-cell table:formula="of:=[.A54]/1000/(60*60*24)" office:value-type="time" office:time-value="PT00H13M51.775S" calcext:value-type="time">
            <text:p>00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0.63" calcext:value-type="float">
            <text:p>610.63</text:p>
          </table:table-cell>
          <table:table-cell office:value-type="float" office:value="115.41" calcext:value-type="float">
            <text:p>115.41</text:p>
          </table:table-cell>
          <table:table-cell office:value-type="float" office:value="143.34" calcext:value-type="float">
            <text:p>143.34</text:p>
          </table:table-cell>
        </table:table-row>
        <table:table-row table:style-name="ro1">
          <table:table-cell office:value-type="float" office:value="847775" calcext:value-type="float">
            <text:p>847775</text:p>
          </table:table-cell>
          <table:table-cell table:formula="of:=[.A55]/1000/(60*60*24)" office:value-type="time" office:time-value="PT00H14M07.775S" calcext:value-type="time">
            <text:p>00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117.63" calcext:value-type="float">
            <text:p>117.63</text:p>
          </table:table-cell>
          <table:table-cell office:value-type="float" office:value="146.05" calcext:value-type="float">
            <text:p>146.05</text:p>
          </table:table-cell>
        </table:table-row>
        <table:table-row table:style-name="ro1">
          <table:table-cell office:value-type="float" office:value="863775" calcext:value-type="float">
            <text:p>863775</text:p>
          </table:table-cell>
          <table:table-cell table:formula="of:=[.A56]/1000/(60*60*24)" office:value-type="time" office:time-value="PT00H14M23.775S" calcext:value-type="time">
            <text:p>00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3" calcext:value-type="float">
            <text:p>610.23</text:p>
          </table:table-cell>
          <table:table-cell office:value-type="float" office:value="119.85" calcext:value-type="float">
            <text:p>119.85</text:p>
          </table:table-cell>
          <table:table-cell office:value-type="float" office:value="148.76" calcext:value-type="float">
            <text:p>148.76</text:p>
          </table:table-cell>
        </table:table-row>
        <table:table-row table:style-name="ro1">
          <table:table-cell office:value-type="float" office:value="879776" calcext:value-type="float">
            <text:p>879776</text:p>
          </table:table-cell>
          <table:table-cell table:formula="of:=[.A57]/1000/(60*60*24)" office:value-type="time" office:time-value="PT00H14M39.776S" calcext:value-type="time">
            <text:p>00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4" calcext:value-type="float">
            <text:p>608.24</text:p>
          </table:table-cell>
          <table:table-cell office:value-type="float" office:value="122.07" calcext:value-type="float">
            <text:p>122.07</text:p>
          </table:table-cell>
          <table:table-cell office:value-type="float" office:value="151.47" calcext:value-type="float">
            <text:p>151.47</text:p>
          </table:table-cell>
        </table:table-row>
        <table:table-row table:style-name="ro1">
          <table:table-cell office:value-type="float" office:value="895775" calcext:value-type="float">
            <text:p>895775</text:p>
          </table:table-cell>
          <table:table-cell table:formula="of:=[.A58]/1000/(60*60*24)" office:value-type="time" office:time-value="PT00H14M55.775S" calcext:value-type="time">
            <text:p>00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5" calcext:value-type="float">
            <text:p>608.15</text:p>
          </table:table-cell>
          <table:table-cell office:value-type="float" office:value="124.29" calcext:value-type="float">
            <text:p>124.29</text:p>
          </table:table-cell>
          <table:table-cell office:value-type="float" office:value="154.18" calcext:value-type="float">
            <text:p>154.18</text:p>
          </table:table-cell>
        </table:table-row>
        <table:table-row table:style-name="ro1">
          <table:table-cell office:value-type="float" office:value="911775" calcext:value-type="float">
            <text:p>911775</text:p>
          </table:table-cell>
          <table:table-cell table:formula="of:=[.A59]/1000/(60*60*24)" office:value-type="time" office:time-value="PT00H15M11.775S" calcext:value-type="time">
            <text:p>00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499.8" calcext:value-type="float">
            <text:p>499.8</text:p>
          </table:table-cell>
          <table:table-cell office:value-type="float" office:value="608.72" calcext:value-type="float">
            <text:p>608.72</text:p>
          </table:table-cell>
          <table:table-cell office:value-type="float" office:value="126.51" calcext:value-type="float">
            <text:p>126.51</text:p>
          </table:table-cell>
          <table:table-cell office:value-type="float" office:value="156.88" calcext:value-type="float">
            <text:p>156.88</text:p>
          </table:table-cell>
        </table:table-row>
        <table:table-row table:style-name="ro1">
          <table:table-cell office:value-type="float" office:value="927776" calcext:value-type="float">
            <text:p>927776</text:p>
          </table:table-cell>
          <table:table-cell table:formula="of:=[.A60]/1000/(60*60*24)" office:value-type="time" office:time-value="PT00H15M27.776S" calcext:value-type="time">
            <text:p>00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4" calcext:value-type="float">
            <text:p>608.14</text:p>
          </table:table-cell>
          <table:table-cell office:value-type="float" office:value="128.73" calcext:value-type="float">
            <text:p>128.73</text:p>
          </table:table-cell>
          <table:table-cell office:value-type="float" office:value="159.59" calcext:value-type="float">
            <text:p>159.59</text:p>
          </table:table-cell>
        </table:table-row>
        <table:table-row table:style-name="ro1">
          <table:table-cell office:value-type="float" office:value="943775" calcext:value-type="float">
            <text:p>943775</text:p>
          </table:table-cell>
          <table:table-cell table:formula="of:=[.A61]/1000/(60*60*24)" office:value-type="time" office:time-value="PT00H15M43.775S" calcext:value-type="time">
            <text:p>00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7" calcext:value-type="float">
            <text:p>608.37</text:p>
          </table:table-cell>
          <table:table-cell office:value-type="float" office:value="130.95" calcext:value-type="float">
            <text:p>130.95</text:p>
          </table:table-cell>
          <table:table-cell office:value-type="float" office:value="162.29" calcext:value-type="float">
            <text:p>162.29</text:p>
          </table:table-cell>
        </table:table-row>
        <table:table-row table:style-name="ro1">
          <table:table-cell office:value-type="float" office:value="959775" calcext:value-type="float">
            <text:p>959775</text:p>
          </table:table-cell>
          <table:table-cell table:formula="of:=[.A62]/1000/(60*60*24)" office:value-type="time" office:time-value="PT00H15M59.775S" calcext:value-type="time">
            <text:p>00:16:00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8" calcext:value-type="float">
            <text:p>606.38</text:p>
          </table:table-cell>
          <table:table-cell office:value-type="float" office:value="133.17" calcext:value-type="float">
            <text:p>133.17</text:p>
          </table:table-cell>
          <table:table-cell office:value-type="float" office:value="164.99" calcext:value-type="float">
            <text:p>164.99</text:p>
          </table:table-cell>
        </table:table-row>
        <table:table-row table:style-name="ro1">
          <table:table-cell office:value-type="float" office:value="975776" calcext:value-type="float">
            <text:p>975776</text:p>
          </table:table-cell>
          <table:table-cell table:formula="of:=[.A63]/1000/(60*60*24)" office:value-type="time" office:time-value="PT00H16M15.776S" calcext:value-type="time">
            <text:p>00:16:16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35.39" calcext:value-type="float">
            <text:p>135.39</text:p>
          </table:table-cell>
          <table:table-cell office:value-type="float" office:value="167.69" calcext:value-type="float">
            <text:p>167.69</text:p>
          </table:table-cell>
        </table:table-row>
        <table:table-row table:style-name="ro1">
          <table:table-cell office:value-type="float" office:value="991775" calcext:value-type="float">
            <text:p>991775</text:p>
          </table:table-cell>
          <table:table-cell table:formula="of:=[.A64]/1000/(60*60*24)" office:value-type="time" office:time-value="PT00H16M31.775S" calcext:value-type="time">
            <text:p>00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137.61" calcext:value-type="float">
            <text:p>137.61</text:p>
          </table:table-cell>
          <table:table-cell office:value-type="float" office:value="170.39" calcext:value-type="float">
            <text:p>170.39</text:p>
          </table:table-cell>
        </table:table-row>
        <table:table-row table:style-name="ro1">
          <table:table-cell office:value-type="float" office:value="1006777" calcext:value-type="float">
            <text:p>1006777</text:p>
          </table:table-cell>
          <table:table-cell table:formula="of:=[.A65]/1000/(60*60*24)" office:value-type="time" office:time-value="PT00H16M46.777S" calcext:value-type="time">
            <text:p>00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5" calcext:value-type="float">
            <text:p>606.25</text:p>
          </table:table-cell>
          <table:table-cell office:value-type="float" office:value="139.69" calcext:value-type="float">
            <text:p>139.69</text:p>
          </table:table-cell>
          <table:table-cell office:value-type="float" office:value="172.92" calcext:value-type="float">
            <text:p>172.92</text:p>
          </table:table-cell>
        </table:table-row>
        <table:table-row table:style-name="ro1">
          <table:table-cell office:value-type="float" office:value="1022776" calcext:value-type="float">
            <text:p>1022776</text:p>
          </table:table-cell>
          <table:table-cell table:formula="of:=[.A66]/1000/(60*60*24)" office:value-type="time" office:time-value="PT00H17M02.776S" calcext:value-type="time">
            <text:p>00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4" calcext:value-type="float">
            <text:p>606.4</text:p>
          </table:table-cell>
          <table:table-cell office:value-type="float" office:value="141.91" calcext:value-type="float">
            <text:p>141.91</text:p>
          </table:table-cell>
          <table:table-cell office:value-type="float" office:value="175.62" calcext:value-type="float">
            <text:p>175.62</text:p>
          </table:table-cell>
        </table:table-row>
        <table:table-row table:style-name="ro1">
          <table:table-cell office:value-type="float" office:value="1038777" calcext:value-type="float">
            <text:p>1038777</text:p>
          </table:table-cell>
          <table:table-cell table:formula="of:=[.A67]/1000/(60*60*24)" office:value-type="time" office:time-value="PT00H17M18.777S" calcext:value-type="time">
            <text:p>00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9" calcext:value-type="float">
            <text:p>606.39</text:p>
          </table:table-cell>
          <table:table-cell office:value-type="float" office:value="144.13" calcext:value-type="float">
            <text:p>144.13</text:p>
          </table:table-cell>
          <table:table-cell office:value-type="float" office:value="178.31" calcext:value-type="float">
            <text:p>178.31</text:p>
          </table:table-cell>
        </table:table-row>
        <table:table-row table:style-name="ro1">
          <table:table-cell office:value-type="float" office:value="1054776" calcext:value-type="float">
            <text:p>1054776</text:p>
          </table:table-cell>
          <table:table-cell table:formula="of:=[.A68]/1000/(60*60*24)" office:value-type="time" office:time-value="PT00H17M34.776S" calcext:value-type="time">
            <text:p>00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3" calcext:value-type="float">
            <text:p>606.63</text:p>
          </table:table-cell>
          <table:table-cell office:value-type="float" office:value="146.35" calcext:value-type="float">
            <text:p>146.35</text:p>
          </table:table-cell>
          <table:table-cell office:value-type="float" office:value="181.01" calcext:value-type="float">
            <text:p>181.01</text:p>
          </table:table-cell>
        </table:table-row>
        <table:table-row table:style-name="ro1">
          <table:table-cell office:value-type="float" office:value="1070777" calcext:value-type="float">
            <text:p>1070777</text:p>
          </table:table-cell>
          <table:table-cell table:formula="of:=[.A69]/1000/(60*60*24)" office:value-type="time" office:time-value="PT00H17M50.777S" calcext:value-type="time">
            <text:p>00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8" calcext:value-type="float">
            <text:p>606.48</text:p>
          </table:table-cell>
          <table:table-cell office:value-type="float" office:value="148.57" calcext:value-type="float">
            <text:p>148.57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office:value-type="float" office:value="1086776" calcext:value-type="float">
            <text:p>1086776</text:p>
          </table:table-cell>
          <table:table-cell table:formula="of:=[.A70]/1000/(60*60*24)" office:value-type="time" office:time-value="PT00H18M06.776S" calcext:value-type="time">
            <text:p>00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6" calcext:value-type="float">
            <text:p>606.26</text:p>
          </table:table-cell>
          <table:table-cell office:value-type="float" office:value="150.79" calcext:value-type="float">
            <text:p>150.79</text:p>
          </table:table-cell>
          <table:table-cell office:value-type="float" office:value="186.39" calcext:value-type="float">
            <text:p>186.39</text:p>
          </table:table-cell>
        </table:table-row>
        <table:table-row table:style-name="ro1">
          <table:table-cell office:value-type="float" office:value="1102776" calcext:value-type="float">
            <text:p>1102776</text:p>
          </table:table-cell>
          <table:table-cell table:formula="of:=[.A71]/1000/(60*60*24)" office:value-type="time" office:time-value="PT00H18M22.776S" calcext:value-type="time">
            <text:p>00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53.01" calcext:value-type="float">
            <text:p>153.01</text:p>
          </table:table-cell>
          <table:table-cell office:value-type="float" office:value="189.08" calcext:value-type="float">
            <text:p>189.08</text:p>
          </table:table-cell>
        </table:table-row>
        <table:table-row table:style-name="ro1">
          <table:table-cell office:value-type="float" office:value="1118776" calcext:value-type="float">
            <text:p>1118776</text:p>
          </table:table-cell>
          <table:table-cell table:formula="of:=[.A72]/1000/(60*60*24)" office:value-type="time" office:time-value="PT00H18M38.776S" calcext:value-type="time">
            <text:p>00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55.23" calcext:value-type="float">
            <text:p>155.23</text:p>
          </table:table-cell>
          <table:table-cell office:value-type="float" office:value="191.77" calcext:value-type="float">
            <text:p>191.77</text:p>
          </table:table-cell>
        </table:table-row>
        <table:table-row table:style-name="ro1">
          <table:table-cell office:value-type="float" office:value="1134776" calcext:value-type="float">
            <text:p>1134776</text:p>
          </table:table-cell>
          <table:table-cell table:formula="of:=[.A73]/1000/(60*60*24)" office:value-type="time" office:time-value="PT00H18M54.776S" calcext:value-type="time">
            <text:p>00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6" calcext:value-type="float">
            <text:p>606</text:p>
          </table:table-cell>
          <table:table-cell office:value-type="float" office:value="157.45" calcext:value-type="float">
            <text:p>157.45</text:p>
          </table:table-cell>
          <table:table-cell office:value-type="float" office:value="194.46" calcext:value-type="float">
            <text:p>194.46</text:p>
          </table:table-cell>
        </table:table-row>
        <table:table-row table:style-name="ro1">
          <table:table-cell office:value-type="float" office:value="1150777" calcext:value-type="float">
            <text:p>1150777</text:p>
          </table:table-cell>
          <table:table-cell table:formula="of:=[.A74]/1000/(60*60*24)" office:value-type="time" office:time-value="PT00H19M10.777S" calcext:value-type="time">
            <text:p>00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59.67" calcext:value-type="float">
            <text:p>159.67</text:p>
          </table:table-cell>
          <table:table-cell office:value-type="float" office:value="197.15" calcext:value-type="float">
            <text:p>197.15</text:p>
          </table:table-cell>
        </table:table-row>
        <table:table-row table:style-name="ro1">
          <table:table-cell office:value-type="float" office:value="1166776" calcext:value-type="float">
            <text:p>1166776</text:p>
          </table:table-cell>
          <table:table-cell table:formula="of:=[.A75]/1000/(60*60*24)" office:value-type="time" office:time-value="PT00H19M26.776S" calcext:value-type="time">
            <text:p>00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3" calcext:value-type="float">
            <text:p>604.23</text:p>
          </table:table-cell>
          <table:table-cell office:value-type="float" office:value="161.89" calcext:value-type="float">
            <text:p>161.89</text:p>
          </table:table-cell>
          <table:table-cell office:value-type="float" office:value="199.84" calcext:value-type="float">
            <text:p>199.84</text:p>
          </table:table-cell>
        </table:table-row>
        <table:table-row table:style-name="ro1">
          <table:table-cell office:value-type="float" office:value="1182776" calcext:value-type="float">
            <text:p>1182776</text:p>
          </table:table-cell>
          <table:table-cell table:formula="of:=[.A76]/1000/(60*60*24)" office:value-type="time" office:time-value="PT00H19M42.776S" calcext:value-type="time">
            <text:p>00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" calcext:value-type="float">
            <text:p>604.5</text:p>
          </table:table-cell>
          <table:table-cell office:value-type="float" office:value="164.11" calcext:value-type="float">
            <text:p>164.11</text:p>
          </table:table-cell>
          <table:table-cell office:value-type="float" office:value="202.52" calcext:value-type="float">
            <text:p>202.52</text:p>
          </table:table-cell>
        </table:table-row>
        <table:table-row table:style-name="ro1">
          <table:table-cell office:value-type="float" office:value="1198776" calcext:value-type="float">
            <text:p>1198776</text:p>
          </table:table-cell>
          <table:table-cell table:formula="of:=[.A77]/1000/(60*60*24)" office:value-type="time" office:time-value="PT00H19M58.776S" calcext:value-type="time">
            <text:p>00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66.33" calcext:value-type="float">
            <text:p>166.33</text:p>
          </table:table-cell>
          <table:table-cell office:value-type="float" office:value="205.21" calcext:value-type="float">
            <text:p>205.21</text:p>
          </table:table-cell>
        </table:table-row>
        <table:table-row table:style-name="ro1">
          <table:table-cell office:value-type="float" office:value="1214776" calcext:value-type="float">
            <text:p>1214776</text:p>
          </table:table-cell>
          <table:table-cell table:formula="of:=[.A78]/1000/(60*60*24)" office:value-type="time" office:time-value="PT00H20M14.776S" calcext:value-type="time">
            <text:p>00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8" calcext:value-type="float">
            <text:p>604.38</text:p>
          </table:table-cell>
          <table:table-cell office:value-type="float" office:value="168.55" calcext:value-type="float">
            <text:p>168.55</text:p>
          </table:table-cell>
          <table:table-cell office:value-type="float" office:value="207.9" calcext:value-type="float">
            <text:p>207.9</text:p>
          </table:table-cell>
        </table:table-row>
        <table:table-row table:style-name="ro1">
          <table:table-cell office:value-type="float" office:value="1230777" calcext:value-type="float">
            <text:p>1230777</text:p>
          </table:table-cell>
          <table:table-cell table:formula="of:=[.A79]/1000/(60*60*24)" office:value-type="time" office:time-value="PT00H20M30.777S" calcext:value-type="time">
            <text:p>00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5" calcext:value-type="float">
            <text:p>604.15</text:p>
          </table:table-cell>
          <table:table-cell office:value-type="float" office:value="170.77" calcext:value-type="float">
            <text:p>170.77</text:p>
          </table:table-cell>
          <table:table-cell office:value-type="float" office:value="210.58" calcext:value-type="float">
            <text:p>210.58</text:p>
          </table:table-cell>
        </table:table-row>
        <table:table-row table:style-name="ro1">
          <table:table-cell office:value-type="float" office:value="1246777" calcext:value-type="float">
            <text:p>1246777</text:p>
          </table:table-cell>
          <table:table-cell table:formula="of:=[.A80]/1000/(60*60*24)" office:value-type="time" office:time-value="PT00H20M46.777S" calcext:value-type="time">
            <text:p>00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41" calcext:value-type="float">
            <text:p>602.41</text:p>
          </table:table-cell>
          <table:table-cell office:value-type="float" office:value="172.99" calcext:value-type="float">
            <text:p>172.99</text:p>
          </table:table-cell>
          <table:table-cell office:value-type="float" office:value="213.26" calcext:value-type="float">
            <text:p>213.26</text:p>
          </table:table-cell>
        </table:table-row>
        <table:table-row table:style-name="ro1">
          <table:table-cell office:value-type="float" office:value="1262776" calcext:value-type="float">
            <text:p>1262776</text:p>
          </table:table-cell>
          <table:table-cell table:formula="of:=[.A81]/1000/(60*60*24)" office:value-type="time" office:time-value="PT00H21M02.776S" calcext:value-type="time">
            <text:p>00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75.21" calcext:value-type="float">
            <text:p>175.21</text:p>
          </table:table-cell>
          <table:table-cell office:value-type="float" office:value="215.95" calcext:value-type="float">
            <text:p>215.95</text:p>
          </table:table-cell>
        </table:table-row>
        <table:table-row table:style-name="ro1">
          <table:table-cell office:value-type="float" office:value="1278776" calcext:value-type="float">
            <text:p>1278776</text:p>
          </table:table-cell>
          <table:table-cell table:formula="of:=[.A82]/1000/(60*60*24)" office:value-type="time" office:time-value="PT00H21M18.776S" calcext:value-type="time">
            <text:p>00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2.01" calcext:value-type="float">
            <text:p>602.01</text:p>
          </table:table-cell>
          <table:table-cell office:value-type="float" office:value="177.43" calcext:value-type="float">
            <text:p>177.43</text:p>
          </table:table-cell>
          <table:table-cell office:value-type="float" office:value="218.63" calcext:value-type="float">
            <text:p>218.63</text:p>
          </table:table-cell>
        </table:table-row>
        <table:table-row table:style-name="ro1">
          <table:table-cell office:value-type="float" office:value="1294776" calcext:value-type="float">
            <text:p>1294776</text:p>
          </table:table-cell>
          <table:table-cell table:formula="of:=[.A83]/1000/(60*60*24)" office:value-type="time" office:time-value="PT00H21M34.776S" calcext:value-type="time">
            <text:p>00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3" calcext:value-type="float">
            <text:p>602.23</text:p>
          </table:table-cell>
          <table:table-cell office:value-type="float" office:value="179.65" calcext:value-type="float">
            <text:p>179.65</text:p>
          </table:table-cell>
          <table:table-cell office:value-type="float" office:value="221.31" calcext:value-type="float">
            <text:p>221.31</text:p>
          </table:table-cell>
        </table:table-row>
        <table:table-row table:style-name="ro1">
          <table:table-cell office:value-type="float" office:value="1310776" calcext:value-type="float">
            <text:p>1310776</text:p>
          </table:table-cell>
          <table:table-cell table:formula="of:=[.A84]/1000/(60*60*24)" office:value-type="time" office:time-value="PT00H21M50.776S" calcext:value-type="time">
            <text:p>00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81.87" calcext:value-type="float">
            <text:p>181.87</text:p>
          </table:table-cell>
          <table:table-cell office:value-type="float" office:value="223.99" calcext:value-type="float">
            <text:p>223.99</text:p>
          </table:table-cell>
        </table:table-row>
        <table:table-row table:style-name="ro1">
          <table:table-cell office:value-type="float" office:value="1326776" calcext:value-type="float">
            <text:p>1326776</text:p>
          </table:table-cell>
          <table:table-cell table:formula="of:=[.A85]/1000/(60*60*24)" office:value-type="time" office:time-value="PT00H22M06.776S" calcext:value-type="time">
            <text:p>00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6" calcext:value-type="float">
            <text:p>602.26</text:p>
          </table:table-cell>
          <table:table-cell office:value-type="float" office:value="184.09" calcext:value-type="float">
            <text:p>184.09</text:p>
          </table:table-cell>
          <table:table-cell office:value-type="float" office:value="226.67" calcext:value-type="float">
            <text:p>226.67</text:p>
          </table:table-cell>
        </table:table-row>
        <table:table-row table:style-name="ro1">
          <table:table-cell office:value-type="float" office:value="1342776" calcext:value-type="float">
            <text:p>1342776</text:p>
          </table:table-cell>
          <table:table-cell table:formula="of:=[.A86]/1000/(60*60*24)" office:value-type="time" office:time-value="PT00H22M22.776S" calcext:value-type="time">
            <text:p>00:2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186.31" calcext:value-type="float">
            <text:p>186.31</text:p>
          </table:table-cell>
          <table:table-cell office:value-type="float" office:value="229.34" calcext:value-type="float">
            <text:p>229.34</text:p>
          </table:table-cell>
        </table:table-row>
        <table:table-row table:style-name="ro1">
          <table:table-cell office:value-type="float" office:value="1358777" calcext:value-type="float">
            <text:p>1358777</text:p>
          </table:table-cell>
          <table:table-cell table:formula="of:=[.A87]/1000/(60*60*24)" office:value-type="time" office:time-value="PT00H22M38.777S" calcext:value-type="time">
            <text:p>00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188.52" calcext:value-type="float">
            <text:p>188.52</text:p>
          </table:table-cell>
          <table:table-cell office:value-type="float" office:value="232.02" calcext:value-type="float">
            <text:p>232.02</text:p>
          </table:table-cell>
        </table:table-row>
        <table:table-row table:style-name="ro1">
          <table:table-cell office:value-type="float" office:value="1374776" calcext:value-type="float">
            <text:p>1374776</text:p>
          </table:table-cell>
          <table:table-cell table:formula="of:=[.A88]/1000/(60*60*24)" office:value-type="time" office:time-value="PT00H22M54.776S" calcext:value-type="time">
            <text:p>00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3" calcext:value-type="float">
            <text:p>604.73</text:p>
          </table:table-cell>
          <table:table-cell office:value-type="float" office:value="190.74" calcext:value-type="float">
            <text:p>190.74</text:p>
          </table:table-cell>
          <table:table-cell office:value-type="float" office:value="234.7" calcext:value-type="float">
            <text:p>234.7</text:p>
          </table:table-cell>
        </table:table-row>
        <table:table-row table:style-name="ro1">
          <table:table-cell office:value-type="float" office:value="1390776" calcext:value-type="float">
            <text:p>1390776</text:p>
          </table:table-cell>
          <table:table-cell table:formula="of:=[.A89]/1000/(60*60*24)" office:value-type="time" office:time-value="PT00H23M10.776S" calcext:value-type="time">
            <text:p>00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192.96" calcext:value-type="float">
            <text:p>192.96</text:p>
          </table:table-cell>
          <table:table-cell office:value-type="float" office:value="237.37" calcext:value-type="float">
            <text:p>237.37</text:p>
          </table:table-cell>
        </table:table-row>
        <table:table-row table:style-name="ro1">
          <table:table-cell office:value-type="float" office:value="1406776" calcext:value-type="float">
            <text:p>1406776</text:p>
          </table:table-cell>
          <table:table-cell table:formula="of:=[.A90]/1000/(60*60*24)" office:value-type="time" office:time-value="PT00H23M26.776S" calcext:value-type="time">
            <text:p>00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195.18" calcext:value-type="float">
            <text:p>195.18</text:p>
          </table:table-cell>
          <table:table-cell office:value-type="float" office:value="240.05" calcext:value-type="float">
            <text:p>240.05</text:p>
          </table:table-cell>
        </table:table-row>
        <table:table-row table:style-name="ro1">
          <table:table-cell office:value-type="float" office:value="1422776" calcext:value-type="float">
            <text:p>1422776</text:p>
          </table:table-cell>
          <table:table-cell table:formula="of:=[.A91]/1000/(60*60*24)" office:value-type="time" office:time-value="PT00H23M42.776S" calcext:value-type="time">
            <text:p>00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197.4" calcext:value-type="float">
            <text:p>197.4</text:p>
          </table:table-cell>
          <table:table-cell office:value-type="float" office:value="242.72" calcext:value-type="float">
            <text:p>242.72</text:p>
          </table:table-cell>
        </table:table-row>
        <table:table-row table:style-name="ro1">
          <table:table-cell office:value-type="float" office:value="1438777" calcext:value-type="float">
            <text:p>1438777</text:p>
          </table:table-cell>
          <table:table-cell table:formula="of:=[.A92]/1000/(60*60*24)" office:value-type="time" office:time-value="PT00H23M58.777S" calcext:value-type="time">
            <text:p>00:2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.01" calcext:value-type="float">
            <text:p>600.01</text:p>
          </table:table-cell>
          <table:table-cell office:value-type="float" office:value="199.62" calcext:value-type="float">
            <text:p>199.62</text:p>
          </table:table-cell>
          <table:table-cell office:value-type="float" office:value="245.4" calcext:value-type="float">
            <text:p>245.4</text:p>
          </table:table-cell>
        </table:table-row>
        <table:table-row table:style-name="ro1">
          <table:table-cell office:value-type="float" office:value="1454777" calcext:value-type="float">
            <text:p>1454777</text:p>
          </table:table-cell>
          <table:table-cell table:formula="of:=[.A93]/1000/(60*60*24)" office:value-type="time" office:time-value="PT00H24M14.777S" calcext:value-type="time">
            <text:p>00:2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201.84" calcext:value-type="float">
            <text:p>201.84</text:p>
          </table:table-cell>
          <table:table-cell office:value-type="float" office:value="248.07" calcext:value-type="float">
            <text:p>248.07</text:p>
          </table:table-cell>
        </table:table-row>
        <table:table-row table:style-name="ro1">
          <table:table-cell office:value-type="float" office:value="1470776" calcext:value-type="float">
            <text:p>1470776</text:p>
          </table:table-cell>
          <table:table-cell table:formula="of:=[.A94]/1000/(60*60*24)" office:value-type="time" office:time-value="PT00H24M30.776S" calcext:value-type="time">
            <text:p>00:24:3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204.06" calcext:value-type="float">
            <text:p>204.06</text:p>
          </table:table-cell>
          <table:table-cell office:value-type="float" office:value="250.74" calcext:value-type="float">
            <text:p>250.74</text:p>
          </table:table-cell>
        </table:table-row>
        <table:table-row table:style-name="ro1">
          <table:table-cell office:value-type="float" office:value="1486776" calcext:value-type="float">
            <text:p>1486776</text:p>
          </table:table-cell>
          <table:table-cell table:formula="of:=[.A95]/1000/(60*60*24)" office:value-type="time" office:time-value="PT00H24M46.776S" calcext:value-type="time">
            <text:p>00:24:4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206.28" calcext:value-type="float">
            <text:p>206.28</text:p>
          </table:table-cell>
          <table:table-cell office:value-type="float" office:value="253.41" calcext:value-type="float">
            <text:p>253.41</text:p>
          </table:table-cell>
        </table:table-row>
        <table:table-row table:style-name="ro1">
          <table:table-cell office:value-type="float" office:value="1502776" calcext:value-type="float">
            <text:p>1502776</text:p>
          </table:table-cell>
          <table:table-cell table:formula="of:=[.A96]/1000/(60*60*24)" office:value-type="time" office:time-value="PT00H25M02.776S" calcext:value-type="time">
            <text:p>00:25:03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2.01" calcext:value-type="float">
            <text:p>602.01</text:p>
          </table:table-cell>
          <table:table-cell office:value-type="float" office:value="208.5" calcext:value-type="float">
            <text:p>208.5</text:p>
          </table:table-cell>
          <table:table-cell office:value-type="float" office:value="256.08" calcext:value-type="float">
            <text:p>256.08</text:p>
          </table:table-cell>
        </table:table-row>
        <table:table-row table:style-name="ro1">
          <table:table-cell office:value-type="float" office:value="1518776" calcext:value-type="float">
            <text:p>1518776</text:p>
          </table:table-cell>
          <table:table-cell table:formula="of:=[.A97]/1000/(60*60*24)" office:value-type="time" office:time-value="PT00H25M18.776S" calcext:value-type="time">
            <text:p>00:25:1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210.73" calcext:value-type="float">
            <text:p>210.73</text:p>
          </table:table-cell>
          <table:table-cell office:value-type="float" office:value="258.75" calcext:value-type="float">
            <text:p>258.75</text:p>
          </table:table-cell>
        </table:table-row>
        <table:table-row table:style-name="ro1">
          <table:table-cell office:value-type="float" office:value="1534776" calcext:value-type="float">
            <text:p>1534776</text:p>
          </table:table-cell>
          <table:table-cell table:formula="of:=[.A98]/1000/(60*60*24)" office:value-type="time" office:time-value="PT00H25M34.776S" calcext:value-type="time">
            <text:p>00:25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212.95" calcext:value-type="float">
            <text:p>212.95</text:p>
          </table:table-cell>
          <table:table-cell office:value-type="float" office:value="261.42" calcext:value-type="float">
            <text:p>261.42</text:p>
          </table:table-cell>
        </table:table-row>
        <table:table-row table:style-name="ro1">
          <table:table-cell office:value-type="float" office:value="1550776" calcext:value-type="float">
            <text:p>1550776</text:p>
          </table:table-cell>
          <table:table-cell table:formula="of:=[.A99]/1000/(60*60*24)" office:value-type="time" office:time-value="PT00H25M50.776S" calcext:value-type="time">
            <text:p>00:25:5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215.17" calcext:value-type="float">
            <text:p>215.17</text:p>
          </table:table-cell>
          <table:table-cell office:value-type="float" office:value="264.09" calcext:value-type="float">
            <text:p>264.09</text:p>
          </table:table-cell>
        </table:table-row>
        <table:table-row table:style-name="ro1">
          <table:table-cell office:value-type="float" office:value="1566776" calcext:value-type="float">
            <text:p>1566776</text:p>
          </table:table-cell>
          <table:table-cell table:formula="of:=[.A100]/1000/(60*60*24)" office:value-type="time" office:time-value="PT00H26M06.776S" calcext:value-type="time">
            <text:p>00:26:0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8" calcext:value-type="float">
            <text:p>600.48</text:p>
          </table:table-cell>
          <table:table-cell office:value-type="float" office:value="217.39" calcext:value-type="float">
            <text:p>217.39</text:p>
          </table:table-cell>
          <table:table-cell office:value-type="float" office:value="266.75" calcext:value-type="float">
            <text:p>266.75</text:p>
          </table:table-cell>
        </table:table-row>
        <table:table-row table:style-name="ro1">
          <table:table-cell office:value-type="float" office:value="1582776" calcext:value-type="float">
            <text:p>1582776</text:p>
          </table:table-cell>
          <table:table-cell table:formula="of:=[.A101]/1000/(60*60*24)" office:value-type="time" office:time-value="PT00H26M22.776S" calcext:value-type="time">
            <text:p>00:26:2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219.61" calcext:value-type="float">
            <text:p>219.61</text:p>
          </table:table-cell>
          <table:table-cell office:value-type="float" office:value="269.42" calcext:value-type="float">
            <text:p>269.42</text:p>
          </table:table-cell>
        </table:table-row>
        <table:table-row table:style-name="ro1">
          <table:table-cell office:value-type="float" office:value="1598776" calcext:value-type="float">
            <text:p>1598776</text:p>
          </table:table-cell>
          <table:table-cell table:formula="of:=[.A102]/1000/(60*60*24)" office:value-type="time" office:time-value="PT00H26M38.776S" calcext:value-type="time">
            <text:p>00:26:3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221.83" calcext:value-type="float">
            <text:p>221.83</text:p>
          </table:table-cell>
          <table:table-cell office:value-type="float" office:value="272.09" calcext:value-type="float">
            <text:p>272.09</text:p>
          </table:table-cell>
        </table:table-row>
        <table:table-row table:style-name="ro1">
          <table:table-cell office:value-type="float" office:value="1614777" calcext:value-type="float">
            <text:p>1614777</text:p>
          </table:table-cell>
          <table:table-cell table:formula="of:=[.A103]/1000/(60*60*24)" office:value-type="time" office:time-value="PT00H26M54.777S" calcext:value-type="time">
            <text:p>00:26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8" calcext:value-type="float">
            <text:p>600.48</text:p>
          </table:table-cell>
          <table:table-cell office:value-type="float" office:value="224.05" calcext:value-type="float">
            <text:p>224.05</text:p>
          </table:table-cell>
          <table:table-cell office:value-type="float" office:value="274.75" calcext:value-type="float">
            <text:p>274.75</text:p>
          </table:table-cell>
        </table:table-row>
        <table:table-row table:style-name="ro1">
          <table:table-cell office:value-type="float" office:value="1630776" calcext:value-type="float">
            <text:p>1630776</text:p>
          </table:table-cell>
          <table:table-cell table:formula="of:=[.A104]/1000/(60*60*24)" office:value-type="time" office:time-value="PT00H27M10.776S" calcext:value-type="time">
            <text:p>00:27:1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226.27" calcext:value-type="float">
            <text:p>226.27</text:p>
          </table:table-cell>
          <table:table-cell office:value-type="float" office:value="277.42" calcext:value-type="float">
            <text:p>277.42</text:p>
          </table:table-cell>
        </table:table-row>
        <table:table-row table:style-name="ro1">
          <table:table-cell office:value-type="float" office:value="1646776" calcext:value-type="float">
            <text:p>1646776</text:p>
          </table:table-cell>
          <table:table-cell table:formula="of:=[.A105]/1000/(60*60*24)" office:value-type="time" office:time-value="PT00H27M26.776S" calcext:value-type="time">
            <text:p>00:27:2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228.49" calcext:value-type="float">
            <text:p>228.49</text:p>
          </table:table-cell>
          <table:table-cell office:value-type="float" office:value="280.08" calcext:value-type="float">
            <text:p>280.08</text:p>
          </table:table-cell>
        </table:table-row>
        <table:table-row table:style-name="ro1">
          <table:table-cell office:value-type="float" office:value="1662776" calcext:value-type="float">
            <text:p>1662776</text:p>
          </table:table-cell>
          <table:table-cell table:formula="of:=[.A106]/1000/(60*60*24)" office:value-type="time" office:time-value="PT00H27M42.776S" calcext:value-type="time">
            <text:p>00:27:4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8" calcext:value-type="float">
            <text:p>600.48</text:p>
          </table:table-cell>
          <table:table-cell office:value-type="float" office:value="230.71" calcext:value-type="float">
            <text:p>230.71</text:p>
          </table:table-cell>
          <table:table-cell office:value-type="float" office:value="282.74" calcext:value-type="float">
            <text:p>282.74</text:p>
          </table:table-cell>
        </table:table-row>
        <table:table-row table:style-name="ro1">
          <table:table-cell office:value-type="float" office:value="1678776" calcext:value-type="float">
            <text:p>1678776</text:p>
          </table:table-cell>
          <table:table-cell table:formula="of:=[.A107]/1000/(60*60*24)" office:value-type="time" office:time-value="PT00H27M58.776S" calcext:value-type="time">
            <text:p>00:27:5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32.93" calcext:value-type="float">
            <text:p>232.93</text:p>
          </table:table-cell>
          <table:table-cell office:value-type="float" office:value="285.4" calcext:value-type="float">
            <text:p>285.4</text:p>
          </table:table-cell>
        </table:table-row>
        <table:table-row table:style-name="ro1">
          <table:table-cell office:value-type="float" office:value="1694776" calcext:value-type="float">
            <text:p>1694776</text:p>
          </table:table-cell>
          <table:table-cell table:formula="of:=[.A108]/1000/(60*60*24)" office:value-type="time" office:time-value="PT00H28M14.776S" calcext:value-type="time">
            <text:p>00:28:1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235.14" calcext:value-type="float">
            <text:p>235.14</text:p>
          </table:table-cell>
          <table:table-cell office:value-type="float" office:value="288.07" calcext:value-type="float">
            <text:p>288.07</text:p>
          </table:table-cell>
        </table:table-row>
        <table:table-row table:style-name="ro1">
          <table:table-cell office:value-type="float" office:value="1710777" calcext:value-type="float">
            <text:p>1710777</text:p>
          </table:table-cell>
          <table:table-cell table:formula="of:=[.A109]/1000/(60*60*24)" office:value-type="time" office:time-value="PT00H28M30.777S" calcext:value-type="time">
            <text:p>00:28:3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237.36" calcext:value-type="float">
            <text:p>237.36</text:p>
          </table:table-cell>
          <table:table-cell office:value-type="float" office:value="290.73" calcext:value-type="float">
            <text:p>290.73</text:p>
          </table:table-cell>
        </table:table-row>
        <table:table-row table:style-name="ro1">
          <table:table-cell office:value-type="float" office:value="1726776" calcext:value-type="float">
            <text:p>1726776</text:p>
          </table:table-cell>
          <table:table-cell table:formula="of:=[.A110]/1000/(60*60*24)" office:value-type="time" office:time-value="PT00H28M46.776S" calcext:value-type="time">
            <text:p>00:28:4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39.58" calcext:value-type="float">
            <text:p>239.58</text:p>
          </table:table-cell>
          <table:table-cell office:value-type="float" office:value="293.39" calcext:value-type="float">
            <text:p>293.39</text:p>
          </table:table-cell>
        </table:table-row>
        <table:table-row table:style-name="ro1">
          <table:table-cell office:value-type="float" office:value="1742776" calcext:value-type="float">
            <text:p>1742776</text:p>
          </table:table-cell>
          <table:table-cell table:formula="of:=[.A111]/1000/(60*60*24)" office:value-type="time" office:time-value="PT00H29M02.776S" calcext:value-type="time">
            <text:p>00:29:0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241.8" calcext:value-type="float">
            <text:p>241.8</text:p>
          </table:table-cell>
          <table:table-cell office:value-type="float" office:value="296.05" calcext:value-type="float">
            <text:p>296.05</text:p>
          </table:table-cell>
        </table:table-row>
        <table:table-row table:style-name="ro1">
          <table:table-cell office:value-type="float" office:value="1758777" calcext:value-type="float">
            <text:p>1758777</text:p>
          </table:table-cell>
          <table:table-cell table:formula="of:=[.A112]/1000/(60*60*24)" office:value-type="time" office:time-value="PT00H29M18.777S" calcext:value-type="time">
            <text:p>00:29:1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244.02" calcext:value-type="float">
            <text:p>244.02</text:p>
          </table:table-cell>
          <table:table-cell office:value-type="float" office:value="298.71" calcext:value-type="float">
            <text:p>298.71</text:p>
          </table:table-cell>
        </table:table-row>
        <table:table-row table:style-name="ro1">
          <table:table-cell office:value-type="float" office:value="1774776" calcext:value-type="float">
            <text:p>1774776</text:p>
          </table:table-cell>
          <table:table-cell table:formula="of:=[.A113]/1000/(60*60*24)" office:value-type="time" office:time-value="PT00H29M34.776S" calcext:value-type="time">
            <text:p>00:29:35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2" calcext:value-type="float">
            <text:p>597.92</text:p>
          </table:table-cell>
          <table:table-cell office:value-type="float" office:value="246.24" calcext:value-type="float">
            <text:p>246.24</text:p>
          </table:table-cell>
          <table:table-cell office:value-type="float" office:value="301.36" calcext:value-type="float">
            <text:p>301.36</text:p>
          </table:table-cell>
        </table:table-row>
        <table:table-row table:style-name="ro1">
          <table:table-cell office:value-type="float" office:value="1790776" calcext:value-type="float">
            <text:p>1790776</text:p>
          </table:table-cell>
          <table:table-cell table:formula="of:=[.A114]/1000/(60*60*24)" office:value-type="time" office:time-value="PT00H29M50.776S" calcext:value-type="time">
            <text:p>00:29:5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248.46" calcext:value-type="float">
            <text:p>248.46</text:p>
          </table:table-cell>
          <table:table-cell office:value-type="float" office:value="304.02" calcext:value-type="float">
            <text:p>304.02</text:p>
          </table:table-cell>
        </table:table-row>
        <table:table-row table:style-name="ro1">
          <table:table-cell office:value-type="float" office:value="1806776" calcext:value-type="float">
            <text:p>1806776</text:p>
          </table:table-cell>
          <table:table-cell table:formula="of:=[.A115]/1000/(60*60*24)" office:value-type="time" office:time-value="PT00H30M06.776S" calcext:value-type="time">
            <text:p>00:30:07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250.68" calcext:value-type="float">
            <text:p>250.68</text:p>
          </table:table-cell>
          <table:table-cell office:value-type="float" office:value="306.68" calcext:value-type="float">
            <text:p>306.68</text:p>
          </table:table-cell>
        </table:table-row>
        <table:table-row table:style-name="ro1">
          <table:table-cell office:value-type="float" office:value="1822776" calcext:value-type="float">
            <text:p>1822776</text:p>
          </table:table-cell>
          <table:table-cell table:formula="of:=[.A116]/1000/(60*60*24)" office:value-type="time" office:time-value="PT00H30M22.776S" calcext:value-type="time">
            <text:p>00:30:2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52.9" calcext:value-type="float">
            <text:p>252.9</text:p>
          </table:table-cell>
          <table:table-cell office:value-type="float" office:value="309.34" calcext:value-type="float">
            <text:p>309.34</text:p>
          </table:table-cell>
        </table:table-row>
        <table:table-row table:style-name="ro1">
          <table:table-cell office:value-type="float" office:value="1838777" calcext:value-type="float">
            <text:p>1838777</text:p>
          </table:table-cell>
          <table:table-cell table:formula="of:=[.A117]/1000/(60*60*24)" office:value-type="time" office:time-value="PT00H30M38.777S" calcext:value-type="time">
            <text:p>00:30:39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2" calcext:value-type="float">
            <text:p>599.92</text:p>
          </table:table-cell>
          <table:table-cell office:value-type="float" office:value="255.12" calcext:value-type="float">
            <text:p>255.12</text:p>
          </table:table-cell>
          <table:table-cell office:value-type="float" office:value="311.99" calcext:value-type="float">
            <text:p>311.99</text:p>
          </table:table-cell>
        </table:table-row>
        <table:table-row table:style-name="ro1">
          <table:table-cell office:value-type="float" office:value="1854776" calcext:value-type="float">
            <text:p>1854776</text:p>
          </table:table-cell>
          <table:table-cell table:formula="of:=[.A118]/1000/(60*60*24)" office:value-type="time" office:time-value="PT00H30M54.776S" calcext:value-type="time">
            <text:p>00:30:55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1" calcext:value-type="float">
            <text:p>597.91</text:p>
          </table:table-cell>
          <table:table-cell office:value-type="float" office:value="257.34" calcext:value-type="float">
            <text:p>257.34</text:p>
          </table:table-cell>
          <table:table-cell office:value-type="float" office:value="314.65" calcext:value-type="float">
            <text:p>314.65</text:p>
          </table:table-cell>
        </table:table-row>
        <table:table-row table:style-name="ro1">
          <table:table-cell office:value-type="float" office:value="1870776" calcext:value-type="float">
            <text:p>1870776</text:p>
          </table:table-cell>
          <table:table-cell table:formula="of:=[.A119]/1000/(60*60*24)" office:value-type="time" office:time-value="PT00H31M10.776S" calcext:value-type="time">
            <text:p>00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259.56" calcext:value-type="float">
            <text:p>259.56</text:p>
          </table:table-cell>
          <table:table-cell office:value-type="float" office:value="317.3" calcext:value-type="float">
            <text:p>317.3</text:p>
          </table:table-cell>
        </table:table-row>
        <table:table-row table:style-name="ro1">
          <table:table-cell office:value-type="float" office:value="1886776" calcext:value-type="float">
            <text:p>1886776</text:p>
          </table:table-cell>
          <table:table-cell table:formula="of:=[.A120]/1000/(60*60*24)" office:value-type="time" office:time-value="PT00H31M26.776S" calcext:value-type="time">
            <text:p>00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261.78" calcext:value-type="float">
            <text:p>261.78</text:p>
          </table:table-cell>
          <table:table-cell office:value-type="float" office:value="319.96" calcext:value-type="float">
            <text:p>319.96</text:p>
          </table:table-cell>
        </table:table-row>
        <table:table-row table:style-name="ro1">
          <table:table-cell office:value-type="float" office:value="1902776" calcext:value-type="float">
            <text:p>1902776</text:p>
          </table:table-cell>
          <table:table-cell table:formula="of:=[.A121]/1000/(60*60*24)" office:value-type="time" office:time-value="PT00H31M42.776S" calcext:value-type="time">
            <text:p>00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2" calcext:value-type="float">
            <text:p>595.92</text:p>
          </table:table-cell>
          <table:table-cell office:value-type="float" office:value="264" calcext:value-type="float">
            <text:p>264</text:p>
          </table:table-cell>
          <table:table-cell office:value-type="float" office:value="322.61" calcext:value-type="float">
            <text:p>322.61</text:p>
          </table:table-cell>
        </table:table-row>
        <table:table-row table:style-name="ro1">
          <table:table-cell office:value-type="float" office:value="1918776" calcext:value-type="float">
            <text:p>1918776</text:p>
          </table:table-cell>
          <table:table-cell table:formula="of:=[.A122]/1000/(60*60*24)" office:value-type="time" office:time-value="PT00H31M58.776S" calcext:value-type="time">
            <text:p>00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266.21" calcext:value-type="float">
            <text:p>266.21</text:p>
          </table:table-cell>
          <table:table-cell office:value-type="float" office:value="325.26" calcext:value-type="float">
            <text:p>325.26</text:p>
          </table:table-cell>
        </table:table-row>
        <table:table-row table:style-name="ro1">
          <table:table-cell office:value-type="float" office:value="1934776" calcext:value-type="float">
            <text:p>1934776</text:p>
          </table:table-cell>
          <table:table-cell table:formula="of:=[.A123]/1000/(60*60*24)" office:value-type="time" office:time-value="PT00H32M14.776S" calcext:value-type="time">
            <text:p>00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8" calcext:value-type="float">
            <text:p>596.38</text:p>
          </table:table-cell>
          <table:table-cell office:value-type="float" office:value="268.43" calcext:value-type="float">
            <text:p>268.43</text:p>
          </table:table-cell>
          <table:table-cell office:value-type="float" office:value="327.92" calcext:value-type="float">
            <text:p>327.92</text:p>
          </table:table-cell>
        </table:table-row>
        <table:table-row table:style-name="ro1">
          <table:table-cell office:value-type="float" office:value="1950776" calcext:value-type="float">
            <text:p>1950776</text:p>
          </table:table-cell>
          <table:table-cell table:formula="of:=[.A124]/1000/(60*60*24)" office:value-type="time" office:time-value="PT00H32M30.776S" calcext:value-type="time">
            <text:p>00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270.65" calcext:value-type="float">
            <text:p>270.65</text:p>
          </table:table-cell>
          <table:table-cell office:value-type="float" office:value="330.57" calcext:value-type="float">
            <text:p>330.57</text:p>
          </table:table-cell>
        </table:table-row>
        <table:table-row table:style-name="ro1">
          <table:table-cell office:value-type="float" office:value="1966776" calcext:value-type="float">
            <text:p>1966776</text:p>
          </table:table-cell>
          <table:table-cell table:formula="of:=[.A125]/1000/(60*60*24)" office:value-type="time" office:time-value="PT00H32M46.776S" calcext:value-type="time">
            <text:p>00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4" calcext:value-type="float">
            <text:p>596.14</text:p>
          </table:table-cell>
          <table:table-cell office:value-type="float" office:value="272.87" calcext:value-type="float">
            <text:p>272.87</text:p>
          </table:table-cell>
          <table:table-cell office:value-type="float" office:value="333.22" calcext:value-type="float">
            <text:p>333.22</text:p>
          </table:table-cell>
        </table:table-row>
        <table:table-row table:style-name="ro1">
          <table:table-cell office:value-type="float" office:value="1982776" calcext:value-type="float">
            <text:p>1982776</text:p>
          </table:table-cell>
          <table:table-cell table:formula="of:=[.A126]/1000/(60*60*24)" office:value-type="time" office:time-value="PT00H33M02.776S" calcext:value-type="time">
            <text:p>00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4" calcext:value-type="float">
            <text:p>596.14</text:p>
          </table:table-cell>
          <table:table-cell office:value-type="float" office:value="275.09" calcext:value-type="float">
            <text:p>275.09</text:p>
          </table:table-cell>
          <table:table-cell office:value-type="float" office:value="335.87" calcext:value-type="float">
            <text:p>335.87</text:p>
          </table:table-cell>
        </table:table-row>
        <table:table-row table:style-name="ro1">
          <table:table-cell office:value-type="float" office:value="1998777" calcext:value-type="float">
            <text:p>1998777</text:p>
          </table:table-cell>
          <table:table-cell table:formula="of:=[.A127]/1000/(60*60*24)" office:value-type="time" office:time-value="PT00H33M18.777S" calcext:value-type="time">
            <text:p>00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5.77" calcext:value-type="float">
            <text:p>595.77</text:p>
          </table:table-cell>
          <table:table-cell office:value-type="float" office:value="277.31" calcext:value-type="float">
            <text:p>277.31</text:p>
          </table:table-cell>
          <table:table-cell office:value-type="float" office:value="338.51" calcext:value-type="float">
            <text:p>338.51</text:p>
          </table:table-cell>
        </table:table-row>
        <table:table-row table:style-name="ro1">
          <table:table-cell office:value-type="float" office:value="2014777" calcext:value-type="float">
            <text:p>2014777</text:p>
          </table:table-cell>
          <table:table-cell table:formula="of:=[.A128]/1000/(60*60*24)" office:value-type="time" office:time-value="PT00H33M34.777S" calcext:value-type="time">
            <text:p>00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279.53" calcext:value-type="float">
            <text:p>279.53</text:p>
          </table:table-cell>
          <table:table-cell office:value-type="float" office:value="341.16" calcext:value-type="float">
            <text:p>341.16</text:p>
          </table:table-cell>
        </table:table-row>
        <table:table-row table:style-name="ro1">
          <table:table-cell office:value-type="float" office:value="2030776" calcext:value-type="float">
            <text:p>2030776</text:p>
          </table:table-cell>
          <table:table-cell table:formula="of:=[.A129]/1000/(60*60*24)" office:value-type="time" office:time-value="PT00H33M50.776S" calcext:value-type="time">
            <text:p>00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281.75" calcext:value-type="float">
            <text:p>281.75</text:p>
          </table:table-cell>
          <table:table-cell office:value-type="float" office:value="343.81" calcext:value-type="float">
            <text:p>343.81</text:p>
          </table:table-cell>
        </table:table-row>
        <table:table-row table:style-name="ro1">
          <table:table-cell office:value-type="float" office:value="2046776" calcext:value-type="float">
            <text:p>2046776</text:p>
          </table:table-cell>
          <table:table-cell table:formula="of:=[.A130]/1000/(60*60*24)" office:value-type="time" office:time-value="PT00H34M06.776S" calcext:value-type="time">
            <text:p>00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283.97" calcext:value-type="float">
            <text:p>283.97</text:p>
          </table:table-cell>
          <table:table-cell office:value-type="float" office:value="346.46" calcext:value-type="float">
            <text:p>346.46</text:p>
          </table:table-cell>
        </table:table-row>
        <table:table-row table:style-name="ro1">
          <table:table-cell office:value-type="float" office:value="2062776" calcext:value-type="float">
            <text:p>2062776</text:p>
          </table:table-cell>
          <table:table-cell table:formula="of:=[.A131]/1000/(60*60*24)" office:value-type="time" office:time-value="PT00H34M22.776S" calcext:value-type="time">
            <text:p>00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86.19" calcext:value-type="float">
            <text:p>286.19</text:p>
          </table:table-cell>
          <table:table-cell office:value-type="float" office:value="349.11" calcext:value-type="float">
            <text:p>349.11</text:p>
          </table:table-cell>
        </table:table-row>
        <table:table-row table:style-name="ro1">
          <table:table-cell office:value-type="float" office:value="2078777" calcext:value-type="float">
            <text:p>2078777</text:p>
          </table:table-cell>
          <table:table-cell table:formula="of:=[.A132]/1000/(60*60*24)" office:value-type="time" office:time-value="PT00H34M38.777S" calcext:value-type="time">
            <text:p>00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288.41" calcext:value-type="float">
            <text:p>288.41</text:p>
          </table:table-cell>
          <table:table-cell office:value-type="float" office:value="351.76" calcext:value-type="float">
            <text:p>351.76</text:p>
          </table:table-cell>
        </table:table-row>
        <table:table-row table:style-name="ro1">
          <table:table-cell office:value-type="float" office:value="2094777" calcext:value-type="float">
            <text:p>2094777</text:p>
          </table:table-cell>
          <table:table-cell table:formula="of:=[.A133]/1000/(60*60*24)" office:value-type="time" office:time-value="PT00H34M54.777S" calcext:value-type="time">
            <text:p>00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290.63" calcext:value-type="float">
            <text:p>290.63</text:p>
          </table:table-cell>
          <table:table-cell office:value-type="float" office:value="354.4" calcext:value-type="float">
            <text:p>354.4</text:p>
          </table:table-cell>
        </table:table-row>
        <table:table-row table:style-name="ro1">
          <table:table-cell office:value-type="float" office:value="2110776" calcext:value-type="float">
            <text:p>2110776</text:p>
          </table:table-cell>
          <table:table-cell table:formula="of:=[.A134]/1000/(60*60*24)" office:value-type="time" office:time-value="PT00H35M10.776S" calcext:value-type="time">
            <text:p>00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292.84" calcext:value-type="float">
            <text:p>292.84</text:p>
          </table:table-cell>
          <table:table-cell office:value-type="float" office:value="357.05" calcext:value-type="float">
            <text:p>357.05</text:p>
          </table:table-cell>
        </table:table-row>
        <table:table-row table:style-name="ro1">
          <table:table-cell office:value-type="float" office:value="2126776" calcext:value-type="float">
            <text:p>2126776</text:p>
          </table:table-cell>
          <table:table-cell table:formula="of:=[.A135]/1000/(60*60*24)" office:value-type="time" office:time-value="PT00H35M26.776S" calcext:value-type="time">
            <text:p>00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295.06" calcext:value-type="float">
            <text:p>295.06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office:value-type="float" office:value="2142776" calcext:value-type="float">
            <text:p>2142776</text:p>
          </table:table-cell>
          <table:table-cell table:formula="of:=[.A136]/1000/(60*60*24)" office:value-type="time" office:time-value="PT00H35M42.776S" calcext:value-type="time">
            <text:p>00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297.28" calcext:value-type="float">
            <text:p>297.28</text:p>
          </table:table-cell>
          <table:table-cell office:value-type="float" office:value="362.34" calcext:value-type="float">
            <text:p>362.34</text:p>
          </table:table-cell>
        </table:table-row>
        <table:table-row table:style-name="ro1">
          <table:table-cell office:value-type="float" office:value="2158776" calcext:value-type="float">
            <text:p>2158776</text:p>
          </table:table-cell>
          <table:table-cell table:formula="of:=[.A137]/1000/(60*60*24)" office:value-type="time" office:time-value="PT00H35M58.776S" calcext:value-type="time">
            <text:p>00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299.5" calcext:value-type="float">
            <text:p>299.5</text:p>
          </table:table-cell>
          <table:table-cell office:value-type="float" office:value="364.98" calcext:value-type="float">
            <text:p>364.98</text:p>
          </table:table-cell>
        </table:table-row>
        <table:table-row table:style-name="ro1">
          <table:table-cell office:value-type="float" office:value="2174776" calcext:value-type="float">
            <text:p>2174776</text:p>
          </table:table-cell>
          <table:table-cell table:formula="of:=[.A138]/1000/(60*60*24)" office:value-type="time" office:time-value="PT00H36M14.776S" calcext:value-type="time">
            <text:p>00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301.72" calcext:value-type="float">
            <text:p>301.72</text:p>
          </table:table-cell>
          <table:table-cell office:value-type="float" office:value="367.63" calcext:value-type="float">
            <text:p>367.63</text:p>
          </table:table-cell>
        </table:table-row>
        <table:table-row table:style-name="ro1">
          <table:table-cell office:value-type="float" office:value="2190776" calcext:value-type="float">
            <text:p>2190776</text:p>
          </table:table-cell>
          <table:table-cell table:formula="of:=[.A139]/1000/(60*60*24)" office:value-type="time" office:time-value="PT00H36M30.776S" calcext:value-type="time">
            <text:p>00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303.94" calcext:value-type="float">
            <text:p>303.94</text:p>
          </table:table-cell>
          <table:table-cell office:value-type="float" office:value="370.27" calcext:value-type="float">
            <text:p>370.27</text:p>
          </table:table-cell>
        </table:table-row>
        <table:table-row table:style-name="ro1">
          <table:table-cell office:value-type="float" office:value="2206776" calcext:value-type="float">
            <text:p>2206776</text:p>
          </table:table-cell>
          <table:table-cell table:formula="of:=[.A140]/1000/(60*60*24)" office:value-type="time" office:time-value="PT00H36M46.776S" calcext:value-type="time">
            <text:p>00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306.16" calcext:value-type="float">
            <text:p>306.16</text:p>
          </table:table-cell>
          <table:table-cell office:value-type="float" office:value="372.91" calcext:value-type="float">
            <text:p>372.91</text:p>
          </table:table-cell>
        </table:table-row>
        <table:table-row table:style-name="ro1">
          <table:table-cell office:value-type="float" office:value="2222776" calcext:value-type="float">
            <text:p>2222776</text:p>
          </table:table-cell>
          <table:table-cell table:formula="of:=[.A141]/1000/(60*60*24)" office:value-type="time" office:time-value="PT00H37M02.776S" calcext:value-type="time">
            <text:p>00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308.38" calcext:value-type="float">
            <text:p>308.38</text:p>
          </table:table-cell>
          <table:table-cell office:value-type="float" office:value="375.56" calcext:value-type="float">
            <text:p>375.56</text:p>
          </table:table-cell>
        </table:table-row>
        <table:table-row table:style-name="ro1">
          <table:table-cell office:value-type="float" office:value="2238776" calcext:value-type="float">
            <text:p>2238776</text:p>
          </table:table-cell>
          <table:table-cell table:formula="of:=[.A142]/1000/(60*60*24)" office:value-type="time" office:time-value="PT00H37M18.776S" calcext:value-type="time">
            <text:p>00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310.6" calcext:value-type="float">
            <text:p>310.6</text:p>
          </table:table-cell>
          <table:table-cell office:value-type="float" office:value="378.2" calcext:value-type="float">
            <text:p>378.2</text:p>
          </table:table-cell>
        </table:table-row>
        <table:table-row table:style-name="ro1">
          <table:table-cell office:value-type="float" office:value="2254777" calcext:value-type="float">
            <text:p>2254777</text:p>
          </table:table-cell>
          <table:table-cell table:formula="of:=[.A143]/1000/(60*60*24)" office:value-type="time" office:time-value="PT00H37M34.777S" calcext:value-type="time">
            <text:p>00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312.82" calcext:value-type="float">
            <text:p>312.82</text:p>
          </table:table-cell>
          <table:table-cell office:value-type="float" office:value="380.84" calcext:value-type="float">
            <text:p>380.84</text:p>
          </table:table-cell>
        </table:table-row>
        <table:table-row table:style-name="ro1">
          <table:table-cell office:value-type="float" office:value="2270776" calcext:value-type="float">
            <text:p>2270776</text:p>
          </table:table-cell>
          <table:table-cell table:formula="of:=[.A144]/1000/(60*60*24)" office:value-type="time" office:time-value="PT00H37M50.776S" calcext:value-type="time">
            <text:p>00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315.04" calcext:value-type="float">
            <text:p>315.04</text:p>
          </table:table-cell>
          <table:table-cell office:value-type="float" office:value="383.48" calcext:value-type="float">
            <text:p>383.48</text:p>
          </table:table-cell>
        </table:table-row>
        <table:table-row table:style-name="ro1">
          <table:table-cell office:value-type="float" office:value="2286776" calcext:value-type="float">
            <text:p>2286776</text:p>
          </table:table-cell>
          <table:table-cell table:formula="of:=[.A145]/1000/(60*60*24)" office:value-type="time" office:time-value="PT00H38M06.776S" calcext:value-type="time">
            <text:p>00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317.26" calcext:value-type="float">
            <text:p>317.26</text:p>
          </table:table-cell>
          <table:table-cell office:value-type="float" office:value="386.12" calcext:value-type="float">
            <text:p>386.12</text:p>
          </table:table-cell>
        </table:table-row>
        <table:table-row table:style-name="ro1">
          <table:table-cell office:value-type="float" office:value="2302776" calcext:value-type="float">
            <text:p>2302776</text:p>
          </table:table-cell>
          <table:table-cell table:formula="of:=[.A146]/1000/(60*60*24)" office:value-type="time" office:time-value="PT00H38M22.776S" calcext:value-type="time">
            <text:p>00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319.48" calcext:value-type="float">
            <text:p>319.48</text:p>
          </table:table-cell>
          <table:table-cell office:value-type="float" office:value="388.76" calcext:value-type="float">
            <text:p>388.76</text:p>
          </table:table-cell>
        </table:table-row>
        <table:table-row table:style-name="ro1">
          <table:table-cell office:value-type="float" office:value="2318776" calcext:value-type="float">
            <text:p>2318776</text:p>
          </table:table-cell>
          <table:table-cell table:formula="of:=[.A147]/1000/(60*60*24)" office:value-type="time" office:time-value="PT00H38M38.776S" calcext:value-type="time">
            <text:p>00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321.7" calcext:value-type="float">
            <text:p>321.7</text:p>
          </table:table-cell>
          <table:table-cell office:value-type="float" office:value="391.4" calcext:value-type="float">
            <text:p>391.4</text:p>
          </table:table-cell>
        </table:table-row>
        <table:table-row table:style-name="ro1">
          <table:table-cell office:value-type="float" office:value="2334776" calcext:value-type="float">
            <text:p>2334776</text:p>
          </table:table-cell>
          <table:table-cell table:formula="of:=[.A148]/1000/(60*60*24)" office:value-type="time" office:time-value="PT00H38M54.776S" calcext:value-type="time">
            <text:p>00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323.92" calcext:value-type="float">
            <text:p>323.92</text:p>
          </table:table-cell>
          <table:table-cell office:value-type="float" office:value="394.03" calcext:value-type="float">
            <text:p>394.03</text:p>
          </table:table-cell>
        </table:table-row>
        <table:table-row table:style-name="ro1">
          <table:table-cell office:value-type="float" office:value="2350776" calcext:value-type="float">
            <text:p>2350776</text:p>
          </table:table-cell>
          <table:table-cell table:formula="of:=[.A149]/1000/(60*60*24)" office:value-type="time" office:time-value="PT00H39M10.776S" calcext:value-type="time">
            <text:p>00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326.14" calcext:value-type="float">
            <text:p>326.14</text:p>
          </table:table-cell>
          <table:table-cell office:value-type="float" office:value="396.67" calcext:value-type="float">
            <text:p>396.67</text:p>
          </table:table-cell>
        </table:table-row>
        <table:table-row table:style-name="ro1">
          <table:table-cell office:value-type="float" office:value="2366777" calcext:value-type="float">
            <text:p>2366777</text:p>
          </table:table-cell>
          <table:table-cell table:formula="of:=[.A150]/1000/(60*60*24)" office:value-type="time" office:time-value="PT00H39M26.777S" calcext:value-type="time">
            <text:p>00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28.36" calcext:value-type="float">
            <text:p>328.36</text:p>
          </table:table-cell>
          <table:table-cell office:value-type="float" office:value="399.31" calcext:value-type="float">
            <text:p>399.31</text:p>
          </table:table-cell>
        </table:table-row>
        <table:table-row table:style-name="ro1">
          <table:table-cell office:value-type="float" office:value="2382776" calcext:value-type="float">
            <text:p>2382776</text:p>
          </table:table-cell>
          <table:table-cell table:formula="of:=[.A151]/1000/(60*60*24)" office:value-type="time" office:time-value="PT00H39M42.776S" calcext:value-type="time">
            <text:p>00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330.57" calcext:value-type="float">
            <text:p>330.57</text:p>
          </table:table-cell>
          <table:table-cell office:value-type="float" office:value="401.95" calcext:value-type="float">
            <text:p>401.95</text:p>
          </table:table-cell>
        </table:table-row>
        <table:table-row table:style-name="ro1">
          <table:table-cell office:value-type="float" office:value="2398776" calcext:value-type="float">
            <text:p>2398776</text:p>
          </table:table-cell>
          <table:table-cell table:formula="of:=[.A152]/1000/(60*60*24)" office:value-type="time" office:time-value="PT00H39M58.776S" calcext:value-type="time">
            <text:p>00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332.79" calcext:value-type="float">
            <text:p>332.79</text:p>
          </table:table-cell>
          <table:table-cell office:value-type="float" office:value="404.59" calcext:value-type="float">
            <text:p>404.59</text:p>
          </table:table-cell>
        </table:table-row>
        <table:table-row table:style-name="ro1">
          <table:table-cell office:value-type="float" office:value="2414776" calcext:value-type="float">
            <text:p>2414776</text:p>
          </table:table-cell>
          <table:table-cell table:formula="of:=[.A153]/1000/(60*60*24)" office:value-type="time" office:time-value="PT00H40M14.776S" calcext:value-type="time">
            <text:p>00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335.01" calcext:value-type="float">
            <text:p>335.01</text:p>
          </table:table-cell>
          <table:table-cell office:value-type="float" office:value="407.22" calcext:value-type="float">
            <text:p>407.22</text:p>
          </table:table-cell>
        </table:table-row>
        <table:table-row table:style-name="ro1">
          <table:table-cell office:value-type="float" office:value="2430776" calcext:value-type="float">
            <text:p>2430776</text:p>
          </table:table-cell>
          <table:table-cell table:formula="of:=[.A154]/1000/(60*60*24)" office:value-type="time" office:time-value="PT00H40M30.776S" calcext:value-type="time">
            <text:p>00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337.23" calcext:value-type="float">
            <text:p>337.23</text:p>
          </table:table-cell>
          <table:table-cell office:value-type="float" office:value="409.86" calcext:value-type="float">
            <text:p>409.86</text:p>
          </table:table-cell>
        </table:table-row>
        <table:table-row table:style-name="ro1">
          <table:table-cell office:value-type="float" office:value="2446777" calcext:value-type="float">
            <text:p>2446777</text:p>
          </table:table-cell>
          <table:table-cell table:formula="of:=[.A155]/1000/(60*60*24)" office:value-type="time" office:time-value="PT00H40M46.777S" calcext:value-type="time">
            <text:p>00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2" calcext:value-type="float">
            <text:p>591.92</text:p>
          </table:table-cell>
          <table:table-cell office:value-type="float" office:value="339.45" calcext:value-type="float">
            <text:p>339.45</text:p>
          </table:table-cell>
          <table:table-cell office:value-type="float" office:value="412.49" calcext:value-type="float">
            <text:p>412.49</text:p>
          </table:table-cell>
        </table:table-row>
        <table:table-row table:style-name="ro1">
          <table:table-cell office:value-type="float" office:value="2462776" calcext:value-type="float">
            <text:p>2462776</text:p>
          </table:table-cell>
          <table:table-cell table:formula="of:=[.A156]/1000/(60*60*24)" office:value-type="time" office:time-value="PT00H41M02.776S" calcext:value-type="time">
            <text:p>00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1" calcext:value-type="float">
            <text:p>593.91</text:p>
          </table:table-cell>
          <table:table-cell office:value-type="float" office:value="341.67" calcext:value-type="float">
            <text:p>341.67</text:p>
          </table:table-cell>
          <table:table-cell office:value-type="float" office:value="415.13" calcext:value-type="float">
            <text:p>415.13</text:p>
          </table:table-cell>
        </table:table-row>
        <table:table-row table:style-name="ro1">
          <table:table-cell office:value-type="float" office:value="2478776" calcext:value-type="float">
            <text:p>2478776</text:p>
          </table:table-cell>
          <table:table-cell table:formula="of:=[.A157]/1000/(60*60*24)" office:value-type="time" office:time-value="PT00H41M18.776S" calcext:value-type="time">
            <text:p>00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9" calcext:value-type="float">
            <text:p>593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417.76" calcext:value-type="float">
            <text:p>417.76</text:p>
          </table:table-cell>
        </table:table-row>
        <table:table-row table:style-name="ro1">
          <table:table-cell office:value-type="float" office:value="2494776" calcext:value-type="float">
            <text:p>2494776</text:p>
          </table:table-cell>
          <table:table-cell table:formula="of:=[.A158]/1000/(60*60*24)" office:value-type="time" office:time-value="PT00H41M34.776S" calcext:value-type="time">
            <text:p>00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346.11" calcext:value-type="float">
            <text:p>346.11</text:p>
          </table:table-cell>
          <table:table-cell office:value-type="float" office:value="420.4" calcext:value-type="float">
            <text:p>420.4</text:p>
          </table:table-cell>
        </table:table-row>
        <table:table-row table:style-name="ro1">
          <table:table-cell office:value-type="float" office:value="2510776" calcext:value-type="float">
            <text:p>2510776</text:p>
          </table:table-cell>
          <table:table-cell table:formula="of:=[.A159]/1000/(60*60*24)" office:value-type="time" office:time-value="PT00H41M50.776S" calcext:value-type="time">
            <text:p>00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348.34" calcext:value-type="float">
            <text:p>348.34</text:p>
          </table:table-cell>
          <table:table-cell office:value-type="float" office:value="423.04" calcext:value-type="float">
            <text:p>423.04</text:p>
          </table:table-cell>
        </table:table-row>
        <table:table-row table:style-name="ro1">
          <table:table-cell office:value-type="float" office:value="2526777" calcext:value-type="float">
            <text:p>2526777</text:p>
          </table:table-cell>
          <table:table-cell table:formula="of:=[.A160]/1000/(60*60*24)" office:value-type="time" office:time-value="PT00H42M06.777S" calcext:value-type="time">
            <text:p>00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350.56" calcext:value-type="float">
            <text:p>350.56</text:p>
          </table:table-cell>
          <table:table-cell office:value-type="float" office:value="425.67" calcext:value-type="float">
            <text:p>425.67</text:p>
          </table:table-cell>
        </table:table-row>
        <table:table-row table:style-name="ro1">
          <table:table-cell office:value-type="float" office:value="2542776" calcext:value-type="float">
            <text:p>2542776</text:p>
          </table:table-cell>
          <table:table-cell table:formula="of:=[.A161]/1000/(60*60*24)" office:value-type="time" office:time-value="PT00H42M22.776S" calcext:value-type="time">
            <text:p>00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352.77" calcext:value-type="float">
            <text:p>352.77</text:p>
          </table:table-cell>
          <table:table-cell office:value-type="float" office:value="428.3" calcext:value-type="float">
            <text:p>428.3</text:p>
          </table:table-cell>
        </table:table-row>
        <table:table-row table:style-name="ro1">
          <table:table-cell office:value-type="float" office:value="2558776" calcext:value-type="float">
            <text:p>2558776</text:p>
          </table:table-cell>
          <table:table-cell table:formula="of:=[.A162]/1000/(60*60*24)" office:value-type="time" office:time-value="PT00H42M38.776S" calcext:value-type="time">
            <text:p>00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354.99" calcext:value-type="float">
            <text:p>354.99</text:p>
          </table:table-cell>
          <table:table-cell office:value-type="float" office:value="430.93" calcext:value-type="float">
            <text:p>430.93</text:p>
          </table:table-cell>
        </table:table-row>
        <table:table-row table:style-name="ro1">
          <table:table-cell office:value-type="float" office:value="2574777" calcext:value-type="float">
            <text:p>2574777</text:p>
          </table:table-cell>
          <table:table-cell table:formula="of:=[.A163]/1000/(60*60*24)" office:value-type="time" office:time-value="PT00H42M54.777S" calcext:value-type="time">
            <text:p>00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357.21" calcext:value-type="float">
            <text:p>357.21</text:p>
          </table:table-cell>
          <table:table-cell office:value-type="float" office:value="433.57" calcext:value-type="float">
            <text:p>433.57</text:p>
          </table:table-cell>
        </table:table-row>
        <table:table-row table:style-name="ro1">
          <table:table-cell office:value-type="float" office:value="2590776" calcext:value-type="float">
            <text:p>2590776</text:p>
          </table:table-cell>
          <table:table-cell table:formula="of:=[.A164]/1000/(60*60*24)" office:value-type="time" office:time-value="PT00H43M10.776S" calcext:value-type="time">
            <text:p>00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359.43" calcext:value-type="float">
            <text:p>359.43</text:p>
          </table:table-cell>
          <table:table-cell office:value-type="float" office:value="436.2" calcext:value-type="float">
            <text:p>436.2</text:p>
          </table:table-cell>
        </table:table-row>
        <table:table-row table:style-name="ro1">
          <table:table-cell office:value-type="float" office:value="2606776" calcext:value-type="float">
            <text:p>2606776</text:p>
          </table:table-cell>
          <table:table-cell table:formula="of:=[.A165]/1000/(60*60*24)" office:value-type="time" office:time-value="PT00H43M26.776S" calcext:value-type="time">
            <text:p>00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361.65" calcext:value-type="float">
            <text:p>361.65</text:p>
          </table:table-cell>
          <table:table-cell office:value-type="float" office:value="438.83" calcext:value-type="float">
            <text:p>438.83</text:p>
          </table:table-cell>
        </table:table-row>
        <table:table-row table:style-name="ro1">
          <table:table-cell office:value-type="float" office:value="2622776" calcext:value-type="float">
            <text:p>2622776</text:p>
          </table:table-cell>
          <table:table-cell table:formula="of:=[.A166]/1000/(60*60*24)" office:value-type="time" office:time-value="PT00H43M42.776S" calcext:value-type="time">
            <text:p>00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363.87" calcext:value-type="float">
            <text:p>363.87</text:p>
          </table:table-cell>
          <table:table-cell office:value-type="float" office:value="441.46" calcext:value-type="float">
            <text:p>441.46</text:p>
          </table:table-cell>
        </table:table-row>
        <table:table-row table:style-name="ro1">
          <table:table-cell office:value-type="float" office:value="2638777" calcext:value-type="float">
            <text:p>2638777</text:p>
          </table:table-cell>
          <table:table-cell table:formula="of:=[.A167]/1000/(60*60*24)" office:value-type="time" office:time-value="PT00H43M58.777S" calcext:value-type="time">
            <text:p>00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366.09" calcext:value-type="float">
            <text:p>366.09</text:p>
          </table:table-cell>
          <table:table-cell office:value-type="float" office:value="444.1" calcext:value-type="float">
            <text:p>444.1</text:p>
          </table:table-cell>
        </table:table-row>
        <table:table-row table:style-name="ro1">
          <table:table-cell office:value-type="float" office:value="2654776" calcext:value-type="float">
            <text:p>2654776</text:p>
          </table:table-cell>
          <table:table-cell table:formula="of:=[.A168]/1000/(60*60*24)" office:value-type="time" office:time-value="PT00H44M14.776S" calcext:value-type="time">
            <text:p>00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368.31" calcext:value-type="float">
            <text:p>368.31</text:p>
          </table:table-cell>
          <table:table-cell office:value-type="float" office:value="446.73" calcext:value-type="float">
            <text:p>446.73</text:p>
          </table:table-cell>
        </table:table-row>
        <table:table-row table:style-name="ro1">
          <table:table-cell office:value-type="float" office:value="2670776" calcext:value-type="float">
            <text:p>2670776</text:p>
          </table:table-cell>
          <table:table-cell table:formula="of:=[.A169]/1000/(60*60*24)" office:value-type="time" office:time-value="PT00H44M30.776S" calcext:value-type="time">
            <text:p>00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370.53" calcext:value-type="float">
            <text:p>370.53</text:p>
          </table:table-cell>
          <table:table-cell office:value-type="float" office:value="449.36" calcext:value-type="float">
            <text:p>449.36</text:p>
          </table:table-cell>
        </table:table-row>
        <table:table-row table:style-name="ro1">
          <table:table-cell office:value-type="float" office:value="2686777" calcext:value-type="float">
            <text:p>2686777</text:p>
          </table:table-cell>
          <table:table-cell table:formula="of:=[.A170]/1000/(60*60*24)" office:value-type="time" office:time-value="PT00H44M46.777S" calcext:value-type="time">
            <text:p>00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72.75" calcext:value-type="float">
            <text:p>372.75</text:p>
          </table:table-cell>
          <table:table-cell office:value-type="float" office:value="451.99" calcext:value-type="float">
            <text:p>451.99</text:p>
          </table:table-cell>
        </table:table-row>
        <table:table-row table:style-name="ro1">
          <table:table-cell office:value-type="float" office:value="2702776" calcext:value-type="float">
            <text:p>2702776</text:p>
          </table:table-cell>
          <table:table-cell table:formula="of:=[.A171]/1000/(60*60*24)" office:value-type="time" office:time-value="PT00H45M02.776S" calcext:value-type="time">
            <text:p>00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74.97" calcext:value-type="float">
            <text:p>374.97</text:p>
          </table:table-cell>
          <table:table-cell office:value-type="float" office:value="454.62" calcext:value-type="float">
            <text:p>454.62</text:p>
          </table:table-cell>
        </table:table-row>
        <table:table-row table:style-name="ro1">
          <table:table-cell office:value-type="float" office:value="2718777" calcext:value-type="float">
            <text:p>2718777</text:p>
          </table:table-cell>
          <table:table-cell table:formula="of:=[.A172]/1000/(60*60*24)" office:value-type="time" office:time-value="PT00H45M18.777S" calcext:value-type="time">
            <text:p>00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377.19" calcext:value-type="float">
            <text:p>377.19</text:p>
          </table:table-cell>
          <table:table-cell office:value-type="float" office:value="457.26" calcext:value-type="float">
            <text:p>457.26</text:p>
          </table:table-cell>
        </table:table-row>
        <table:table-row table:style-name="ro1">
          <table:table-cell office:value-type="float" office:value="2734776" calcext:value-type="float">
            <text:p>2734776</text:p>
          </table:table-cell>
          <table:table-cell table:formula="of:=[.A173]/1000/(60*60*24)" office:value-type="time" office:time-value="PT00H45M34.776S" calcext:value-type="time">
            <text:p>00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379.41" calcext:value-type="float">
            <text:p>379.41</text:p>
          </table:table-cell>
          <table:table-cell office:value-type="float" office:value="459.89" calcext:value-type="float">
            <text:p>459.89</text:p>
          </table:table-cell>
        </table:table-row>
        <table:table-row table:style-name="ro1">
          <table:table-cell office:value-type="float" office:value="2750776" calcext:value-type="float">
            <text:p>2750776</text:p>
          </table:table-cell>
          <table:table-cell table:formula="of:=[.A174]/1000/(60*60*24)" office:value-type="time" office:time-value="PT00H45M50.776S" calcext:value-type="time">
            <text:p>00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381.63" calcext:value-type="float">
            <text:p>381.63</text:p>
          </table:table-cell>
          <table:table-cell office:value-type="float" office:value="462.52" calcext:value-type="float">
            <text:p>462.52</text:p>
          </table:table-cell>
        </table:table-row>
        <table:table-row table:style-name="ro1">
          <table:table-cell office:value-type="float" office:value="2766776" calcext:value-type="float">
            <text:p>2766776</text:p>
          </table:table-cell>
          <table:table-cell table:formula="of:=[.A175]/1000/(60*60*24)" office:value-type="time" office:time-value="PT00H46M06.776S" calcext:value-type="time">
            <text:p>00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383.85" calcext:value-type="float">
            <text:p>383.85</text:p>
          </table:table-cell>
          <table:table-cell office:value-type="float" office:value="465.15" calcext:value-type="float">
            <text:p>465.15</text:p>
          </table:table-cell>
        </table:table-row>
        <table:table-row table:style-name="ro1">
          <table:table-cell office:value-type="float" office:value="2782776" calcext:value-type="float">
            <text:p>2782776</text:p>
          </table:table-cell>
          <table:table-cell table:formula="of:=[.A176]/1000/(60*60*24)" office:value-type="time" office:time-value="PT00H46M22.776S" calcext:value-type="time">
            <text:p>00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386.07" calcext:value-type="float">
            <text:p>386.07</text:p>
          </table:table-cell>
          <table:table-cell office:value-type="float" office:value="467.78" calcext:value-type="float">
            <text:p>467.78</text:p>
          </table:table-cell>
        </table:table-row>
        <table:table-row table:style-name="ro1">
          <table:table-cell office:value-type="float" office:value="2798776" calcext:value-type="float">
            <text:p>2798776</text:p>
          </table:table-cell>
          <table:table-cell table:formula="of:=[.A177]/1000/(60*60*24)" office:value-type="time" office:time-value="PT00H46M38.776S" calcext:value-type="time">
            <text:p>00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1" calcext:value-type="float">
            <text:p>592.41</text:p>
          </table:table-cell>
          <table:table-cell office:value-type="float" office:value="388.29" calcext:value-type="float">
            <text:p>388.29</text:p>
          </table:table-cell>
          <table:table-cell office:value-type="float" office:value="470.41" calcext:value-type="float">
            <text:p>470.41</text:p>
          </table:table-cell>
        </table:table-row>
        <table:table-row table:style-name="ro1">
          <table:table-cell office:value-type="float" office:value="2814776" calcext:value-type="float">
            <text:p>2814776</text:p>
          </table:table-cell>
          <table:table-cell table:formula="of:=[.A178]/1000/(60*60*24)" office:value-type="time" office:time-value="PT00H46M54.776S" calcext:value-type="time">
            <text:p>00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390.51" calcext:value-type="float">
            <text:p>390.51</text:p>
          </table:table-cell>
          <table:table-cell office:value-type="float" office:value="473.04" calcext:value-type="float">
            <text:p>473.04</text:p>
          </table:table-cell>
        </table:table-row>
        <table:table-row table:style-name="ro1">
          <table:table-cell office:value-type="float" office:value="2830777" calcext:value-type="float">
            <text:p>2830777</text:p>
          </table:table-cell>
          <table:table-cell table:formula="of:=[.A179]/1000/(60*60*24)" office:value-type="time" office:time-value="PT00H47M10.777S" calcext:value-type="time">
            <text:p>00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392.73" calcext:value-type="float">
            <text:p>392.73</text:p>
          </table:table-cell>
          <table:table-cell office:value-type="float" office:value="475.67" calcext:value-type="float">
            <text:p>475.67</text:p>
          </table:table-cell>
        </table:table-row>
        <table:table-row table:style-name="ro1">
          <table:table-cell office:value-type="float" office:value="2846776" calcext:value-type="float">
            <text:p>2846776</text:p>
          </table:table-cell>
          <table:table-cell table:formula="of:=[.A180]/1000/(60*60*24)" office:value-type="time" office:time-value="PT00H47M26.776S" calcext:value-type="time">
            <text:p>00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4" calcext:value-type="float">
            <text:p>590.24</text:p>
          </table:table-cell>
          <table:table-cell office:value-type="float" office:value="394.95" calcext:value-type="float">
            <text:p>394.95</text:p>
          </table:table-cell>
          <table:table-cell office:value-type="float" office:value="478.3" calcext:value-type="float">
            <text:p>478.3</text:p>
          </table:table-cell>
        </table:table-row>
        <table:table-row table:style-name="ro1">
          <table:table-cell office:value-type="float" office:value="2862776" calcext:value-type="float">
            <text:p>2862776</text:p>
          </table:table-cell>
          <table:table-cell table:formula="of:=[.A181]/1000/(60*60*24)" office:value-type="time" office:time-value="PT00H47M42.776S" calcext:value-type="time">
            <text:p>00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97.17" calcext:value-type="float">
            <text:p>397.17</text:p>
          </table:table-cell>
          <table:table-cell office:value-type="float" office:value="480.93" calcext:value-type="float">
            <text:p>480.93</text:p>
          </table:table-cell>
        </table:table-row>
        <table:table-row table:style-name="ro1">
          <table:table-cell office:value-type="float" office:value="2878776" calcext:value-type="float">
            <text:p>2878776</text:p>
          </table:table-cell>
          <table:table-cell table:formula="of:=[.A182]/1000/(60*60*24)" office:value-type="time" office:time-value="PT00H47M58.776S" calcext:value-type="time">
            <text:p>00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399.39" calcext:value-type="float">
            <text:p>399.39</text:p>
          </table:table-cell>
          <table:table-cell office:value-type="float" office:value="483.56" calcext:value-type="float">
            <text:p>483.56</text:p>
          </table:table-cell>
        </table:table-row>
        <table:table-row table:style-name="ro1">
          <table:table-cell office:value-type="float" office:value="2894776" calcext:value-type="float">
            <text:p>2894776</text:p>
          </table:table-cell>
          <table:table-cell table:formula="of:=[.A183]/1000/(60*60*24)" office:value-type="time" office:time-value="PT00H48M14.776S" calcext:value-type="time">
            <text:p>00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401.61" calcext:value-type="float">
            <text:p>401.61</text:p>
          </table:table-cell>
          <table:table-cell office:value-type="float" office:value="486.19" calcext:value-type="float">
            <text:p>486.19</text:p>
          </table:table-cell>
        </table:table-row>
        <table:table-row table:style-name="ro1">
          <table:table-cell office:value-type="float" office:value="2910777" calcext:value-type="float">
            <text:p>2910777</text:p>
          </table:table-cell>
          <table:table-cell table:formula="of:=[.A184]/1000/(60*60*24)" office:value-type="time" office:time-value="PT00H48M30.777S" calcext:value-type="time">
            <text:p>00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403.83" calcext:value-type="float">
            <text:p>403.83</text:p>
          </table:table-cell>
          <table:table-cell office:value-type="float" office:value="488.82" calcext:value-type="float">
            <text:p>488.82</text:p>
          </table:table-cell>
        </table:table-row>
        <table:table-row table:style-name="ro1">
          <table:table-cell office:value-type="float" office:value="2926776" calcext:value-type="float">
            <text:p>2926776</text:p>
          </table:table-cell>
          <table:table-cell table:formula="of:=[.A185]/1000/(60*60*24)" office:value-type="time" office:time-value="PT00H48M46.776S" calcext:value-type="time">
            <text:p>00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406.05" calcext:value-type="float">
            <text:p>406.05</text:p>
          </table:table-cell>
          <table:table-cell office:value-type="float" office:value="491.44" calcext:value-type="float">
            <text:p>491.44</text:p>
          </table:table-cell>
        </table:table-row>
        <table:table-row table:style-name="ro1">
          <table:table-cell office:value-type="float" office:value="2942776" calcext:value-type="float">
            <text:p>2942776</text:p>
          </table:table-cell>
          <table:table-cell table:formula="of:=[.A186]/1000/(60*60*24)" office:value-type="time" office:time-value="PT00H49M02.776S" calcext:value-type="time">
            <text:p>00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408.27" calcext:value-type="float">
            <text:p>408.27</text:p>
          </table:table-cell>
          <table:table-cell office:value-type="float" office:value="494.07" calcext:value-type="float">
            <text:p>494.07</text:p>
          </table:table-cell>
        </table:table-row>
        <table:table-row table:style-name="ro1">
          <table:table-cell office:value-type="float" office:value="2958776" calcext:value-type="float">
            <text:p>2958776</text:p>
          </table:table-cell>
          <table:table-cell table:formula="of:=[.A187]/1000/(60*60*24)" office:value-type="time" office:time-value="PT00H49M18.776S" calcext:value-type="time">
            <text:p>00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410.49" calcext:value-type="float">
            <text:p>410.49</text:p>
          </table:table-cell>
          <table:table-cell office:value-type="float" office:value="496.7" calcext:value-type="float">
            <text:p>496.7</text:p>
          </table:table-cell>
        </table:table-row>
        <table:table-row table:style-name="ro1">
          <table:table-cell office:value-type="float" office:value="2974776" calcext:value-type="float">
            <text:p>2974776</text:p>
          </table:table-cell>
          <table:table-cell table:formula="of:=[.A188]/1000/(60*60*24)" office:value-type="time" office:time-value="PT00H49M34.776S" calcext:value-type="time">
            <text:p>00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412.71" calcext:value-type="float">
            <text:p>412.71</text:p>
          </table:table-cell>
          <table:table-cell office:value-type="float" office:value="499.33" calcext:value-type="float">
            <text:p>499.33</text:p>
          </table:table-cell>
        </table:table-row>
        <table:table-row table:style-name="ro1">
          <table:table-cell office:value-type="float" office:value="2990776" calcext:value-type="float">
            <text:p>2990776</text:p>
          </table:table-cell>
          <table:table-cell table:formula="of:=[.A189]/1000/(60*60*24)" office:value-type="time" office:time-value="PT00H49M50.776S" calcext:value-type="time">
            <text:p>00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414.93" calcext:value-type="float">
            <text:p>414.93</text:p>
          </table:table-cell>
          <table:table-cell office:value-type="float" office:value="501.95" calcext:value-type="float">
            <text:p>501.95</text:p>
          </table:table-cell>
        </table:table-row>
        <table:table-row table:style-name="ro1">
          <table:table-cell office:value-type="float" office:value="3006776" calcext:value-type="float">
            <text:p>3006776</text:p>
          </table:table-cell>
          <table:table-cell table:formula="of:=[.A190]/1000/(60*60*24)" office:value-type="time" office:time-value="PT00H50M06.776S" calcext:value-type="time">
            <text:p>00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417.15" calcext:value-type="float">
            <text:p>417.15</text:p>
          </table:table-cell>
          <table:table-cell office:value-type="float" office:value="504.58" calcext:value-type="float">
            <text:p>504.58</text:p>
          </table:table-cell>
        </table:table-row>
        <table:table-row table:style-name="ro1">
          <table:table-cell office:value-type="float" office:value="3022776" calcext:value-type="float">
            <text:p>3022776</text:p>
          </table:table-cell>
          <table:table-cell table:formula="of:=[.A191]/1000/(60*60*24)" office:value-type="time" office:time-value="PT00H50M22.776S" calcext:value-type="time">
            <text:p>00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419.37" calcext:value-type="float">
            <text:p>419.37</text:p>
          </table:table-cell>
          <table:table-cell office:value-type="float" office:value="507.2" calcext:value-type="float">
            <text:p>507.2</text:p>
          </table:table-cell>
        </table:table-row>
        <table:table-row table:style-name="ro1">
          <table:table-cell office:value-type="float" office:value="3038777" calcext:value-type="float">
            <text:p>3038777</text:p>
          </table:table-cell>
          <table:table-cell table:formula="of:=[.A192]/1000/(60*60*24)" office:value-type="time" office:time-value="PT00H50M38.777S" calcext:value-type="time">
            <text:p>00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421.59" calcext:value-type="float">
            <text:p>421.59</text:p>
          </table:table-cell>
          <table:table-cell office:value-type="float" office:value="509.83" calcext:value-type="float">
            <text:p>509.83</text:p>
          </table:table-cell>
        </table:table-row>
        <table:table-row table:style-name="ro1">
          <table:table-cell office:value-type="float" office:value="3054776" calcext:value-type="float">
            <text:p>3054776</text:p>
          </table:table-cell>
          <table:table-cell table:formula="of:=[.A193]/1000/(60*60*24)" office:value-type="time" office:time-value="PT00H50M54.776S" calcext:value-type="time">
            <text:p>00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423.81" calcext:value-type="float">
            <text:p>423.81</text:p>
          </table:table-cell>
          <table:table-cell office:value-type="float" office:value="512.45" calcext:value-type="float">
            <text:p>512.45</text:p>
          </table:table-cell>
        </table:table-row>
        <table:table-row table:style-name="ro1">
          <table:table-cell office:value-type="float" office:value="3070776" calcext:value-type="float">
            <text:p>3070776</text:p>
          </table:table-cell>
          <table:table-cell table:formula="of:=[.A194]/1000/(60*60*24)" office:value-type="time" office:time-value="PT00H51M10.776S" calcext:value-type="time">
            <text:p>00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426.02" calcext:value-type="float">
            <text:p>426.02</text:p>
          </table:table-cell>
          <table:table-cell office:value-type="float" office:value="515.08" calcext:value-type="float">
            <text:p>515.08</text:p>
          </table:table-cell>
        </table:table-row>
        <table:table-row table:style-name="ro1">
          <table:table-cell office:value-type="float" office:value="3086776" calcext:value-type="float">
            <text:p>3086776</text:p>
          </table:table-cell>
          <table:table-cell table:formula="of:=[.A195]/1000/(60*60*24)" office:value-type="time" office:time-value="PT00H51M26.776S" calcext:value-type="time">
            <text:p>00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428.24" calcext:value-type="float">
            <text:p>428.24</text:p>
          </table:table-cell>
          <table:table-cell office:value-type="float" office:value="517.7" calcext:value-type="float">
            <text:p>517.7</text:p>
          </table:table-cell>
        </table:table-row>
        <table:table-row table:style-name="ro1">
          <table:table-cell office:value-type="float" office:value="3102776" calcext:value-type="float">
            <text:p>3102776</text:p>
          </table:table-cell>
          <table:table-cell table:formula="of:=[.A196]/1000/(60*60*24)" office:value-type="time" office:time-value="PT00H51M42.776S" calcext:value-type="time">
            <text:p>00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430.46" calcext:value-type="float">
            <text:p>430.46</text:p>
          </table:table-cell>
          <table:table-cell office:value-type="float" office:value="520.32" calcext:value-type="float">
            <text:p>520.32</text:p>
          </table:table-cell>
        </table:table-row>
        <table:table-row table:style-name="ro1">
          <table:table-cell office:value-type="float" office:value="3118777" calcext:value-type="float">
            <text:p>3118777</text:p>
          </table:table-cell>
          <table:table-cell table:formula="of:=[.A197]/1000/(60*60*24)" office:value-type="time" office:time-value="PT00H51M58.777S" calcext:value-type="time">
            <text:p>00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7" calcext:value-type="float">
            <text:p>592.17</text:p>
          </table:table-cell>
          <table:table-cell office:value-type="float" office:value="432.68" calcext:value-type="float">
            <text:p>432.68</text:p>
          </table:table-cell>
          <table:table-cell office:value-type="float" office:value="522.94" calcext:value-type="float">
            <text:p>522.94</text:p>
          </table:table-cell>
        </table:table-row>
        <table:table-row table:style-name="ro1">
          <table:table-cell office:value-type="float" office:value="3134776" calcext:value-type="float">
            <text:p>3134776</text:p>
          </table:table-cell>
          <table:table-cell table:formula="of:=[.A198]/1000/(60*60*24)" office:value-type="time" office:time-value="PT00H52M14.776S" calcext:value-type="time">
            <text:p>00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9.78" calcext:value-type="float">
            <text:p>589.78</text:p>
          </table:table-cell>
          <table:table-cell office:value-type="float" office:value="434.9" calcext:value-type="float">
            <text:p>434.9</text:p>
          </table:table-cell>
          <table:table-cell office:value-type="float" office:value="525.57" calcext:value-type="float">
            <text:p>525.57</text:p>
          </table:table-cell>
        </table:table-row>
        <table:table-row table:style-name="ro1">
          <table:table-cell office:value-type="float" office:value="3150776" calcext:value-type="float">
            <text:p>3150776</text:p>
          </table:table-cell>
          <table:table-cell table:formula="of:=[.A199]/1000/(60*60*24)" office:value-type="time" office:time-value="PT00H52M30.776S" calcext:value-type="time">
            <text:p>00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437.12" calcext:value-type="float">
            <text:p>437.12</text:p>
          </table:table-cell>
          <table:table-cell office:value-type="float" office:value="528.19" calcext:value-type="float">
            <text:p>528.19</text:p>
          </table:table-cell>
        </table:table-row>
        <table:table-row table:style-name="ro1">
          <table:table-cell office:value-type="float" office:value="3166776" calcext:value-type="float">
            <text:p>3166776</text:p>
          </table:table-cell>
          <table:table-cell table:formula="of:=[.A200]/1000/(60*60*24)" office:value-type="time" office:time-value="PT00H52M46.776S" calcext:value-type="time">
            <text:p>00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439.34" calcext:value-type="float">
            <text:p>439.34</text:p>
          </table:table-cell>
          <table:table-cell office:value-type="float" office:value="530.81" calcext:value-type="float">
            <text:p>530.81</text:p>
          </table:table-cell>
        </table:table-row>
        <table:table-row table:style-name="ro1">
          <table:table-cell office:value-type="float" office:value="3182776" calcext:value-type="float">
            <text:p>3182776</text:p>
          </table:table-cell>
          <table:table-cell table:formula="of:=[.A201]/1000/(60*60*24)" office:value-type="time" office:time-value="PT00H53M02.776S" calcext:value-type="time">
            <text:p>00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441.56" calcext:value-type="float">
            <text:p>441.56</text:p>
          </table:table-cell>
          <table:table-cell office:value-type="float" office:value="533.43" calcext:value-type="float">
            <text:p>533.43</text:p>
          </table:table-cell>
        </table:table-row>
        <table:table-row table:style-name="ro1">
          <table:table-cell office:value-type="float" office:value="3198777" calcext:value-type="float">
            <text:p>3198777</text:p>
          </table:table-cell>
          <table:table-cell table:formula="of:=[.A202]/1000/(60*60*24)" office:value-type="time" office:time-value="PT00H53M18.777S" calcext:value-type="time">
            <text:p>00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443.78" calcext:value-type="float">
            <text:p>443.78</text:p>
          </table:table-cell>
          <table:table-cell office:value-type="float" office:value="536.06" calcext:value-type="float">
            <text:p>536.06</text:p>
          </table:table-cell>
        </table:table-row>
        <table:table-row table:style-name="ro1">
          <table:table-cell office:value-type="float" office:value="3214776" calcext:value-type="float">
            <text:p>3214776</text:p>
          </table:table-cell>
          <table:table-cell table:formula="of:=[.A203]/1000/(60*60*24)" office:value-type="time" office:time-value="PT00H53M34.776S" calcext:value-type="time">
            <text:p>00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446" calcext:value-type="float">
            <text:p>446</text:p>
          </table:table-cell>
          <table:table-cell office:value-type="float" office:value="538.68" calcext:value-type="float">
            <text:p>538.68</text:p>
          </table:table-cell>
        </table:table-row>
        <table:table-row table:style-name="ro1">
          <table:table-cell office:value-type="float" office:value="3230776" calcext:value-type="float">
            <text:p>3230776</text:p>
          </table:table-cell>
          <table:table-cell table:formula="of:=[.A204]/1000/(60*60*24)" office:value-type="time" office:time-value="PT00H53M50.776S" calcext:value-type="time">
            <text:p>00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448.22" calcext:value-type="float">
            <text:p>448.22</text:p>
          </table:table-cell>
          <table:table-cell office:value-type="float" office:value="541.3" calcext:value-type="float">
            <text:p>541.3</text:p>
          </table:table-cell>
        </table:table-row>
        <table:table-row table:style-name="ro1">
          <table:table-cell office:value-type="float" office:value="3246776" calcext:value-type="float">
            <text:p>3246776</text:p>
          </table:table-cell>
          <table:table-cell table:formula="of:=[.A205]/1000/(60*60*24)" office:value-type="time" office:time-value="PT00H54M06.776S" calcext:value-type="time">
            <text:p>00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450.44" calcext:value-type="float">
            <text:p>450.44</text:p>
          </table:table-cell>
          <table:table-cell office:value-type="float" office:value="543.92" calcext:value-type="float">
            <text:p>543.92</text:p>
          </table:table-cell>
        </table:table-row>
        <table:table-row table:style-name="ro1">
          <table:table-cell office:value-type="float" office:value="3262776" calcext:value-type="float">
            <text:p>3262776</text:p>
          </table:table-cell>
          <table:table-cell table:formula="of:=[.A206]/1000/(60*60*24)" office:value-type="time" office:time-value="PT00H54M22.776S" calcext:value-type="time">
            <text:p>00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452.66" calcext:value-type="float">
            <text:p>452.66</text:p>
          </table:table-cell>
          <table:table-cell office:value-type="float" office:value="546.53" calcext:value-type="float">
            <text:p>546.53</text:p>
          </table:table-cell>
        </table:table-row>
        <table:table-row table:style-name="ro1">
          <table:table-cell office:value-type="float" office:value="3278777" calcext:value-type="float">
            <text:p>3278777</text:p>
          </table:table-cell>
          <table:table-cell table:formula="of:=[.A207]/1000/(60*60*24)" office:value-type="time" office:time-value="PT00H54M38.777S" calcext:value-type="time">
            <text:p>00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8" calcext:value-type="float">
            <text:p>590.28</text:p>
          </table:table-cell>
          <table:table-cell office:value-type="float" office:value="454.88" calcext:value-type="float">
            <text:p>454.88</text:p>
          </table:table-cell>
          <table:table-cell office:value-type="float" office:value="549.15" calcext:value-type="float">
            <text:p>549.15</text:p>
          </table:table-cell>
        </table:table-row>
        <table:table-row table:style-name="ro1">
          <table:table-cell office:value-type="float" office:value="3294776" calcext:value-type="float">
            <text:p>3294776</text:p>
          </table:table-cell>
          <table:table-cell table:formula="of:=[.A208]/1000/(60*60*24)" office:value-type="time" office:time-value="PT00H54M54.776S" calcext:value-type="time">
            <text:p>00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2" calcext:value-type="float">
            <text:p>590.42</text:p>
          </table:table-cell>
          <table:table-cell office:value-type="float" office:value="457.1" calcext:value-type="float">
            <text:p>457.1</text:p>
          </table:table-cell>
          <table:table-cell office:value-type="float" office:value="551.77" calcext:value-type="float">
            <text:p>551.77</text:p>
          </table:table-cell>
        </table:table-row>
        <table:table-row table:style-name="ro1">
          <table:table-cell office:value-type="float" office:value="3310777" calcext:value-type="float">
            <text:p>3310777</text:p>
          </table:table-cell>
          <table:table-cell table:formula="of:=[.A209]/1000/(60*60*24)" office:value-type="time" office:time-value="PT00H55M10.777S" calcext:value-type="time">
            <text:p>00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459.32" calcext:value-type="float">
            <text:p>459.32</text:p>
          </table:table-cell>
          <table:table-cell office:value-type="float" office:value="554.39" calcext:value-type="float">
            <text:p>554.39</text:p>
          </table:table-cell>
        </table:table-row>
        <table:table-row table:style-name="ro1">
          <table:table-cell office:value-type="float" office:value="3326777" calcext:value-type="float">
            <text:p>3326777</text:p>
          </table:table-cell>
          <table:table-cell table:formula="of:=[.A210]/1000/(60*60*24)" office:value-type="time" office:time-value="PT00H55M26.777S" calcext:value-type="time">
            <text:p>00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461.54" calcext:value-type="float">
            <text:p>461.54</text:p>
          </table:table-cell>
          <table:table-cell office:value-type="float" office:value="557.01" calcext:value-type="float">
            <text:p>557.01</text:p>
          </table:table-cell>
        </table:table-row>
        <table:table-row table:style-name="ro1">
          <table:table-cell office:value-type="float" office:value="3342776" calcext:value-type="float">
            <text:p>3342776</text:p>
          </table:table-cell>
          <table:table-cell table:formula="of:=[.A211]/1000/(60*60*24)" office:value-type="time" office:time-value="PT00H55M42.776S" calcext:value-type="time">
            <text:p>00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463.76" calcext:value-type="float">
            <text:p>463.76</text:p>
          </table:table-cell>
          <table:table-cell office:value-type="float" office:value="559.63" calcext:value-type="float">
            <text:p>559.63</text:p>
          </table:table-cell>
        </table:table-row>
        <table:table-row table:style-name="ro1">
          <table:table-cell office:value-type="float" office:value="3358776" calcext:value-type="float">
            <text:p>3358776</text:p>
          </table:table-cell>
          <table:table-cell table:formula="of:=[.A212]/1000/(60*60*24)" office:value-type="time" office:time-value="PT00H55M58.776S" calcext:value-type="time">
            <text:p>00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465.98" calcext:value-type="float">
            <text:p>465.98</text:p>
          </table:table-cell>
          <table:table-cell office:value-type="float" office:value="562.24" calcext:value-type="float">
            <text:p>562.24</text:p>
          </table:table-cell>
        </table:table-row>
        <table:table-row table:style-name="ro1">
          <table:table-cell office:value-type="float" office:value="3374776" calcext:value-type="float">
            <text:p>3374776</text:p>
          </table:table-cell>
          <table:table-cell table:formula="of:=[.A213]/1000/(60*60*24)" office:value-type="time" office:time-value="PT00H56M14.776S" calcext:value-type="time">
            <text:p>00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468.2" calcext:value-type="float">
            <text:p>468.2</text:p>
          </table:table-cell>
          <table:table-cell office:value-type="float" office:value="564.86" calcext:value-type="float">
            <text:p>564.86</text:p>
          </table:table-cell>
        </table:table-row>
        <table:table-row table:style-name="ro1">
          <table:table-cell office:value-type="float" office:value="3390776" calcext:value-type="float">
            <text:p>3390776</text:p>
          </table:table-cell>
          <table:table-cell table:formula="of:=[.A214]/1000/(60*60*24)" office:value-type="time" office:time-value="PT00H56M30.776S" calcext:value-type="time">
            <text:p>00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470.42" calcext:value-type="float">
            <text:p>470.42</text:p>
          </table:table-cell>
          <table:table-cell office:value-type="float" office:value="567.48" calcext:value-type="float">
            <text:p>567.48</text:p>
          </table:table-cell>
        </table:table-row>
        <table:table-row table:style-name="ro1">
          <table:table-cell office:value-type="float" office:value="3406777" calcext:value-type="float">
            <text:p>3406777</text:p>
          </table:table-cell>
          <table:table-cell table:formula="of:=[.A215]/1000/(60*60*24)" office:value-type="time" office:time-value="PT00H56M46.777S" calcext:value-type="time">
            <text:p>00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472.64" calcext:value-type="float">
            <text:p>472.64</text:p>
          </table:table-cell>
          <table:table-cell office:value-type="float" office:value="570.09" calcext:value-type="float">
            <text:p>570.09</text:p>
          </table:table-cell>
        </table:table-row>
        <table:table-row table:style-name="ro1">
          <table:table-cell office:value-type="float" office:value="3422776" calcext:value-type="float">
            <text:p>3422776</text:p>
          </table:table-cell>
          <table:table-cell table:formula="of:=[.A216]/1000/(60*60*24)" office:value-type="time" office:time-value="PT00H57M02.776S" calcext:value-type="time">
            <text:p>00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474.86" calcext:value-type="float">
            <text:p>474.86</text:p>
          </table:table-cell>
          <table:table-cell office:value-type="float" office:value="572.71" calcext:value-type="float">
            <text:p>572.71</text:p>
          </table:table-cell>
        </table:table-row>
        <table:table-row table:style-name="ro1">
          <table:table-cell office:value-type="float" office:value="3438776" calcext:value-type="float">
            <text:p>3438776</text:p>
          </table:table-cell>
          <table:table-cell table:formula="of:=[.A217]/1000/(60*60*24)" office:value-type="time" office:time-value="PT00H57M18.776S" calcext:value-type="time">
            <text:p>00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77.08" calcext:value-type="float">
            <text:p>477.08</text:p>
          </table:table-cell>
          <table:table-cell office:value-type="float" office:value="575.33" calcext:value-type="float">
            <text:p>575.33</text:p>
          </table:table-cell>
        </table:table-row>
        <table:table-row table:style-name="ro1">
          <table:table-cell office:value-type="float" office:value="3454776" calcext:value-type="float">
            <text:p>3454776</text:p>
          </table:table-cell>
          <table:table-cell table:formula="of:=[.A218]/1000/(60*60*24)" office:value-type="time" office:time-value="PT00H57M34.776S" calcext:value-type="time">
            <text:p>00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79.3" calcext:value-type="float">
            <text:p>479.3</text:p>
          </table:table-cell>
          <table:table-cell office:value-type="float" office:value="577.94" calcext:value-type="float">
            <text:p>577.94</text:p>
          </table:table-cell>
        </table:table-row>
        <table:table-row table:style-name="ro1">
          <table:table-cell office:value-type="float" office:value="3470777" calcext:value-type="float">
            <text:p>3470777</text:p>
          </table:table-cell>
          <table:table-cell table:formula="of:=[.A219]/1000/(60*60*24)" office:value-type="time" office:time-value="PT00H57M50.777S" calcext:value-type="time">
            <text:p>00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81.52" calcext:value-type="float">
            <text:p>481.52</text:p>
          </table:table-cell>
          <table:table-cell office:value-type="float" office:value="580.56" calcext:value-type="float">
            <text:p>580.56</text:p>
          </table:table-cell>
        </table:table-row>
        <table:table-row table:style-name="ro1">
          <table:table-cell office:value-type="float" office:value="3486776" calcext:value-type="float">
            <text:p>3486776</text:p>
          </table:table-cell>
          <table:table-cell table:formula="of:=[.A220]/1000/(60*60*24)" office:value-type="time" office:time-value="PT00H58M06.776S" calcext:value-type="time">
            <text:p>00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83.74" calcext:value-type="float">
            <text:p>483.74</text:p>
          </table:table-cell>
          <table:table-cell office:value-type="float" office:value="583.17" calcext:value-type="float">
            <text:p>583.17</text:p>
          </table:table-cell>
        </table:table-row>
        <table:table-row table:style-name="ro1">
          <table:table-cell office:value-type="float" office:value="3502776" calcext:value-type="float">
            <text:p>3502776</text:p>
          </table:table-cell>
          <table:table-cell table:formula="of:=[.A221]/1000/(60*60*24)" office:value-type="time" office:time-value="PT00H58M22.776S" calcext:value-type="time">
            <text:p>00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485.96" calcext:value-type="float">
            <text:p>485.96</text:p>
          </table:table-cell>
          <table:table-cell office:value-type="float" office:value="585.79" calcext:value-type="float">
            <text:p>585.79</text:p>
          </table:table-cell>
        </table:table-row>
        <table:table-row table:style-name="ro1">
          <table:table-cell office:value-type="float" office:value="3518776" calcext:value-type="float">
            <text:p>3518776</text:p>
          </table:table-cell>
          <table:table-cell table:formula="of:=[.A222]/1000/(60*60*24)" office:value-type="time" office:time-value="PT00H58M38.776S" calcext:value-type="time">
            <text:p>00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488.18" calcext:value-type="float">
            <text:p>488.18</text:p>
          </table:table-cell>
          <table:table-cell office:value-type="float" office:value="588.4" calcext:value-type="float">
            <text:p>588.4</text:p>
          </table:table-cell>
        </table:table-row>
        <table:table-row table:style-name="ro1">
          <table:table-cell office:value-type="float" office:value="3534776" calcext:value-type="float">
            <text:p>3534776</text:p>
          </table:table-cell>
          <table:table-cell table:formula="of:=[.A223]/1000/(60*60*24)" office:value-type="time" office:time-value="PT00H58M54.776S" calcext:value-type="time">
            <text:p>00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490.4" calcext:value-type="float">
            <text:p>490.4</text:p>
          </table:table-cell>
          <table:table-cell office:value-type="float" office:value="591.02" calcext:value-type="float">
            <text:p>591.02</text:p>
          </table:table-cell>
        </table:table-row>
        <table:table-row table:style-name="ro1">
          <table:table-cell office:value-type="float" office:value="3550776" calcext:value-type="float">
            <text:p>3550776</text:p>
          </table:table-cell>
          <table:table-cell table:formula="of:=[.A224]/1000/(60*60*24)" office:value-type="time" office:time-value="PT00H59M10.776S" calcext:value-type="time">
            <text:p>00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8" calcext:value-type="float">
            <text:p>588.48</text:p>
          </table:table-cell>
          <table:table-cell office:value-type="float" office:value="492.62" calcext:value-type="float">
            <text:p>492.62</text:p>
          </table:table-cell>
          <table:table-cell office:value-type="float" office:value="593.63" calcext:value-type="float">
            <text:p>593.63</text:p>
          </table:table-cell>
        </table:table-row>
        <table:table-row table:style-name="ro1">
          <table:table-cell office:value-type="float" office:value="3566776" calcext:value-type="float">
            <text:p>3566776</text:p>
          </table:table-cell>
          <table:table-cell table:formula="of:=[.A225]/1000/(60*60*24)" office:value-type="time" office:time-value="PT00H59M26.776S" calcext:value-type="time">
            <text:p>00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494.84" calcext:value-type="float">
            <text:p>494.84</text:p>
          </table:table-cell>
          <table:table-cell office:value-type="float" office:value="596.25" calcext:value-type="float">
            <text:p>596.25</text:p>
          </table:table-cell>
        </table:table-row>
        <table:table-row table:style-name="ro1">
          <table:table-cell office:value-type="float" office:value="3582776" calcext:value-type="float">
            <text:p>3582776</text:p>
          </table:table-cell>
          <table:table-cell table:formula="of:=[.A226]/1000/(60*60*24)" office:value-type="time" office:time-value="PT00H59M42.776S" calcext:value-type="time">
            <text:p>00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97.06" calcext:value-type="float">
            <text:p>497.06</text:p>
          </table:table-cell>
          <table:table-cell office:value-type="float" office:value="598.86" calcext:value-type="float">
            <text:p>598.86</text:p>
          </table:table-cell>
        </table:table-row>
        <table:table-row table:style-name="ro1">
          <table:table-cell office:value-type="float" office:value="3598777" calcext:value-type="float">
            <text:p>3598777</text:p>
          </table:table-cell>
          <table:table-cell table:formula="of:=[.A227]/1000/(60*60*24)" office:value-type="time" office:time-value="PT00H59M58.777S" calcext:value-type="time">
            <text:p>00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499.27" calcext:value-type="float">
            <text:p>499.27</text:p>
          </table:table-cell>
          <table:table-cell office:value-type="float" office:value="601.48" calcext:value-type="float">
            <text:p>601.48</text:p>
          </table:table-cell>
        </table:table-row>
        <table:table-row table:style-name="ro1">
          <table:table-cell office:value-type="float" office:value="3614777" calcext:value-type="float">
            <text:p>3614777</text:p>
          </table:table-cell>
          <table:table-cell table:formula="of:=[.A228]/1000/(60*60*24)" office:value-type="time" office:time-value="PT01H00M14.777S" calcext:value-type="time">
            <text:p>01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501.49" calcext:value-type="float">
            <text:p>501.49</text:p>
          </table:table-cell>
          <table:table-cell office:value-type="float" office:value="604.09" calcext:value-type="float">
            <text:p>604.09</text:p>
          </table:table-cell>
        </table:table-row>
        <table:table-row table:style-name="ro1">
          <table:table-cell office:value-type="float" office:value="3630776" calcext:value-type="float">
            <text:p>3630776</text:p>
          </table:table-cell>
          <table:table-cell table:formula="of:=[.A229]/1000/(60*60*24)" office:value-type="time" office:time-value="PT01H00M30.776S" calcext:value-type="time">
            <text:p>01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503.71" calcext:value-type="float">
            <text:p>503.71</text:p>
          </table:table-cell>
          <table:table-cell office:value-type="float" office:value="606.7" calcext:value-type="float">
            <text:p>606.7</text:p>
          </table:table-cell>
        </table:table-row>
        <table:table-row table:style-name="ro1">
          <table:table-cell office:value-type="float" office:value="3646776" calcext:value-type="float">
            <text:p>3646776</text:p>
          </table:table-cell>
          <table:table-cell table:formula="of:=[.A230]/1000/(60*60*24)" office:value-type="time" office:time-value="PT01H00M46.776S" calcext:value-type="time">
            <text:p>01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505.93" calcext:value-type="float">
            <text:p>505.93</text:p>
          </table:table-cell>
          <table:table-cell office:value-type="float" office:value="609.31" calcext:value-type="float">
            <text:p>609.31</text:p>
          </table:table-cell>
        </table:table-row>
        <table:table-row table:style-name="ro1">
          <table:table-cell office:value-type="float" office:value="3662776" calcext:value-type="float">
            <text:p>3662776</text:p>
          </table:table-cell>
          <table:table-cell table:formula="of:=[.A231]/1000/(60*60*24)" office:value-type="time" office:time-value="PT01H01M02.776S" calcext:value-type="time">
            <text:p>01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508.15" calcext:value-type="float">
            <text:p>508.15</text:p>
          </table:table-cell>
          <table:table-cell office:value-type="float" office:value="611.92" calcext:value-type="float">
            <text:p>611.92</text:p>
          </table:table-cell>
        </table:table-row>
        <table:table-row table:style-name="ro1">
          <table:table-cell office:value-type="float" office:value="3678777" calcext:value-type="float">
            <text:p>3678777</text:p>
          </table:table-cell>
          <table:table-cell table:formula="of:=[.A232]/1000/(60*60*24)" office:value-type="time" office:time-value="PT01H01M18.777S" calcext:value-type="time">
            <text:p>01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510.37" calcext:value-type="float">
            <text:p>510.37</text:p>
          </table:table-cell>
          <table:table-cell office:value-type="float" office:value="614.54" calcext:value-type="float">
            <text:p>614.54</text:p>
          </table:table-cell>
        </table:table-row>
        <table:table-row table:style-name="ro1">
          <table:table-cell office:value-type="float" office:value="3694776" calcext:value-type="float">
            <text:p>3694776</text:p>
          </table:table-cell>
          <table:table-cell table:formula="of:=[.A233]/1000/(60*60*24)" office:value-type="time" office:time-value="PT01H01M34.776S" calcext:value-type="time">
            <text:p>01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512.59" calcext:value-type="float">
            <text:p>512.59</text:p>
          </table:table-cell>
          <table:table-cell office:value-type="float" office:value="617.15" calcext:value-type="float">
            <text:p>617.15</text:p>
          </table:table-cell>
        </table:table-row>
        <table:table-row table:style-name="ro1">
          <table:table-cell office:value-type="float" office:value="3710776" calcext:value-type="float">
            <text:p>3710776</text:p>
          </table:table-cell>
          <table:table-cell table:formula="of:=[.A234]/1000/(60*60*24)" office:value-type="time" office:time-value="PT01H01M50.776S" calcext:value-type="time">
            <text:p>01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514.81" calcext:value-type="float">
            <text:p>514.81</text:p>
          </table:table-cell>
          <table:table-cell office:value-type="float" office:value="619.76" calcext:value-type="float">
            <text:p>619.76</text:p>
          </table:table-cell>
        </table:table-row>
        <table:table-row table:style-name="ro1">
          <table:table-cell office:value-type="float" office:value="3726776" calcext:value-type="float">
            <text:p>3726776</text:p>
          </table:table-cell>
          <table:table-cell table:formula="of:=[.A235]/1000/(60*60*24)" office:value-type="time" office:time-value="PT01H02M06.776S" calcext:value-type="time">
            <text:p>01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9" calcext:value-type="float">
            <text:p>589.89</text:p>
          </table:table-cell>
          <table:table-cell office:value-type="float" office:value="517.03" calcext:value-type="float">
            <text:p>517.03</text:p>
          </table:table-cell>
          <table:table-cell office:value-type="float" office:value="622.37" calcext:value-type="float">
            <text:p>622.37</text:p>
          </table:table-cell>
        </table:table-row>
        <table:table-row table:style-name="ro1">
          <table:table-cell office:value-type="float" office:value="3742776" calcext:value-type="float">
            <text:p>3742776</text:p>
          </table:table-cell>
          <table:table-cell table:formula="of:=[.A236]/1000/(60*60*24)" office:value-type="time" office:time-value="PT01H02M22.776S" calcext:value-type="time">
            <text:p>01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519.26" calcext:value-type="float">
            <text:p>519.26</text:p>
          </table:table-cell>
          <table:table-cell office:value-type="float" office:value="624.99" calcext:value-type="float">
            <text:p>624.99</text:p>
          </table:table-cell>
        </table:table-row>
        <table:table-row table:style-name="ro1">
          <table:table-cell office:value-type="float" office:value="3758777" calcext:value-type="float">
            <text:p>3758777</text:p>
          </table:table-cell>
          <table:table-cell table:formula="of:=[.A237]/1000/(60*60*24)" office:value-type="time" office:time-value="PT01H02M38.777S" calcext:value-type="time">
            <text:p>01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521.48" calcext:value-type="float">
            <text:p>521.48</text:p>
          </table:table-cell>
          <table:table-cell office:value-type="float" office:value="627.6" calcext:value-type="float">
            <text:p>627.6</text:p>
          </table:table-cell>
        </table:table-row>
        <table:table-row table:style-name="ro1">
          <table:table-cell office:value-type="float" office:value="3774776" calcext:value-type="float">
            <text:p>3774776</text:p>
          </table:table-cell>
          <table:table-cell table:formula="of:=[.A238]/1000/(60*60*24)" office:value-type="time" office:time-value="PT01H02M54.776S" calcext:value-type="time">
            <text:p>01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523.69" calcext:value-type="float">
            <text:p>523.69</text:p>
          </table:table-cell>
          <table:table-cell office:value-type="float" office:value="630.21" calcext:value-type="float">
            <text:p>630.21</text:p>
          </table:table-cell>
        </table:table-row>
        <table:table-row table:style-name="ro1">
          <table:table-cell office:value-type="float" office:value="3790776" calcext:value-type="float">
            <text:p>3790776</text:p>
          </table:table-cell>
          <table:table-cell table:formula="of:=[.A239]/1000/(60*60*24)" office:value-type="time" office:time-value="PT01H03M10.776S" calcext:value-type="time">
            <text:p>01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525.91" calcext:value-type="float">
            <text:p>525.91</text:p>
          </table:table-cell>
          <table:table-cell office:value-type="float" office:value="632.82" calcext:value-type="float">
            <text:p>632.82</text:p>
          </table:table-cell>
        </table:table-row>
        <table:table-row table:style-name="ro1">
          <table:table-cell office:value-type="float" office:value="3806776" calcext:value-type="float">
            <text:p>3806776</text:p>
          </table:table-cell>
          <table:table-cell table:formula="of:=[.A240]/1000/(60*60*24)" office:value-type="time" office:time-value="PT01H03M26.776S" calcext:value-type="time">
            <text:p>01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528.13" calcext:value-type="float">
            <text:p>528.13</text:p>
          </table:table-cell>
          <table:table-cell office:value-type="float" office:value="635.43" calcext:value-type="float">
            <text:p>635.43</text:p>
          </table:table-cell>
        </table:table-row>
        <table:table-row table:style-name="ro1">
          <table:table-cell office:value-type="float" office:value="3822776" calcext:value-type="float">
            <text:p>3822776</text:p>
          </table:table-cell>
          <table:table-cell table:formula="of:=[.A241]/1000/(60*60*24)" office:value-type="time" office:time-value="PT01H03M42.776S" calcext:value-type="time">
            <text:p>01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30.35" calcext:value-type="float">
            <text:p>530.35</text:p>
          </table:table-cell>
          <table:table-cell office:value-type="float" office:value="638.04" calcext:value-type="float">
            <text:p>638.04</text:p>
          </table:table-cell>
        </table:table-row>
        <table:table-row table:style-name="ro1">
          <table:table-cell office:value-type="float" office:value="3838776" calcext:value-type="float">
            <text:p>3838776</text:p>
          </table:table-cell>
          <table:table-cell table:formula="of:=[.A242]/1000/(60*60*24)" office:value-type="time" office:time-value="PT01H03M58.776S" calcext:value-type="time">
            <text:p>01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532.57" calcext:value-type="float">
            <text:p>532.57</text:p>
          </table:table-cell>
          <table:table-cell office:value-type="float" office:value="640.65" calcext:value-type="float">
            <text:p>640.65</text:p>
          </table:table-cell>
        </table:table-row>
        <table:table-row table:style-name="ro1">
          <table:table-cell office:value-type="float" office:value="3854776" calcext:value-type="float">
            <text:p>3854776</text:p>
          </table:table-cell>
          <table:table-cell table:formula="of:=[.A243]/1000/(60*60*24)" office:value-type="time" office:time-value="PT01H04M14.776S" calcext:value-type="time">
            <text:p>01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34.79" calcext:value-type="float">
            <text:p>534.79</text:p>
          </table:table-cell>
          <table:table-cell office:value-type="float" office:value="643.26" calcext:value-type="float">
            <text:p>643.26</text:p>
          </table:table-cell>
        </table:table-row>
        <table:table-row table:style-name="ro1">
          <table:table-cell office:value-type="float" office:value="3870776" calcext:value-type="float">
            <text:p>3870776</text:p>
          </table:table-cell>
          <table:table-cell table:formula="of:=[.A244]/1000/(60*60*24)" office:value-type="time" office:time-value="PT01H04M30.776S" calcext:value-type="time">
            <text:p>01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537.01" calcext:value-type="float">
            <text:p>537.01</text:p>
          </table:table-cell>
          <table:table-cell office:value-type="float" office:value="645.87" calcext:value-type="float">
            <text:p>645.87</text:p>
          </table:table-cell>
        </table:table-row>
        <table:table-row table:style-name="ro1">
          <table:table-cell office:value-type="float" office:value="3886776" calcext:value-type="float">
            <text:p>3886776</text:p>
          </table:table-cell>
          <table:table-cell table:formula="of:=[.A245]/1000/(60*60*24)" office:value-type="time" office:time-value="PT01H04M46.776S" calcext:value-type="time">
            <text:p>01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539.23" calcext:value-type="float">
            <text:p>539.23</text:p>
          </table:table-cell>
          <table:table-cell office:value-type="float" office:value="648.48" calcext:value-type="float">
            <text:p>648.48</text:p>
          </table:table-cell>
        </table:table-row>
        <table:table-row table:style-name="ro1">
          <table:table-cell office:value-type="float" office:value="3902776" calcext:value-type="float">
            <text:p>3902776</text:p>
          </table:table-cell>
          <table:table-cell table:formula="of:=[.A246]/1000/(60*60*24)" office:value-type="time" office:time-value="PT01H05M02.776S" calcext:value-type="time">
            <text:p>01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541.45" calcext:value-type="float">
            <text:p>541.45</text:p>
          </table:table-cell>
          <table:table-cell office:value-type="float" office:value="651.08" calcext:value-type="float">
            <text:p>651.08</text:p>
          </table:table-cell>
        </table:table-row>
        <table:table-row table:style-name="ro1">
          <table:table-cell office:value-type="float" office:value="3918776" calcext:value-type="float">
            <text:p>3918776</text:p>
          </table:table-cell>
          <table:table-cell table:formula="of:=[.A247]/1000/(60*60*24)" office:value-type="time" office:time-value="PT01H05M18.776S" calcext:value-type="time">
            <text:p>01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543.67" calcext:value-type="float">
            <text:p>543.67</text:p>
          </table:table-cell>
          <table:table-cell office:value-type="float" office:value="653.69" calcext:value-type="float">
            <text:p>653.69</text:p>
          </table:table-cell>
        </table:table-row>
        <table:table-row table:style-name="ro1">
          <table:table-cell office:value-type="float" office:value="3934776" calcext:value-type="float">
            <text:p>3934776</text:p>
          </table:table-cell>
          <table:table-cell table:formula="of:=[.A248]/1000/(60*60*24)" office:value-type="time" office:time-value="PT01H05M34.776S" calcext:value-type="time">
            <text:p>01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2" calcext:value-type="float">
            <text:p>585.92</text:p>
          </table:table-cell>
          <table:table-cell office:value-type="float" office:value="545.89" calcext:value-type="float">
            <text:p>545.89</text:p>
          </table:table-cell>
          <table:table-cell office:value-type="float" office:value="656.3" calcext:value-type="float">
            <text:p>656.3</text:p>
          </table:table-cell>
        </table:table-row>
        <table:table-row table:style-name="ro1">
          <table:table-cell office:value-type="float" office:value="3950776" calcext:value-type="float">
            <text:p>3950776</text:p>
          </table:table-cell>
          <table:table-cell table:formula="of:=[.A249]/1000/(60*60*24)" office:value-type="time" office:time-value="PT01H05M50.776S" calcext:value-type="time">
            <text:p>01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2" calcext:value-type="float">
            <text:p>585.92</text:p>
          </table:table-cell>
          <table:table-cell office:value-type="float" office:value="548.11" calcext:value-type="float">
            <text:p>548.11</text:p>
          </table:table-cell>
          <table:table-cell office:value-type="float" office:value="658.91" calcext:value-type="float">
            <text:p>658.91</text:p>
          </table:table-cell>
        </table:table-row>
        <table:table-row table:style-name="ro1">
          <table:table-cell office:value-type="float" office:value="3966776" calcext:value-type="float">
            <text:p>3966776</text:p>
          </table:table-cell>
          <table:table-cell table:formula="of:=[.A250]/1000/(60*60*24)" office:value-type="time" office:time-value="PT01H06M06.776S" calcext:value-type="time">
            <text:p>01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550.33" calcext:value-type="float">
            <text:p>550.33</text:p>
          </table:table-cell>
          <table:table-cell office:value-type="float" office:value="661.51" calcext:value-type="float">
            <text:p>661.51</text:p>
          </table:table-cell>
        </table:table-row>
        <table:table-row table:style-name="ro1">
          <table:table-cell office:value-type="float" office:value="3982776" calcext:value-type="float">
            <text:p>3982776</text:p>
          </table:table-cell>
          <table:table-cell table:formula="of:=[.A251]/1000/(60*60*24)" office:value-type="time" office:time-value="PT01H06M22.776S" calcext:value-type="time">
            <text:p>01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552.55" calcext:value-type="float">
            <text:p>552.55</text:p>
          </table:table-cell>
          <table:table-cell office:value-type="float" office:value="664.12" calcext:value-type="float">
            <text:p>664.12</text:p>
          </table:table-cell>
        </table:table-row>
        <table:table-row table:style-name="ro1">
          <table:table-cell office:value-type="float" office:value="3998776" calcext:value-type="float">
            <text:p>3998776</text:p>
          </table:table-cell>
          <table:table-cell table:formula="of:=[.A252]/1000/(60*60*24)" office:value-type="time" office:time-value="PT01H06M38.776S" calcext:value-type="time">
            <text:p>01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554.77" calcext:value-type="float">
            <text:p>554.77</text:p>
          </table:table-cell>
          <table:table-cell office:value-type="float" office:value="666.73" calcext:value-type="float">
            <text:p>666.73</text:p>
          </table:table-cell>
        </table:table-row>
        <table:table-row table:style-name="ro1">
          <table:table-cell office:value-type="float" office:value="4014776" calcext:value-type="float">
            <text:p>4014776</text:p>
          </table:table-cell>
          <table:table-cell table:formula="of:=[.A253]/1000/(60*60*24)" office:value-type="time" office:time-value="PT01H06M54.776S" calcext:value-type="time">
            <text:p>01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556.98" calcext:value-type="float">
            <text:p>556.98</text:p>
          </table:table-cell>
          <table:table-cell office:value-type="float" office:value="669.34" calcext:value-type="float">
            <text:p>669.34</text:p>
          </table:table-cell>
        </table:table-row>
        <table:table-row table:style-name="ro1">
          <table:table-cell office:value-type="float" office:value="4030776" calcext:value-type="float">
            <text:p>4030776</text:p>
          </table:table-cell>
          <table:table-cell table:formula="of:=[.A254]/1000/(60*60*24)" office:value-type="time" office:time-value="PT01H07M10.776S" calcext:value-type="time">
            <text:p>01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559.2" calcext:value-type="float">
            <text:p>559.2</text:p>
          </table:table-cell>
          <table:table-cell office:value-type="float" office:value="671.94" calcext:value-type="float">
            <text:p>671.94</text:p>
          </table:table-cell>
        </table:table-row>
        <table:table-row table:style-name="ro1">
          <table:table-cell office:value-type="float" office:value="4046777" calcext:value-type="float">
            <text:p>4046777</text:p>
          </table:table-cell>
          <table:table-cell table:formula="of:=[.A255]/1000/(60*60*24)" office:value-type="time" office:time-value="PT01H07M26.777S" calcext:value-type="time">
            <text:p>01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561.42" calcext:value-type="float">
            <text:p>561.42</text:p>
          </table:table-cell>
          <table:table-cell office:value-type="float" office:value="674.55" calcext:value-type="float">
            <text:p>674.55</text:p>
          </table:table-cell>
        </table:table-row>
        <table:table-row table:style-name="ro1">
          <table:table-cell office:value-type="float" office:value="4062776" calcext:value-type="float">
            <text:p>4062776</text:p>
          </table:table-cell>
          <table:table-cell table:formula="of:=[.A256]/1000/(60*60*24)" office:value-type="time" office:time-value="PT01H07M42.776S" calcext:value-type="time">
            <text:p>01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563.64" calcext:value-type="float">
            <text:p>563.64</text:p>
          </table:table-cell>
          <table:table-cell office:value-type="float" office:value="677.15" calcext:value-type="float">
            <text:p>677.15</text:p>
          </table:table-cell>
        </table:table-row>
        <table:table-row table:style-name="ro1">
          <table:table-cell office:value-type="float" office:value="4078776" calcext:value-type="float">
            <text:p>4078776</text:p>
          </table:table-cell>
          <table:table-cell table:formula="of:=[.A257]/1000/(60*60*24)" office:value-type="time" office:time-value="PT01H07M58.776S" calcext:value-type="time">
            <text:p>01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65.86" calcext:value-type="float">
            <text:p>565.86</text:p>
          </table:table-cell>
          <table:table-cell office:value-type="float" office:value="679.76" calcext:value-type="float">
            <text:p>679.76</text:p>
          </table:table-cell>
        </table:table-row>
        <table:table-row table:style-name="ro1">
          <table:table-cell office:value-type="float" office:value="4094776" calcext:value-type="float">
            <text:p>4094776</text:p>
          </table:table-cell>
          <table:table-cell table:formula="of:=[.A258]/1000/(60*60*24)" office:value-type="time" office:time-value="PT01H08M14.776S" calcext:value-type="time">
            <text:p>01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68.08" calcext:value-type="float">
            <text:p>568.08</text:p>
          </table:table-cell>
          <table:table-cell office:value-type="float" office:value="682.37" calcext:value-type="float">
            <text:p>682.37</text:p>
          </table:table-cell>
        </table:table-row>
        <table:table-row table:style-name="ro1">
          <table:table-cell office:value-type="float" office:value="4110776" calcext:value-type="float">
            <text:p>4110776</text:p>
          </table:table-cell>
          <table:table-cell table:formula="of:=[.A259]/1000/(60*60*24)" office:value-type="time" office:time-value="PT01H08M30.776S" calcext:value-type="time">
            <text:p>01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570.3" calcext:value-type="float">
            <text:p>570.3</text:p>
          </table:table-cell>
          <table:table-cell office:value-type="float" office:value="684.97" calcext:value-type="float">
            <text:p>684.97</text:p>
          </table:table-cell>
        </table:table-row>
        <table:table-row table:style-name="ro1">
          <table:table-cell office:value-type="float" office:value="4126776" calcext:value-type="float">
            <text:p>4126776</text:p>
          </table:table-cell>
          <table:table-cell table:formula="of:=[.A260]/1000/(60*60*24)" office:value-type="time" office:time-value="PT01H08M46.776S" calcext:value-type="time">
            <text:p>01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572.52" calcext:value-type="float">
            <text:p>572.52</text:p>
          </table:table-cell>
          <table:table-cell office:value-type="float" office:value="687.58" calcext:value-type="float">
            <text:p>687.58</text:p>
          </table:table-cell>
        </table:table-row>
        <table:table-row table:style-name="ro1">
          <table:table-cell office:value-type="float" office:value="4142776" calcext:value-type="float">
            <text:p>4142776</text:p>
          </table:table-cell>
          <table:table-cell table:formula="of:=[.A261]/1000/(60*60*24)" office:value-type="time" office:time-value="PT01H09M02.776S" calcext:value-type="time">
            <text:p>01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574.74" calcext:value-type="float">
            <text:p>574.74</text:p>
          </table:table-cell>
          <table:table-cell office:value-type="float" office:value="690.18" calcext:value-type="float">
            <text:p>690.18</text:p>
          </table:table-cell>
        </table:table-row>
        <table:table-row table:style-name="ro1">
          <table:table-cell office:value-type="float" office:value="4158777" calcext:value-type="float">
            <text:p>4158777</text:p>
          </table:table-cell>
          <table:table-cell table:formula="of:=[.A262]/1000/(60*60*24)" office:value-type="time" office:time-value="PT01H09M18.777S" calcext:value-type="time">
            <text:p>01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576.96" calcext:value-type="float">
            <text:p>576.96</text:p>
          </table:table-cell>
          <table:table-cell office:value-type="float" office:value="692.79" calcext:value-type="float">
            <text:p>692.79</text:p>
          </table:table-cell>
        </table:table-row>
        <table:table-row table:style-name="ro1">
          <table:table-cell office:value-type="float" office:value="4174776" calcext:value-type="float">
            <text:p>4174776</text:p>
          </table:table-cell>
          <table:table-cell table:formula="of:=[.A263]/1000/(60*60*24)" office:value-type="time" office:time-value="PT01H09M34.776S" calcext:value-type="time">
            <text:p>01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579.18" calcext:value-type="float">
            <text:p>579.18</text:p>
          </table:table-cell>
          <table:table-cell office:value-type="float" office:value="695.39" calcext:value-type="float">
            <text:p>695.39</text:p>
          </table:table-cell>
        </table:table-row>
        <table:table-row table:style-name="ro1">
          <table:table-cell office:value-type="float" office:value="4190776" calcext:value-type="float">
            <text:p>4190776</text:p>
          </table:table-cell>
          <table:table-cell table:formula="of:=[.A264]/1000/(60*60*24)" office:value-type="time" office:time-value="PT01H09M50.776S" calcext:value-type="time">
            <text:p>01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581.4" calcext:value-type="float">
            <text:p>581.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206777" calcext:value-type="float">
            <text:p>4206777</text:p>
          </table:table-cell>
          <table:table-cell table:formula="of:=[.A265]/1000/(60*60*24)" office:value-type="time" office:time-value="PT01H10M06.777S" calcext:value-type="time">
            <text:p>01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583.62" calcext:value-type="float">
            <text:p>583.62</text:p>
          </table:table-cell>
          <table:table-cell office:value-type="float" office:value="700.61" calcext:value-type="float">
            <text:p>700.61</text:p>
          </table:table-cell>
        </table:table-row>
        <table:table-row table:style-name="ro1">
          <table:table-cell office:value-type="float" office:value="4222776" calcext:value-type="float">
            <text:p>4222776</text:p>
          </table:table-cell>
          <table:table-cell table:formula="of:=[.A266]/1000/(60*60*24)" office:value-type="time" office:time-value="PT01H10M22.776S" calcext:value-type="time">
            <text:p>01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85.84" calcext:value-type="float">
            <text:p>585.84</text:p>
          </table:table-cell>
          <table:table-cell office:value-type="float" office:value="703.21" calcext:value-type="float">
            <text:p>703.21</text:p>
          </table:table-cell>
        </table:table-row>
        <table:table-row table:style-name="ro1">
          <table:table-cell office:value-type="float" office:value="4238776" calcext:value-type="float">
            <text:p>4238776</text:p>
          </table:table-cell>
          <table:table-cell table:formula="of:=[.A267]/1000/(60*60*24)" office:value-type="time" office:time-value="PT01H10M38.776S" calcext:value-type="time">
            <text:p>01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588.06" calcext:value-type="float">
            <text:p>588.06</text:p>
          </table:table-cell>
          <table:table-cell office:value-type="float" office:value="705.82" calcext:value-type="float">
            <text:p>705.82</text:p>
          </table:table-cell>
        </table:table-row>
        <table:table-row table:style-name="ro1">
          <table:table-cell office:value-type="float" office:value="4254776" calcext:value-type="float">
            <text:p>4254776</text:p>
          </table:table-cell>
          <table:table-cell table:formula="of:=[.A268]/1000/(60*60*24)" office:value-type="time" office:time-value="PT01H10M54.776S" calcext:value-type="time">
            <text:p>01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590.28" calcext:value-type="float">
            <text:p>590.28</text:p>
          </table:table-cell>
          <table:table-cell office:value-type="float" office:value="708.43" calcext:value-type="float">
            <text:p>708.43</text:p>
          </table:table-cell>
        </table:table-row>
        <table:table-row table:style-name="ro1">
          <table:table-cell office:value-type="float" office:value="4270776" calcext:value-type="float">
            <text:p>4270776</text:p>
          </table:table-cell>
          <table:table-cell table:formula="of:=[.A269]/1000/(60*60*24)" office:value-type="time" office:time-value="PT01H11M10.776S" calcext:value-type="time">
            <text:p>01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92.51" calcext:value-type="float">
            <text:p>592.51</text:p>
          </table:table-cell>
          <table:table-cell office:value-type="float" office:value="711.04" calcext:value-type="float">
            <text:p>711.04</text:p>
          </table:table-cell>
        </table:table-row>
        <table:table-row table:style-name="ro1">
          <table:table-cell office:value-type="float" office:value="4286777" calcext:value-type="float">
            <text:p>4286777</text:p>
          </table:table-cell>
          <table:table-cell table:formula="of:=[.A270]/1000/(60*60*24)" office:value-type="time" office:time-value="PT01H11M26.777S" calcext:value-type="time">
            <text:p>01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594.73" calcext:value-type="float">
            <text:p>594.73</text:p>
          </table:table-cell>
          <table:table-cell office:value-type="float" office:value="713.65" calcext:value-type="float">
            <text:p>713.65</text:p>
          </table:table-cell>
        </table:table-row>
        <table:table-row table:style-name="ro1">
          <table:table-cell office:value-type="float" office:value="4302776" calcext:value-type="float">
            <text:p>4302776</text:p>
          </table:table-cell>
          <table:table-cell table:formula="of:=[.A271]/1000/(60*60*24)" office:value-type="time" office:time-value="PT01H11M42.776S" calcext:value-type="time">
            <text:p>01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596.94" calcext:value-type="float">
            <text:p>596.94</text:p>
          </table:table-cell>
          <table:table-cell office:value-type="float" office:value="716.25" calcext:value-type="float">
            <text:p>716.25</text:p>
          </table:table-cell>
        </table:table-row>
        <table:table-row table:style-name="ro1">
          <table:table-cell office:value-type="float" office:value="4318776" calcext:value-type="float">
            <text:p>4318776</text:p>
          </table:table-cell>
          <table:table-cell table:formula="of:=[.A272]/1000/(60*60*24)" office:value-type="time" office:time-value="PT01H11M58.776S" calcext:value-type="time">
            <text:p>01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599.16" calcext:value-type="float">
            <text:p>599.16</text:p>
          </table:table-cell>
          <table:table-cell office:value-type="float" office:value="718.86" calcext:value-type="float">
            <text:p>718.86</text:p>
          </table:table-cell>
        </table:table-row>
        <table:table-row table:style-name="ro1">
          <table:table-cell office:value-type="float" office:value="4334777" calcext:value-type="float">
            <text:p>4334777</text:p>
          </table:table-cell>
          <table:table-cell table:formula="of:=[.A273]/1000/(60*60*24)" office:value-type="time" office:time-value="PT01H12M14.777S" calcext:value-type="time">
            <text:p>01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01.38" calcext:value-type="float">
            <text:p>601.38</text:p>
          </table:table-cell>
          <table:table-cell office:value-type="float" office:value="721.46" calcext:value-type="float">
            <text:p>721.46</text:p>
          </table:table-cell>
        </table:table-row>
        <table:table-row table:style-name="ro1">
          <table:table-cell office:value-type="float" office:value="4350776" calcext:value-type="float">
            <text:p>4350776</text:p>
          </table:table-cell>
          <table:table-cell table:formula="of:=[.A274]/1000/(60*60*24)" office:value-type="time" office:time-value="PT01H12M30.776S" calcext:value-type="time">
            <text:p>01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603.6" calcext:value-type="float">
            <text:p>603.6</text:p>
          </table:table-cell>
          <table:table-cell office:value-type="float" office:value="724.07" calcext:value-type="float">
            <text:p>724.07</text:p>
          </table:table-cell>
        </table:table-row>
        <table:table-row table:style-name="ro1">
          <table:table-cell office:value-type="float" office:value="4366777" calcext:value-type="float">
            <text:p>4366777</text:p>
          </table:table-cell>
          <table:table-cell table:formula="of:=[.A275]/1000/(60*60*24)" office:value-type="time" office:time-value="PT01H12M46.777S" calcext:value-type="time">
            <text:p>01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605.82" calcext:value-type="float">
            <text:p>605.82</text:p>
          </table:table-cell>
          <table:table-cell office:value-type="float" office:value="726.67" calcext:value-type="float">
            <text:p>726.67</text:p>
          </table:table-cell>
        </table:table-row>
        <table:table-row table:style-name="ro1">
          <table:table-cell office:value-type="float" office:value="4382776" calcext:value-type="float">
            <text:p>4382776</text:p>
          </table:table-cell>
          <table:table-cell table:formula="of:=[.A276]/1000/(60*60*24)" office:value-type="time" office:time-value="PT01H13M02.776S" calcext:value-type="time">
            <text:p>01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5" calcext:value-type="float">
            <text:p>585.95</text:p>
          </table:table-cell>
          <table:table-cell office:value-type="float" office:value="608.04" calcext:value-type="float">
            <text:p>608.04</text:p>
          </table:table-cell>
          <table:table-cell office:value-type="float" office:value="729.27" calcext:value-type="float">
            <text:p>729.27</text:p>
          </table:table-cell>
        </table:table-row>
        <table:table-row table:style-name="ro1">
          <table:table-cell office:value-type="float" office:value="4398777" calcext:value-type="float">
            <text:p>4398777</text:p>
          </table:table-cell>
          <table:table-cell table:formula="of:=[.A277]/1000/(60*60*24)" office:value-type="time" office:time-value="PT01H13M18.777S" calcext:value-type="time">
            <text:p>01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610.26" calcext:value-type="float">
            <text:p>610.26</text:p>
          </table:table-cell>
          <table:table-cell office:value-type="float" office:value="731.88" calcext:value-type="float">
            <text:p>731.88</text:p>
          </table:table-cell>
        </table:table-row>
        <table:table-row table:style-name="ro1">
          <table:table-cell office:value-type="float" office:value="4414776" calcext:value-type="float">
            <text:p>4414776</text:p>
          </table:table-cell>
          <table:table-cell table:formula="of:=[.A278]/1000/(60*60*24)" office:value-type="time" office:time-value="PT01H13M34.776S" calcext:value-type="time">
            <text:p>01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12.48" calcext:value-type="float">
            <text:p>612.48</text:p>
          </table:table-cell>
          <table:table-cell office:value-type="float" office:value="734.48" calcext:value-type="float">
            <text:p>734.48</text:p>
          </table:table-cell>
        </table:table-row>
        <table:table-row table:style-name="ro1">
          <table:table-cell office:value-type="float" office:value="4430776" calcext:value-type="float">
            <text:p>4430776</text:p>
          </table:table-cell>
          <table:table-cell table:formula="of:=[.A279]/1000/(60*60*24)" office:value-type="time" office:time-value="PT01H13M50.776S" calcext:value-type="time">
            <text:p>01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614.7" calcext:value-type="float">
            <text:p>614.7</text:p>
          </table:table-cell>
          <table:table-cell office:value-type="float" office:value="737.09" calcext:value-type="float">
            <text:p>737.09</text:p>
          </table:table-cell>
        </table:table-row>
        <table:table-row table:style-name="ro1">
          <table:table-cell office:value-type="float" office:value="4446776" calcext:value-type="float">
            <text:p>4446776</text:p>
          </table:table-cell>
          <table:table-cell table:formula="of:=[.A280]/1000/(60*60*24)" office:value-type="time" office:time-value="PT01H14M06.776S" calcext:value-type="time">
            <text:p>01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616.92" calcext:value-type="float">
            <text:p>616.92</text:p>
          </table:table-cell>
          <table:table-cell office:value-type="float" office:value="739.69" calcext:value-type="float">
            <text:p>739.69</text:p>
          </table:table-cell>
        </table:table-row>
        <table:table-row table:style-name="ro1">
          <table:table-cell office:value-type="float" office:value="4462776" calcext:value-type="float">
            <text:p>4462776</text:p>
          </table:table-cell>
          <table:table-cell table:formula="of:=[.A281]/1000/(60*60*24)" office:value-type="time" office:time-value="PT01H14M22.776S" calcext:value-type="time">
            <text:p>01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19.14" calcext:value-type="float">
            <text:p>619.14</text:p>
          </table:table-cell>
          <table:table-cell office:value-type="float" office:value="742.3" calcext:value-type="float">
            <text:p>742.3</text:p>
          </table:table-cell>
        </table:table-row>
        <table:table-row table:style-name="ro1">
          <table:table-cell office:value-type="float" office:value="4478776" calcext:value-type="float">
            <text:p>4478776</text:p>
          </table:table-cell>
          <table:table-cell table:formula="of:=[.A282]/1000/(60*60*24)" office:value-type="time" office:time-value="PT01H14M38.776S" calcext:value-type="time">
            <text:p>01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621.36" calcext:value-type="float">
            <text:p>621.36</text:p>
          </table:table-cell>
          <table:table-cell office:value-type="float" office:value="744.9" calcext:value-type="float">
            <text:p>744.9</text:p>
          </table:table-cell>
        </table:table-row>
        <table:table-row table:style-name="ro1">
          <table:table-cell office:value-type="float" office:value="4494776" calcext:value-type="float">
            <text:p>4494776</text:p>
          </table:table-cell>
          <table:table-cell table:formula="of:=[.A283]/1000/(60*60*24)" office:value-type="time" office:time-value="PT01H14M54.776S" calcext:value-type="time">
            <text:p>01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3" calcext:value-type="float">
            <text:p>586.73</text:p>
          </table:table-cell>
          <table:table-cell office:value-type="float" office:value="623.58" calcext:value-type="float">
            <text:p>623.58</text:p>
          </table:table-cell>
          <table:table-cell office:value-type="float" office:value="747.5" calcext:value-type="float">
            <text:p>747.5</text:p>
          </table:table-cell>
        </table:table-row>
        <table:table-row table:style-name="ro1">
          <table:table-cell office:value-type="float" office:value="4510776" calcext:value-type="float">
            <text:p>4510776</text:p>
          </table:table-cell>
          <table:table-cell table:formula="of:=[.A284]/1000/(60*60*24)" office:value-type="time" office:time-value="PT01H15M10.776S" calcext:value-type="time">
            <text:p>01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625.8" calcext:value-type="float">
            <text:p>625.8</text:p>
          </table:table-cell>
          <table:table-cell office:value-type="float" office:value="750.11" calcext:value-type="float">
            <text:p>750.11</text:p>
          </table:table-cell>
        </table:table-row>
        <table:table-row table:style-name="ro1">
          <table:table-cell office:value-type="float" office:value="4526776" calcext:value-type="float">
            <text:p>4526776</text:p>
          </table:table-cell>
          <table:table-cell table:formula="of:=[.A285]/1000/(60*60*24)" office:value-type="time" office:time-value="PT01H15M26.776S" calcext:value-type="time">
            <text:p>01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9" calcext:value-type="float">
            <text:p>586.19</text:p>
          </table:table-cell>
          <table:table-cell office:value-type="float" office:value="628.02" calcext:value-type="float">
            <text:p>628.02</text:p>
          </table:table-cell>
          <table:table-cell office:value-type="float" office:value="752.71" calcext:value-type="float">
            <text:p>752.71</text:p>
          </table:table-cell>
        </table:table-row>
        <table:table-row table:style-name="ro1">
          <table:table-cell office:value-type="float" office:value="4542776" calcext:value-type="float">
            <text:p>4542776</text:p>
          </table:table-cell>
          <table:table-cell table:formula="of:=[.A286]/1000/(60*60*24)" office:value-type="time" office:time-value="PT01H15M42.776S" calcext:value-type="time">
            <text:p>01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630.24" calcext:value-type="float">
            <text:p>630.24</text:p>
          </table:table-cell>
          <table:table-cell office:value-type="float" office:value="755.31" calcext:value-type="float">
            <text:p>755.31</text:p>
          </table:table-cell>
        </table:table-row>
        <table:table-row table:style-name="ro1">
          <table:table-cell office:value-type="float" office:value="4558777" calcext:value-type="float">
            <text:p>4558777</text:p>
          </table:table-cell>
          <table:table-cell table:formula="of:=[.A287]/1000/(60*60*24)" office:value-type="time" office:time-value="PT01H15M58.777S" calcext:value-type="time">
            <text:p>01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32.46" calcext:value-type="float">
            <text:p>632.46</text:p>
          </table:table-cell>
          <table:table-cell office:value-type="float" office:value="757.92" calcext:value-type="float">
            <text:p>757.92</text:p>
          </table:table-cell>
        </table:table-row>
        <table:table-row table:style-name="ro1">
          <table:table-cell office:value-type="float" office:value="4574776" calcext:value-type="float">
            <text:p>4574776</text:p>
          </table:table-cell>
          <table:table-cell table:formula="of:=[.A288]/1000/(60*60*24)" office:value-type="time" office:time-value="PT01H16M14.776S" calcext:value-type="time">
            <text:p>01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34.68" calcext:value-type="float">
            <text:p>634.68</text:p>
          </table:table-cell>
          <table:table-cell office:value-type="float" office:value="760.52" calcext:value-type="float">
            <text:p>760.52</text:p>
          </table:table-cell>
        </table:table-row>
        <table:table-row table:style-name="ro1">
          <table:table-cell office:value-type="float" office:value="4590776" calcext:value-type="float">
            <text:p>4590776</text:p>
          </table:table-cell>
          <table:table-cell table:formula="of:=[.A289]/1000/(60*60*24)" office:value-type="time" office:time-value="PT01H16M30.776S" calcext:value-type="time">
            <text:p>01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636.9" calcext:value-type="float">
            <text:p>636.9</text:p>
          </table:table-cell>
          <table:table-cell office:value-type="float" office:value="763.12" calcext:value-type="float">
            <text:p>763.12</text:p>
          </table:table-cell>
        </table:table-row>
        <table:table-row table:style-name="ro1">
          <table:table-cell office:value-type="float" office:value="4606776" calcext:value-type="float">
            <text:p>4606776</text:p>
          </table:table-cell>
          <table:table-cell table:formula="of:=[.A290]/1000/(60*60*24)" office:value-type="time" office:time-value="PT01H16M46.776S" calcext:value-type="time">
            <text:p>01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39.11" calcext:value-type="float">
            <text:p>639.11</text:p>
          </table:table-cell>
          <table:table-cell office:value-type="float" office:value="765.72" calcext:value-type="float">
            <text:p>765.72</text:p>
          </table:table-cell>
        </table:table-row>
        <table:table-row table:style-name="ro1">
          <table:table-cell office:value-type="float" office:value="4622776" calcext:value-type="float">
            <text:p>4622776</text:p>
          </table:table-cell>
          <table:table-cell table:formula="of:=[.A291]/1000/(60*60*24)" office:value-type="time" office:time-value="PT01H17M02.776S" calcext:value-type="time">
            <text:p>01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641.33" calcext:value-type="float">
            <text:p>641.33</text:p>
          </table:table-cell>
          <table:table-cell office:value-type="float" office:value="768.33" calcext:value-type="float">
            <text:p>768.33</text:p>
          </table:table-cell>
        </table:table-row>
        <table:table-row table:style-name="ro1">
          <table:table-cell office:value-type="float" office:value="4638776" calcext:value-type="float">
            <text:p>4638776</text:p>
          </table:table-cell>
          <table:table-cell table:formula="of:=[.A292]/1000/(60*60*24)" office:value-type="time" office:time-value="PT01H17M18.776S" calcext:value-type="time">
            <text:p>01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6" calcext:value-type="float">
            <text:p>586.76</text:p>
          </table:table-cell>
          <table:table-cell office:value-type="float" office:value="643.55" calcext:value-type="float">
            <text:p>643.55</text:p>
          </table:table-cell>
          <table:table-cell office:value-type="float" office:value="770.93" calcext:value-type="float">
            <text:p>770.93</text:p>
          </table:table-cell>
        </table:table-row>
        <table:table-row table:style-name="ro1">
          <table:table-cell office:value-type="float" office:value="4654776" calcext:value-type="float">
            <text:p>4654776</text:p>
          </table:table-cell>
          <table:table-cell table:formula="of:=[.A293]/1000/(60*60*24)" office:value-type="time" office:time-value="PT01H17M34.776S" calcext:value-type="time">
            <text:p>01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645.77" calcext:value-type="float">
            <text:p>645.77</text:p>
          </table:table-cell>
          <table:table-cell office:value-type="float" office:value="773.53" calcext:value-type="float">
            <text:p>773.53</text:p>
          </table:table-cell>
        </table:table-row>
        <table:table-row table:style-name="ro1">
          <table:table-cell office:value-type="float" office:value="4670776" calcext:value-type="float">
            <text:p>4670776</text:p>
          </table:table-cell>
          <table:table-cell table:formula="of:=[.A294]/1000/(60*60*24)" office:value-type="time" office:time-value="PT01H17M50.776S" calcext:value-type="time">
            <text:p>01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647.99" calcext:value-type="float">
            <text:p>647.99</text:p>
          </table:table-cell>
          <table:table-cell office:value-type="float" office:value="776.13" calcext:value-type="float">
            <text:p>776.13</text:p>
          </table:table-cell>
        </table:table-row>
        <table:table-row table:style-name="ro1">
          <table:table-cell office:value-type="float" office:value="4686776" calcext:value-type="float">
            <text:p>4686776</text:p>
          </table:table-cell>
          <table:table-cell table:formula="of:=[.A295]/1000/(60*60*24)" office:value-type="time" office:time-value="PT01H18M06.776S" calcext:value-type="time">
            <text:p>01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50.21" calcext:value-type="float">
            <text:p>650.21</text:p>
          </table:table-cell>
          <table:table-cell office:value-type="float" office:value="778.73" calcext:value-type="float">
            <text:p>778.73</text:p>
          </table:table-cell>
        </table:table-row>
        <table:table-row table:style-name="ro1">
          <table:table-cell office:value-type="float" office:value="4702776" calcext:value-type="float">
            <text:p>4702776</text:p>
          </table:table-cell>
          <table:table-cell table:formula="of:=[.A296]/1000/(60*60*24)" office:value-type="time" office:time-value="PT01H18M22.776S" calcext:value-type="time">
            <text:p>01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52.43" calcext:value-type="float">
            <text:p>652.43</text:p>
          </table:table-cell>
          <table:table-cell office:value-type="float" office:value="781.34" calcext:value-type="float">
            <text:p>781.34</text:p>
          </table:table-cell>
        </table:table-row>
        <table:table-row table:style-name="ro1">
          <table:table-cell office:value-type="float" office:value="4718776" calcext:value-type="float">
            <text:p>4718776</text:p>
          </table:table-cell>
          <table:table-cell table:formula="of:=[.A297]/1000/(60*60*24)" office:value-type="time" office:time-value="PT01H18M38.776S" calcext:value-type="time">
            <text:p>01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654.65" calcext:value-type="float">
            <text:p>654.65</text:p>
          </table:table-cell>
          <table:table-cell office:value-type="float" office:value="783.94" calcext:value-type="float">
            <text:p>783.94</text:p>
          </table:table-cell>
        </table:table-row>
        <table:table-row table:style-name="ro1">
          <table:table-cell office:value-type="float" office:value="4734776" calcext:value-type="float">
            <text:p>4734776</text:p>
          </table:table-cell>
          <table:table-cell table:formula="of:=[.A298]/1000/(60*60*24)" office:value-type="time" office:time-value="PT01H18M54.776S" calcext:value-type="time">
            <text:p>01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656.87" calcext:value-type="float">
            <text:p>656.87</text:p>
          </table:table-cell>
          <table:table-cell office:value-type="float" office:value="786.54" calcext:value-type="float">
            <text:p>786.54</text:p>
          </table:table-cell>
        </table:table-row>
        <table:table-row table:style-name="ro1">
          <table:table-cell office:value-type="float" office:value="4750776" calcext:value-type="float">
            <text:p>4750776</text:p>
          </table:table-cell>
          <table:table-cell table:formula="of:=[.A299]/1000/(60*60*24)" office:value-type="time" office:time-value="PT01H19M10.776S" calcext:value-type="time">
            <text:p>01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659.09" calcext:value-type="float">
            <text:p>659.09</text:p>
          </table:table-cell>
          <table:table-cell office:value-type="float" office:value="789.14" calcext:value-type="float">
            <text:p>789.14</text:p>
          </table:table-cell>
        </table:table-row>
        <table:table-row table:style-name="ro1">
          <table:table-cell office:value-type="float" office:value="4766776" calcext:value-type="float">
            <text:p>4766776</text:p>
          </table:table-cell>
          <table:table-cell table:formula="of:=[.A300]/1000/(60*60*24)" office:value-type="time" office:time-value="PT01H19M26.776S" calcext:value-type="time">
            <text:p>01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61.31" calcext:value-type="float">
            <text:p>661.31</text:p>
          </table:table-cell>
          <table:table-cell office:value-type="float" office:value="791.74" calcext:value-type="float">
            <text:p>791.74</text:p>
          </table:table-cell>
        </table:table-row>
        <table:table-row table:style-name="ro1">
          <table:table-cell office:value-type="float" office:value="4782776" calcext:value-type="float">
            <text:p>4782776</text:p>
          </table:table-cell>
          <table:table-cell table:formula="of:=[.A301]/1000/(60*60*24)" office:value-type="time" office:time-value="PT01H19M42.776S" calcext:value-type="time">
            <text:p>01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663.53" calcext:value-type="float">
            <text:p>663.53</text:p>
          </table:table-cell>
          <table:table-cell office:value-type="float" office:value="794.35" calcext:value-type="float">
            <text:p>794.35</text:p>
          </table:table-cell>
        </table:table-row>
        <table:table-row table:style-name="ro1">
          <table:table-cell office:value-type="float" office:value="4798776" calcext:value-type="float">
            <text:p>4798776</text:p>
          </table:table-cell>
          <table:table-cell table:formula="of:=[.A302]/1000/(60*60*24)" office:value-type="time" office:time-value="PT01H19M58.776S" calcext:value-type="time">
            <text:p>01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65.76" calcext:value-type="float">
            <text:p>665.76</text:p>
          </table:table-cell>
          <table:table-cell office:value-type="float" office:value="796.95" calcext:value-type="float">
            <text:p>796.95</text:p>
          </table:table-cell>
        </table:table-row>
        <table:table-row table:style-name="ro1">
          <table:table-cell office:value-type="float" office:value="4814776" calcext:value-type="float">
            <text:p>4814776</text:p>
          </table:table-cell>
          <table:table-cell table:formula="of:=[.A303]/1000/(60*60*24)" office:value-type="time" office:time-value="PT01H20M14.776S" calcext:value-type="time">
            <text:p>01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667.98" calcext:value-type="float">
            <text:p>667.98</text:p>
          </table:table-cell>
          <table:table-cell office:value-type="float" office:value="799.55" calcext:value-type="float">
            <text:p>799.55</text:p>
          </table:table-cell>
        </table:table-row>
        <table:table-row table:style-name="ro1">
          <table:table-cell office:value-type="float" office:value="4830777" calcext:value-type="float">
            <text:p>4830777</text:p>
          </table:table-cell>
          <table:table-cell table:formula="of:=[.A304]/1000/(60*60*24)" office:value-type="time" office:time-value="PT01H20M30.777S" calcext:value-type="time">
            <text:p>01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670.19" calcext:value-type="float">
            <text:p>670.19</text:p>
          </table:table-cell>
          <table:table-cell office:value-type="float" office:value="802.15" calcext:value-type="float">
            <text:p>802.15</text:p>
          </table:table-cell>
        </table:table-row>
        <table:table-row table:style-name="ro1">
          <table:table-cell office:value-type="float" office:value="4846776" calcext:value-type="float">
            <text:p>4846776</text:p>
          </table:table-cell>
          <table:table-cell table:formula="of:=[.A305]/1000/(60*60*24)" office:value-type="time" office:time-value="PT01H20M46.776S" calcext:value-type="time">
            <text:p>01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72.41" calcext:value-type="float">
            <text:p>672.41</text:p>
          </table:table-cell>
          <table:table-cell office:value-type="float" office:value="804.75" calcext:value-type="float">
            <text:p>804.75</text:p>
          </table:table-cell>
        </table:table-row>
        <table:table-row table:style-name="ro1">
          <table:table-cell office:value-type="float" office:value="4862777" calcext:value-type="float">
            <text:p>4862777</text:p>
          </table:table-cell>
          <table:table-cell table:formula="of:=[.A306]/1000/(60*60*24)" office:value-type="time" office:time-value="PT01H21M02.777S" calcext:value-type="time">
            <text:p>01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674.63" calcext:value-type="float">
            <text:p>674.63</text:p>
          </table:table-cell>
          <table:table-cell office:value-type="float" office:value="807.35" calcext:value-type="float">
            <text:p>807.35</text:p>
          </table:table-cell>
        </table:table-row>
        <table:table-row table:style-name="ro1">
          <table:table-cell office:value-type="float" office:value="4878776" calcext:value-type="float">
            <text:p>4878776</text:p>
          </table:table-cell>
          <table:table-cell table:formula="of:=[.A307]/1000/(60*60*24)" office:value-type="time" office:time-value="PT01H21M18.776S" calcext:value-type="time">
            <text:p>01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6.75" calcext:value-type="float">
            <text:p>586.75</text:p>
          </table:table-cell>
          <table:table-cell office:value-type="float" office:value="676.85" calcext:value-type="float">
            <text:p>676.85</text:p>
          </table:table-cell>
          <table:table-cell office:value-type="float" office:value="809.95" calcext:value-type="float">
            <text:p>809.95</text:p>
          </table:table-cell>
        </table:table-row>
        <table:table-row table:style-name="ro1">
          <table:table-cell office:value-type="float" office:value="4894776" calcext:value-type="float">
            <text:p>4894776</text:p>
          </table:table-cell>
          <table:table-cell table:formula="of:=[.A308]/1000/(60*60*24)" office:value-type="time" office:time-value="PT01H21M34.776S" calcext:value-type="time">
            <text:p>01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679.07" calcext:value-type="float">
            <text:p>679.07</text:p>
          </table:table-cell>
          <table:table-cell office:value-type="float" office:value="812.56" calcext:value-type="float">
            <text:p>812.56</text:p>
          </table:table-cell>
        </table:table-row>
        <table:table-row table:style-name="ro1">
          <table:table-cell office:value-type="float" office:value="4910776" calcext:value-type="float">
            <text:p>4910776</text:p>
          </table:table-cell>
          <table:table-cell table:formula="of:=[.A309]/1000/(60*60*24)" office:value-type="time" office:time-value="PT01H21M50.776S" calcext:value-type="time">
            <text:p>01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81.29" calcext:value-type="float">
            <text:p>681.29</text:p>
          </table:table-cell>
          <table:table-cell office:value-type="float" office:value="815.16" calcext:value-type="float">
            <text:p>815.16</text:p>
          </table:table-cell>
        </table:table-row>
        <table:table-row table:style-name="ro1">
          <table:table-cell office:value-type="float" office:value="4926777" calcext:value-type="float">
            <text:p>4926777</text:p>
          </table:table-cell>
          <table:table-cell table:formula="of:=[.A310]/1000/(60*60*24)" office:value-type="time" office:time-value="PT01H22M06.777S" calcext:value-type="time">
            <text:p>01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83.51" calcext:value-type="float">
            <text:p>683.51</text:p>
          </table:table-cell>
          <table:table-cell office:value-type="float" office:value="817.76" calcext:value-type="float">
            <text:p>817.76</text:p>
          </table:table-cell>
        </table:table-row>
        <table:table-row table:style-name="ro1">
          <table:table-cell office:value-type="float" office:value="4942776" calcext:value-type="float">
            <text:p>4942776</text:p>
          </table:table-cell>
          <table:table-cell table:formula="of:=[.A311]/1000/(60*60*24)" office:value-type="time" office:time-value="PT01H22M22.776S" calcext:value-type="time">
            <text:p>01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685.73" calcext:value-type="float">
            <text:p>685.73</text:p>
          </table:table-cell>
          <table:table-cell office:value-type="float" office:value="820.36" calcext:value-type="float">
            <text:p>820.36</text:p>
          </table:table-cell>
        </table:table-row>
        <table:table-row table:style-name="ro1">
          <table:table-cell office:value-type="float" office:value="4958776" calcext:value-type="float">
            <text:p>4958776</text:p>
          </table:table-cell>
          <table:table-cell table:formula="of:=[.A312]/1000/(60*60*24)" office:value-type="time" office:time-value="PT01H22M38.776S" calcext:value-type="time">
            <text:p>01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687.95" calcext:value-type="float">
            <text:p>687.95</text:p>
          </table:table-cell>
          <table:table-cell office:value-type="float" office:value="822.96" calcext:value-type="float">
            <text:p>822.96</text:p>
          </table:table-cell>
        </table:table-row>
        <table:table-row table:style-name="ro1">
          <table:table-cell office:value-type="float" office:value="4974776" calcext:value-type="float">
            <text:p>4974776</text:p>
          </table:table-cell>
          <table:table-cell table:formula="of:=[.A313]/1000/(60*60*24)" office:value-type="time" office:time-value="PT01H22M54.776S" calcext:value-type="time">
            <text:p>01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690.17" calcext:value-type="float">
            <text:p>690.17</text:p>
          </table:table-cell>
          <table:table-cell office:value-type="float" office:value="825.56" calcext:value-type="float">
            <text:p>825.56</text:p>
          </table:table-cell>
        </table:table-row>
        <table:table-row table:style-name="ro1">
          <table:table-cell office:value-type="float" office:value="4990776" calcext:value-type="float">
            <text:p>4990776</text:p>
          </table:table-cell>
          <table:table-cell table:formula="of:=[.A314]/1000/(60*60*24)" office:value-type="time" office:time-value="PT01H23M10.776S" calcext:value-type="time">
            <text:p>01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692.39" calcext:value-type="float">
            <text:p>692.39</text:p>
          </table:table-cell>
          <table:table-cell office:value-type="float" office:value="828.16" calcext:value-type="float">
            <text:p>828.16</text:p>
          </table:table-cell>
        </table:table-row>
        <table:table-row table:style-name="ro1">
          <table:table-cell office:value-type="float" office:value="5006777" calcext:value-type="float">
            <text:p>5006777</text:p>
          </table:table-cell>
          <table:table-cell table:formula="of:=[.A315]/1000/(60*60*24)" office:value-type="time" office:time-value="PT01H23M26.777S" calcext:value-type="time">
            <text:p>01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694.61" calcext:value-type="float">
            <text:p>694.61</text:p>
          </table:table-cell>
          <table:table-cell office:value-type="float" office:value="830.76" calcext:value-type="float">
            <text:p>830.76</text:p>
          </table:table-cell>
        </table:table-row>
        <table:table-row table:style-name="ro1">
          <table:table-cell office:value-type="float" office:value="5022777" calcext:value-type="float">
            <text:p>5022777</text:p>
          </table:table-cell>
          <table:table-cell table:formula="of:=[.A316]/1000/(60*60*24)" office:value-type="time" office:time-value="PT01H23M42.777S" calcext:value-type="time">
            <text:p>01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696.83" calcext:value-type="float">
            <text:p>696.83</text:p>
          </table:table-cell>
          <table:table-cell office:value-type="float" office:value="833.36" calcext:value-type="float">
            <text:p>833.36</text:p>
          </table:table-cell>
        </table:table-row>
        <table:table-row table:style-name="ro1">
          <table:table-cell office:value-type="float" office:value="5038776" calcext:value-type="float">
            <text:p>5038776</text:p>
          </table:table-cell>
          <table:table-cell table:formula="of:=[.A317]/1000/(60*60*24)" office:value-type="time" office:time-value="PT01H23M58.776S" calcext:value-type="time">
            <text:p>01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699.05" calcext:value-type="float">
            <text:p>699.05</text:p>
          </table:table-cell>
          <table:table-cell office:value-type="float" office:value="835.96" calcext:value-type="float">
            <text:p>835.96</text:p>
          </table:table-cell>
        </table:table-row>
        <table:table-row table:style-name="ro1">
          <table:table-cell office:value-type="float" office:value="5054776" calcext:value-type="float">
            <text:p>5054776</text:p>
          </table:table-cell>
          <table:table-cell table:formula="of:=[.A318]/1000/(60*60*24)" office:value-type="time" office:time-value="PT01H24M14.776S" calcext:value-type="time">
            <text:p>01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701.27" calcext:value-type="float">
            <text:p>701.27</text:p>
          </table:table-cell>
          <table:table-cell office:value-type="float" office:value="838.56" calcext:value-type="float">
            <text:p>838.56</text:p>
          </table:table-cell>
        </table:table-row>
        <table:table-row table:style-name="ro1">
          <table:table-cell office:value-type="float" office:value="5070776" calcext:value-type="float">
            <text:p>5070776</text:p>
          </table:table-cell>
          <table:table-cell table:formula="of:=[.A319]/1000/(60*60*24)" office:value-type="time" office:time-value="PT01H24M30.776S" calcext:value-type="time">
            <text:p>01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03.49" calcext:value-type="float">
            <text:p>703.49</text:p>
          </table:table-cell>
          <table:table-cell office:value-type="float" office:value="841.17" calcext:value-type="float">
            <text:p>841.17</text:p>
          </table:table-cell>
        </table:table-row>
        <table:table-row table:style-name="ro1">
          <table:table-cell office:value-type="float" office:value="5086776" calcext:value-type="float">
            <text:p>5086776</text:p>
          </table:table-cell>
          <table:table-cell table:formula="of:=[.A320]/1000/(60*60*24)" office:value-type="time" office:time-value="PT01H24M46.776S" calcext:value-type="time">
            <text:p>01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05.71" calcext:value-type="float">
            <text:p>705.71</text:p>
          </table:table-cell>
          <table:table-cell office:value-type="float" office:value="843.76" calcext:value-type="float">
            <text:p>843.76</text:p>
          </table:table-cell>
        </table:table-row>
        <table:table-row table:style-name="ro1">
          <table:table-cell office:value-type="float" office:value="5102776" calcext:value-type="float">
            <text:p>5102776</text:p>
          </table:table-cell>
          <table:table-cell table:formula="of:=[.A321]/1000/(60*60*24)" office:value-type="time" office:time-value="PT01H25M02.776S" calcext:value-type="time">
            <text:p>01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07.93" calcext:value-type="float">
            <text:p>707.93</text:p>
          </table:table-cell>
          <table:table-cell office:value-type="float" office:value="846.37" calcext:value-type="float">
            <text:p>846.37</text:p>
          </table:table-cell>
        </table:table-row>
        <table:table-row table:style-name="ro1">
          <table:table-cell office:value-type="float" office:value="5118777" calcext:value-type="float">
            <text:p>5118777</text:p>
          </table:table-cell>
          <table:table-cell table:formula="of:=[.A322]/1000/(60*60*24)" office:value-type="time" office:time-value="PT01H25M18.777S" calcext:value-type="time">
            <text:p>01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710.15" calcext:value-type="float">
            <text:p>710.15</text:p>
          </table:table-cell>
          <table:table-cell office:value-type="float" office:value="848.97" calcext:value-type="float">
            <text:p>848.97</text:p>
          </table:table-cell>
        </table:table-row>
        <table:table-row table:style-name="ro1">
          <table:table-cell office:value-type="float" office:value="5134776" calcext:value-type="float">
            <text:p>5134776</text:p>
          </table:table-cell>
          <table:table-cell table:formula="of:=[.A323]/1000/(60*60*24)" office:value-type="time" office:time-value="PT01H25M34.776S" calcext:value-type="time">
            <text:p>01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712.37" calcext:value-type="float">
            <text:p>712.37</text:p>
          </table:table-cell>
          <table:table-cell office:value-type="float" office:value="851.57" calcext:value-type="float">
            <text:p>851.57</text:p>
          </table:table-cell>
        </table:table-row>
        <table:table-row table:style-name="ro1">
          <table:table-cell office:value-type="float" office:value="5150776" calcext:value-type="float">
            <text:p>5150776</text:p>
          </table:table-cell>
          <table:table-cell table:formula="of:=[.A324]/1000/(60*60*24)" office:value-type="time" office:time-value="PT01H25M50.776S" calcext:value-type="time">
            <text:p>01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714.59" calcext:value-type="float">
            <text:p>714.59</text:p>
          </table:table-cell>
          <table:table-cell office:value-type="float" office:value="854.17" calcext:value-type="float">
            <text:p>854.17</text:p>
          </table:table-cell>
        </table:table-row>
        <table:table-row table:style-name="ro1">
          <table:table-cell office:value-type="float" office:value="5166776" calcext:value-type="float">
            <text:p>5166776</text:p>
          </table:table-cell>
          <table:table-cell table:formula="of:=[.A325]/1000/(60*60*24)" office:value-type="time" office:time-value="PT01H26M06.776S" calcext:value-type="time">
            <text:p>01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716.81" calcext:value-type="float">
            <text:p>716.81</text:p>
          </table:table-cell>
          <table:table-cell office:value-type="float" office:value="856.76" calcext:value-type="float">
            <text:p>856.76</text:p>
          </table:table-cell>
        </table:table-row>
        <table:table-row table:style-name="ro1">
          <table:table-cell office:value-type="float" office:value="5182776" calcext:value-type="float">
            <text:p>5182776</text:p>
          </table:table-cell>
          <table:table-cell table:formula="of:=[.A326]/1000/(60*60*24)" office:value-type="time" office:time-value="PT01H26M22.776S" calcext:value-type="time">
            <text:p>01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719.03" calcext:value-type="float">
            <text:p>719.03</text:p>
          </table:table-cell>
          <table:table-cell office:value-type="float" office:value="859.36" calcext:value-type="float">
            <text:p>859.36</text:p>
          </table:table-cell>
        </table:table-row>
        <table:table-row table:style-name="ro1">
          <table:table-cell office:value-type="float" office:value="5198777" calcext:value-type="float">
            <text:p>5198777</text:p>
          </table:table-cell>
          <table:table-cell table:formula="of:=[.A327]/1000/(60*60*24)" office:value-type="time" office:time-value="PT01H26M38.777S" calcext:value-type="time">
            <text:p>01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721.25" calcext:value-type="float">
            <text:p>721.25</text:p>
          </table:table-cell>
          <table:table-cell office:value-type="float" office:value="861.96" calcext:value-type="float">
            <text:p>861.96</text:p>
          </table:table-cell>
        </table:table-row>
        <table:table-row table:style-name="ro1">
          <table:table-cell office:value-type="float" office:value="5214776" calcext:value-type="float">
            <text:p>5214776</text:p>
          </table:table-cell>
          <table:table-cell table:formula="of:=[.A328]/1000/(60*60*24)" office:value-type="time" office:time-value="PT01H26M54.776S" calcext:value-type="time">
            <text:p>01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723.47" calcext:value-type="float">
            <text:p>723.47</text:p>
          </table:table-cell>
          <table:table-cell office:value-type="float" office:value="864.56" calcext:value-type="float">
            <text:p>864.56</text:p>
          </table:table-cell>
        </table:table-row>
        <table:table-row table:style-name="ro1">
          <table:table-cell office:value-type="float" office:value="5230776" calcext:value-type="float">
            <text:p>5230776</text:p>
          </table:table-cell>
          <table:table-cell table:formula="of:=[.A329]/1000/(60*60*24)" office:value-type="time" office:time-value="PT01H27M10.776S" calcext:value-type="time">
            <text:p>01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25.69" calcext:value-type="float">
            <text:p>725.69</text:p>
          </table:table-cell>
          <table:table-cell office:value-type="float" office:value="867.16" calcext:value-type="float">
            <text:p>867.16</text:p>
          </table:table-cell>
        </table:table-row>
        <table:table-row table:style-name="ro1">
          <table:table-cell office:value-type="float" office:value="5246776" calcext:value-type="float">
            <text:p>5246776</text:p>
          </table:table-cell>
          <table:table-cell table:formula="of:=[.A330]/1000/(60*60*24)" office:value-type="time" office:time-value="PT01H27M26.776S" calcext:value-type="time">
            <text:p>01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727.91" calcext:value-type="float">
            <text:p>727.91</text:p>
          </table:table-cell>
          <table:table-cell office:value-type="float" office:value="869.76" calcext:value-type="float">
            <text:p>869.76</text:p>
          </table:table-cell>
        </table:table-row>
        <table:table-row table:style-name="ro1">
          <table:table-cell office:value-type="float" office:value="5262776" calcext:value-type="float">
            <text:p>5262776</text:p>
          </table:table-cell>
          <table:table-cell table:formula="of:=[.A331]/1000/(60*60*24)" office:value-type="time" office:time-value="PT01H27M42.776S" calcext:value-type="time">
            <text:p>01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4" calcext:value-type="float">
            <text:p>584.74</text:p>
          </table:table-cell>
          <table:table-cell office:value-type="float" office:value="730.13" calcext:value-type="float">
            <text:p>730.13</text:p>
          </table:table-cell>
          <table:table-cell office:value-type="float" office:value="872.36" calcext:value-type="float">
            <text:p>872.36</text:p>
          </table:table-cell>
        </table:table-row>
        <table:table-row table:style-name="ro1">
          <table:table-cell office:value-type="float" office:value="5278776" calcext:value-type="float">
            <text:p>5278776</text:p>
          </table:table-cell>
          <table:table-cell table:formula="of:=[.A332]/1000/(60*60*24)" office:value-type="time" office:time-value="PT01H27M58.776S" calcext:value-type="time">
            <text:p>01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732.35" calcext:value-type="float">
            <text:p>732.35</text:p>
          </table:table-cell>
          <table:table-cell office:value-type="float" office:value="874.96" calcext:value-type="float">
            <text:p>874.96</text:p>
          </table:table-cell>
        </table:table-row>
        <table:table-row table:style-name="ro1">
          <table:table-cell office:value-type="float" office:value="5294776" calcext:value-type="float">
            <text:p>5294776</text:p>
          </table:table-cell>
          <table:table-cell table:formula="of:=[.A333]/1000/(60*60*24)" office:value-type="time" office:time-value="PT01H28M14.776S" calcext:value-type="time">
            <text:p>01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34.57" calcext:value-type="float">
            <text:p>734.57</text:p>
          </table:table-cell>
          <table:table-cell office:value-type="float" office:value="877.55" calcext:value-type="float">
            <text:p>877.55</text:p>
          </table:table-cell>
        </table:table-row>
        <table:table-row table:style-name="ro1">
          <table:table-cell office:value-type="float" office:value="5310777" calcext:value-type="float">
            <text:p>5310777</text:p>
          </table:table-cell>
          <table:table-cell table:formula="of:=[.A334]/1000/(60*60*24)" office:value-type="time" office:time-value="PT01H28M30.777S" calcext:value-type="time">
            <text:p>01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736.79" calcext:value-type="float">
            <text:p>736.79</text:p>
          </table:table-cell>
          <table:table-cell office:value-type="float" office:value="880.15" calcext:value-type="float">
            <text:p>880.15</text:p>
          </table:table-cell>
        </table:table-row>
        <table:table-row table:style-name="ro1">
          <table:table-cell office:value-type="float" office:value="5326776" calcext:value-type="float">
            <text:p>5326776</text:p>
          </table:table-cell>
          <table:table-cell table:formula="of:=[.A335]/1000/(60*60*24)" office:value-type="time" office:time-value="PT01H28M46.776S" calcext:value-type="time">
            <text:p>01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739" calcext:value-type="float">
            <text:p>739</text:p>
          </table:table-cell>
          <table:table-cell office:value-type="float" office:value="882.75" calcext:value-type="float">
            <text:p>882.75</text:p>
          </table:table-cell>
        </table:table-row>
        <table:table-row table:style-name="ro1">
          <table:table-cell office:value-type="float" office:value="5342777" calcext:value-type="float">
            <text:p>5342777</text:p>
          </table:table-cell>
          <table:table-cell table:formula="of:=[.A336]/1000/(60*60*24)" office:value-type="time" office:time-value="PT01H29M02.777S" calcext:value-type="time">
            <text:p>01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741.22" calcext:value-type="float">
            <text:p>741.22</text:p>
          </table:table-cell>
          <table:table-cell office:value-type="float" office:value="885.35" calcext:value-type="float">
            <text:p>885.35</text:p>
          </table:table-cell>
        </table:table-row>
        <table:table-row table:style-name="ro1">
          <table:table-cell office:value-type="float" office:value="5358776" calcext:value-type="float">
            <text:p>5358776</text:p>
          </table:table-cell>
          <table:table-cell table:formula="of:=[.A337]/1000/(60*60*24)" office:value-type="time" office:time-value="PT01H29M18.776S" calcext:value-type="time">
            <text:p>01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43.44" calcext:value-type="float">
            <text:p>743.44</text:p>
          </table:table-cell>
          <table:table-cell office:value-type="float" office:value="887.95" calcext:value-type="float">
            <text:p>887.95</text:p>
          </table:table-cell>
        </table:table-row>
        <table:table-row table:style-name="ro1">
          <table:table-cell office:value-type="float" office:value="5374776" calcext:value-type="float">
            <text:p>5374776</text:p>
          </table:table-cell>
          <table:table-cell table:formula="of:=[.A338]/1000/(60*60*24)" office:value-type="time" office:time-value="PT01H29M34.776S" calcext:value-type="time">
            <text:p>01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45.66" calcext:value-type="float">
            <text:p>745.66</text:p>
          </table:table-cell>
          <table:table-cell office:value-type="float" office:value="890.55" calcext:value-type="float">
            <text:p>890.55</text:p>
          </table:table-cell>
        </table:table-row>
        <table:table-row table:style-name="ro1">
          <table:table-cell office:value-type="float" office:value="5390776" calcext:value-type="float">
            <text:p>5390776</text:p>
          </table:table-cell>
          <table:table-cell table:formula="of:=[.A339]/1000/(60*60*24)" office:value-type="time" office:time-value="PT01H29M50.776S" calcext:value-type="time">
            <text:p>01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47.88" calcext:value-type="float">
            <text:p>747.88</text:p>
          </table:table-cell>
          <table:table-cell office:value-type="float" office:value="893.15" calcext:value-type="float">
            <text:p>893.15</text:p>
          </table:table-cell>
        </table:table-row>
        <table:table-row table:style-name="ro1">
          <table:table-cell office:value-type="float" office:value="5406776" calcext:value-type="float">
            <text:p>5406776</text:p>
          </table:table-cell>
          <table:table-cell table:formula="of:=[.A340]/1000/(60*60*24)" office:value-type="time" office:time-value="PT01H30M06.776S" calcext:value-type="time">
            <text:p>01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750.1" calcext:value-type="float">
            <text:p>750.1</text:p>
          </table:table-cell>
          <table:table-cell office:value-type="float" office:value="895.74" calcext:value-type="float">
            <text:p>895.74</text:p>
          </table:table-cell>
        </table:table-row>
        <table:table-row table:style-name="ro1">
          <table:table-cell office:value-type="float" office:value="5422776" calcext:value-type="float">
            <text:p>5422776</text:p>
          </table:table-cell>
          <table:table-cell table:formula="of:=[.A341]/1000/(60*60*24)" office:value-type="time" office:time-value="PT01H30M22.776S" calcext:value-type="time">
            <text:p>01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752.32" calcext:value-type="float">
            <text:p>752.32</text:p>
          </table:table-cell>
          <table:table-cell office:value-type="float" office:value="898.34" calcext:value-type="float">
            <text:p>898.34</text:p>
          </table:table-cell>
        </table:table-row>
        <table:table-row table:style-name="ro1">
          <table:table-cell office:value-type="float" office:value="5438776" calcext:value-type="float">
            <text:p>5438776</text:p>
          </table:table-cell>
          <table:table-cell table:formula="of:=[.A342]/1000/(60*60*24)" office:value-type="time" office:time-value="PT01H30M38.776S" calcext:value-type="time">
            <text:p>01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754.54" calcext:value-type="float">
            <text:p>754.54</text:p>
          </table:table-cell>
          <table:table-cell office:value-type="float" office:value="900.94" calcext:value-type="float">
            <text:p>900.94</text:p>
          </table:table-cell>
        </table:table-row>
        <table:table-row table:style-name="ro1">
          <table:table-cell office:value-type="float" office:value="5454776" calcext:value-type="float">
            <text:p>5454776</text:p>
          </table:table-cell>
          <table:table-cell table:formula="of:=[.A343]/1000/(60*60*24)" office:value-type="time" office:time-value="PT01H30M54.776S" calcext:value-type="time">
            <text:p>01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756.76" calcext:value-type="float">
            <text:p>756.76</text:p>
          </table:table-cell>
          <table:table-cell office:value-type="float" office:value="903.54" calcext:value-type="float">
            <text:p>903.54</text:p>
          </table:table-cell>
        </table:table-row>
        <table:table-row table:style-name="ro1">
          <table:table-cell office:value-type="float" office:value="5470776" calcext:value-type="float">
            <text:p>5470776</text:p>
          </table:table-cell>
          <table:table-cell table:formula="of:=[.A344]/1000/(60*60*24)" office:value-type="time" office:time-value="PT01H31M10.776S" calcext:value-type="time">
            <text:p>01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58.98" calcext:value-type="float">
            <text:p>758.98</text:p>
          </table:table-cell>
          <table:table-cell office:value-type="float" office:value="906.14" calcext:value-type="float">
            <text:p>906.14</text:p>
          </table:table-cell>
        </table:table-row>
        <table:table-row table:style-name="ro1">
          <table:table-cell office:value-type="float" office:value="5486776" calcext:value-type="float">
            <text:p>5486776</text:p>
          </table:table-cell>
          <table:table-cell table:formula="of:=[.A345]/1000/(60*60*24)" office:value-type="time" office:time-value="PT01H31M26.776S" calcext:value-type="time">
            <text:p>01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761.2" calcext:value-type="float">
            <text:p>761.2</text:p>
          </table:table-cell>
          <table:table-cell office:value-type="float" office:value="908.73" calcext:value-type="float">
            <text:p>908.73</text:p>
          </table:table-cell>
        </table:table-row>
        <table:table-row table:style-name="ro1">
          <table:table-cell office:value-type="float" office:value="5502776" calcext:value-type="float">
            <text:p>5502776</text:p>
          </table:table-cell>
          <table:table-cell table:formula="of:=[.A346]/1000/(60*60*24)" office:value-type="time" office:time-value="PT01H31M42.776S" calcext:value-type="time">
            <text:p>01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763.42" calcext:value-type="float">
            <text:p>763.42</text:p>
          </table:table-cell>
          <table:table-cell office:value-type="float" office:value="911.33" calcext:value-type="float">
            <text:p>911.33</text:p>
          </table:table-cell>
        </table:table-row>
        <table:table-row table:style-name="ro1">
          <table:table-cell office:value-type="float" office:value="5518777" calcext:value-type="float">
            <text:p>5518777</text:p>
          </table:table-cell>
          <table:table-cell table:formula="of:=[.A347]/1000/(60*60*24)" office:value-type="time" office:time-value="PT01H31M58.777S" calcext:value-type="time">
            <text:p>01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65.64" calcext:value-type="float">
            <text:p>765.64</text:p>
          </table:table-cell>
          <table:table-cell office:value-type="float" office:value="913.93" calcext:value-type="float">
            <text:p>913.93</text:p>
          </table:table-cell>
        </table:table-row>
        <table:table-row table:style-name="ro1">
          <table:table-cell office:value-type="float" office:value="5534776" calcext:value-type="float">
            <text:p>5534776</text:p>
          </table:table-cell>
          <table:table-cell table:formula="of:=[.A348]/1000/(60*60*24)" office:value-type="time" office:time-value="PT01H32M14.776S" calcext:value-type="time">
            <text:p>01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767.86" calcext:value-type="float">
            <text:p>767.86</text:p>
          </table:table-cell>
          <table:table-cell office:value-type="float" office:value="916.53" calcext:value-type="float">
            <text:p>916.53</text:p>
          </table:table-cell>
        </table:table-row>
        <table:table-row table:style-name="ro1">
          <table:table-cell office:value-type="float" office:value="5550776" calcext:value-type="float">
            <text:p>5550776</text:p>
          </table:table-cell>
          <table:table-cell table:formula="of:=[.A349]/1000/(60*60*24)" office:value-type="time" office:time-value="PT01H32M30.776S" calcext:value-type="time">
            <text:p>01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770.08" calcext:value-type="float">
            <text:p>770.08</text:p>
          </table:table-cell>
          <table:table-cell office:value-type="float" office:value="919.12" calcext:value-type="float">
            <text:p>919.12</text:p>
          </table:table-cell>
        </table:table-row>
        <table:table-row table:style-name="ro1">
          <table:table-cell office:value-type="float" office:value="5566777" calcext:value-type="float">
            <text:p>5566777</text:p>
          </table:table-cell>
          <table:table-cell table:formula="of:=[.A350]/1000/(60*60*24)" office:value-type="time" office:time-value="PT01H32M46.777S" calcext:value-type="time">
            <text:p>01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72.3" calcext:value-type="float">
            <text:p>772.3</text:p>
          </table:table-cell>
          <table:table-cell office:value-type="float" office:value="921.72" calcext:value-type="float">
            <text:p>921.72</text:p>
          </table:table-cell>
        </table:table-row>
        <table:table-row table:style-name="ro1">
          <table:table-cell office:value-type="float" office:value="5582776" calcext:value-type="float">
            <text:p>5582776</text:p>
          </table:table-cell>
          <table:table-cell table:formula="of:=[.A351]/1000/(60*60*24)" office:value-type="time" office:time-value="PT01H33M02.776S" calcext:value-type="time">
            <text:p>01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774.52" calcext:value-type="float">
            <text:p>774.52</text:p>
          </table:table-cell>
          <table:table-cell office:value-type="float" office:value="924.32" calcext:value-type="float">
            <text:p>924.32</text:p>
          </table:table-cell>
        </table:table-row>
        <table:table-row table:style-name="ro1">
          <table:table-cell office:value-type="float" office:value="5598776" calcext:value-type="float">
            <text:p>5598776</text:p>
          </table:table-cell>
          <table:table-cell table:formula="of:=[.A352]/1000/(60*60*24)" office:value-type="time" office:time-value="PT01H33M18.776S" calcext:value-type="time">
            <text:p>01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776.74" calcext:value-type="float">
            <text:p>776.74</text:p>
          </table:table-cell>
          <table:table-cell office:value-type="float" office:value="926.91" calcext:value-type="float">
            <text:p>926.91</text:p>
          </table:table-cell>
        </table:table-row>
        <table:table-row table:style-name="ro1">
          <table:table-cell office:value-type="float" office:value="5614776" calcext:value-type="float">
            <text:p>5614776</text:p>
          </table:table-cell>
          <table:table-cell table:formula="of:=[.A353]/1000/(60*60*24)" office:value-type="time" office:time-value="PT01H33M34.776S" calcext:value-type="time">
            <text:p>01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78.96" calcext:value-type="float">
            <text:p>778.96</text:p>
          </table:table-cell>
          <table:table-cell office:value-type="float" office:value="929.51" calcext:value-type="float">
            <text:p>929.51</text:p>
          </table:table-cell>
        </table:table-row>
        <table:table-row table:style-name="ro1">
          <table:table-cell office:value-type="float" office:value="5630777" calcext:value-type="float">
            <text:p>5630777</text:p>
          </table:table-cell>
          <table:table-cell table:formula="of:=[.A354]/1000/(60*60*24)" office:value-type="time" office:time-value="PT01H33M50.777S" calcext:value-type="time">
            <text:p>01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781.18" calcext:value-type="float">
            <text:p>781.18</text:p>
          </table:table-cell>
          <table:table-cell office:value-type="float" office:value="932.11" calcext:value-type="float">
            <text:p>932.11</text:p>
          </table:table-cell>
        </table:table-row>
        <table:table-row table:style-name="ro1">
          <table:table-cell office:value-type="float" office:value="5646776" calcext:value-type="float">
            <text:p>5646776</text:p>
          </table:table-cell>
          <table:table-cell table:formula="of:=[.A355]/1000/(60*60*24)" office:value-type="time" office:time-value="PT01H34M06.776S" calcext:value-type="time">
            <text:p>01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783.4" calcext:value-type="float">
            <text:p>783.4</text:p>
          </table:table-cell>
          <table:table-cell office:value-type="float" office:value="934.71" calcext:value-type="float">
            <text:p>934.71</text:p>
          </table:table-cell>
        </table:table-row>
        <table:table-row table:style-name="ro1">
          <table:table-cell office:value-type="float" office:value="5662777" calcext:value-type="float">
            <text:p>5662777</text:p>
          </table:table-cell>
          <table:table-cell table:formula="of:=[.A356]/1000/(60*60*24)" office:value-type="time" office:time-value="PT01H34M22.777S" calcext:value-type="time">
            <text:p>01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785.62" calcext:value-type="float">
            <text:p>785.62</text:p>
          </table:table-cell>
          <table:table-cell office:value-type="float" office:value="937.31" calcext:value-type="float">
            <text:p>937.31</text:p>
          </table:table-cell>
        </table:table-row>
        <table:table-row table:style-name="ro1">
          <table:table-cell office:value-type="float" office:value="5678776" calcext:value-type="float">
            <text:p>5678776</text:p>
          </table:table-cell>
          <table:table-cell table:formula="of:=[.A357]/1000/(60*60*24)" office:value-type="time" office:time-value="PT01H34M38.776S" calcext:value-type="time">
            <text:p>01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87.84" calcext:value-type="float">
            <text:p>787.84</text:p>
          </table:table-cell>
          <table:table-cell office:value-type="float" office:value="939.9" calcext:value-type="float">
            <text:p>939.9</text:p>
          </table:table-cell>
        </table:table-row>
        <table:table-row table:style-name="ro1">
          <table:table-cell office:value-type="float" office:value="5694776" calcext:value-type="float">
            <text:p>5694776</text:p>
          </table:table-cell>
          <table:table-cell table:formula="of:=[.A358]/1000/(60*60*24)" office:value-type="time" office:time-value="PT01H34M54.776S" calcext:value-type="time">
            <text:p>01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90.06" calcext:value-type="float">
            <text:p>790.06</text:p>
          </table:table-cell>
          <table:table-cell office:value-type="float" office:value="942.5" calcext:value-type="float">
            <text:p>942.5</text:p>
          </table:table-cell>
        </table:table-row>
        <table:table-row table:style-name="ro1">
          <table:table-cell office:value-type="float" office:value="5710776" calcext:value-type="float">
            <text:p>5710776</text:p>
          </table:table-cell>
          <table:table-cell table:formula="of:=[.A359]/1000/(60*60*24)" office:value-type="time" office:time-value="PT01H35M10.776S" calcext:value-type="time">
            <text:p>01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792.28" calcext:value-type="float">
            <text:p>792.28</text:p>
          </table:table-cell>
          <table:table-cell office:value-type="float" office:value="945.1" calcext:value-type="float">
            <text:p>945.1</text:p>
          </table:table-cell>
        </table:table-row>
        <table:table-row table:style-name="ro1">
          <table:table-cell office:value-type="float" office:value="5726777" calcext:value-type="float">
            <text:p>5726777</text:p>
          </table:table-cell>
          <table:table-cell table:formula="of:=[.A360]/1000/(60*60*24)" office:value-type="time" office:time-value="PT01H35M26.777S" calcext:value-type="time">
            <text:p>01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94.5" calcext:value-type="float">
            <text:p>794.5</text:p>
          </table:table-cell>
          <table:table-cell office:value-type="float" office:value="947.69" calcext:value-type="float">
            <text:p>947.69</text:p>
          </table:table-cell>
        </table:table-row>
        <table:table-row table:style-name="ro1">
          <table:table-cell office:value-type="float" office:value="5742776" calcext:value-type="float">
            <text:p>5742776</text:p>
          </table:table-cell>
          <table:table-cell table:formula="of:=[.A361]/1000/(60*60*24)" office:value-type="time" office:time-value="PT01H35M42.776S" calcext:value-type="time">
            <text:p>01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96.72" calcext:value-type="float">
            <text:p>796.72</text:p>
          </table:table-cell>
          <table:table-cell office:value-type="float" office:value="950.29" calcext:value-type="float">
            <text:p>950.29</text:p>
          </table:table-cell>
        </table:table-row>
        <table:table-row table:style-name="ro1">
          <table:table-cell office:value-type="float" office:value="5758776" calcext:value-type="float">
            <text:p>5758776</text:p>
          </table:table-cell>
          <table:table-cell table:formula="of:=[.A362]/1000/(60*60*24)" office:value-type="time" office:time-value="PT01H35M58.776S" calcext:value-type="time">
            <text:p>01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98.94" calcext:value-type="float">
            <text:p>798.94</text:p>
          </table:table-cell>
          <table:table-cell office:value-type="float" office:value="952.88" calcext:value-type="float">
            <text:p>952.88</text:p>
          </table:table-cell>
        </table:table-row>
        <table:table-row table:style-name="ro1">
          <table:table-cell office:value-type="float" office:value="5774776" calcext:value-type="float">
            <text:p>5774776</text:p>
          </table:table-cell>
          <table:table-cell table:formula="of:=[.A363]/1000/(60*60*24)" office:value-type="time" office:time-value="PT01H36M14.776S" calcext:value-type="time">
            <text:p>01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801.16" calcext:value-type="float">
            <text:p>801.16</text:p>
          </table:table-cell>
          <table:table-cell office:value-type="float" office:value="955.48" calcext:value-type="float">
            <text:p>955.48</text:p>
          </table:table-cell>
        </table:table-row>
        <table:table-row table:style-name="ro1">
          <table:table-cell office:value-type="float" office:value="5790776" calcext:value-type="float">
            <text:p>5790776</text:p>
          </table:table-cell>
          <table:table-cell table:formula="of:=[.A364]/1000/(60*60*24)" office:value-type="time" office:time-value="PT01H36M30.776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03.38" calcext:value-type="float">
            <text:p>803.38</text:p>
          </table:table-cell>
          <table:table-cell office:value-type="float" office:value="958.08" calcext:value-type="float">
            <text:p>958.08</text:p>
          </table:table-cell>
        </table:table-row>
        <table:table-row table:style-name="ro1">
          <table:table-cell office:value-type="float" office:value="5806776" calcext:value-type="float">
            <text:p>5806776</text:p>
          </table:table-cell>
          <table:table-cell table:formula="of:=[.A365]/1000/(60*60*24)" office:value-type="time" office:time-value="PT01H36M46.776S" calcext:value-type="time">
            <text:p>01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05.59" calcext:value-type="float">
            <text:p>805.59</text:p>
          </table:table-cell>
          <table:table-cell office:value-type="float" office:value="960.67" calcext:value-type="float">
            <text:p>960.67</text:p>
          </table:table-cell>
        </table:table-row>
        <table:table-row table:style-name="ro1">
          <table:table-cell office:value-type="float" office:value="5822777" calcext:value-type="float">
            <text:p>5822777</text:p>
          </table:table-cell>
          <table:table-cell table:formula="of:=[.A366]/1000/(60*60*24)" office:value-type="time" office:time-value="PT01H37M02.777S" calcext:value-type="time">
            <text:p>01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807.81" calcext:value-type="float">
            <text:p>807.81</text:p>
          </table:table-cell>
          <table:table-cell office:value-type="float" office:value="963.27" calcext:value-type="float">
            <text:p>963.27</text:p>
          </table:table-cell>
        </table:table-row>
        <table:table-row table:style-name="ro1">
          <table:table-cell office:value-type="float" office:value="5838776" calcext:value-type="float">
            <text:p>5838776</text:p>
          </table:table-cell>
          <table:table-cell table:formula="of:=[.A367]/1000/(60*60*24)" office:value-type="time" office:time-value="PT01H37M18.776S" calcext:value-type="time">
            <text:p>01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810.03" calcext:value-type="float">
            <text:p>810.03</text:p>
          </table:table-cell>
          <table:table-cell office:value-type="float" office:value="965.87" calcext:value-type="float">
            <text:p>965.87</text:p>
          </table:table-cell>
        </table:table-row>
        <table:table-row table:style-name="ro1">
          <table:table-cell office:value-type="float" office:value="5854776" calcext:value-type="float">
            <text:p>5854776</text:p>
          </table:table-cell>
          <table:table-cell table:formula="of:=[.A368]/1000/(60*60*24)" office:value-type="time" office:time-value="PT01H37M34.776S" calcext:value-type="time">
            <text:p>01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812.25" calcext:value-type="float">
            <text:p>812.25</text:p>
          </table:table-cell>
          <table:table-cell office:value-type="float" office:value="968.46" calcext:value-type="float">
            <text:p>968.46</text:p>
          </table:table-cell>
        </table:table-row>
        <table:table-row table:style-name="ro1">
          <table:table-cell office:value-type="float" office:value="5870777" calcext:value-type="float">
            <text:p>5870777</text:p>
          </table:table-cell>
          <table:table-cell table:formula="of:=[.A369]/1000/(60*60*24)" office:value-type="time" office:time-value="PT01H37M50.777S" calcext:value-type="time">
            <text:p>01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14.47" calcext:value-type="float">
            <text:p>814.47</text:p>
          </table:table-cell>
          <table:table-cell office:value-type="float" office:value="971.06" calcext:value-type="float">
            <text:p>971.06</text:p>
          </table:table-cell>
        </table:table-row>
        <table:table-row table:style-name="ro1">
          <table:table-cell office:value-type="float" office:value="5886777" calcext:value-type="float">
            <text:p>5886777</text:p>
          </table:table-cell>
          <table:table-cell table:formula="of:=[.A370]/1000/(60*60*24)" office:value-type="time" office:time-value="PT01H38M06.777S" calcext:value-type="time">
            <text:p>01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816.69" calcext:value-type="float">
            <text:p>816.69</text:p>
          </table:table-cell>
          <table:table-cell office:value-type="float" office:value="973.66" calcext:value-type="float">
            <text:p>973.66</text:p>
          </table:table-cell>
        </table:table-row>
        <table:table-row table:style-name="ro1">
          <table:table-cell office:value-type="float" office:value="5902776" calcext:value-type="float">
            <text:p>5902776</text:p>
          </table:table-cell>
          <table:table-cell table:formula="of:=[.A371]/1000/(60*60*24)" office:value-type="time" office:time-value="PT01H38M22.776S" calcext:value-type="time">
            <text:p>01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818.91" calcext:value-type="float">
            <text:p>818.91</text:p>
          </table:table-cell>
          <table:table-cell office:value-type="float" office:value="976.25" calcext:value-type="float">
            <text:p>976.25</text:p>
          </table:table-cell>
        </table:table-row>
        <table:table-row table:style-name="ro1">
          <table:table-cell office:value-type="float" office:value="5918776" calcext:value-type="float">
            <text:p>5918776</text:p>
          </table:table-cell>
          <table:table-cell table:formula="of:=[.A372]/1000/(60*60*24)" office:value-type="time" office:time-value="PT01H38M38.776S" calcext:value-type="time">
            <text:p>01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5" calcext:value-type="float">
            <text:p>583.95</text:p>
          </table:table-cell>
          <table:table-cell office:value-type="float" office:value="821.13" calcext:value-type="float">
            <text:p>821.13</text:p>
          </table:table-cell>
          <table:table-cell office:value-type="float" office:value="978.85" calcext:value-type="float">
            <text:p>978.85</text:p>
          </table:table-cell>
        </table:table-row>
        <table:table-row table:style-name="ro1">
          <table:table-cell office:value-type="float" office:value="5934776" calcext:value-type="float">
            <text:p>5934776</text:p>
          </table:table-cell>
          <table:table-cell table:formula="of:=[.A373]/1000/(60*60*24)" office:value-type="time" office:time-value="PT01H38M54.776S" calcext:value-type="time">
            <text:p>01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23.35" calcext:value-type="float">
            <text:p>823.35</text:p>
          </table:table-cell>
          <table:table-cell office:value-type="float" office:value="981.45" calcext:value-type="float">
            <text:p>981.45</text:p>
          </table:table-cell>
        </table:table-row>
        <table:table-row table:style-name="ro1">
          <table:table-cell office:value-type="float" office:value="5950777" calcext:value-type="float">
            <text:p>5950777</text:p>
          </table:table-cell>
          <table:table-cell table:formula="of:=[.A374]/1000/(60*60*24)" office:value-type="time" office:time-value="PT01H39M10.777S" calcext:value-type="time">
            <text:p>01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9" calcext:value-type="float">
            <text:p>585.9</text:p>
          </table:table-cell>
          <table:table-cell office:value-type="float" office:value="825.57" calcext:value-type="float">
            <text:p>825.57</text:p>
          </table:table-cell>
          <table:table-cell office:value-type="float" office:value="984.05" calcext:value-type="float">
            <text:p>984.05</text:p>
          </table:table-cell>
        </table:table-row>
        <table:table-row table:style-name="ro1">
          <table:table-cell office:value-type="float" office:value="5966776" calcext:value-type="float">
            <text:p>5966776</text:p>
          </table:table-cell>
          <table:table-cell table:formula="of:=[.A375]/1000/(60*60*24)" office:value-type="time" office:time-value="PT01H39M26.776S" calcext:value-type="time">
            <text:p>01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5" calcext:value-type="float">
            <text:p>585.75</text:p>
          </table:table-cell>
          <table:table-cell office:value-type="float" office:value="827.8" calcext:value-type="float">
            <text:p>827.8</text:p>
          </table:table-cell>
          <table:table-cell office:value-type="float" office:value="986.65" calcext:value-type="float">
            <text:p>986.65</text:p>
          </table:table-cell>
        </table:table-row>
        <table:table-row table:style-name="ro1">
          <table:table-cell office:value-type="float" office:value="5982776" calcext:value-type="float">
            <text:p>5982776</text:p>
          </table:table-cell>
          <table:table-cell table:formula="of:=[.A376]/1000/(60*60*24)" office:value-type="time" office:time-value="PT01H39M42.776S" calcext:value-type="time">
            <text:p>01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30.02" calcext:value-type="float">
            <text:p>830.02</text:p>
          </table:table-cell>
          <table:table-cell office:value-type="float" office:value="989.25" calcext:value-type="float">
            <text:p>989.25</text:p>
          </table:table-cell>
        </table:table-row>
        <table:table-row table:style-name="ro1">
          <table:table-cell office:value-type="float" office:value="5998776" calcext:value-type="float">
            <text:p>5998776</text:p>
          </table:table-cell>
          <table:table-cell table:formula="of:=[.A377]/1000/(60*60*24)" office:value-type="time" office:time-value="PT01H39M58.776S" calcext:value-type="time">
            <text:p>01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832.24" calcext:value-type="float">
            <text:p>832.24</text:p>
          </table:table-cell>
          <table:table-cell office:value-type="float" office:value="991.85" calcext:value-type="float">
            <text:p>991.85</text:p>
          </table:table-cell>
        </table:table-row>
        <table:table-row table:style-name="ro1">
          <table:table-cell office:value-type="float" office:value="6014776" calcext:value-type="float">
            <text:p>6014776</text:p>
          </table:table-cell>
          <table:table-cell table:formula="of:=[.A378]/1000/(60*60*24)" office:value-type="time" office:time-value="PT01H40M14.776S" calcext:value-type="time">
            <text:p>01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34.46" calcext:value-type="float">
            <text:p>834.46</text:p>
          </table:table-cell>
          <table:table-cell office:value-type="float" office:value="994.44" calcext:value-type="float">
            <text:p>994.44</text:p>
          </table:table-cell>
        </table:table-row>
        <table:table-row table:style-name="ro1">
          <table:table-cell office:value-type="float" office:value="6030776" calcext:value-type="float">
            <text:p>6030776</text:p>
          </table:table-cell>
          <table:table-cell table:formula="of:=[.A379]/1000/(60*60*24)" office:value-type="time" office:time-value="PT01H40M30.776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36.68" calcext:value-type="float">
            <text:p>836.68</text:p>
          </table:table-cell>
          <table:table-cell office:value-type="float" office:value="997.04" calcext:value-type="float">
            <text:p>997.04</text:p>
          </table:table-cell>
        </table:table-row>
        <table:table-row table:style-name="ro1">
          <table:table-cell office:value-type="float" office:value="6046777" calcext:value-type="float">
            <text:p>6046777</text:p>
          </table:table-cell>
          <table:table-cell table:formula="of:=[.A380]/1000/(60*60*24)" office:value-type="time" office:time-value="PT01H40M46.777S" calcext:value-type="time">
            <text:p>01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38.89" calcext:value-type="float">
            <text:p>838.89</text:p>
          </table:table-cell>
          <table:table-cell office:value-type="float" office:value="999.64" calcext:value-type="float">
            <text:p>999.64</text:p>
          </table:table-cell>
        </table:table-row>
        <table:table-row table:style-name="ro1">
          <table:table-cell office:value-type="float" office:value="6062776" calcext:value-type="float">
            <text:p>6062776</text:p>
          </table:table-cell>
          <table:table-cell table:formula="of:=[.A381]/1000/(60*60*24)" office:value-type="time" office:time-value="PT01H41M02.776S" calcext:value-type="time">
            <text:p>01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41.11" calcext:value-type="float">
            <text:p>841.11</text:p>
          </table:table-cell>
          <table:table-cell office:value-type="float" office:value="1002.23" calcext:value-type="float">
            <text:p>1002.23</text:p>
          </table:table-cell>
        </table:table-row>
        <table:table-row table:style-name="ro1">
          <table:table-cell office:value-type="float" office:value="6078776" calcext:value-type="float">
            <text:p>6078776</text:p>
          </table:table-cell>
          <table:table-cell table:formula="of:=[.A382]/1000/(60*60*24)" office:value-type="time" office:time-value="PT01H41M18.776S" calcext:value-type="time">
            <text:p>01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43.33" calcext:value-type="float">
            <text:p>843.33</text:p>
          </table:table-cell>
          <table:table-cell office:value-type="float" office:value="1004.83" calcext:value-type="float">
            <text:p>1004.83</text:p>
          </table:table-cell>
        </table:table-row>
        <table:table-row table:style-name="ro1">
          <table:table-cell office:value-type="float" office:value="6094777" calcext:value-type="float">
            <text:p>6094777</text:p>
          </table:table-cell>
          <table:table-cell table:formula="of:=[.A383]/1000/(60*60*24)" office:value-type="time" office:time-value="PT01H41M34.777S" calcext:value-type="time">
            <text:p>01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845.55" calcext:value-type="float">
            <text:p>845.55</text:p>
          </table:table-cell>
          <table:table-cell office:value-type="float" office:value="1007.42" calcext:value-type="float">
            <text:p>1007.42</text:p>
          </table:table-cell>
        </table:table-row>
        <table:table-row table:style-name="ro1">
          <table:table-cell office:value-type="float" office:value="6110776" calcext:value-type="float">
            <text:p>6110776</text:p>
          </table:table-cell>
          <table:table-cell table:formula="of:=[.A384]/1000/(60*60*24)" office:value-type="time" office:time-value="PT01H41M50.776S" calcext:value-type="time">
            <text:p>01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847.77" calcext:value-type="float">
            <text:p>847.77</text:p>
          </table:table-cell>
          <table:table-cell office:value-type="float" office:value="1010.02" calcext:value-type="float">
            <text:p>1010.02</text:p>
          </table:table-cell>
        </table:table-row>
        <table:table-row table:style-name="ro1">
          <table:table-cell office:value-type="float" office:value="6126777" calcext:value-type="float">
            <text:p>6126777</text:p>
          </table:table-cell>
          <table:table-cell table:formula="of:=[.A385]/1000/(60*60*24)" office:value-type="time" office:time-value="PT01H42M06.777S" calcext:value-type="time">
            <text:p>01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49.99" calcext:value-type="float">
            <text:p>849.99</text:p>
          </table:table-cell>
          <table:table-cell office:value-type="float" office:value="1012.61" calcext:value-type="float">
            <text:p>1012.61</text:p>
          </table:table-cell>
        </table:table-row>
        <table:table-row table:style-name="ro1">
          <table:table-cell office:value-type="float" office:value="6142776" calcext:value-type="float">
            <text:p>6142776</text:p>
          </table:table-cell>
          <table:table-cell table:formula="of:=[.A386]/1000/(60*60*24)" office:value-type="time" office:time-value="PT01H42M22.776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852.21" calcext:value-type="float">
            <text:p>852.21</text:p>
          </table:table-cell>
          <table:table-cell office:value-type="float" office:value="1015.21" calcext:value-type="float">
            <text:p>1015.21</text:p>
          </table:table-cell>
        </table:table-row>
        <table:table-row table:style-name="ro1">
          <table:table-cell office:value-type="float" office:value="6158776" calcext:value-type="float">
            <text:p>6158776</text:p>
          </table:table-cell>
          <table:table-cell table:formula="of:=[.A387]/1000/(60*60*24)" office:value-type="time" office:time-value="PT01H42M38.776S" calcext:value-type="time">
            <text:p>01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54.43" calcext:value-type="float">
            <text:p>854.43</text:p>
          </table:table-cell>
          <table:table-cell office:value-type="float" office:value="1017.8" calcext:value-type="float">
            <text:p>1017.8</text:p>
          </table:table-cell>
        </table:table-row>
        <table:table-row table:style-name="ro1">
          <table:table-cell office:value-type="float" office:value="6174776" calcext:value-type="float">
            <text:p>6174776</text:p>
          </table:table-cell>
          <table:table-cell table:formula="of:=[.A388]/1000/(60*60*24)" office:value-type="time" office:time-value="PT01H42M54.776S" calcext:value-type="time">
            <text:p>01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856.65" calcext:value-type="float">
            <text:p>856.65</text:p>
          </table:table-cell>
          <table:table-cell office:value-type="float" office:value="1020.4" calcext:value-type="float">
            <text:p>1020.4</text:p>
          </table:table-cell>
        </table:table-row>
        <table:table-row table:style-name="ro1">
          <table:table-cell office:value-type="float" office:value="6190776" calcext:value-type="float">
            <text:p>6190776</text:p>
          </table:table-cell>
          <table:table-cell table:formula="of:=[.A389]/1000/(60*60*24)" office:value-type="time" office:time-value="PT01H43M10.776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3" calcext:value-type="float">
            <text:p>584.63</text:p>
          </table:table-cell>
          <table:table-cell office:value-type="float" office:value="858.87" calcext:value-type="float">
            <text:p>858.87</text:p>
          </table:table-cell>
          <table:table-cell office:value-type="float" office:value="1022.99" calcext:value-type="float">
            <text:p>1022.99</text:p>
          </table:table-cell>
        </table:table-row>
        <table:table-row table:style-name="ro1">
          <table:table-cell office:value-type="float" office:value="6206776" calcext:value-type="float">
            <text:p>6206776</text:p>
          </table:table-cell>
          <table:table-cell table:formula="of:=[.A390]/1000/(60*60*24)" office:value-type="time" office:time-value="PT01H43M26.776S" calcext:value-type="time">
            <text:p>01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61.09" calcext:value-type="float">
            <text:p>861.09</text:p>
          </table:table-cell>
          <table:table-cell office:value-type="float" office:value="1025.59" calcext:value-type="float">
            <text:p>1025.59</text:p>
          </table:table-cell>
        </table:table-row>
        <table:table-row table:style-name="ro1">
          <table:table-cell office:value-type="float" office:value="6222776" calcext:value-type="float">
            <text:p>6222776</text:p>
          </table:table-cell>
          <table:table-cell table:formula="of:=[.A391]/1000/(60*60*24)" office:value-type="time" office:time-value="PT01H43M42.776S" calcext:value-type="time">
            <text:p>01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863.31" calcext:value-type="float">
            <text:p>863.31</text:p>
          </table:table-cell>
          <table:table-cell office:value-type="float" office:value="1028.18" calcext:value-type="float">
            <text:p>1028.18</text:p>
          </table:table-cell>
        </table:table-row>
        <table:table-row table:style-name="ro1">
          <table:table-cell office:value-type="float" office:value="6238776" calcext:value-type="float">
            <text:p>6238776</text:p>
          </table:table-cell>
          <table:table-cell table:formula="of:=[.A392]/1000/(60*60*24)" office:value-type="time" office:time-value="PT01H43M58.776S" calcext:value-type="time">
            <text:p>01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865.53" calcext:value-type="float">
            <text:p>865.53</text:p>
          </table:table-cell>
          <table:table-cell office:value-type="float" office:value="1030.78" calcext:value-type="float">
            <text:p>1030.78</text:p>
          </table:table-cell>
        </table:table-row>
        <table:table-row table:style-name="ro1">
          <table:table-cell office:value-type="float" office:value="6254776" calcext:value-type="float">
            <text:p>6254776</text:p>
          </table:table-cell>
          <table:table-cell table:formula="of:=[.A393]/1000/(60*60*24)" office:value-type="time" office:time-value="PT01H44M14.776S" calcext:value-type="time">
            <text:p>01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67.75" calcext:value-type="float">
            <text:p>867.75</text:p>
          </table:table-cell>
          <table:table-cell office:value-type="float" office:value="1033.37" calcext:value-type="float">
            <text:p>1033.37</text:p>
          </table:table-cell>
        </table:table-row>
        <table:table-row table:style-name="ro1">
          <table:table-cell office:value-type="float" office:value="6270776" calcext:value-type="float">
            <text:p>6270776</text:p>
          </table:table-cell>
          <table:table-cell table:formula="of:=[.A394]/1000/(60*60*24)" office:value-type="time" office:time-value="PT01H44M30.776S" calcext:value-type="time">
            <text:p>01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69.97" calcext:value-type="float">
            <text:p>869.97</text:p>
          </table:table-cell>
          <table:table-cell office:value-type="float" office:value="1035.97" calcext:value-type="float">
            <text:p>1035.97</text:p>
          </table:table-cell>
        </table:table-row>
        <table:table-row table:style-name="ro1">
          <table:table-cell office:value-type="float" office:value="6286776" calcext:value-type="float">
            <text:p>6286776</text:p>
          </table:table-cell>
          <table:table-cell table:formula="of:=[.A395]/1000/(60*60*24)" office:value-type="time" office:time-value="PT01H44M46.776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872.19" calcext:value-type="float">
            <text:p>872.19</text:p>
          </table:table-cell>
          <table:table-cell office:value-type="float" office:value="1038.57" calcext:value-type="float">
            <text:p>1038.57</text:p>
          </table:table-cell>
        </table:table-row>
        <table:table-row table:style-name="ro1">
          <table:table-cell office:value-type="float" office:value="6302776" calcext:value-type="float">
            <text:p>6302776</text:p>
          </table:table-cell>
          <table:table-cell table:formula="of:=[.A396]/1000/(60*60*24)" office:value-type="time" office:time-value="PT01H45M02.776S" calcext:value-type="time">
            <text:p>01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874.41" calcext:value-type="float">
            <text:p>874.41</text:p>
          </table:table-cell>
          <table:table-cell office:value-type="float" office:value="1041.16" calcext:value-type="float">
            <text:p>1041.16</text:p>
          </table:table-cell>
        </table:table-row>
        <table:table-row table:style-name="ro1">
          <table:table-cell office:value-type="float" office:value="6318776" calcext:value-type="float">
            <text:p>6318776</text:p>
          </table:table-cell>
          <table:table-cell table:formula="of:=[.A397]/1000/(60*60*24)" office:value-type="time" office:time-value="PT01H45M18.776S" calcext:value-type="time">
            <text:p>01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876.63" calcext:value-type="float">
            <text:p>876.63</text:p>
          </table:table-cell>
          <table:table-cell office:value-type="float" office:value="1043.76" calcext:value-type="float">
            <text:p>1043.76</text:p>
          </table:table-cell>
        </table:table-row>
        <table:table-row table:style-name="ro1">
          <table:table-cell office:value-type="float" office:value="6334777" calcext:value-type="float">
            <text:p>6334777</text:p>
          </table:table-cell>
          <table:table-cell table:formula="of:=[.A398]/1000/(60*60*24)" office:value-type="time" office:time-value="PT01H45M34.777S" calcext:value-type="time">
            <text:p>01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8" calcext:value-type="float">
            <text:p>584.38</text:p>
          </table:table-cell>
          <table:table-cell office:value-type="float" office:value="878.84" calcext:value-type="float">
            <text:p>878.84</text:p>
          </table:table-cell>
          <table:table-cell office:value-type="float" office:value="1046.35" calcext:value-type="float">
            <text:p>1046.35</text:p>
          </table:table-cell>
        </table:table-row>
        <table:table-row table:style-name="ro1">
          <table:table-cell office:value-type="float" office:value="6350776" calcext:value-type="float">
            <text:p>6350776</text:p>
          </table:table-cell>
          <table:table-cell table:formula="of:=[.A399]/1000/(60*60*24)" office:value-type="time" office:time-value="PT01H45M50.776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881.06" calcext:value-type="float">
            <text:p>881.06</text:p>
          </table:table-cell>
          <table:table-cell office:value-type="float" office:value="1048.95" calcext:value-type="float">
            <text:p>1048.95</text:p>
          </table:table-cell>
        </table:table-row>
        <table:table-row table:style-name="ro1">
          <table:table-cell office:value-type="float" office:value="6366776" calcext:value-type="float">
            <text:p>6366776</text:p>
          </table:table-cell>
          <table:table-cell table:formula="of:=[.A400]/1000/(60*60*24)" office:value-type="time" office:time-value="PT01H46M06.776S" calcext:value-type="time">
            <text:p>01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883.28" calcext:value-type="float">
            <text:p>883.28</text:p>
          </table:table-cell>
          <table:table-cell office:value-type="float" office:value="1051.54" calcext:value-type="float">
            <text:p>1051.54</text:p>
          </table:table-cell>
        </table:table-row>
        <table:table-row table:style-name="ro1">
          <table:table-cell office:value-type="float" office:value="6382776" calcext:value-type="float">
            <text:p>6382776</text:p>
          </table:table-cell>
          <table:table-cell table:formula="of:=[.A401]/1000/(60*60*24)" office:value-type="time" office:time-value="PT01H46M22.776S" calcext:value-type="time">
            <text:p>01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85.5" calcext:value-type="float">
            <text:p>885.5</text:p>
          </table:table-cell>
          <table:table-cell office:value-type="float" office:value="1054.14" calcext:value-type="float">
            <text:p>1054.14</text:p>
          </table:table-cell>
        </table:table-row>
        <table:table-row table:style-name="ro1">
          <table:table-cell office:value-type="float" office:value="6398776" calcext:value-type="float">
            <text:p>6398776</text:p>
          </table:table-cell>
          <table:table-cell table:formula="of:=[.A402]/1000/(60*60*24)" office:value-type="time" office:time-value="PT01H46M38.776S" calcext:value-type="time">
            <text:p>01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887.72" calcext:value-type="float">
            <text:p>887.72</text:p>
          </table:table-cell>
          <table:table-cell office:value-type="float" office:value="1056.73" calcext:value-type="float">
            <text:p>1056.73</text:p>
          </table:table-cell>
        </table:table-row>
        <table:table-row table:style-name="ro1">
          <table:table-cell office:value-type="float" office:value="6414776" calcext:value-type="float">
            <text:p>6414776</text:p>
          </table:table-cell>
          <table:table-cell table:formula="of:=[.A403]/1000/(60*60*24)" office:value-type="time" office:time-value="PT01H46M54.776S" calcext:value-type="time">
            <text:p>01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89.94" calcext:value-type="float">
            <text:p>889.94</text:p>
          </table:table-cell>
          <table:table-cell office:value-type="float" office:value="1059.33" calcext:value-type="float">
            <text:p>1059.33</text:p>
          </table:table-cell>
        </table:table-row>
        <table:table-row table:style-name="ro1">
          <table:table-cell office:value-type="float" office:value="6430776" calcext:value-type="float">
            <text:p>6430776</text:p>
          </table:table-cell>
          <table:table-cell table:formula="of:=[.A404]/1000/(60*60*24)" office:value-type="time" office:time-value="PT01H47M10.776S" calcext:value-type="time">
            <text:p>01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892.16" calcext:value-type="float">
            <text:p>892.16</text:p>
          </table:table-cell>
          <table:table-cell office:value-type="float" office:value="1061.92" calcext:value-type="float">
            <text:p>1061.92</text:p>
          </table:table-cell>
        </table:table-row>
        <table:table-row table:style-name="ro1">
          <table:table-cell office:value-type="float" office:value="6446776" calcext:value-type="float">
            <text:p>6446776</text:p>
          </table:table-cell>
          <table:table-cell table:formula="of:=[.A405]/1000/(60*60*24)" office:value-type="time" office:time-value="PT01H47M26.776S" calcext:value-type="time">
            <text:p>01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894.38" calcext:value-type="float">
            <text:p>894.38</text:p>
          </table:table-cell>
          <table:table-cell office:value-type="float" office:value="1064.52" calcext:value-type="float">
            <text:p>1064.52</text:p>
          </table:table-cell>
        </table:table-row>
        <table:table-row table:style-name="ro1">
          <table:table-cell office:value-type="float" office:value="6462776" calcext:value-type="float">
            <text:p>6462776</text:p>
          </table:table-cell>
          <table:table-cell table:formula="of:=[.A406]/1000/(60*60*24)" office:value-type="time" office:time-value="PT01H47M42.776S" calcext:value-type="time">
            <text:p>01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96.6" calcext:value-type="float">
            <text:p>896.6</text:p>
          </table:table-cell>
          <table:table-cell office:value-type="float" office:value="1067.12" calcext:value-type="float">
            <text:p>1067.12</text:p>
          </table:table-cell>
        </table:table-row>
        <table:table-row table:style-name="ro1">
          <table:table-cell office:value-type="float" office:value="6478776" calcext:value-type="float">
            <text:p>6478776</text:p>
          </table:table-cell>
          <table:table-cell table:formula="of:=[.A407]/1000/(60*60*24)" office:value-type="time" office:time-value="PT01H47M58.776S" calcext:value-type="time">
            <text:p>01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98.82" calcext:value-type="float">
            <text:p>898.82</text:p>
          </table:table-cell>
          <table:table-cell office:value-type="float" office:value="1069.71" calcext:value-type="float">
            <text:p>1069.71</text:p>
          </table:table-cell>
        </table:table-row>
        <table:table-row table:style-name="ro1">
          <table:table-cell office:value-type="float" office:value="6494776" calcext:value-type="float">
            <text:p>6494776</text:p>
          </table:table-cell>
          <table:table-cell table:formula="of:=[.A408]/1000/(60*60*24)" office:value-type="time" office:time-value="PT01H48M14.776S" calcext:value-type="time">
            <text:p>01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01.04" calcext:value-type="float">
            <text:p>901.04</text:p>
          </table:table-cell>
          <table:table-cell office:value-type="float" office:value="1072.3" calcext:value-type="float">
            <text:p>1072.3</text:p>
          </table:table-cell>
        </table:table-row>
        <table:table-row table:style-name="ro1">
          <table:table-cell office:value-type="float" office:value="6510776" calcext:value-type="float">
            <text:p>6510776</text:p>
          </table:table-cell>
          <table:table-cell table:formula="of:=[.A409]/1000/(60*60*24)" office:value-type="time" office:time-value="PT01H48M30.776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903.26" calcext:value-type="float">
            <text:p>903.26</text:p>
          </table:table-cell>
          <table:table-cell office:value-type="float" office:value="1074.9" calcext:value-type="float">
            <text:p>1074.9</text:p>
          </table:table-cell>
        </table:table-row>
        <table:table-row table:style-name="ro1">
          <table:table-cell office:value-type="float" office:value="6526777" calcext:value-type="float">
            <text:p>6526777</text:p>
          </table:table-cell>
          <table:table-cell table:formula="of:=[.A410]/1000/(60*60*24)" office:value-type="time" office:time-value="PT01H48M46.777S" calcext:value-type="time">
            <text:p>01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905.48" calcext:value-type="float">
            <text:p>905.48</text:p>
          </table:table-cell>
          <table:table-cell office:value-type="float" office:value="1077.49" calcext:value-type="float">
            <text:p>1077.49</text:p>
          </table:table-cell>
        </table:table-row>
        <table:table-row table:style-name="ro1">
          <table:table-cell office:value-type="float" office:value="6542776" calcext:value-type="float">
            <text:p>6542776</text:p>
          </table:table-cell>
          <table:table-cell table:formula="of:=[.A411]/1000/(60*60*24)" office:value-type="time" office:time-value="PT01H49M02.776S" calcext:value-type="time">
            <text:p>01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07.7" calcext:value-type="float">
            <text:p>907.7</text:p>
          </table:table-cell>
          <table:table-cell office:value-type="float" office:value="1080.09" calcext:value-type="float">
            <text:p>1080.09</text:p>
          </table:table-cell>
        </table:table-row>
        <table:table-row table:style-name="ro1">
          <table:table-cell office:value-type="float" office:value="6558776" calcext:value-type="float">
            <text:p>6558776</text:p>
          </table:table-cell>
          <table:table-cell table:formula="of:=[.A412]/1000/(60*60*24)" office:value-type="time" office:time-value="PT01H49M18.776S" calcext:value-type="time">
            <text:p>01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909.92" calcext:value-type="float">
            <text:p>909.92</text:p>
          </table:table-cell>
          <table:table-cell office:value-type="float" office:value="1082.68" calcext:value-type="float">
            <text:p>1082.68</text:p>
          </table:table-cell>
        </table:table-row>
        <table:table-row table:style-name="ro1">
          <table:table-cell office:value-type="float" office:value="6574777" calcext:value-type="float">
            <text:p>6574777</text:p>
          </table:table-cell>
          <table:table-cell table:formula="of:=[.A413]/1000/(60*60*24)" office:value-type="time" office:time-value="PT01H49M34.777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912.14" calcext:value-type="float">
            <text:p>912.14</text:p>
          </table:table-cell>
          <table:table-cell office:value-type="float" office:value="1085.27" calcext:value-type="float">
            <text:p>1085.27</text:p>
          </table:table-cell>
        </table:table-row>
        <table:table-row table:style-name="ro1">
          <table:table-cell office:value-type="float" office:value="6590776" calcext:value-type="float">
            <text:p>6590776</text:p>
          </table:table-cell>
          <table:table-cell table:formula="of:=[.A414]/1000/(60*60*24)" office:value-type="time" office:time-value="PT01H49M50.776S" calcext:value-type="time">
            <text:p>01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914.36" calcext:value-type="float">
            <text:p>914.36</text:p>
          </table:table-cell>
          <table:table-cell office:value-type="float" office:value="1087.87" calcext:value-type="float">
            <text:p>1087.87</text:p>
          </table:table-cell>
        </table:table-row>
        <table:table-row table:style-name="ro1">
          <table:table-cell office:value-type="float" office:value="6606777" calcext:value-type="float">
            <text:p>6606777</text:p>
          </table:table-cell>
          <table:table-cell table:formula="of:=[.A415]/1000/(60*60*24)" office:value-type="time" office:time-value="PT01H50M06.777S" calcext:value-type="time">
            <text:p>01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9" calcext:value-type="float">
            <text:p>584.19</text:p>
          </table:table-cell>
          <table:table-cell office:value-type="float" office:value="916.58" calcext:value-type="float">
            <text:p>916.58</text:p>
          </table:table-cell>
          <table:table-cell office:value-type="float" office:value="1090.46" calcext:value-type="float">
            <text:p>1090.46</text:p>
          </table:table-cell>
        </table:table-row>
        <table:table-row table:style-name="ro1">
          <table:table-cell office:value-type="float" office:value="6622776" calcext:value-type="float">
            <text:p>6622776</text:p>
          </table:table-cell>
          <table:table-cell table:formula="of:=[.A416]/1000/(60*60*24)" office:value-type="time" office:time-value="PT01H50M22.776S" calcext:value-type="time">
            <text:p>01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918.8" calcext:value-type="float">
            <text:p>918.8</text:p>
          </table:table-cell>
          <table:table-cell office:value-type="float" office:value="1093.06" calcext:value-type="float">
            <text:p>1093.06</text:p>
          </table:table-cell>
        </table:table-row>
        <table:table-row table:style-name="ro1">
          <table:table-cell office:value-type="float" office:value="6638776" calcext:value-type="float">
            <text:p>6638776</text:p>
          </table:table-cell>
          <table:table-cell table:formula="of:=[.A417]/1000/(60*60*24)" office:value-type="time" office:time-value="PT01H50M38.776S" calcext:value-type="time">
            <text:p>01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921.02" calcext:value-type="float">
            <text:p>921.02</text:p>
          </table:table-cell>
          <table:table-cell office:value-type="float" office:value="1095.65" calcext:value-type="float">
            <text:p>1095.65</text:p>
          </table:table-cell>
        </table:table-row>
        <table:table-row table:style-name="ro1">
          <table:table-cell office:value-type="float" office:value="6654776" calcext:value-type="float">
            <text:p>6654776</text:p>
          </table:table-cell>
          <table:table-cell table:formula="of:=[.A418]/1000/(60*60*24)" office:value-type="time" office:time-value="PT01H50M54.776S" calcext:value-type="time">
            <text:p>01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923.24" calcext:value-type="float">
            <text:p>923.24</text:p>
          </table:table-cell>
          <table:table-cell office:value-type="float" office:value="1098.24" calcext:value-type="float">
            <text:p>1098.24</text:p>
          </table:table-cell>
        </table:table-row>
        <table:table-row table:style-name="ro1">
          <table:table-cell office:value-type="float" office:value="6670776" calcext:value-type="float">
            <text:p>6670776</text:p>
          </table:table-cell>
          <table:table-cell table:formula="of:=[.A419]/1000/(60*60*24)" office:value-type="time" office:time-value="PT01H51M10.776S" calcext:value-type="time">
            <text:p>01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25.46" calcext:value-type="float">
            <text:p>925.46</text:p>
          </table:table-cell>
          <table:table-cell office:value-type="float" office:value="1100.84" calcext:value-type="float">
            <text:p>1100.84</text:p>
          </table:table-cell>
        </table:table-row>
        <table:table-row table:style-name="ro1">
          <table:table-cell office:value-type="float" office:value="6686776" calcext:value-type="float">
            <text:p>6686776</text:p>
          </table:table-cell>
          <table:table-cell table:formula="of:=[.A420]/1000/(60*60*24)" office:value-type="time" office:time-value="PT01H51M26.776S" calcext:value-type="time">
            <text:p>01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27.68" calcext:value-type="float">
            <text:p>927.68</text:p>
          </table:table-cell>
          <table:table-cell office:value-type="float" office:value="1103.43" calcext:value-type="float">
            <text:p>1103.43</text:p>
          </table:table-cell>
        </table:table-row>
        <table:table-row table:style-name="ro1">
          <table:table-cell office:value-type="float" office:value="6702776" calcext:value-type="float">
            <text:p>6702776</text:p>
          </table:table-cell>
          <table:table-cell table:formula="of:=[.A421]/1000/(60*60*24)" office:value-type="time" office:time-value="PT01H51M42.776S" calcext:value-type="time">
            <text:p>01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29.9" calcext:value-type="float">
            <text:p>929.9</text:p>
          </table:table-cell>
          <table:table-cell office:value-type="float" office:value="1106.02" calcext:value-type="float">
            <text:p>1106.02</text:p>
          </table:table-cell>
        </table:table-row>
        <table:table-row table:style-name="ro1">
          <table:table-cell office:value-type="float" office:value="6718776" calcext:value-type="float">
            <text:p>6718776</text:p>
          </table:table-cell>
          <table:table-cell table:formula="of:=[.A422]/1000/(60*60*24)" office:value-type="time" office:time-value="PT01H51M58.776S" calcext:value-type="time">
            <text:p>01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932.12" calcext:value-type="float">
            <text:p>932.12</text:p>
          </table:table-cell>
          <table:table-cell office:value-type="float" office:value="1108.61" calcext:value-type="float">
            <text:p>1108.61</text:p>
          </table:table-cell>
        </table:table-row>
        <table:table-row table:style-name="ro1">
          <table:table-cell office:value-type="float" office:value="6734776" calcext:value-type="float">
            <text:p>6734776</text:p>
          </table:table-cell>
          <table:table-cell table:formula="of:=[.A423]/1000/(60*60*24)" office:value-type="time" office:time-value="PT01H52M14.776S" calcext:value-type="time">
            <text:p>01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34.34" calcext:value-type="float">
            <text:p>934.34</text:p>
          </table:table-cell>
          <table:table-cell office:value-type="float" office:value="1111.2" calcext:value-type="float">
            <text:p>1111.2</text:p>
          </table:table-cell>
        </table:table-row>
        <table:table-row table:style-name="ro1">
          <table:table-cell office:value-type="float" office:value="6750777" calcext:value-type="float">
            <text:p>6750777</text:p>
          </table:table-cell>
          <table:table-cell table:formula="of:=[.A424]/1000/(60*60*24)" office:value-type="time" office:time-value="PT01H52M30.777S" calcext:value-type="time">
            <text:p>01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36.56" calcext:value-type="float">
            <text:p>936.56</text:p>
          </table:table-cell>
          <table:table-cell office:value-type="float" office:value="1113.79" calcext:value-type="float">
            <text:p>1113.79</text:p>
          </table:table-cell>
        </table:table-row>
        <table:table-row table:style-name="ro1">
          <table:table-cell office:value-type="float" office:value="6766776" calcext:value-type="float">
            <text:p>6766776</text:p>
          </table:table-cell>
          <table:table-cell table:formula="of:=[.A425]/1000/(60*60*24)" office:value-type="time" office:time-value="PT01H52M46.776S" calcext:value-type="time">
            <text:p>01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38.78" calcext:value-type="float">
            <text:p>938.78</text:p>
          </table:table-cell>
          <table:table-cell office:value-type="float" office:value="1116.39" calcext:value-type="float">
            <text:p>1116.39</text:p>
          </table:table-cell>
        </table:table-row>
        <table:table-row table:style-name="ro1">
          <table:table-cell office:value-type="float" office:value="6782777" calcext:value-type="float">
            <text:p>6782777</text:p>
          </table:table-cell>
          <table:table-cell table:formula="of:=[.A426]/1000/(60*60*24)" office:value-type="time" office:time-value="PT01H53M02.777S" calcext:value-type="time">
            <text:p>01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40.99" calcext:value-type="float">
            <text:p>940.99</text:p>
          </table:table-cell>
          <table:table-cell office:value-type="float" office:value="1118.98" calcext:value-type="float">
            <text:p>1118.98</text:p>
          </table:table-cell>
        </table:table-row>
        <table:table-row table:style-name="ro1">
          <table:table-cell office:value-type="float" office:value="6798776" calcext:value-type="float">
            <text:p>6798776</text:p>
          </table:table-cell>
          <table:table-cell table:formula="of:=[.A427]/1000/(60*60*24)" office:value-type="time" office:time-value="PT01H53M18.776S" calcext:value-type="time">
            <text:p>01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43.21" calcext:value-type="float">
            <text:p>943.21</text:p>
          </table:table-cell>
          <table:table-cell office:value-type="float" office:value="1121.57" calcext:value-type="float">
            <text:p>1121.57</text:p>
          </table:table-cell>
        </table:table-row>
        <table:table-row table:style-name="ro1">
          <table:table-cell office:value-type="float" office:value="6814776" calcext:value-type="float">
            <text:p>6814776</text:p>
          </table:table-cell>
          <table:table-cell table:formula="of:=[.A428]/1000/(60*60*24)" office:value-type="time" office:time-value="PT01H53M34.776S" calcext:value-type="time">
            <text:p>01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45.43" calcext:value-type="float">
            <text:p>945.43</text:p>
          </table:table-cell>
          <table:table-cell office:value-type="float" office:value="1124.16" calcext:value-type="float">
            <text:p>1124.16</text:p>
          </table:table-cell>
        </table:table-row>
        <table:table-row table:style-name="ro1">
          <table:table-cell office:value-type="float" office:value="6830777" calcext:value-type="float">
            <text:p>6830777</text:p>
          </table:table-cell>
          <table:table-cell table:formula="of:=[.A429]/1000/(60*60*24)" office:value-type="time" office:time-value="PT01H53M50.777S" calcext:value-type="time">
            <text:p>01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47.65" calcext:value-type="float">
            <text:p>947.65</text:p>
          </table:table-cell>
          <table:table-cell office:value-type="float" office:value="1126.75" calcext:value-type="float">
            <text:p>1126.75</text:p>
          </table:table-cell>
        </table:table-row>
        <table:table-row table:style-name="ro1">
          <table:table-cell office:value-type="float" office:value="6846776" calcext:value-type="float">
            <text:p>6846776</text:p>
          </table:table-cell>
          <table:table-cell table:formula="of:=[.A430]/1000/(60*60*24)" office:value-type="time" office:time-value="PT01H54M06.776S" calcext:value-type="time">
            <text:p>01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949.87" calcext:value-type="float">
            <text:p>949.87</text:p>
          </table:table-cell>
          <table:table-cell office:value-type="float" office:value="1129.34" calcext:value-type="float">
            <text:p>1129.34</text:p>
          </table:table-cell>
        </table:table-row>
        <table:table-row table:style-name="ro1">
          <table:table-cell office:value-type="float" office:value="6862776" calcext:value-type="float">
            <text:p>6862776</text:p>
          </table:table-cell>
          <table:table-cell table:formula="of:=[.A431]/1000/(60*60*24)" office:value-type="time" office:time-value="PT01H54M22.776S" calcext:value-type="time">
            <text:p>01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52.09" calcext:value-type="float">
            <text:p>952.09</text:p>
          </table:table-cell>
          <table:table-cell office:value-type="float" office:value="1131.94" calcext:value-type="float">
            <text:p>1131.94</text:p>
          </table:table-cell>
        </table:table-row>
        <table:table-row table:style-name="ro1">
          <table:table-cell office:value-type="float" office:value="6878776" calcext:value-type="float">
            <text:p>6878776</text:p>
          </table:table-cell>
          <table:table-cell table:formula="of:=[.A432]/1000/(60*60*24)" office:value-type="time" office:time-value="PT01H54M38.776S" calcext:value-type="time">
            <text:p>01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54.31" calcext:value-type="float">
            <text:p>954.31</text:p>
          </table:table-cell>
          <table:table-cell office:value-type="float" office:value="1134.53" calcext:value-type="float">
            <text:p>1134.53</text:p>
          </table:table-cell>
        </table:table-row>
        <table:table-row table:style-name="ro1">
          <table:table-cell office:value-type="float" office:value="6894776" calcext:value-type="float">
            <text:p>6894776</text:p>
          </table:table-cell>
          <table:table-cell table:formula="of:=[.A433]/1000/(60*60*24)" office:value-type="time" office:time-value="PT01H54M54.776S" calcext:value-type="time">
            <text:p>01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956.53" calcext:value-type="float">
            <text:p>956.53</text:p>
          </table:table-cell>
          <table:table-cell office:value-type="float" office:value="1137.12" calcext:value-type="float">
            <text:p>1137.12</text:p>
          </table:table-cell>
        </table:table-row>
        <table:table-row table:style-name="ro1">
          <table:table-cell office:value-type="float" office:value="6910776" calcext:value-type="float">
            <text:p>6910776</text:p>
          </table:table-cell>
          <table:table-cell table:formula="of:=[.A434]/1000/(60*60*24)" office:value-type="time" office:time-value="PT01H55M10.776S" calcext:value-type="time">
            <text:p>01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58.75" calcext:value-type="float">
            <text:p>958.75</text:p>
          </table:table-cell>
          <table:table-cell office:value-type="float" office:value="1139.71" calcext:value-type="float">
            <text:p>1139.71</text:p>
          </table:table-cell>
        </table:table-row>
        <table:table-row table:style-name="ro1">
          <table:table-cell office:value-type="float" office:value="6926777" calcext:value-type="float">
            <text:p>6926777</text:p>
          </table:table-cell>
          <table:table-cell table:formula="of:=[.A435]/1000/(60*60*24)" office:value-type="time" office:time-value="PT01H55M26.777S" calcext:value-type="time">
            <text:p>01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960.97" calcext:value-type="float">
            <text:p>960.97</text:p>
          </table:table-cell>
          <table:table-cell office:value-type="float" office:value="1142.3" calcext:value-type="float">
            <text:p>1142.3</text:p>
          </table:table-cell>
        </table:table-row>
        <table:table-row table:style-name="ro1">
          <table:table-cell office:value-type="float" office:value="6942777" calcext:value-type="float">
            <text:p>6942777</text:p>
          </table:table-cell>
          <table:table-cell table:formula="of:=[.A436]/1000/(60*60*24)" office:value-type="time" office:time-value="PT01H55M42.777S" calcext:value-type="time">
            <text:p>01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963.19" calcext:value-type="float">
            <text:p>963.19</text:p>
          </table:table-cell>
          <table:table-cell office:value-type="float" office:value="1144.89" calcext:value-type="float">
            <text:p>1144.89</text:p>
          </table:table-cell>
        </table:table-row>
        <table:table-row table:style-name="ro1">
          <table:table-cell office:value-type="float" office:value="6958777" calcext:value-type="float">
            <text:p>6958777</text:p>
          </table:table-cell>
          <table:table-cell table:formula="of:=[.A437]/1000/(60*60*24)" office:value-type="time" office:time-value="PT01H55M58.777S" calcext:value-type="time">
            <text:p>01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965.41" calcext:value-type="float">
            <text:p>965.41</text:p>
          </table:table-cell>
          <table:table-cell office:value-type="float" office:value="1147.49" calcext:value-type="float">
            <text:p>1147.49</text:p>
          </table:table-cell>
        </table:table-row>
        <table:table-row table:style-name="ro1">
          <table:table-cell office:value-type="float" office:value="6974776" calcext:value-type="float">
            <text:p>6974776</text:p>
          </table:table-cell>
          <table:table-cell table:formula="of:=[.A438]/1000/(60*60*24)" office:value-type="time" office:time-value="PT01H56M14.776S" calcext:value-type="time">
            <text:p>01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967.63" calcext:value-type="float">
            <text:p>967.63</text:p>
          </table:table-cell>
          <table:table-cell office:value-type="float" office:value="1150.08" calcext:value-type="float">
            <text:p>1150.08</text:p>
          </table:table-cell>
        </table:table-row>
        <table:table-row table:style-name="ro1">
          <table:table-cell office:value-type="float" office:value="6990776" calcext:value-type="float">
            <text:p>6990776</text:p>
          </table:table-cell>
          <table:table-cell table:formula="of:=[.A439]/1000/(60*60*24)" office:value-type="time" office:time-value="PT01H56M30.776S" calcext:value-type="time">
            <text:p>01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69.85" calcext:value-type="float">
            <text:p>969.85</text:p>
          </table:table-cell>
          <table:table-cell office:value-type="float" office:value="1152.67" calcext:value-type="float">
            <text:p>1152.67</text:p>
          </table:table-cell>
        </table:table-row>
        <table:table-row table:style-name="ro1">
          <table:table-cell office:value-type="float" office:value="7006776" calcext:value-type="float">
            <text:p>7006776</text:p>
          </table:table-cell>
          <table:table-cell table:formula="of:=[.A440]/1000/(60*60*24)" office:value-type="time" office:time-value="PT01H56M46.776S" calcext:value-type="time">
            <text:p>01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972.07" calcext:value-type="float">
            <text:p>972.07</text:p>
          </table:table-cell>
          <table:table-cell office:value-type="float" office:value="1155.26" calcext:value-type="float">
            <text:p>1155.26</text:p>
          </table:table-cell>
        </table:table-row>
        <table:table-row table:style-name="ro1">
          <table:table-cell office:value-type="float" office:value="7022777" calcext:value-type="float">
            <text:p>7022777</text:p>
          </table:table-cell>
          <table:table-cell table:formula="of:=[.A441]/1000/(60*60*24)" office:value-type="time" office:time-value="PT01H57M02.777S" calcext:value-type="time">
            <text:p>01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974.29" calcext:value-type="float">
            <text:p>974.29</text:p>
          </table:table-cell>
          <table:table-cell office:value-type="float" office:value="1157.85" calcext:value-type="float">
            <text:p>1157.85</text:p>
          </table:table-cell>
        </table:table-row>
        <table:table-row table:style-name="ro1">
          <table:table-cell office:value-type="float" office:value="7038777" calcext:value-type="float">
            <text:p>7038777</text:p>
          </table:table-cell>
          <table:table-cell table:formula="of:=[.A442]/1000/(60*60*24)" office:value-type="time" office:time-value="PT01H57M18.777S" calcext:value-type="time">
            <text:p>01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976.51" calcext:value-type="float">
            <text:p>976.51</text:p>
          </table:table-cell>
          <table:table-cell office:value-type="float" office:value="1160.44" calcext:value-type="float">
            <text:p>1160.44</text:p>
          </table:table-cell>
        </table:table-row>
        <table:table-row table:style-name="ro1">
          <table:table-cell office:value-type="float" office:value="7054776" calcext:value-type="float">
            <text:p>7054776</text:p>
          </table:table-cell>
          <table:table-cell table:formula="of:=[.A443]/1000/(60*60*24)" office:value-type="time" office:time-value="PT01H57M34.776S" calcext:value-type="time">
            <text:p>01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78.73" calcext:value-type="float">
            <text:p>978.73</text:p>
          </table:table-cell>
          <table:table-cell office:value-type="float" office:value="1163.03" calcext:value-type="float">
            <text:p>1163.03</text:p>
          </table:table-cell>
        </table:table-row>
        <table:table-row table:style-name="ro1">
          <table:table-cell office:value-type="float" office:value="7070777" calcext:value-type="float">
            <text:p>7070777</text:p>
          </table:table-cell>
          <table:table-cell table:formula="of:=[.A444]/1000/(60*60*24)" office:value-type="time" office:time-value="PT01H57M50.777S" calcext:value-type="time">
            <text:p>01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980.95" calcext:value-type="float">
            <text:p>980.95</text:p>
          </table:table-cell>
          <table:table-cell office:value-type="float" office:value="1165.62" calcext:value-type="float">
            <text:p>1165.62</text:p>
          </table:table-cell>
        </table:table-row>
        <table:table-row table:style-name="ro1">
          <table:table-cell office:value-type="float" office:value="7086777" calcext:value-type="float">
            <text:p>7086777</text:p>
          </table:table-cell>
          <table:table-cell table:formula="of:=[.A445]/1000/(60*60*24)" office:value-type="time" office:time-value="PT01H58M06.777S" calcext:value-type="time">
            <text:p>01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3" calcext:value-type="float">
            <text:p>584.73</text:p>
          </table:table-cell>
          <table:table-cell office:value-type="float" office:value="983.17" calcext:value-type="float">
            <text:p>983.17</text:p>
          </table:table-cell>
          <table:table-cell office:value-type="float" office:value="1168.21" calcext:value-type="float">
            <text:p>1168.21</text:p>
          </table:table-cell>
        </table:table-row>
        <table:table-row table:style-name="ro1">
          <table:table-cell office:value-type="float" office:value="7102776" calcext:value-type="float">
            <text:p>7102776</text:p>
          </table:table-cell>
          <table:table-cell table:formula="of:=[.A446]/1000/(60*60*24)" office:value-type="time" office:time-value="PT01H58M22.776S" calcext:value-type="time">
            <text:p>01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85.39" calcext:value-type="float">
            <text:p>985.39</text:p>
          </table:table-cell>
          <table:table-cell office:value-type="float" office:value="1170.8" calcext:value-type="float">
            <text:p>1170.8</text:p>
          </table:table-cell>
        </table:table-row>
        <table:table-row table:style-name="ro1">
          <table:table-cell office:value-type="float" office:value="7118776" calcext:value-type="float">
            <text:p>7118776</text:p>
          </table:table-cell>
          <table:table-cell table:formula="of:=[.A447]/1000/(60*60*24)" office:value-type="time" office:time-value="PT01H58M38.776S" calcext:value-type="time">
            <text:p>01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987.61" calcext:value-type="float">
            <text:p>987.61</text:p>
          </table:table-cell>
          <table:table-cell office:value-type="float" office:value="1173.39" calcext:value-type="float">
            <text:p>1173.39</text:p>
          </table:table-cell>
        </table:table-row>
        <table:table-row table:style-name="ro1">
          <table:table-cell office:value-type="float" office:value="7134777" calcext:value-type="float">
            <text:p>7134777</text:p>
          </table:table-cell>
          <table:table-cell table:formula="of:=[.A448]/1000/(60*60*24)" office:value-type="time" office:time-value="PT01H58M54.777S" calcext:value-type="time">
            <text:p>01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989.83" calcext:value-type="float">
            <text:p>989.83</text:p>
          </table:table-cell>
          <table:table-cell office:value-type="float" office:value="1175.98" calcext:value-type="float">
            <text:p>1175.98</text:p>
          </table:table-cell>
        </table:table-row>
        <table:table-row table:style-name="ro1">
          <table:table-cell office:value-type="float" office:value="7150776" calcext:value-type="float">
            <text:p>7150776</text:p>
          </table:table-cell>
          <table:table-cell table:formula="of:=[.A449]/1000/(60*60*24)" office:value-type="time" office:time-value="PT01H59M10.776S" calcext:value-type="time">
            <text:p>01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92.04" calcext:value-type="float">
            <text:p>992.04</text:p>
          </table:table-cell>
          <table:table-cell office:value-type="float" office:value="1178.57" calcext:value-type="float">
            <text:p>1178.57</text:p>
          </table:table-cell>
        </table:table-row>
        <table:table-row table:style-name="ro1">
          <table:table-cell office:value-type="float" office:value="7166777" calcext:value-type="float">
            <text:p>7166777</text:p>
          </table:table-cell>
          <table:table-cell table:formula="of:=[.A450]/1000/(60*60*24)" office:value-type="time" office:time-value="PT01H59M26.777S" calcext:value-type="time">
            <text:p>01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994.26" calcext:value-type="float">
            <text:p>994.26</text:p>
          </table:table-cell>
          <table:table-cell office:value-type="float" office:value="1181.16" calcext:value-type="float">
            <text:p>1181.16</text:p>
          </table:table-cell>
        </table:table-row>
        <table:table-row table:style-name="ro1">
          <table:table-cell office:value-type="float" office:value="7182776" calcext:value-type="float">
            <text:p>7182776</text:p>
          </table:table-cell>
          <table:table-cell table:formula="of:=[.A451]/1000/(60*60*24)" office:value-type="time" office:time-value="PT01H59M42.776S" calcext:value-type="time">
            <text:p>01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96.48" calcext:value-type="float">
            <text:p>996.48</text:p>
          </table:table-cell>
          <table:table-cell office:value-type="float" office:value="1183.75" calcext:value-type="float">
            <text:p>1183.75</text:p>
          </table:table-cell>
        </table:table-row>
        <table:table-row table:style-name="ro1">
          <table:table-cell office:value-type="float" office:value="7198776" calcext:value-type="float">
            <text:p>7198776</text:p>
          </table:table-cell>
          <table:table-cell table:formula="of:=[.A452]/1000/(60*60*24)" office:value-type="time" office:time-value="PT01H59M58.776S" calcext:value-type="time">
            <text:p>01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998.7" calcext:value-type="float">
            <text:p>998.7</text:p>
          </table:table-cell>
          <table:table-cell office:value-type="float" office:value="1186.34" calcext:value-type="float">
            <text:p>1186.34</text:p>
          </table:table-cell>
        </table:table-row>
        <table:table-row table:style-name="ro1">
          <table:table-cell office:value-type="float" office:value="7214776" calcext:value-type="float">
            <text:p>7214776</text:p>
          </table:table-cell>
          <table:table-cell table:formula="of:=[.A453]/1000/(60*60*24)" office:value-type="time" office:time-value="PT02H00M14.776S" calcext:value-type="time">
            <text:p>02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000.92" calcext:value-type="float">
            <text:p>1000.92</text:p>
          </table:table-cell>
          <table:table-cell office:value-type="float" office:value="1188.93" calcext:value-type="float">
            <text:p>1188.93</text:p>
          </table:table-cell>
        </table:table-row>
        <table:table-row table:style-name="ro1">
          <table:table-cell office:value-type="float" office:value="7230776" calcext:value-type="float">
            <text:p>7230776</text:p>
          </table:table-cell>
          <table:table-cell table:formula="of:=[.A454]/1000/(60*60*24)" office:value-type="time" office:time-value="PT02H00M30.776S" calcext:value-type="time">
            <text:p>02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003.14" calcext:value-type="float">
            <text:p>1003.14</text:p>
          </table:table-cell>
          <table:table-cell office:value-type="float" office:value="1191.51" calcext:value-type="float">
            <text:p>1191.51</text:p>
          </table:table-cell>
        </table:table-row>
        <table:table-row table:style-name="ro1">
          <table:table-cell office:value-type="float" office:value="7246776" calcext:value-type="float">
            <text:p>7246776</text:p>
          </table:table-cell>
          <table:table-cell table:formula="of:=[.A455]/1000/(60*60*24)" office:value-type="time" office:time-value="PT02H00M46.776S" calcext:value-type="time">
            <text:p>02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005.36" calcext:value-type="float">
            <text:p>1005.36</text:p>
          </table:table-cell>
          <table:table-cell office:value-type="float" office:value="1194.1" calcext:value-type="float">
            <text:p>1194.1</text:p>
          </table:table-cell>
        </table:table-row>
        <table:table-row table:style-name="ro1">
          <table:table-cell office:value-type="float" office:value="7262776" calcext:value-type="float">
            <text:p>7262776</text:p>
          </table:table-cell>
          <table:table-cell table:formula="of:=[.A456]/1000/(60*60*24)" office:value-type="time" office:time-value="PT02H01M02.776S" calcext:value-type="time">
            <text:p>02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07.58" calcext:value-type="float">
            <text:p>1007.58</text:p>
          </table:table-cell>
          <table:table-cell office:value-type="float" office:value="1196.69" calcext:value-type="float">
            <text:p>1196.69</text:p>
          </table:table-cell>
        </table:table-row>
        <table:table-row table:style-name="ro1">
          <table:table-cell office:value-type="float" office:value="7278776" calcext:value-type="float">
            <text:p>7278776</text:p>
          </table:table-cell>
          <table:table-cell table:formula="of:=[.A457]/1000/(60*60*24)" office:value-type="time" office:time-value="PT02H01M18.776S" calcext:value-type="time">
            <text:p>02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1009.8" calcext:value-type="float">
            <text:p>1009.8</text:p>
          </table:table-cell>
          <table:table-cell office:value-type="float" office:value="1199.28" calcext:value-type="float">
            <text:p>1199.28</text:p>
          </table:table-cell>
        </table:table-row>
        <table:table-row table:style-name="ro1">
          <table:table-cell office:value-type="float" office:value="7294776" calcext:value-type="float">
            <text:p>7294776</text:p>
          </table:table-cell>
          <table:table-cell table:formula="of:=[.A458]/1000/(60*60*24)" office:value-type="time" office:time-value="PT02H01M34.776S" calcext:value-type="time">
            <text:p>02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012.02" calcext:value-type="float">
            <text:p>1012.02</text:p>
          </table:table-cell>
          <table:table-cell office:value-type="float" office:value="1201.87" calcext:value-type="float">
            <text:p>1201.87</text:p>
          </table:table-cell>
        </table:table-row>
        <table:table-row table:style-name="ro1">
          <table:table-cell office:value-type="float" office:value="7310776" calcext:value-type="float">
            <text:p>7310776</text:p>
          </table:table-cell>
          <table:table-cell table:formula="of:=[.A459]/1000/(60*60*24)" office:value-type="time" office:time-value="PT02H01M50.776S" calcext:value-type="time">
            <text:p>02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14.24" calcext:value-type="float">
            <text:p>1014.24</text:p>
          </table:table-cell>
          <table:table-cell office:value-type="float" office:value="1204.45" calcext:value-type="float">
            <text:p>1204.45</text:p>
          </table:table-cell>
        </table:table-row>
        <table:table-row table:style-name="ro1">
          <table:table-cell office:value-type="float" office:value="7326777" calcext:value-type="float">
            <text:p>7326777</text:p>
          </table:table-cell>
          <table:table-cell table:formula="of:=[.A460]/1000/(60*60*24)" office:value-type="time" office:time-value="PT02H02M06.777S" calcext:value-type="time">
            <text:p>02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016.46" calcext:value-type="float">
            <text:p>1016.46</text:p>
          </table:table-cell>
          <table:table-cell office:value-type="float" office:value="1207.04" calcext:value-type="float">
            <text:p>1207.04</text:p>
          </table:table-cell>
        </table:table-row>
        <table:table-row table:style-name="ro1">
          <table:table-cell office:value-type="float" office:value="7342776" calcext:value-type="float">
            <text:p>7342776</text:p>
          </table:table-cell>
          <table:table-cell table:formula="of:=[.A461]/1000/(60*60*24)" office:value-type="time" office:time-value="PT02H02M22.776S" calcext:value-type="time">
            <text:p>02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1018.68" calcext:value-type="float">
            <text:p>1018.68</text:p>
          </table:table-cell>
          <table:table-cell office:value-type="float" office:value="1209.63" calcext:value-type="float">
            <text:p>1209.63</text:p>
          </table:table-cell>
        </table:table-row>
        <table:table-row table:style-name="ro1">
          <table:table-cell office:value-type="float" office:value="7358776" calcext:value-type="float">
            <text:p>7358776</text:p>
          </table:table-cell>
          <table:table-cell table:formula="of:=[.A462]/1000/(60*60*24)" office:value-type="time" office:time-value="PT02H02M38.776S" calcext:value-type="time">
            <text:p>02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20.9" calcext:value-type="float">
            <text:p>1020.9</text:p>
          </table:table-cell>
          <table:table-cell office:value-type="float" office:value="1212.22" calcext:value-type="float">
            <text:p>1212.22</text:p>
          </table:table-cell>
        </table:table-row>
        <table:table-row table:style-name="ro1">
          <table:table-cell office:value-type="float" office:value="7374776" calcext:value-type="float">
            <text:p>7374776</text:p>
          </table:table-cell>
          <table:table-cell table:formula="of:=[.A463]/1000/(60*60*24)" office:value-type="time" office:time-value="PT02H02M54.776S" calcext:value-type="time">
            <text:p>02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023.12" calcext:value-type="float">
            <text:p>1023.12</text:p>
          </table:table-cell>
          <table:table-cell office:value-type="float" office:value="1214.81" calcext:value-type="float">
            <text:p>1214.81</text:p>
          </table:table-cell>
        </table:table-row>
        <table:table-row table:style-name="ro1">
          <table:table-cell office:value-type="float" office:value="7390777" calcext:value-type="float">
            <text:p>7390777</text:p>
          </table:table-cell>
          <table:table-cell table:formula="of:=[.A464]/1000/(60*60*24)" office:value-type="time" office:time-value="PT02H03M10.777S" calcext:value-type="time">
            <text:p>02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25.33" calcext:value-type="float">
            <text:p>1025.33</text:p>
          </table:table-cell>
          <table:table-cell office:value-type="float" office:value="1217.39" calcext:value-type="float">
            <text:p>1217.39</text:p>
          </table:table-cell>
        </table:table-row>
        <table:table-row table:style-name="ro1">
          <table:table-cell office:value-type="float" office:value="7406776" calcext:value-type="float">
            <text:p>7406776</text:p>
          </table:table-cell>
          <table:table-cell table:formula="of:=[.A465]/1000/(60*60*24)" office:value-type="time" office:time-value="PT02H03M26.776S" calcext:value-type="time">
            <text:p>02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27.55" calcext:value-type="float">
            <text:p>1027.55</text:p>
          </table:table-cell>
          <table:table-cell office:value-type="float" office:value="1219.98" calcext:value-type="float">
            <text:p>1219.98</text:p>
          </table:table-cell>
        </table:table-row>
        <table:table-row table:style-name="ro1">
          <table:table-cell office:value-type="float" office:value="7422776" calcext:value-type="float">
            <text:p>7422776</text:p>
          </table:table-cell>
          <table:table-cell table:formula="of:=[.A466]/1000/(60*60*24)" office:value-type="time" office:time-value="PT02H03M42.776S" calcext:value-type="time">
            <text:p>02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29.77" calcext:value-type="float">
            <text:p>1029.77</text:p>
          </table:table-cell>
          <table:table-cell office:value-type="float" office:value="1222.57" calcext:value-type="float">
            <text:p>1222.57</text:p>
          </table:table-cell>
        </table:table-row>
        <table:table-row table:style-name="ro1">
          <table:table-cell office:value-type="float" office:value="7438776" calcext:value-type="float">
            <text:p>7438776</text:p>
          </table:table-cell>
          <table:table-cell table:formula="of:=[.A467]/1000/(60*60*24)" office:value-type="time" office:time-value="PT02H03M58.776S" calcext:value-type="time">
            <text:p>02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31.99" calcext:value-type="float">
            <text:p>1031.99</text:p>
          </table:table-cell>
          <table:table-cell office:value-type="float" office:value="1225.16" calcext:value-type="float">
            <text:p>1225.16</text:p>
          </table:table-cell>
        </table:table-row>
        <table:table-row table:style-name="ro1">
          <table:table-cell office:value-type="float" office:value="7454777" calcext:value-type="float">
            <text:p>7454777</text:p>
          </table:table-cell>
          <table:table-cell table:formula="of:=[.A468]/1000/(60*60*24)" office:value-type="time" office:time-value="PT02H04M14.777S" calcext:value-type="time">
            <text:p>02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34.21" calcext:value-type="float">
            <text:p>1034.21</text:p>
          </table:table-cell>
          <table:table-cell office:value-type="float" office:value="1227.74" calcext:value-type="float">
            <text:p>1227.74</text:p>
          </table:table-cell>
        </table:table-row>
        <table:table-row table:style-name="ro1">
          <table:table-cell office:value-type="float" office:value="7470776" calcext:value-type="float">
            <text:p>7470776</text:p>
          </table:table-cell>
          <table:table-cell table:formula="of:=[.A469]/1000/(60*60*24)" office:value-type="time" office:time-value="PT02H04M30.776S" calcext:value-type="time">
            <text:p>02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036.43" calcext:value-type="float">
            <text:p>1036.43</text:p>
          </table:table-cell>
          <table:table-cell office:value-type="float" office:value="1230.33" calcext:value-type="float">
            <text:p>1230.33</text:p>
          </table:table-cell>
        </table:table-row>
        <table:table-row table:style-name="ro1">
          <table:table-cell office:value-type="float" office:value="7486777" calcext:value-type="float">
            <text:p>7486777</text:p>
          </table:table-cell>
          <table:table-cell table:formula="of:=[.A470]/1000/(60*60*24)" office:value-type="time" office:time-value="PT02H04M46.777S" calcext:value-type="time">
            <text:p>02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1038.65" calcext:value-type="float">
            <text:p>1038.65</text:p>
          </table:table-cell>
          <table:table-cell office:value-type="float" office:value="1232.92" calcext:value-type="float">
            <text:p>1232.92</text:p>
          </table:table-cell>
        </table:table-row>
        <table:table-row table:style-name="ro1">
          <table:table-cell office:value-type="float" office:value="7502776" calcext:value-type="float">
            <text:p>7502776</text:p>
          </table:table-cell>
          <table:table-cell table:formula="of:=[.A471]/1000/(60*60*24)" office:value-type="time" office:time-value="PT02H05M02.776S" calcext:value-type="time">
            <text:p>02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" calcext:value-type="float">
            <text:p>581.8</text:p>
          </table:table-cell>
          <table:table-cell office:value-type="float" office:value="1040.87" calcext:value-type="float">
            <text:p>1040.87</text:p>
          </table:table-cell>
          <table:table-cell office:value-type="float" office:value="1235.51" calcext:value-type="float">
            <text:p>1235.51</text:p>
          </table:table-cell>
        </table:table-row>
        <table:table-row table:style-name="ro1">
          <table:table-cell office:value-type="float" office:value="7518776" calcext:value-type="float">
            <text:p>7518776</text:p>
          </table:table-cell>
          <table:table-cell table:formula="of:=[.A472]/1000/(60*60*24)" office:value-type="time" office:time-value="PT02H05M18.776S" calcext:value-type="time">
            <text:p>02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043.09" calcext:value-type="float">
            <text:p>1043.09</text:p>
          </table:table-cell>
          <table:table-cell office:value-type="float" office:value="1238.09" calcext:value-type="float">
            <text:p>1238.09</text:p>
          </table:table-cell>
        </table:table-row>
        <table:table-row table:style-name="ro1">
          <table:table-cell office:value-type="float" office:value="7534776" calcext:value-type="float">
            <text:p>7534776</text:p>
          </table:table-cell>
          <table:table-cell table:formula="of:=[.A473]/1000/(60*60*24)" office:value-type="time" office:time-value="PT02H05M34.776S" calcext:value-type="time">
            <text:p>02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45.31" calcext:value-type="float">
            <text:p>1045.31</text:p>
          </table:table-cell>
          <table:table-cell office:value-type="float" office:value="1240.68" calcext:value-type="float">
            <text:p>1240.68</text:p>
          </table:table-cell>
        </table:table-row>
        <table:table-row table:style-name="ro1">
          <table:table-cell office:value-type="float" office:value="7550776" calcext:value-type="float">
            <text:p>7550776</text:p>
          </table:table-cell>
          <table:table-cell table:formula="of:=[.A474]/1000/(60*60*24)" office:value-type="time" office:time-value="PT02H05M50.776S" calcext:value-type="time">
            <text:p>02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47.53" calcext:value-type="float">
            <text:p>1047.53</text:p>
          </table:table-cell>
          <table:table-cell office:value-type="float" office:value="1243.26" calcext:value-type="float">
            <text:p>1243.26</text:p>
          </table:table-cell>
        </table:table-row>
        <table:table-row table:style-name="ro1">
          <table:table-cell office:value-type="float" office:value="7566776" calcext:value-type="float">
            <text:p>7566776</text:p>
          </table:table-cell>
          <table:table-cell table:formula="of:=[.A475]/1000/(60*60*24)" office:value-type="time" office:time-value="PT02H06M06.776S" calcext:value-type="time">
            <text:p>02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049.74" calcext:value-type="float">
            <text:p>1049.74</text:p>
          </table:table-cell>
          <table:table-cell office:value-type="float" office:value="1245.85" calcext:value-type="float">
            <text:p>1245.85</text:p>
          </table:table-cell>
        </table:table-row>
        <table:table-row table:style-name="ro1">
          <table:table-cell office:value-type="float" office:value="7582777" calcext:value-type="float">
            <text:p>7582777</text:p>
          </table:table-cell>
          <table:table-cell table:formula="of:=[.A476]/1000/(60*60*24)" office:value-type="time" office:time-value="PT02H06M22.777S" calcext:value-type="time">
            <text:p>02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1051.96" calcext:value-type="float">
            <text:p>1051.96</text:p>
          </table:table-cell>
          <table:table-cell office:value-type="float" office:value="1248.44" calcext:value-type="float">
            <text:p>1248.44</text:p>
          </table:table-cell>
        </table:table-row>
        <table:table-row table:style-name="ro1">
          <table:table-cell office:value-type="float" office:value="7598776" calcext:value-type="float">
            <text:p>7598776</text:p>
          </table:table-cell>
          <table:table-cell table:formula="of:=[.A477]/1000/(60*60*24)" office:value-type="time" office:time-value="PT02H06M38.776S" calcext:value-type="time">
            <text:p>02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054.18" calcext:value-type="float">
            <text:p>1054.18</text:p>
          </table:table-cell>
          <table:table-cell office:value-type="float" office:value="1251.02" calcext:value-type="float">
            <text:p>1251.02</text:p>
          </table:table-cell>
        </table:table-row>
        <table:table-row table:style-name="ro1">
          <table:table-cell office:value-type="float" office:value="7614776" calcext:value-type="float">
            <text:p>7614776</text:p>
          </table:table-cell>
          <table:table-cell table:formula="of:=[.A478]/1000/(60*60*24)" office:value-type="time" office:time-value="PT02H06M54.776S" calcext:value-type="time">
            <text:p>02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056.4" calcext:value-type="float">
            <text:p>1056.4</text:p>
          </table:table-cell>
          <table:table-cell office:value-type="float" office:value="1253.61" calcext:value-type="float">
            <text:p>1253.61</text:p>
          </table:table-cell>
        </table:table-row>
        <table:table-row table:style-name="ro1">
          <table:table-cell office:value-type="float" office:value="7630776" calcext:value-type="float">
            <text:p>7630776</text:p>
          </table:table-cell>
          <table:table-cell table:formula="of:=[.A479]/1000/(60*60*24)" office:value-type="time" office:time-value="PT02H07M10.776S" calcext:value-type="time">
            <text:p>02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58.62" calcext:value-type="float">
            <text:p>1058.62</text:p>
          </table:table-cell>
          <table:table-cell office:value-type="float" office:value="1256.2" calcext:value-type="float">
            <text:p>1256.2</text:p>
          </table:table-cell>
        </table:table-row>
        <table:table-row table:style-name="ro1">
          <table:table-cell office:value-type="float" office:value="7646776" calcext:value-type="float">
            <text:p>7646776</text:p>
          </table:table-cell>
          <table:table-cell table:formula="of:=[.A480]/1000/(60*60*24)" office:value-type="time" office:time-value="PT02H07M26.776S" calcext:value-type="time">
            <text:p>02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9" calcext:value-type="float">
            <text:p>583.89</text:p>
          </table:table-cell>
          <table:table-cell office:value-type="float" office:value="1060.84" calcext:value-type="float">
            <text:p>1060.84</text:p>
          </table:table-cell>
          <table:table-cell office:value-type="float" office:value="1258.79" calcext:value-type="float">
            <text:p>1258.79</text:p>
          </table:table-cell>
        </table:table-row>
        <table:table-row table:style-name="ro1">
          <table:table-cell office:value-type="float" office:value="7662776" calcext:value-type="float">
            <text:p>7662776</text:p>
          </table:table-cell>
          <table:table-cell table:formula="of:=[.A481]/1000/(60*60*24)" office:value-type="time" office:time-value="PT02H07M42.776S" calcext:value-type="time">
            <text:p>02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1063.07" calcext:value-type="float">
            <text:p>1063.07</text:p>
          </table:table-cell>
          <table:table-cell office:value-type="float" office:value="1261.38" calcext:value-type="float">
            <text:p>1261.38</text:p>
          </table:table-cell>
        </table:table-row>
        <table:table-row table:style-name="ro1">
          <table:table-cell office:value-type="float" office:value="7678776" calcext:value-type="float">
            <text:p>7678776</text:p>
          </table:table-cell>
          <table:table-cell table:formula="of:=[.A482]/1000/(60*60*24)" office:value-type="time" office:time-value="PT02H07M58.776S" calcext:value-type="time">
            <text:p>02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65.29" calcext:value-type="float">
            <text:p>1065.29</text:p>
          </table:table-cell>
          <table:table-cell office:value-type="float" office:value="1263.97" calcext:value-type="float">
            <text:p>1263.97</text:p>
          </table:table-cell>
        </table:table-row>
        <table:table-row table:style-name="ro1">
          <table:table-cell office:value-type="float" office:value="7694776" calcext:value-type="float">
            <text:p>7694776</text:p>
          </table:table-cell>
          <table:table-cell table:formula="of:=[.A483]/1000/(60*60*24)" office:value-type="time" office:time-value="PT02H08M14.776S" calcext:value-type="time">
            <text:p>02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1067.51" calcext:value-type="float">
            <text:p>1067.51</text:p>
          </table:table-cell>
          <table:table-cell office:value-type="float" office:value="1266.56" calcext:value-type="float">
            <text:p>1266.56</text:p>
          </table:table-cell>
        </table:table-row>
        <table:table-row table:style-name="ro1">
          <table:table-cell office:value-type="float" office:value="7710776" calcext:value-type="float">
            <text:p>7710776</text:p>
          </table:table-cell>
          <table:table-cell table:formula="of:=[.A484]/1000/(60*60*24)" office:value-type="time" office:time-value="PT02H08M30.776S" calcext:value-type="time">
            <text:p>02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69.73" calcext:value-type="float">
            <text:p>1069.73</text:p>
          </table:table-cell>
          <table:table-cell office:value-type="float" office:value="1269.14" calcext:value-type="float">
            <text:p>1269.14</text:p>
          </table:table-cell>
        </table:table-row>
        <table:table-row table:style-name="ro1">
          <table:table-cell office:value-type="float" office:value="7726776" calcext:value-type="float">
            <text:p>7726776</text:p>
          </table:table-cell>
          <table:table-cell table:formula="of:=[.A485]/1000/(60*60*24)" office:value-type="time" office:time-value="PT02H08M46.776S" calcext:value-type="time">
            <text:p>02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071.95" calcext:value-type="float">
            <text:p>1071.95</text:p>
          </table:table-cell>
          <table:table-cell office:value-type="float" office:value="1271.73" calcext:value-type="float">
            <text:p>1271.73</text:p>
          </table:table-cell>
        </table:table-row>
        <table:table-row table:style-name="ro1">
          <table:table-cell office:value-type="float" office:value="7742776" calcext:value-type="float">
            <text:p>7742776</text:p>
          </table:table-cell>
          <table:table-cell table:formula="of:=[.A486]/1000/(60*60*24)" office:value-type="time" office:time-value="PT02H09M02.776S" calcext:value-type="time">
            <text:p>02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1074.17" calcext:value-type="float">
            <text:p>1074.17</text:p>
          </table:table-cell>
          <table:table-cell office:value-type="float" office:value="1274.32" calcext:value-type="float">
            <text:p>1274.32</text:p>
          </table:table-cell>
        </table:table-row>
        <table:table-row table:style-name="ro1">
          <table:table-cell office:value-type="float" office:value="7758777" calcext:value-type="float">
            <text:p>7758777</text:p>
          </table:table-cell>
          <table:table-cell table:formula="of:=[.A487]/1000/(60*60*24)" office:value-type="time" office:time-value="PT02H09M18.777S" calcext:value-type="time">
            <text:p>02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076.39" calcext:value-type="float">
            <text:p>1076.39</text:p>
          </table:table-cell>
          <table:table-cell office:value-type="float" office:value="1276.9" calcext:value-type="float">
            <text:p>1276.9</text:p>
          </table:table-cell>
        </table:table-row>
        <table:table-row table:style-name="ro1">
          <table:table-cell office:value-type="float" office:value="7774777" calcext:value-type="float">
            <text:p>7774777</text:p>
          </table:table-cell>
          <table:table-cell table:formula="of:=[.A488]/1000/(60*60*24)" office:value-type="time" office:time-value="PT02H09M34.777S" calcext:value-type="time">
            <text:p>02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078.61" calcext:value-type="float">
            <text:p>1078.61</text:p>
          </table:table-cell>
          <table:table-cell office:value-type="float" office:value="1279.49" calcext:value-type="float">
            <text:p>1279.49</text:p>
          </table:table-cell>
        </table:table-row>
        <table:table-row table:style-name="ro1">
          <table:table-cell office:value-type="float" office:value="7790777" calcext:value-type="float">
            <text:p>7790777</text:p>
          </table:table-cell>
          <table:table-cell table:formula="of:=[.A489]/1000/(60*60*24)" office:value-type="time" office:time-value="PT02H09M50.777S" calcext:value-type="time">
            <text:p>02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080.83" calcext:value-type="float">
            <text:p>1080.83</text:p>
          </table:table-cell>
          <table:table-cell office:value-type="float" office:value="1282.08" calcext:value-type="float">
            <text:p>1282.08</text:p>
          </table:table-cell>
        </table:table-row>
        <table:table-row table:style-name="ro1">
          <table:table-cell office:value-type="float" office:value="7806776" calcext:value-type="float">
            <text:p>7806776</text:p>
          </table:table-cell>
          <table:table-cell table:formula="of:=[.A490]/1000/(60*60*24)" office:value-type="time" office:time-value="PT02H10M06.776S" calcext:value-type="time">
            <text:p>02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83.05" calcext:value-type="float">
            <text:p>1083.05</text:p>
          </table:table-cell>
          <table:table-cell office:value-type="float" office:value="1284.66" calcext:value-type="float">
            <text:p>1284.66</text:p>
          </table:table-cell>
        </table:table-row>
        <table:table-row table:style-name="ro1">
          <table:table-cell office:value-type="float" office:value="7822776" calcext:value-type="float">
            <text:p>7822776</text:p>
          </table:table-cell>
          <table:table-cell table:formula="of:=[.A491]/1000/(60*60*24)" office:value-type="time" office:time-value="PT02H10M22.776S" calcext:value-type="time">
            <text:p>02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085.27" calcext:value-type="float">
            <text:p>1085.27</text:p>
          </table:table-cell>
          <table:table-cell office:value-type="float" office:value="1287.25" calcext:value-type="float">
            <text:p>1287.25</text:p>
          </table:table-cell>
        </table:table-row>
        <table:table-row table:style-name="ro1">
          <table:table-cell office:value-type="float" office:value="7838776" calcext:value-type="float">
            <text:p>7838776</text:p>
          </table:table-cell>
          <table:table-cell table:formula="of:=[.A492]/1000/(60*60*24)" office:value-type="time" office:time-value="PT02H10M38.776S" calcext:value-type="time">
            <text:p>02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87.49" calcext:value-type="float">
            <text:p>1087.49</text:p>
          </table:table-cell>
          <table:table-cell office:value-type="float" office:value="1289.83" calcext:value-type="float">
            <text:p>1289.83</text:p>
          </table:table-cell>
        </table:table-row>
        <table:table-row table:style-name="ro1">
          <table:table-cell office:value-type="float" office:value="7854776" calcext:value-type="float">
            <text:p>7854776</text:p>
          </table:table-cell>
          <table:table-cell table:formula="of:=[.A493]/1000/(60*60*24)" office:value-type="time" office:time-value="PT02H10M54.776S" calcext:value-type="time">
            <text:p>02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089.71" calcext:value-type="float">
            <text:p>1089.71</text:p>
          </table:table-cell>
          <table:table-cell office:value-type="float" office:value="1292.42" calcext:value-type="float">
            <text:p>1292.42</text:p>
          </table:table-cell>
        </table:table-row>
        <table:table-row table:style-name="ro1">
          <table:table-cell office:value-type="float" office:value="7870776" calcext:value-type="float">
            <text:p>7870776</text:p>
          </table:table-cell>
          <table:table-cell table:formula="of:=[.A494]/1000/(60*60*24)" office:value-type="time" office:time-value="PT02H11M10.776S" calcext:value-type="time">
            <text:p>02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91.93" calcext:value-type="float">
            <text:p>1091.93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7886776" calcext:value-type="float">
            <text:p>7886776</text:p>
          </table:table-cell>
          <table:table-cell table:formula="of:=[.A495]/1000/(60*60*24)" office:value-type="time" office:time-value="PT02H11M26.776S" calcext:value-type="time">
            <text:p>02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94.15" calcext:value-type="float">
            <text:p>1094.15</text:p>
          </table:table-cell>
          <table:table-cell office:value-type="float" office:value="1297.59" calcext:value-type="float">
            <text:p>1297.59</text:p>
          </table:table-cell>
        </table:table-row>
        <table:table-row table:style-name="ro1">
          <table:table-cell office:value-type="float" office:value="7902776" calcext:value-type="float">
            <text:p>7902776</text:p>
          </table:table-cell>
          <table:table-cell table:formula="of:=[.A496]/1000/(60*60*24)" office:value-type="time" office:time-value="PT02H11M42.776S" calcext:value-type="time">
            <text:p>02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96.37" calcext:value-type="float">
            <text:p>1096.37</text:p>
          </table:table-cell>
          <table:table-cell office:value-type="float" office:value="1300.17" calcext:value-type="float">
            <text:p>1300.17</text:p>
          </table:table-cell>
        </table:table-row>
        <table:table-row table:style-name="ro1">
          <table:table-cell office:value-type="float" office:value="7918777" calcext:value-type="float">
            <text:p>7918777</text:p>
          </table:table-cell>
          <table:table-cell table:formula="of:=[.A497]/1000/(60*60*24)" office:value-type="time" office:time-value="PT02H11M58.777S" calcext:value-type="time">
            <text:p>02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1098.59" calcext:value-type="float">
            <text:p>1098.59</text:p>
          </table:table-cell>
          <table:table-cell office:value-type="float" office:value="1302.75" calcext:value-type="float">
            <text:p>1302.75</text:p>
          </table:table-cell>
        </table:table-row>
        <table:table-row table:style-name="ro1">
          <table:table-cell office:value-type="float" office:value="7934777" calcext:value-type="float">
            <text:p>7934777</text:p>
          </table:table-cell>
          <table:table-cell table:formula="of:=[.A498]/1000/(60*60*24)" office:value-type="time" office:time-value="PT02H12M14.777S" calcext:value-type="time">
            <text:p>02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1100.81" calcext:value-type="float">
            <text:p>1100.81</text:p>
          </table:table-cell>
          <table:table-cell office:value-type="float" office:value="1305.34" calcext:value-type="float">
            <text:p>1305.34</text:p>
          </table:table-cell>
        </table:table-row>
        <table:table-row table:style-name="ro1">
          <table:table-cell office:value-type="float" office:value="7950776" calcext:value-type="float">
            <text:p>7950776</text:p>
          </table:table-cell>
          <table:table-cell table:formula="of:=[.A499]/1000/(60*60*24)" office:value-type="time" office:time-value="PT02H12M30.776S" calcext:value-type="time">
            <text:p>02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03.03" calcext:value-type="float">
            <text:p>1103.03</text:p>
          </table:table-cell>
          <table:table-cell office:value-type="float" office:value="1307.92" calcext:value-type="float">
            <text:p>1307.92</text:p>
          </table:table-cell>
        </table:table-row>
        <table:table-row table:style-name="ro1">
          <table:table-cell office:value-type="float" office:value="7966776" calcext:value-type="float">
            <text:p>7966776</text:p>
          </table:table-cell>
          <table:table-cell table:formula="of:=[.A500]/1000/(60*60*24)" office:value-type="time" office:time-value="PT02H12M46.776S" calcext:value-type="time">
            <text:p>02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105.25" calcext:value-type="float">
            <text:p>1105.25</text:p>
          </table:table-cell>
          <table:table-cell office:value-type="float" office:value="1310.51" calcext:value-type="float">
            <text:p>1310.51</text:p>
          </table:table-cell>
        </table:table-row>
        <table:table-row table:style-name="ro1">
          <table:table-cell office:value-type="float" office:value="7982777" calcext:value-type="float">
            <text:p>7982777</text:p>
          </table:table-cell>
          <table:table-cell table:formula="of:=[.A501]/1000/(60*60*24)" office:value-type="time" office:time-value="PT02H13M02.777S" calcext:value-type="time">
            <text:p>02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107.47" calcext:value-type="float">
            <text:p>1107.47</text:p>
          </table:table-cell>
          <table:table-cell office:value-type="float" office:value="1313.09" calcext:value-type="float">
            <text:p>1313.09</text:p>
          </table:table-cell>
        </table:table-row>
        <table:table-row table:style-name="ro1">
          <table:table-cell office:value-type="float" office:value="7998776" calcext:value-type="float">
            <text:p>7998776</text:p>
          </table:table-cell>
          <table:table-cell table:formula="of:=[.A502]/1000/(60*60*24)" office:value-type="time" office:time-value="PT02H13M18.776S" calcext:value-type="time">
            <text:p>02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09.69" calcext:value-type="float">
            <text:p>1109.69</text:p>
          </table:table-cell>
          <table:table-cell office:value-type="float" office:value="1315.67" calcext:value-type="float">
            <text:p>1315.67</text:p>
          </table:table-cell>
        </table:table-row>
        <table:table-row table:style-name="ro1">
          <table:table-cell office:value-type="float" office:value="8014777" calcext:value-type="float">
            <text:p>8014777</text:p>
          </table:table-cell>
          <table:table-cell table:formula="of:=[.A503]/1000/(60*60*24)" office:value-type="time" office:time-value="PT02H13M34.777S" calcext:value-type="time">
            <text:p>02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49" calcext:value-type="float">
            <text:p>580.49</text:p>
          </table:table-cell>
          <table:table-cell office:value-type="float" office:value="1111.91" calcext:value-type="float">
            <text:p>1111.91</text:p>
          </table:table-cell>
          <table:table-cell office:value-type="float" office:value="1318.25" calcext:value-type="float">
            <text:p>1318.25</text:p>
          </table:table-cell>
        </table:table-row>
        <table:table-row table:style-name="ro1">
          <table:table-cell office:value-type="float" office:value="8030776" calcext:value-type="float">
            <text:p>8030776</text:p>
          </table:table-cell>
          <table:table-cell table:formula="of:=[.A504]/1000/(60*60*24)" office:value-type="time" office:time-value="PT02H13M50.776S" calcext:value-type="time">
            <text:p>02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3" calcext:value-type="float">
            <text:p>580.63</text:p>
          </table:table-cell>
          <table:table-cell office:value-type="float" office:value="1114.13" calcext:value-type="float">
            <text:p>1114.13</text:p>
          </table:table-cell>
          <table:table-cell office:value-type="float" office:value="1320.84" calcext:value-type="float">
            <text:p>1320.84</text:p>
          </table:table-cell>
        </table:table-row>
        <table:table-row table:style-name="ro1">
          <table:table-cell office:value-type="float" office:value="8046777" calcext:value-type="float">
            <text:p>8046777</text:p>
          </table:table-cell>
          <table:table-cell table:formula="of:=[.A505]/1000/(60*60*24)" office:value-type="time" office:time-value="PT02H14M06.777S" calcext:value-type="time">
            <text:p>02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16.34" calcext:value-type="float">
            <text:p>1116.34</text:p>
          </table:table-cell>
          <table:table-cell office:value-type="float" office:value="1323.42" calcext:value-type="float">
            <text:p>1323.42</text:p>
          </table:table-cell>
        </table:table-row>
        <table:table-row table:style-name="ro1">
          <table:table-cell office:value-type="float" office:value="8062776" calcext:value-type="float">
            <text:p>8062776</text:p>
          </table:table-cell>
          <table:table-cell table:formula="of:=[.A506]/1000/(60*60*24)" office:value-type="time" office:time-value="PT02H14M22.776S" calcext:value-type="time">
            <text:p>02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49" calcext:value-type="float">
            <text:p>580.49</text:p>
          </table:table-cell>
          <table:table-cell office:value-type="float" office:value="1118.56" calcext:value-type="float">
            <text:p>1118.56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8078776" calcext:value-type="float">
            <text:p>8078776</text:p>
          </table:table-cell>
          <table:table-cell table:formula="of:=[.A507]/1000/(60*60*24)" office:value-type="time" office:time-value="PT02H14M38.776S" calcext:value-type="time">
            <text:p>02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20.78" calcext:value-type="float">
            <text:p>1120.78</text:p>
          </table:table-cell>
          <table:table-cell office:value-type="float" office:value="1328.59" calcext:value-type="float">
            <text:p>1328.59</text:p>
          </table:table-cell>
        </table:table-row>
        <table:table-row table:style-name="ro1">
          <table:table-cell office:value-type="float" office:value="8094776" calcext:value-type="float">
            <text:p>8094776</text:p>
          </table:table-cell>
          <table:table-cell table:formula="of:=[.A508]/1000/(60*60*24)" office:value-type="time" office:time-value="PT02H14M54.776S" calcext:value-type="time">
            <text:p>02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123" calcext:value-type="float">
            <text:p>1123</text:p>
          </table:table-cell>
          <table:table-cell office:value-type="float" office:value="1331.17" calcext:value-type="float">
            <text:p>1331.17</text:p>
          </table:table-cell>
        </table:table-row>
        <table:table-row table:style-name="ro1">
          <table:table-cell office:value-type="float" office:value="8110776" calcext:value-type="float">
            <text:p>8110776</text:p>
          </table:table-cell>
          <table:table-cell table:formula="of:=[.A509]/1000/(60*60*24)" office:value-type="time" office:time-value="PT02H15M10.776S" calcext:value-type="time">
            <text:p>02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25.22" calcext:value-type="float">
            <text:p>1125.22</text:p>
          </table:table-cell>
          <table:table-cell office:value-type="float" office:value="1333.75" calcext:value-type="float">
            <text:p>1333.75</text:p>
          </table:table-cell>
        </table:table-row>
        <table:table-row table:style-name="ro1">
          <table:table-cell office:value-type="float" office:value="8126776" calcext:value-type="float">
            <text:p>8126776</text:p>
          </table:table-cell>
          <table:table-cell table:formula="of:=[.A510]/1000/(60*60*24)" office:value-type="time" office:time-value="PT02H15M26.776S" calcext:value-type="time">
            <text:p>02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27.44" calcext:value-type="float">
            <text:p>1127.44</text:p>
          </table:table-cell>
          <table:table-cell office:value-type="float" office:value="1336.33" calcext:value-type="float">
            <text:p>1336.33</text:p>
          </table:table-cell>
        </table:table-row>
        <table:table-row table:style-name="ro1">
          <table:table-cell office:value-type="float" office:value="8142777" calcext:value-type="float">
            <text:p>8142777</text:p>
          </table:table-cell>
          <table:table-cell table:formula="of:=[.A511]/1000/(60*60*24)" office:value-type="time" office:time-value="PT02H15M42.777S" calcext:value-type="time">
            <text:p>02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129.66" calcext:value-type="float">
            <text:p>1129.66</text:p>
          </table:table-cell>
          <table:table-cell office:value-type="float" office:value="1338.92" calcext:value-type="float">
            <text:p>1338.92</text:p>
          </table:table-cell>
        </table:table-row>
        <table:table-row table:style-name="ro1">
          <table:table-cell office:value-type="float" office:value="8158776" calcext:value-type="float">
            <text:p>8158776</text:p>
          </table:table-cell>
          <table:table-cell table:formula="of:=[.A512]/1000/(60*60*24)" office:value-type="time" office:time-value="PT02H15M58.776S" calcext:value-type="time">
            <text:p>02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6" calcext:value-type="float">
            <text:p>580.06</text:p>
          </table:table-cell>
          <table:table-cell office:value-type="float" office:value="1131.88" calcext:value-type="float">
            <text:p>1131.88</text:p>
          </table:table-cell>
          <table:table-cell office:value-type="float" office:value="1341.5" calcext:value-type="float">
            <text:p>1341.5</text:p>
          </table:table-cell>
        </table:table-row>
        <table:table-row table:style-name="ro1">
          <table:table-cell office:value-type="float" office:value="8174776" calcext:value-type="float">
            <text:p>8174776</text:p>
          </table:table-cell>
          <table:table-cell table:formula="of:=[.A513]/1000/(60*60*24)" office:value-type="time" office:time-value="PT02H16M14.776S" calcext:value-type="time">
            <text:p>02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134.1" calcext:value-type="float">
            <text:p>1134.1</text:p>
          </table:table-cell>
          <table:table-cell office:value-type="float" office:value="1344.08" calcext:value-type="float">
            <text:p>1344.08</text:p>
          </table:table-cell>
        </table:table-row>
        <table:table-row table:style-name="ro1">
          <table:table-cell office:value-type="float" office:value="8190777" calcext:value-type="float">
            <text:p>8190777</text:p>
          </table:table-cell>
          <table:table-cell table:formula="of:=[.A514]/1000/(60*60*24)" office:value-type="time" office:time-value="PT02H16M30.777S" calcext:value-type="time">
            <text:p>02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36.32" calcext:value-type="float">
            <text:p>1136.32</text:p>
          </table:table-cell>
          <table:table-cell office:value-type="float" office:value="1346.66" calcext:value-type="float">
            <text:p>1346.66</text:p>
          </table:table-cell>
        </table:table-row>
        <table:table-row table:style-name="ro1">
          <table:table-cell office:value-type="float" office:value="8206776" calcext:value-type="float">
            <text:p>8206776</text:p>
          </table:table-cell>
          <table:table-cell table:formula="of:=[.A515]/1000/(60*60*24)" office:value-type="time" office:time-value="PT02H16M46.776S" calcext:value-type="time">
            <text:p>02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38.54" calcext:value-type="float">
            <text:p>1138.54</text:p>
          </table:table-cell>
          <table:table-cell office:value-type="float" office:value="1349.24" calcext:value-type="float">
            <text:p>1349.24</text:p>
          </table:table-cell>
        </table:table-row>
        <table:table-row table:style-name="ro1">
          <table:table-cell office:value-type="float" office:value="8222776" calcext:value-type="float">
            <text:p>8222776</text:p>
          </table:table-cell>
          <table:table-cell table:formula="of:=[.A516]/1000/(60*60*24)" office:value-type="time" office:time-value="PT02H17M02.776S" calcext:value-type="time">
            <text:p>02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40.76" calcext:value-type="float">
            <text:p>1140.76</text:p>
          </table:table-cell>
          <table:table-cell office:value-type="float" office:value="1351.82" calcext:value-type="float">
            <text:p>1351.82</text:p>
          </table:table-cell>
        </table:table-row>
        <table:table-row table:style-name="ro1">
          <table:table-cell office:value-type="float" office:value="8238777" calcext:value-type="float">
            <text:p>8238777</text:p>
          </table:table-cell>
          <table:table-cell table:formula="of:=[.A517]/1000/(60*60*24)" office:value-type="time" office:time-value="PT02H17M18.777S" calcext:value-type="time">
            <text:p>02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1142.98" calcext:value-type="float">
            <text:p>1142.98</text:p>
          </table:table-cell>
          <table:table-cell office:value-type="float" office:value="1354.4" calcext:value-type="float">
            <text:p>1354.4</text:p>
          </table:table-cell>
        </table:table-row>
        <table:table-row table:style-name="ro1">
          <table:table-cell office:value-type="float" office:value="8254776" calcext:value-type="float">
            <text:p>8254776</text:p>
          </table:table-cell>
          <table:table-cell table:formula="of:=[.A518]/1000/(60*60*24)" office:value-type="time" office:time-value="PT02H17M34.776S" calcext:value-type="time">
            <text:p>02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45.2" calcext:value-type="float">
            <text:p>1145.2</text:p>
          </table:table-cell>
          <table:table-cell office:value-type="float" office:value="1356.98" calcext:value-type="float">
            <text:p>1356.98</text:p>
          </table:table-cell>
        </table:table-row>
        <table:table-row table:style-name="ro1">
          <table:table-cell office:value-type="float" office:value="8270776" calcext:value-type="float">
            <text:p>8270776</text:p>
          </table:table-cell>
          <table:table-cell table:formula="of:=[.A519]/1000/(60*60*24)" office:value-type="time" office:time-value="PT02H17M50.776S" calcext:value-type="time">
            <text:p>02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147.42" calcext:value-type="float">
            <text:p>1147.42</text:p>
          </table:table-cell>
          <table:table-cell office:value-type="float" office:value="1359.56" calcext:value-type="float">
            <text:p>1359.56</text:p>
          </table:table-cell>
        </table:table-row>
        <table:table-row table:style-name="ro1">
          <table:table-cell office:value-type="float" office:value="8286776" calcext:value-type="float">
            <text:p>8286776</text:p>
          </table:table-cell>
          <table:table-cell table:formula="of:=[.A520]/1000/(60*60*24)" office:value-type="time" office:time-value="PT02H18M06.776S" calcext:value-type="time">
            <text:p>02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49.64" calcext:value-type="float">
            <text:p>1149.64</text:p>
          </table:table-cell>
          <table:table-cell office:value-type="float" office:value="1362.14" calcext:value-type="float">
            <text:p>1362.14</text:p>
          </table:table-cell>
        </table:table-row>
        <table:table-row table:style-name="ro1">
          <table:table-cell office:value-type="float" office:value="8302777" calcext:value-type="float">
            <text:p>8302777</text:p>
          </table:table-cell>
          <table:table-cell table:formula="of:=[.A521]/1000/(60*60*24)" office:value-type="time" office:time-value="PT02H18M22.777S" calcext:value-type="time">
            <text:p>02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51.86" calcext:value-type="float">
            <text:p>1151.86</text:p>
          </table:table-cell>
          <table:table-cell office:value-type="float" office:value="1364.72" calcext:value-type="float">
            <text:p>1364.72</text:p>
          </table:table-cell>
        </table:table-row>
        <table:table-row table:style-name="ro1">
          <table:table-cell office:value-type="float" office:value="8318776" calcext:value-type="float">
            <text:p>8318776</text:p>
          </table:table-cell>
          <table:table-cell table:formula="of:=[.A522]/1000/(60*60*24)" office:value-type="time" office:time-value="PT02H18M38.776S" calcext:value-type="time">
            <text:p>02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154.08" calcext:value-type="float">
            <text:p>1154.08</text:p>
          </table:table-cell>
          <table:table-cell office:value-type="float" office:value="1367.3" calcext:value-type="float">
            <text:p>1367.3</text:p>
          </table:table-cell>
        </table:table-row>
        <table:table-row table:style-name="ro1">
          <table:table-cell office:value-type="float" office:value="8334777" calcext:value-type="float">
            <text:p>8334777</text:p>
          </table:table-cell>
          <table:table-cell table:formula="of:=[.A523]/1000/(60*60*24)" office:value-type="time" office:time-value="PT02H18M54.777S" calcext:value-type="time">
            <text:p>02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156.3" calcext:value-type="float">
            <text:p>1156.3</text:p>
          </table:table-cell>
          <table:table-cell office:value-type="float" office:value="1369.88" calcext:value-type="float">
            <text:p>1369.88</text:p>
          </table:table-cell>
        </table:table-row>
        <table:table-row table:style-name="ro1">
          <table:table-cell office:value-type="float" office:value="8350776" calcext:value-type="float">
            <text:p>8350776</text:p>
          </table:table-cell>
          <table:table-cell table:formula="of:=[.A524]/1000/(60*60*24)" office:value-type="time" office:time-value="PT02H19M10.776S" calcext:value-type="time">
            <text:p>02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58.52" calcext:value-type="float">
            <text:p>1158.52</text:p>
          </table:table-cell>
          <table:table-cell office:value-type="float" office:value="1372.46" calcext:value-type="float">
            <text:p>1372.46</text:p>
          </table:table-cell>
        </table:table-row>
        <table:table-row table:style-name="ro1">
          <table:table-cell office:value-type="float" office:value="8366776" calcext:value-type="float">
            <text:p>8366776</text:p>
          </table:table-cell>
          <table:table-cell table:formula="of:=[.A525]/1000/(60*60*24)" office:value-type="time" office:time-value="PT02H19M26.776S" calcext:value-type="time">
            <text:p>02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60.74" calcext:value-type="float">
            <text:p>1160.74</text:p>
          </table:table-cell>
          <table:table-cell office:value-type="float" office:value="1375.04" calcext:value-type="float">
            <text:p>1375.04</text:p>
          </table:table-cell>
        </table:table-row>
        <table:table-row table:style-name="ro1">
          <table:table-cell office:value-type="float" office:value="8382777" calcext:value-type="float">
            <text:p>8382777</text:p>
          </table:table-cell>
          <table:table-cell table:formula="of:=[.A526]/1000/(60*60*24)" office:value-type="time" office:time-value="PT02H19M42.777S" calcext:value-type="time">
            <text:p>02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62.96" calcext:value-type="float">
            <text:p>1162.96</text:p>
          </table:table-cell>
          <table:table-cell office:value-type="float" office:value="1377.62" calcext:value-type="float">
            <text:p>1377.62</text:p>
          </table:table-cell>
        </table:table-row>
        <table:table-row table:style-name="ro1">
          <table:table-cell office:value-type="float" office:value="8398776" calcext:value-type="float">
            <text:p>8398776</text:p>
          </table:table-cell>
          <table:table-cell table:formula="of:=[.A527]/1000/(60*60*24)" office:value-type="time" office:time-value="PT02H19M58.776S" calcext:value-type="time">
            <text:p>02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165.17" calcext:value-type="float">
            <text:p>1165.17</text:p>
          </table:table-cell>
          <table:table-cell office:value-type="float" office:value="1380.2" calcext:value-type="float">
            <text:p>1380.2</text:p>
          </table:table-cell>
        </table:table-row>
        <table:table-row table:style-name="ro1">
          <table:table-cell office:value-type="float" office:value="8414776" calcext:value-type="float">
            <text:p>8414776</text:p>
          </table:table-cell>
          <table:table-cell table:formula="of:=[.A528]/1000/(60*60*24)" office:value-type="time" office:time-value="PT02H20M14.776S" calcext:value-type="time">
            <text:p>02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167.39" calcext:value-type="float">
            <text:p>1167.39</text:p>
          </table:table-cell>
          <table:table-cell office:value-type="float" office:value="1382.78" calcext:value-type="float">
            <text:p>1382.78</text:p>
          </table:table-cell>
        </table:table-row>
        <table:table-row table:style-name="ro1">
          <table:table-cell office:value-type="float" office:value="8430776" calcext:value-type="float">
            <text:p>8430776</text:p>
          </table:table-cell>
          <table:table-cell table:formula="of:=[.A529]/1000/(60*60*24)" office:value-type="time" office:time-value="PT02H20M30.776S" calcext:value-type="time">
            <text:p>02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169.61" calcext:value-type="float">
            <text:p>1169.61</text:p>
          </table:table-cell>
          <table:table-cell office:value-type="float" office:value="1385.36" calcext:value-type="float">
            <text:p>1385.36</text:p>
          </table:table-cell>
        </table:table-row>
        <table:table-row table:style-name="ro1">
          <table:table-cell office:value-type="float" office:value="8446776" calcext:value-type="float">
            <text:p>8446776</text:p>
          </table:table-cell>
          <table:table-cell table:formula="of:=[.A530]/1000/(60*60*24)" office:value-type="time" office:time-value="PT02H20M46.776S" calcext:value-type="time">
            <text:p>02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171.83" calcext:value-type="float">
            <text:p>1171.83</text:p>
          </table:table-cell>
          <table:table-cell office:value-type="float" office:value="1387.94" calcext:value-type="float">
            <text:p>1387.94</text:p>
          </table:table-cell>
        </table:table-row>
        <table:table-row table:style-name="ro1">
          <table:table-cell office:value-type="float" office:value="8462776" calcext:value-type="float">
            <text:p>8462776</text:p>
          </table:table-cell>
          <table:table-cell table:formula="of:=[.A531]/1000/(60*60*24)" office:value-type="time" office:time-value="PT02H21M02.776S" calcext:value-type="time">
            <text:p>02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74.05" calcext:value-type="float">
            <text:p>1174.05</text:p>
          </table:table-cell>
          <table:table-cell office:value-type="float" office:value="1390.52" calcext:value-type="float">
            <text:p>1390.52</text:p>
          </table:table-cell>
        </table:table-row>
        <table:table-row table:style-name="ro1">
          <table:table-cell office:value-type="float" office:value="8478776" calcext:value-type="float">
            <text:p>8478776</text:p>
          </table:table-cell>
          <table:table-cell table:formula="of:=[.A532]/1000/(60*60*24)" office:value-type="time" office:time-value="PT02H21M18.776S" calcext:value-type="time">
            <text:p>02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76.27" calcext:value-type="float">
            <text:p>1176.27</text:p>
          </table:table-cell>
          <table:table-cell office:value-type="float" office:value="1393.09" calcext:value-type="float">
            <text:p>1393.09</text:p>
          </table:table-cell>
        </table:table-row>
        <table:table-row table:style-name="ro1">
          <table:table-cell office:value-type="float" office:value="8494776" calcext:value-type="float">
            <text:p>8494776</text:p>
          </table:table-cell>
          <table:table-cell table:formula="of:=[.A533]/1000/(60*60*24)" office:value-type="time" office:time-value="PT02H21M34.776S" calcext:value-type="time">
            <text:p>02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178.49" calcext:value-type="float">
            <text:p>1178.49</text:p>
          </table:table-cell>
          <table:table-cell office:value-type="float" office:value="1395.67" calcext:value-type="float">
            <text:p>1395.67</text:p>
          </table:table-cell>
        </table:table-row>
        <table:table-row table:style-name="ro1">
          <table:table-cell office:value-type="float" office:value="8510776" calcext:value-type="float">
            <text:p>8510776</text:p>
          </table:table-cell>
          <table:table-cell table:formula="of:=[.A534]/1000/(60*60*24)" office:value-type="time" office:time-value="PT02H21M50.776S" calcext:value-type="time">
            <text:p>02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180.71" calcext:value-type="float">
            <text:p>1180.71</text:p>
          </table:table-cell>
          <table:table-cell office:value-type="float" office:value="1398.25" calcext:value-type="float">
            <text:p>1398.25</text:p>
          </table:table-cell>
        </table:table-row>
        <table:table-row table:style-name="ro1">
          <table:table-cell office:value-type="float" office:value="8526776" calcext:value-type="float">
            <text:p>8526776</text:p>
          </table:table-cell>
          <table:table-cell table:formula="of:=[.A535]/1000/(60*60*24)" office:value-type="time" office:time-value="PT02H22M06.776S" calcext:value-type="time">
            <text:p>02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82.93" calcext:value-type="float">
            <text:p>1182.93</text:p>
          </table:table-cell>
          <table:table-cell office:value-type="float" office:value="1400.83" calcext:value-type="float">
            <text:p>1400.83</text:p>
          </table:table-cell>
        </table:table-row>
        <table:table-row table:style-name="ro1">
          <table:table-cell office:value-type="float" office:value="8542776" calcext:value-type="float">
            <text:p>8542776</text:p>
          </table:table-cell>
          <table:table-cell table:formula="of:=[.A536]/1000/(60*60*24)" office:value-type="time" office:time-value="PT02H22M22.776S" calcext:value-type="time">
            <text:p>02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85.15" calcext:value-type="float">
            <text:p>1185.15</text:p>
          </table:table-cell>
          <table:table-cell office:value-type="float" office:value="1403.41" calcext:value-type="float">
            <text:p>1403.41</text:p>
          </table:table-cell>
        </table:table-row>
        <table:table-row table:style-name="ro1">
          <table:table-cell office:value-type="float" office:value="8558776" calcext:value-type="float">
            <text:p>8558776</text:p>
          </table:table-cell>
          <table:table-cell table:formula="of:=[.A537]/1000/(60*60*24)" office:value-type="time" office:time-value="PT02H22M38.776S" calcext:value-type="time">
            <text:p>02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87.37" calcext:value-type="float">
            <text:p>1187.37</text:p>
          </table:table-cell>
          <table:table-cell office:value-type="float" office:value="1405.99" calcext:value-type="float">
            <text:p>1405.99</text:p>
          </table:table-cell>
        </table:table-row>
        <table:table-row table:style-name="ro1">
          <table:table-cell office:value-type="float" office:value="8574776" calcext:value-type="float">
            <text:p>8574776</text:p>
          </table:table-cell>
          <table:table-cell table:formula="of:=[.A538]/1000/(60*60*24)" office:value-type="time" office:time-value="PT02H22M54.776S" calcext:value-type="time">
            <text:p>02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89.59" calcext:value-type="float">
            <text:p>1189.59</text:p>
          </table:table-cell>
          <table:table-cell office:value-type="float" office:value="1408.57" calcext:value-type="float">
            <text:p>1408.57</text:p>
          </table:table-cell>
        </table:table-row>
        <table:table-row table:style-name="ro1">
          <table:table-cell office:value-type="float" office:value="8590776" calcext:value-type="float">
            <text:p>8590776</text:p>
          </table:table-cell>
          <table:table-cell table:formula="of:=[.A539]/1000/(60*60*24)" office:value-type="time" office:time-value="PT02H23M10.776S" calcext:value-type="time">
            <text:p>02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91.81" calcext:value-type="float">
            <text:p>1191.81</text:p>
          </table:table-cell>
          <table:table-cell office:value-type="float" office:value="1411.14" calcext:value-type="float">
            <text:p>1411.14</text:p>
          </table:table-cell>
        </table:table-row>
        <table:table-row table:style-name="ro1">
          <table:table-cell office:value-type="float" office:value="8606776" calcext:value-type="float">
            <text:p>8606776</text:p>
          </table:table-cell>
          <table:table-cell table:formula="of:=[.A540]/1000/(60*60*24)" office:value-type="time" office:time-value="PT02H23M26.776S" calcext:value-type="time">
            <text:p>02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94.03" calcext:value-type="float">
            <text:p>1194.03</text:p>
          </table:table-cell>
          <table:table-cell office:value-type="float" office:value="1413.72" calcext:value-type="float">
            <text:p>1413.72</text:p>
          </table:table-cell>
        </table:table-row>
        <table:table-row table:style-name="ro1">
          <table:table-cell office:value-type="float" office:value="8622776" calcext:value-type="float">
            <text:p>8622776</text:p>
          </table:table-cell>
          <table:table-cell table:formula="of:=[.A541]/1000/(60*60*24)" office:value-type="time" office:time-value="PT02H23M42.776S" calcext:value-type="time">
            <text:p>02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96.25" calcext:value-type="float">
            <text:p>1196.25</text:p>
          </table:table-cell>
          <table:table-cell office:value-type="float" office:value="1416.3" calcext:value-type="float">
            <text:p>1416.3</text:p>
          </table:table-cell>
        </table:table-row>
        <table:table-row table:style-name="ro1">
          <table:table-cell office:value-type="float" office:value="8638776" calcext:value-type="float">
            <text:p>8638776</text:p>
          </table:table-cell>
          <table:table-cell table:formula="of:=[.A542]/1000/(60*60*24)" office:value-type="time" office:time-value="PT02H23M58.776S" calcext:value-type="time">
            <text:p>02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98.47" calcext:value-type="float">
            <text:p>1198.47</text:p>
          </table:table-cell>
          <table:table-cell office:value-type="float" office:value="1418.87" calcext:value-type="float">
            <text:p>1418.87</text:p>
          </table:table-cell>
        </table:table-row>
        <table:table-row table:style-name="ro1">
          <table:table-cell office:value-type="float" office:value="8654776" calcext:value-type="float">
            <text:p>8654776</text:p>
          </table:table-cell>
          <table:table-cell table:formula="of:=[.A543]/1000/(60*60*24)" office:value-type="time" office:time-value="PT02H24M14.776S" calcext:value-type="time">
            <text:p>02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00.68" calcext:value-type="float">
            <text:p>1200.68</text:p>
          </table:table-cell>
          <table:table-cell office:value-type="float" office:value="1421.45" calcext:value-type="float">
            <text:p>1421.45</text:p>
          </table:table-cell>
        </table:table-row>
        <table:table-row table:style-name="ro1">
          <table:table-cell office:value-type="float" office:value="8670776" calcext:value-type="float">
            <text:p>8670776</text:p>
          </table:table-cell>
          <table:table-cell table:formula="of:=[.A544]/1000/(60*60*24)" office:value-type="time" office:time-value="PT02H24M30.776S" calcext:value-type="time">
            <text:p>02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202.9" calcext:value-type="float">
            <text:p>1202.9</text:p>
          </table:table-cell>
          <table:table-cell office:value-type="float" office:value="1424.03" calcext:value-type="float">
            <text:p>1424.03</text:p>
          </table:table-cell>
        </table:table-row>
        <table:table-row table:style-name="ro1">
          <table:table-cell office:value-type="float" office:value="8686776" calcext:value-type="float">
            <text:p>8686776</text:p>
          </table:table-cell>
          <table:table-cell table:formula="of:=[.A545]/1000/(60*60*24)" office:value-type="time" office:time-value="PT02H24M46.776S" calcext:value-type="time">
            <text:p>02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205.12" calcext:value-type="float">
            <text:p>1205.12</text:p>
          </table:table-cell>
          <table:table-cell office:value-type="float" office:value="1426.6" calcext:value-type="float">
            <text:p>1426.6</text:p>
          </table:table-cell>
        </table:table-row>
        <table:table-row table:style-name="ro1">
          <table:table-cell office:value-type="float" office:value="8702776" calcext:value-type="float">
            <text:p>8702776</text:p>
          </table:table-cell>
          <table:table-cell table:formula="of:=[.A546]/1000/(60*60*24)" office:value-type="time" office:time-value="PT02H25M02.776S" calcext:value-type="time">
            <text:p>02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19" calcext:value-type="float">
            <text:p>580.19</text:p>
          </table:table-cell>
          <table:table-cell office:value-type="float" office:value="1207.35" calcext:value-type="float">
            <text:p>1207.35</text:p>
          </table:table-cell>
          <table:table-cell office:value-type="float" office:value="1429.19" calcext:value-type="float">
            <text:p>1429.19</text:p>
          </table:table-cell>
        </table:table-row>
        <table:table-row table:style-name="ro1">
          <table:table-cell office:value-type="float" office:value="8718777" calcext:value-type="float">
            <text:p>8718777</text:p>
          </table:table-cell>
          <table:table-cell table:formula="of:=[.A547]/1000/(60*60*24)" office:value-type="time" office:time-value="PT02H25M18.777S" calcext:value-type="time">
            <text:p>02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1209.57" calcext:value-type="float">
            <text:p>1209.57</text:p>
          </table:table-cell>
          <table:table-cell office:value-type="float" office:value="1431.77" calcext:value-type="float">
            <text:p>1431.77</text:p>
          </table:table-cell>
        </table:table-row>
        <table:table-row table:style-name="ro1">
          <table:table-cell office:value-type="float" office:value="8734776" calcext:value-type="float">
            <text:p>8734776</text:p>
          </table:table-cell>
          <table:table-cell table:formula="of:=[.A548]/1000/(60*60*24)" office:value-type="time" office:time-value="PT02H25M34.776S" calcext:value-type="time">
            <text:p>02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211.8" calcext:value-type="float">
            <text:p>1211.8</text:p>
          </table:table-cell>
          <table:table-cell office:value-type="float" office:value="1434.35" calcext:value-type="float">
            <text:p>1434.35</text:p>
          </table:table-cell>
        </table:table-row>
        <table:table-row table:style-name="ro1">
          <table:table-cell office:value-type="float" office:value="8750776" calcext:value-type="float">
            <text:p>8750776</text:p>
          </table:table-cell>
          <table:table-cell table:formula="of:=[.A549]/1000/(60*60*24)" office:value-type="time" office:time-value="PT02H25M50.776S" calcext:value-type="time">
            <text:p>02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214.02" calcext:value-type="float">
            <text:p>1214.02</text:p>
          </table:table-cell>
          <table:table-cell office:value-type="float" office:value="1436.93" calcext:value-type="float">
            <text:p>1436.93</text:p>
          </table:table-cell>
        </table:table-row>
        <table:table-row table:style-name="ro1">
          <table:table-cell office:value-type="float" office:value="8766776" calcext:value-type="float">
            <text:p>8766776</text:p>
          </table:table-cell>
          <table:table-cell table:formula="of:=[.A550]/1000/(60*60*24)" office:value-type="time" office:time-value="PT02H26M06.776S" calcext:value-type="time">
            <text:p>02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216.24" calcext:value-type="float">
            <text:p>1216.24</text:p>
          </table:table-cell>
          <table:table-cell office:value-type="float" office:value="1439.51" calcext:value-type="float">
            <text:p>1439.51</text:p>
          </table:table-cell>
        </table:table-row>
        <table:table-row table:style-name="ro1">
          <table:table-cell office:value-type="float" office:value="8782777" calcext:value-type="float">
            <text:p>8782777</text:p>
          </table:table-cell>
          <table:table-cell table:formula="of:=[.A551]/1000/(60*60*24)" office:value-type="time" office:time-value="PT02H26M22.777S" calcext:value-type="time">
            <text:p>02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18.46" calcext:value-type="float">
            <text:p>1218.46</text:p>
          </table:table-cell>
          <table:table-cell office:value-type="float" office:value="1442.09" calcext:value-type="float">
            <text:p>1442.09</text:p>
          </table:table-cell>
        </table:table-row>
        <table:table-row table:style-name="ro1">
          <table:table-cell office:value-type="float" office:value="8798777" calcext:value-type="float">
            <text:p>8798777</text:p>
          </table:table-cell>
          <table:table-cell table:formula="of:=[.A552]/1000/(60*60*24)" office:value-type="time" office:time-value="PT02H26M38.777S" calcext:value-type="time">
            <text:p>02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220.69" calcext:value-type="float">
            <text:p>1220.69</text:p>
          </table:table-cell>
          <table:table-cell office:value-type="float" office:value="1444.67" calcext:value-type="float">
            <text:p>1444.67</text:p>
          </table:table-cell>
        </table:table-row>
        <table:table-row table:style-name="ro1">
          <table:table-cell office:value-type="float" office:value="8814776" calcext:value-type="float">
            <text:p>8814776</text:p>
          </table:table-cell>
          <table:table-cell table:formula="of:=[.A553]/1000/(60*60*24)" office:value-type="time" office:time-value="PT02H26M54.776S" calcext:value-type="time">
            <text:p>02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8" calcext:value-type="float">
            <text:p>579.88</text:p>
          </table:table-cell>
          <table:table-cell office:value-type="float" office:value="1222.91" calcext:value-type="float">
            <text:p>1222.91</text:p>
          </table:table-cell>
          <table:table-cell office:value-type="float" office:value="1447.25" calcext:value-type="float">
            <text:p>1447.25</text:p>
          </table:table-cell>
        </table:table-row>
        <table:table-row table:style-name="ro1">
          <table:table-cell office:value-type="float" office:value="8830777" calcext:value-type="float">
            <text:p>8830777</text:p>
          </table:table-cell>
          <table:table-cell table:formula="of:=[.A554]/1000/(60*60*24)" office:value-type="time" office:time-value="PT02H27M10.777S" calcext:value-type="time">
            <text:p>02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225.13" calcext:value-type="float">
            <text:p>1225.13</text:p>
          </table:table-cell>
          <table:table-cell office:value-type="float" office:value="1449.83" calcext:value-type="float">
            <text:p>1449.83</text:p>
          </table:table-cell>
        </table:table-row>
        <table:table-row table:style-name="ro1">
          <table:table-cell office:value-type="float" office:value="8846776" calcext:value-type="float">
            <text:p>8846776</text:p>
          </table:table-cell>
          <table:table-cell table:formula="of:=[.A555]/1000/(60*60*24)" office:value-type="time" office:time-value="PT02H27M26.776S" calcext:value-type="time">
            <text:p>02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227.35" calcext:value-type="float">
            <text:p>1227.35</text:p>
          </table:table-cell>
          <table:table-cell office:value-type="float" office:value="1452.4" calcext:value-type="float">
            <text:p>1452.4</text:p>
          </table:table-cell>
        </table:table-row>
        <table:table-row table:style-name="ro1">
          <table:table-cell office:value-type="float" office:value="8862776" calcext:value-type="float">
            <text:p>8862776</text:p>
          </table:table-cell>
          <table:table-cell table:formula="of:=[.A556]/1000/(60*60*24)" office:value-type="time" office:time-value="PT02H27M42.776S" calcext:value-type="time">
            <text:p>02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3" calcext:value-type="float">
            <text:p>579.93</text:p>
          </table:table-cell>
          <table:table-cell office:value-type="float" office:value="1229.57" calcext:value-type="float">
            <text:p>1229.57</text:p>
          </table:table-cell>
          <table:table-cell office:value-type="float" office:value="1454.97" calcext:value-type="float">
            <text:p>1454.97</text:p>
          </table:table-cell>
        </table:table-row>
        <table:table-row table:style-name="ro1">
          <table:table-cell office:value-type="float" office:value="8878776" calcext:value-type="float">
            <text:p>8878776</text:p>
          </table:table-cell>
          <table:table-cell table:formula="of:=[.A557]/1000/(60*60*24)" office:value-type="time" office:time-value="PT02H27M58.776S" calcext:value-type="time">
            <text:p>02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31.79" calcext:value-type="float">
            <text:p>1231.79</text:p>
          </table:table-cell>
          <table:table-cell office:value-type="float" office:value="1457.55" calcext:value-type="float">
            <text:p>1457.55</text:p>
          </table:table-cell>
        </table:table-row>
        <table:table-row table:style-name="ro1">
          <table:table-cell office:value-type="float" office:value="8894776" calcext:value-type="float">
            <text:p>8894776</text:p>
          </table:table-cell>
          <table:table-cell table:formula="of:=[.A558]/1000/(60*60*24)" office:value-type="time" office:time-value="PT02H28M14.776S" calcext:value-type="time">
            <text:p>02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7" calcext:value-type="float">
            <text:p>577.97</text:p>
          </table:table-cell>
          <table:table-cell office:value-type="float" office:value="1234.01" calcext:value-type="float">
            <text:p>1234.01</text:p>
          </table:table-cell>
          <table:table-cell office:value-type="float" office:value="1460.12" calcext:value-type="float">
            <text:p>1460.12</text:p>
          </table:table-cell>
        </table:table-row>
        <table:table-row table:style-name="ro1">
          <table:table-cell office:value-type="float" office:value="8910776" calcext:value-type="float">
            <text:p>8910776</text:p>
          </table:table-cell>
          <table:table-cell table:formula="of:=[.A559]/1000/(60*60*24)" office:value-type="time" office:time-value="PT02H28M30.776S" calcext:value-type="time">
            <text:p>02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36.23" calcext:value-type="float">
            <text:p>1236.23</text:p>
          </table:table-cell>
          <table:table-cell office:value-type="float" office:value="1462.69" calcext:value-type="float">
            <text:p>1462.69</text:p>
          </table:table-cell>
        </table:table-row>
        <table:table-row table:style-name="ro1">
          <table:table-cell office:value-type="float" office:value="8926777" calcext:value-type="float">
            <text:p>8926777</text:p>
          </table:table-cell>
          <table:table-cell table:formula="of:=[.A560]/1000/(60*60*24)" office:value-type="time" office:time-value="PT02H28M46.777S" calcext:value-type="time">
            <text:p>02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38.45" calcext:value-type="float">
            <text:p>1238.45</text:p>
          </table:table-cell>
          <table:table-cell office:value-type="float" office:value="1465.27" calcext:value-type="float">
            <text:p>1465.27</text:p>
          </table:table-cell>
        </table:table-row>
        <table:table-row table:style-name="ro1">
          <table:table-cell office:value-type="float" office:value="8942776" calcext:value-type="float">
            <text:p>8942776</text:p>
          </table:table-cell>
          <table:table-cell table:formula="of:=[.A561]/1000/(60*60*24)" office:value-type="time" office:time-value="PT02H29M02.776S" calcext:value-type="time">
            <text:p>02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240.67" calcext:value-type="float">
            <text:p>1240.67</text:p>
          </table:table-cell>
          <table:table-cell office:value-type="float" office:value="1467.84" calcext:value-type="float">
            <text:p>1467.84</text:p>
          </table:table-cell>
        </table:table-row>
        <table:table-row table:style-name="ro1">
          <table:table-cell office:value-type="float" office:value="8958776" calcext:value-type="float">
            <text:p>8958776</text:p>
          </table:table-cell>
          <table:table-cell table:formula="of:=[.A562]/1000/(60*60*24)" office:value-type="time" office:time-value="PT02H29M18.776S" calcext:value-type="time">
            <text:p>02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242.89" calcext:value-type="float">
            <text:p>1242.89</text:p>
          </table:table-cell>
          <table:table-cell office:value-type="float" office:value="1470.41" calcext:value-type="float">
            <text:p>1470.41</text:p>
          </table:table-cell>
        </table:table-row>
        <table:table-row table:style-name="ro1">
          <table:table-cell office:value-type="float" office:value="8974776" calcext:value-type="float">
            <text:p>8974776</text:p>
          </table:table-cell>
          <table:table-cell table:formula="of:=[.A563]/1000/(60*60*24)" office:value-type="time" office:time-value="PT02H29M34.776S" calcext:value-type="time">
            <text:p>02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245.1" calcext:value-type="float">
            <text:p>1245.1</text:p>
          </table:table-cell>
          <table:table-cell office:value-type="float" office:value="1472.99" calcext:value-type="float">
            <text:p>1472.99</text:p>
          </table:table-cell>
        </table:table-row>
        <table:table-row table:style-name="ro1">
          <table:table-cell office:value-type="float" office:value="8990777" calcext:value-type="float">
            <text:p>8990777</text:p>
          </table:table-cell>
          <table:table-cell table:formula="of:=[.A564]/1000/(60*60*24)" office:value-type="time" office:time-value="PT02H29M50.777S" calcext:value-type="time">
            <text:p>02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5" calcext:value-type="float">
            <text:p>578.25</text:p>
          </table:table-cell>
          <table:table-cell office:value-type="float" office:value="1247.32" calcext:value-type="float">
            <text:p>1247.32</text:p>
          </table:table-cell>
          <table:table-cell office:value-type="float" office:value="1475.56" calcext:value-type="float">
            <text:p>1475.56</text:p>
          </table:table-cell>
        </table:table-row>
        <table:table-row table:style-name="ro1">
          <table:table-cell office:value-type="float" office:value="9006776" calcext:value-type="float">
            <text:p>9006776</text:p>
          </table:table-cell>
          <table:table-cell table:formula="of:=[.A565]/1000/(60*60*24)" office:value-type="time" office:time-value="PT02H30M06.776S" calcext:value-type="time">
            <text:p>02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249.54" calcext:value-type="float">
            <text:p>1249.54</text:p>
          </table:table-cell>
          <table:table-cell office:value-type="float" office:value="1478.13" calcext:value-type="float">
            <text:p>1478.13</text:p>
          </table:table-cell>
        </table:table-row>
        <table:table-row table:style-name="ro1">
          <table:table-cell office:value-type="float" office:value="9022776" calcext:value-type="float">
            <text:p>9022776</text:p>
          </table:table-cell>
          <table:table-cell table:formula="of:=[.A566]/1000/(60*60*24)" office:value-type="time" office:time-value="PT02H30M22.776S" calcext:value-type="time">
            <text:p>02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251.76" calcext:value-type="float">
            <text:p>1251.76</text:p>
          </table:table-cell>
          <table:table-cell office:value-type="float" office:value="1480.7" calcext:value-type="float">
            <text:p>1480.7</text:p>
          </table:table-cell>
        </table:table-row>
        <table:table-row table:style-name="ro1">
          <table:table-cell office:value-type="float" office:value="9038776" calcext:value-type="float">
            <text:p>9038776</text:p>
          </table:table-cell>
          <table:table-cell table:formula="of:=[.A567]/1000/(60*60*24)" office:value-type="time" office:time-value="PT02H30M38.776S" calcext:value-type="time">
            <text:p>02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253.98" calcext:value-type="float">
            <text:p>1253.98</text:p>
          </table:table-cell>
          <table:table-cell office:value-type="float" office:value="1483.27" calcext:value-type="float">
            <text:p>1483.27</text:p>
          </table:table-cell>
        </table:table-row>
        <table:table-row table:style-name="ro1">
          <table:table-cell office:value-type="float" office:value="9054776" calcext:value-type="float">
            <text:p>9054776</text:p>
          </table:table-cell>
          <table:table-cell table:formula="of:=[.A568]/1000/(60*60*24)" office:value-type="time" office:time-value="PT02H30M54.776S" calcext:value-type="time">
            <text:p>02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256.2" calcext:value-type="float">
            <text:p>1256.2</text:p>
          </table:table-cell>
          <table:table-cell office:value-type="float" office:value="1485.84" calcext:value-type="float">
            <text:p>1485.84</text:p>
          </table:table-cell>
        </table:table-row>
        <table:table-row table:style-name="ro1">
          <table:table-cell office:value-type="float" office:value="9070776" calcext:value-type="float">
            <text:p>9070776</text:p>
          </table:table-cell>
          <table:table-cell table:formula="of:=[.A569]/1000/(60*60*24)" office:value-type="time" office:time-value="PT02H31M10.776S" calcext:value-type="time">
            <text:p>02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258.42" calcext:value-type="float">
            <text:p>1258.42</text:p>
          </table:table-cell>
          <table:table-cell office:value-type="float" office:value="1488.41" calcext:value-type="float">
            <text:p>1488.41</text:p>
          </table:table-cell>
        </table:table-row>
        <table:table-row table:style-name="ro1">
          <table:table-cell office:value-type="float" office:value="9086777" calcext:value-type="float">
            <text:p>9086777</text:p>
          </table:table-cell>
          <table:table-cell table:formula="of:=[.A570]/1000/(60*60*24)" office:value-type="time" office:time-value="PT02H31M26.777S" calcext:value-type="time">
            <text:p>02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60.64" calcext:value-type="float">
            <text:p>1260.64</text:p>
          </table:table-cell>
          <table:table-cell office:value-type="float" office:value="1490.99" calcext:value-type="float">
            <text:p>1490.99</text:p>
          </table:table-cell>
        </table:table-row>
        <table:table-row table:style-name="ro1">
          <table:table-cell office:value-type="float" office:value="9102777" calcext:value-type="float">
            <text:p>9102777</text:p>
          </table:table-cell>
          <table:table-cell table:formula="of:=[.A571]/1000/(60*60*24)" office:value-type="time" office:time-value="PT02H31M42.777S" calcext:value-type="time">
            <text:p>02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262.86" calcext:value-type="float">
            <text:p>1262.86</text:p>
          </table:table-cell>
          <table:table-cell office:value-type="float" office:value="1493.56" calcext:value-type="float">
            <text:p>1493.56</text:p>
          </table:table-cell>
        </table:table-row>
        <table:table-row table:style-name="ro1">
          <table:table-cell office:value-type="float" office:value="9118776" calcext:value-type="float">
            <text:p>9118776</text:p>
          </table:table-cell>
          <table:table-cell table:formula="of:=[.A572]/1000/(60*60*24)" office:value-type="time" office:time-value="PT02H31M58.776S" calcext:value-type="time">
            <text:p>02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265.08" calcext:value-type="float">
            <text:p>1265.08</text:p>
          </table:table-cell>
          <table:table-cell office:value-type="float" office:value="1496.13" calcext:value-type="float">
            <text:p>1496.13</text:p>
          </table:table-cell>
        </table:table-row>
        <table:table-row table:style-name="ro1">
          <table:table-cell office:value-type="float" office:value="9134776" calcext:value-type="float">
            <text:p>9134776</text:p>
          </table:table-cell>
          <table:table-cell table:formula="of:=[.A573]/1000/(60*60*24)" office:value-type="time" office:time-value="PT02H32M14.776S" calcext:value-type="time">
            <text:p>02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267.3" calcext:value-type="float">
            <text:p>1267.3</text:p>
          </table:table-cell>
          <table:table-cell office:value-type="float" office:value="1498.7" calcext:value-type="float">
            <text:p>1498.7</text:p>
          </table:table-cell>
        </table:table-row>
        <table:table-row table:style-name="ro1">
          <table:table-cell office:value-type="float" office:value="9150776" calcext:value-type="float">
            <text:p>9150776</text:p>
          </table:table-cell>
          <table:table-cell table:formula="of:=[.A574]/1000/(60*60*24)" office:value-type="time" office:time-value="PT02H32M30.776S" calcext:value-type="time">
            <text:p>02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1269.52" calcext:value-type="float">
            <text:p>1269.52</text:p>
          </table:table-cell>
          <table:table-cell office:value-type="float" office:value="1501.27" calcext:value-type="float">
            <text:p>1501.27</text:p>
          </table:table-cell>
        </table:table-row>
        <table:table-row table:style-name="ro1">
          <table:table-cell office:value-type="float" office:value="9166776" calcext:value-type="float">
            <text:p>9166776</text:p>
          </table:table-cell>
          <table:table-cell table:formula="of:=[.A575]/1000/(60*60*24)" office:value-type="time" office:time-value="PT02H32M46.776S" calcext:value-type="time">
            <text:p>02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71.74" calcext:value-type="float">
            <text:p>1271.74</text:p>
          </table:table-cell>
          <table:table-cell office:value-type="float" office:value="1503.84" calcext:value-type="float">
            <text:p>1503.84</text:p>
          </table:table-cell>
        </table:table-row>
        <table:table-row table:style-name="ro1">
          <table:table-cell office:value-type="float" office:value="9182776" calcext:value-type="float">
            <text:p>9182776</text:p>
          </table:table-cell>
          <table:table-cell table:formula="of:=[.A576]/1000/(60*60*24)" office:value-type="time" office:time-value="PT02H33M02.776S" calcext:value-type="time">
            <text:p>02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273.96" calcext:value-type="float">
            <text:p>1273.96</text:p>
          </table:table-cell>
          <table:table-cell office:value-type="float" office:value="1506.41" calcext:value-type="float">
            <text:p>1506.41</text:p>
          </table:table-cell>
        </table:table-row>
        <table:table-row table:style-name="ro1">
          <table:table-cell office:value-type="float" office:value="9198776" calcext:value-type="float">
            <text:p>9198776</text:p>
          </table:table-cell>
          <table:table-cell table:formula="of:=[.A577]/1000/(60*60*24)" office:value-type="time" office:time-value="PT02H33M18.776S" calcext:value-type="time">
            <text:p>02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276.18" calcext:value-type="float">
            <text:p>1276.18</text:p>
          </table:table-cell>
          <table:table-cell office:value-type="float" office:value="1508.98" calcext:value-type="float">
            <text:p>1508.98</text:p>
          </table:table-cell>
        </table:table-row>
        <table:table-row table:style-name="ro1">
          <table:table-cell office:value-type="float" office:value="9214776" calcext:value-type="float">
            <text:p>9214776</text:p>
          </table:table-cell>
          <table:table-cell table:formula="of:=[.A578]/1000/(60*60*24)" office:value-type="time" office:time-value="PT02H33M34.776S" calcext:value-type="time">
            <text:p>02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278.4" calcext:value-type="float">
            <text:p>1278.4</text:p>
          </table:table-cell>
          <table:table-cell office:value-type="float" office:value="1511.55" calcext:value-type="float">
            <text:p>1511.55</text:p>
          </table:table-cell>
        </table:table-row>
        <table:table-row table:style-name="ro1">
          <table:table-cell office:value-type="float" office:value="9230776" calcext:value-type="float">
            <text:p>9230776</text:p>
          </table:table-cell>
          <table:table-cell table:formula="of:=[.A579]/1000/(60*60*24)" office:value-type="time" office:time-value="PT02H33M50.776S" calcext:value-type="time">
            <text:p>02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280.62" calcext:value-type="float">
            <text:p>1280.62</text:p>
          </table:table-cell>
          <table:table-cell office:value-type="float" office:value="1514.12" calcext:value-type="float">
            <text:p>1514.12</text:p>
          </table:table-cell>
        </table:table-row>
        <table:table-row table:style-name="ro1">
          <table:table-cell office:value-type="float" office:value="9246776" calcext:value-type="float">
            <text:p>9246776</text:p>
          </table:table-cell>
          <table:table-cell table:formula="of:=[.A580]/1000/(60*60*24)" office:value-type="time" office:time-value="PT02H34M06.776S" calcext:value-type="time">
            <text:p>02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82.84" calcext:value-type="float">
            <text:p>1282.84</text:p>
          </table:table-cell>
          <table:table-cell office:value-type="float" office:value="1516.69" calcext:value-type="float">
            <text:p>1516.69</text:p>
          </table:table-cell>
        </table:table-row>
        <table:table-row table:style-name="ro1">
          <table:table-cell office:value-type="float" office:value="9262776" calcext:value-type="float">
            <text:p>9262776</text:p>
          </table:table-cell>
          <table:table-cell table:formula="of:=[.A581]/1000/(60*60*24)" office:value-type="time" office:time-value="PT02H34M22.776S" calcext:value-type="time">
            <text:p>02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285.06" calcext:value-type="float">
            <text:p>1285.06</text:p>
          </table:table-cell>
          <table:table-cell office:value-type="float" office:value="1519.26" calcext:value-type="float">
            <text:p>1519.26</text:p>
          </table:table-cell>
        </table:table-row>
        <table:table-row table:style-name="ro1">
          <table:table-cell office:value-type="float" office:value="9278776" calcext:value-type="float">
            <text:p>9278776</text:p>
          </table:table-cell>
          <table:table-cell table:formula="of:=[.A582]/1000/(60*60*24)" office:value-type="time" office:time-value="PT02H34M38.776S" calcext:value-type="time">
            <text:p>02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5" calcext:value-type="float">
            <text:p>578.65</text:p>
          </table:table-cell>
          <table:table-cell office:value-type="float" office:value="1287.28" calcext:value-type="float">
            <text:p>1287.28</text:p>
          </table:table-cell>
          <table:table-cell office:value-type="float" office:value="1521.83" calcext:value-type="float">
            <text:p>1521.83</text:p>
          </table:table-cell>
        </table:table-row>
        <table:table-row table:style-name="ro1">
          <table:table-cell office:value-type="float" office:value="9294776" calcext:value-type="float">
            <text:p>9294776</text:p>
          </table:table-cell>
          <table:table-cell table:formula="of:=[.A583]/1000/(60*60*24)" office:value-type="time" office:time-value="PT02H34M54.776S" calcext:value-type="time">
            <text:p>02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289.5" calcext:value-type="float">
            <text:p>1289.5</text:p>
          </table:table-cell>
          <table:table-cell office:value-type="float" office:value="1524.4" calcext:value-type="float">
            <text:p>1524.4</text:p>
          </table:table-cell>
        </table:table-row>
        <table:table-row table:style-name="ro1">
          <table:table-cell office:value-type="float" office:value="9310776" calcext:value-type="float">
            <text:p>9310776</text:p>
          </table:table-cell>
          <table:table-cell table:formula="of:=[.A584]/1000/(60*60*24)" office:value-type="time" office:time-value="PT02H35M10.776S" calcext:value-type="time">
            <text:p>02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291.72" calcext:value-type="float">
            <text:p>1291.72</text:p>
          </table:table-cell>
          <table:table-cell office:value-type="float" office:value="1526.97" calcext:value-type="float">
            <text:p>1526.97</text:p>
          </table:table-cell>
        </table:table-row>
        <table:table-row table:style-name="ro1">
          <table:table-cell office:value-type="float" office:value="9326776" calcext:value-type="float">
            <text:p>9326776</text:p>
          </table:table-cell>
          <table:table-cell table:formula="of:=[.A585]/1000/(60*60*24)" office:value-type="time" office:time-value="PT02H35M26.776S" calcext:value-type="time">
            <text:p>02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293.93" calcext:value-type="float">
            <text:p>1293.93</text:p>
          </table:table-cell>
          <table:table-cell office:value-type="float" office:value="1529.53" calcext:value-type="float">
            <text:p>1529.53</text:p>
          </table:table-cell>
        </table:table-row>
        <table:table-row table:style-name="ro1">
          <table:table-cell office:value-type="float" office:value="9342776" calcext:value-type="float">
            <text:p>9342776</text:p>
          </table:table-cell>
          <table:table-cell table:formula="of:=[.A586]/1000/(60*60*24)" office:value-type="time" office:time-value="PT02H35M42.776S" calcext:value-type="time">
            <text:p>02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96.15" calcext:value-type="float">
            <text:p>1296.15</text:p>
          </table:table-cell>
          <table:table-cell office:value-type="float" office:value="1532.1" calcext:value-type="float">
            <text:p>1532.1</text:p>
          </table:table-cell>
        </table:table-row>
        <table:table-row table:style-name="ro1">
          <table:table-cell office:value-type="float" office:value="9358776" calcext:value-type="float">
            <text:p>9358776</text:p>
          </table:table-cell>
          <table:table-cell table:formula="of:=[.A587]/1000/(60*60*24)" office:value-type="time" office:time-value="PT02H35M58.776S" calcext:value-type="time">
            <text:p>02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298.37" calcext:value-type="float">
            <text:p>1298.37</text:p>
          </table:table-cell>
          <table:table-cell office:value-type="float" office:value="1534.67" calcext:value-type="float">
            <text:p>1534.67</text:p>
          </table:table-cell>
        </table:table-row>
        <table:table-row table:style-name="ro1">
          <table:table-cell office:value-type="float" office:value="9374776" calcext:value-type="float">
            <text:p>9374776</text:p>
          </table:table-cell>
          <table:table-cell table:formula="of:=[.A588]/1000/(60*60*24)" office:value-type="time" office:time-value="PT02H36M14.776S" calcext:value-type="time">
            <text:p>02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300.59" calcext:value-type="float">
            <text:p>1300.59</text:p>
          </table:table-cell>
          <table:table-cell office:value-type="float" office:value="1537.24" calcext:value-type="float">
            <text:p>1537.24</text:p>
          </table:table-cell>
        </table:table-row>
        <table:table-row table:style-name="ro1">
          <table:table-cell office:value-type="float" office:value="9390777" calcext:value-type="float">
            <text:p>9390777</text:p>
          </table:table-cell>
          <table:table-cell table:formula="of:=[.A589]/1000/(60*60*24)" office:value-type="time" office:time-value="PT02H36M30.777S" calcext:value-type="time">
            <text:p>02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02.81" calcext:value-type="float">
            <text:p>1302.81</text:p>
          </table:table-cell>
          <table:table-cell office:value-type="float" office:value="1539.81" calcext:value-type="float">
            <text:p>1539.81</text:p>
          </table:table-cell>
        </table:table-row>
        <table:table-row table:style-name="ro1">
          <table:table-cell office:value-type="float" office:value="9406776" calcext:value-type="float">
            <text:p>9406776</text:p>
          </table:table-cell>
          <table:table-cell table:formula="of:=[.A590]/1000/(60*60*24)" office:value-type="time" office:time-value="PT02H36M46.776S" calcext:value-type="time">
            <text:p>02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305.03" calcext:value-type="float">
            <text:p>1305.03</text:p>
          </table:table-cell>
          <table:table-cell office:value-type="float" office:value="1542.38" calcext:value-type="float">
            <text:p>1542.38</text:p>
          </table:table-cell>
        </table:table-row>
        <table:table-row table:style-name="ro1">
          <table:table-cell office:value-type="float" office:value="9422776" calcext:value-type="float">
            <text:p>9422776</text:p>
          </table:table-cell>
          <table:table-cell table:formula="of:=[.A591]/1000/(60*60*24)" office:value-type="time" office:time-value="PT02H37M02.776S" calcext:value-type="time">
            <text:p>02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307.25" calcext:value-type="float">
            <text:p>1307.25</text:p>
          </table:table-cell>
          <table:table-cell office:value-type="float" office:value="1544.94" calcext:value-type="float">
            <text:p>1544.94</text:p>
          </table:table-cell>
        </table:table-row>
        <table:table-row table:style-name="ro1">
          <table:table-cell office:value-type="float" office:value="9438776" calcext:value-type="float">
            <text:p>9438776</text:p>
          </table:table-cell>
          <table:table-cell table:formula="of:=[.A592]/1000/(60*60*24)" office:value-type="time" office:time-value="PT02H37M18.776S" calcext:value-type="time">
            <text:p>02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309.47" calcext:value-type="float">
            <text:p>1309.47</text:p>
          </table:table-cell>
          <table:table-cell office:value-type="float" office:value="1547.51" calcext:value-type="float">
            <text:p>1547.51</text:p>
          </table:table-cell>
        </table:table-row>
        <table:table-row table:style-name="ro1">
          <table:table-cell office:value-type="float" office:value="9454776" calcext:value-type="float">
            <text:p>9454776</text:p>
          </table:table-cell>
          <table:table-cell table:formula="of:=[.A593]/1000/(60*60*24)" office:value-type="time" office:time-value="PT02H37M34.776S" calcext:value-type="time">
            <text:p>02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311.69" calcext:value-type="float">
            <text:p>1311.69</text:p>
          </table:table-cell>
          <table:table-cell office:value-type="float" office:value="1550.08" calcext:value-type="float">
            <text:p>1550.08</text:p>
          </table:table-cell>
        </table:table-row>
        <table:table-row table:style-name="ro1">
          <table:table-cell office:value-type="float" office:value="9470777" calcext:value-type="float">
            <text:p>9470777</text:p>
          </table:table-cell>
          <table:table-cell table:formula="of:=[.A594]/1000/(60*60*24)" office:value-type="time" office:time-value="PT02H37M50.777S" calcext:value-type="time">
            <text:p>02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313.91" calcext:value-type="float">
            <text:p>1313.91</text:p>
          </table:table-cell>
          <table:table-cell office:value-type="float" office:value="1552.65" calcext:value-type="float">
            <text:p>1552.65</text:p>
          </table:table-cell>
        </table:table-row>
        <table:table-row table:style-name="ro1">
          <table:table-cell office:value-type="float" office:value="9486776" calcext:value-type="float">
            <text:p>9486776</text:p>
          </table:table-cell>
          <table:table-cell table:formula="of:=[.A595]/1000/(60*60*24)" office:value-type="time" office:time-value="PT02H38M06.776S" calcext:value-type="time">
            <text:p>02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316.13" calcext:value-type="float">
            <text:p>1316.13</text:p>
          </table:table-cell>
          <table:table-cell office:value-type="float" office:value="1555.22" calcext:value-type="float">
            <text:p>1555.22</text:p>
          </table:table-cell>
        </table:table-row>
        <table:table-row table:style-name="ro1">
          <table:table-cell office:value-type="float" office:value="9502776" calcext:value-type="float">
            <text:p>9502776</text:p>
          </table:table-cell>
          <table:table-cell table:formula="of:=[.A596]/1000/(60*60*24)" office:value-type="time" office:time-value="PT02H38M22.776S" calcext:value-type="time">
            <text:p>02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18.35" calcext:value-type="float">
            <text:p>1318.35</text:p>
          </table:table-cell>
          <table:table-cell office:value-type="float" office:value="1557.78" calcext:value-type="float">
            <text:p>1557.78</text:p>
          </table:table-cell>
        </table:table-row>
        <table:table-row table:style-name="ro1">
          <table:table-cell office:value-type="float" office:value="9518776" calcext:value-type="float">
            <text:p>9518776</text:p>
          </table:table-cell>
          <table:table-cell table:formula="of:=[.A597]/1000/(60*60*24)" office:value-type="time" office:time-value="PT02H38M38.776S" calcext:value-type="time">
            <text:p>02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320.57" calcext:value-type="float">
            <text:p>1320.57</text:p>
          </table:table-cell>
          <table:table-cell office:value-type="float" office:value="1560.35" calcext:value-type="float">
            <text:p>1560.35</text:p>
          </table:table-cell>
        </table:table-row>
        <table:table-row table:style-name="ro1">
          <table:table-cell office:value-type="float" office:value="9534776" calcext:value-type="float">
            <text:p>9534776</text:p>
          </table:table-cell>
          <table:table-cell table:formula="of:=[.A598]/1000/(60*60*24)" office:value-type="time" office:time-value="PT02H38M54.776S" calcext:value-type="time">
            <text:p>02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322.79" calcext:value-type="float">
            <text:p>1322.79</text:p>
          </table:table-cell>
          <table:table-cell office:value-type="float" office:value="1562.91" calcext:value-type="float">
            <text:p>1562.91</text:p>
          </table:table-cell>
        </table:table-row>
        <table:table-row table:style-name="ro1">
          <table:table-cell office:value-type="float" office:value="9550777" calcext:value-type="float">
            <text:p>9550777</text:p>
          </table:table-cell>
          <table:table-cell table:formula="of:=[.A599]/1000/(60*60*24)" office:value-type="time" office:time-value="PT02H39M10.777S" calcext:value-type="time">
            <text:p>02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325.01" calcext:value-type="float">
            <text:p>1325.01</text:p>
          </table:table-cell>
          <table:table-cell office:value-type="float" office:value="1565.48" calcext:value-type="float">
            <text:p>1565.48</text:p>
          </table:table-cell>
        </table:table-row>
        <table:table-row table:style-name="ro1">
          <table:table-cell office:value-type="float" office:value="9566776" calcext:value-type="float">
            <text:p>9566776</text:p>
          </table:table-cell>
          <table:table-cell table:formula="of:=[.A600]/1000/(60*60*24)" office:value-type="time" office:time-value="PT02H39M26.776S" calcext:value-type="time">
            <text:p>02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327.23" calcext:value-type="float">
            <text:p>1327.23</text:p>
          </table:table-cell>
          <table:table-cell office:value-type="float" office:value="1568.04" calcext:value-type="float">
            <text:p>1568.04</text:p>
          </table:table-cell>
        </table:table-row>
        <table:table-row table:style-name="ro1">
          <table:table-cell office:value-type="float" office:value="9582776" calcext:value-type="float">
            <text:p>9582776</text:p>
          </table:table-cell>
          <table:table-cell table:formula="of:=[.A601]/1000/(60*60*24)" office:value-type="time" office:time-value="PT02H39M42.776S" calcext:value-type="time">
            <text:p>02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329.45" calcext:value-type="float">
            <text:p>1329.45</text:p>
          </table:table-cell>
          <table:table-cell office:value-type="float" office:value="1570.61" calcext:value-type="float">
            <text:p>1570.61</text:p>
          </table:table-cell>
        </table:table-row>
        <table:table-row table:style-name="ro1">
          <table:table-cell office:value-type="float" office:value="9598776" calcext:value-type="float">
            <text:p>9598776</text:p>
          </table:table-cell>
          <table:table-cell table:formula="of:=[.A602]/1000/(60*60*24)" office:value-type="time" office:time-value="PT02H39M58.776S" calcext:value-type="time">
            <text:p>02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331.67" calcext:value-type="float">
            <text:p>1331.67</text:p>
          </table:table-cell>
          <table:table-cell office:value-type="float" office:value="1573.17" calcext:value-type="float">
            <text:p>1573.17</text:p>
          </table:table-cell>
        </table:table-row>
        <table:table-row table:style-name="ro1">
          <table:table-cell office:value-type="float" office:value="9614776" calcext:value-type="float">
            <text:p>9614776</text:p>
          </table:table-cell>
          <table:table-cell table:formula="of:=[.A603]/1000/(60*60*24)" office:value-type="time" office:time-value="PT02H40M14.776S" calcext:value-type="time">
            <text:p>02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333.89" calcext:value-type="float">
            <text:p>1333.89</text:p>
          </table:table-cell>
          <table:table-cell office:value-type="float" office:value="1575.74" calcext:value-type="float">
            <text:p>1575.74</text:p>
          </table:table-cell>
        </table:table-row>
        <table:table-row table:style-name="ro1">
          <table:table-cell office:value-type="float" office:value="9630776" calcext:value-type="float">
            <text:p>9630776</text:p>
          </table:table-cell>
          <table:table-cell table:formula="of:=[.A604]/1000/(60*60*24)" office:value-type="time" office:time-value="PT02H40M30.776S" calcext:value-type="time">
            <text:p>02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336.11" calcext:value-type="float">
            <text:p>1336.11</text:p>
          </table:table-cell>
          <table:table-cell office:value-type="float" office:value="1578.31" calcext:value-type="float">
            <text:p>1578.31</text:p>
          </table:table-cell>
        </table:table-row>
        <table:table-row table:style-name="ro1">
          <table:table-cell office:value-type="float" office:value="9646776" calcext:value-type="float">
            <text:p>9646776</text:p>
          </table:table-cell>
          <table:table-cell table:formula="of:=[.A605]/1000/(60*60*24)" office:value-type="time" office:time-value="PT02H40M46.776S" calcext:value-type="time">
            <text:p>02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338.33" calcext:value-type="float">
            <text:p>1338.33</text:p>
          </table:table-cell>
          <table:table-cell office:value-type="float" office:value="1580.87" calcext:value-type="float">
            <text:p>1580.87</text:p>
          </table:table-cell>
        </table:table-row>
        <table:table-row table:style-name="ro1">
          <table:table-cell office:value-type="float" office:value="9662776" calcext:value-type="float">
            <text:p>9662776</text:p>
          </table:table-cell>
          <table:table-cell table:formula="of:=[.A606]/1000/(60*60*24)" office:value-type="time" office:time-value="PT02H41M02.776S" calcext:value-type="time">
            <text:p>02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340.55" calcext:value-type="float">
            <text:p>1340.55</text:p>
          </table:table-cell>
          <table:table-cell office:value-type="float" office:value="1583.43" calcext:value-type="float">
            <text:p>1583.43</text:p>
          </table:table-cell>
        </table:table-row>
        <table:table-row table:style-name="ro1">
          <table:table-cell office:value-type="float" office:value="9678776" calcext:value-type="float">
            <text:p>9678776</text:p>
          </table:table-cell>
          <table:table-cell table:formula="of:=[.A607]/1000/(60*60*24)" office:value-type="time" office:time-value="PT02H41M18.776S" calcext:value-type="time">
            <text:p>02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342.77" calcext:value-type="float">
            <text:p>1342.7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9694777" calcext:value-type="float">
            <text:p>9694777</text:p>
          </table:table-cell>
          <table:table-cell table:formula="of:=[.A608]/1000/(60*60*24)" office:value-type="time" office:time-value="PT02H41M34.777S" calcext:value-type="time">
            <text:p>02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344.99" calcext:value-type="float">
            <text:p>1344.99</text:p>
          </table:table-cell>
          <table:table-cell office:value-type="float" office:value="1588.56" calcext:value-type="float">
            <text:p>1588.56</text:p>
          </table:table-cell>
        </table:table-row>
        <table:table-row table:style-name="ro1">
          <table:table-cell office:value-type="float" office:value="9710776" calcext:value-type="float">
            <text:p>9710776</text:p>
          </table:table-cell>
          <table:table-cell table:formula="of:=[.A609]/1000/(60*60*24)" office:value-type="time" office:time-value="PT02H41M50.776S" calcext:value-type="time">
            <text:p>02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6" calcext:value-type="float">
            <text:p>575.96</text:p>
          </table:table-cell>
          <table:table-cell office:value-type="float" office:value="1347.21" calcext:value-type="float">
            <text:p>1347.21</text:p>
          </table:table-cell>
          <table:table-cell office:value-type="float" office:value="1591.12" calcext:value-type="float">
            <text:p>1591.12</text:p>
          </table:table-cell>
        </table:table-row>
        <table:table-row table:style-name="ro1">
          <table:table-cell office:value-type="float" office:value="9726777" calcext:value-type="float">
            <text:p>9726777</text:p>
          </table:table-cell>
          <table:table-cell table:formula="of:=[.A610]/1000/(60*60*24)" office:value-type="time" office:time-value="PT02H42M06.777S" calcext:value-type="time">
            <text:p>02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1" calcext:value-type="float">
            <text:p>575.81</text:p>
          </table:table-cell>
          <table:table-cell office:value-type="float" office:value="1349.42" calcext:value-type="float">
            <text:p>1349.42</text:p>
          </table:table-cell>
          <table:table-cell office:value-type="float" office:value="1593.69" calcext:value-type="float">
            <text:p>1593.69</text:p>
          </table:table-cell>
        </table:table-row>
        <table:table-row table:style-name="ro1">
          <table:table-cell office:value-type="float" office:value="9742776" calcext:value-type="float">
            <text:p>9742776</text:p>
          </table:table-cell>
          <table:table-cell table:formula="of:=[.A611]/1000/(60*60*24)" office:value-type="time" office:time-value="PT02H42M22.776S" calcext:value-type="time">
            <text:p>02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351.64" calcext:value-type="float">
            <text:p>1351.64</text:p>
          </table:table-cell>
          <table:table-cell office:value-type="float" office:value="1596.25" calcext:value-type="float">
            <text:p>1596.25</text:p>
          </table:table-cell>
        </table:table-row>
        <table:table-row table:style-name="ro1">
          <table:table-cell office:value-type="float" office:value="9758777" calcext:value-type="float">
            <text:p>9758777</text:p>
          </table:table-cell>
          <table:table-cell table:formula="of:=[.A612]/1000/(60*60*24)" office:value-type="time" office:time-value="PT02H42M38.777S" calcext:value-type="time">
            <text:p>02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53.86" calcext:value-type="float">
            <text:p>1353.86</text:p>
          </table:table-cell>
          <table:table-cell office:value-type="float" office:value="1598.81" calcext:value-type="float">
            <text:p>1598.81</text:p>
          </table:table-cell>
        </table:table-row>
        <table:table-row table:style-name="ro1">
          <table:table-cell office:value-type="float" office:value="9774777" calcext:value-type="float">
            <text:p>9774777</text:p>
          </table:table-cell>
          <table:table-cell table:formula="of:=[.A613]/1000/(60*60*24)" office:value-type="time" office:time-value="PT02H42M54.777S" calcext:value-type="time">
            <text:p>02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1" calcext:value-type="float">
            <text:p>575.81</text:p>
          </table:table-cell>
          <table:table-cell office:value-type="float" office:value="1356.08" calcext:value-type="float">
            <text:p>1356.08</text:p>
          </table:table-cell>
          <table:table-cell office:value-type="float" office:value="1601.37" calcext:value-type="float">
            <text:p>1601.37</text:p>
          </table:table-cell>
        </table:table-row>
        <table:table-row table:style-name="ro1">
          <table:table-cell office:value-type="float" office:value="9790776" calcext:value-type="float">
            <text:p>9790776</text:p>
          </table:table-cell>
          <table:table-cell table:formula="of:=[.A614]/1000/(60*60*24)" office:value-type="time" office:time-value="PT02H43M10.776S" calcext:value-type="time">
            <text:p>02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58.3" calcext:value-type="float">
            <text:p>1358.3</text:p>
          </table:table-cell>
          <table:table-cell office:value-type="float" office:value="1603.93" calcext:value-type="float">
            <text:p>1603.93</text:p>
          </table:table-cell>
        </table:table-row>
        <table:table-row table:style-name="ro1">
          <table:table-cell office:value-type="float" office:value="9806776" calcext:value-type="float">
            <text:p>9806776</text:p>
          </table:table-cell>
          <table:table-cell table:formula="of:=[.A615]/1000/(60*60*24)" office:value-type="time" office:time-value="PT02H43M26.776S" calcext:value-type="time">
            <text:p>02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360.52" calcext:value-type="float">
            <text:p>1360.52</text:p>
          </table:table-cell>
          <table:table-cell office:value-type="float" office:value="1606.5" calcext:value-type="float">
            <text:p>1606.5</text:p>
          </table:table-cell>
        </table:table-row>
        <table:table-row table:style-name="ro1">
          <table:table-cell office:value-type="float" office:value="9822777" calcext:value-type="float">
            <text:p>9822777</text:p>
          </table:table-cell>
          <table:table-cell table:formula="of:=[.A616]/1000/(60*60*24)" office:value-type="time" office:time-value="PT02H43M42.777S" calcext:value-type="time">
            <text:p>02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362.74" calcext:value-type="float">
            <text:p>1362.74</text:p>
          </table:table-cell>
          <table:table-cell office:value-type="float" office:value="1609.06" calcext:value-type="float">
            <text:p>1609.06</text:p>
          </table:table-cell>
        </table:table-row>
        <table:table-row table:style-name="ro1">
          <table:table-cell office:value-type="float" office:value="9838776" calcext:value-type="float">
            <text:p>9838776</text:p>
          </table:table-cell>
          <table:table-cell table:formula="of:=[.A617]/1000/(60*60*24)" office:value-type="time" office:time-value="PT02H43M58.776S" calcext:value-type="time">
            <text:p>02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64.96" calcext:value-type="float">
            <text:p>1364.96</text:p>
          </table:table-cell>
          <table:table-cell office:value-type="float" office:value="1611.62" calcext:value-type="float">
            <text:p>1611.62</text:p>
          </table:table-cell>
        </table:table-row>
        <table:table-row table:style-name="ro1">
          <table:table-cell office:value-type="float" office:value="9854776" calcext:value-type="float">
            <text:p>9854776</text:p>
          </table:table-cell>
          <table:table-cell table:formula="of:=[.A618]/1000/(60*60*24)" office:value-type="time" office:time-value="PT02H44M14.776S" calcext:value-type="time">
            <text:p>02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367.18" calcext:value-type="float">
            <text:p>1367.18</text:p>
          </table:table-cell>
          <table:table-cell office:value-type="float" office:value="1614.18" calcext:value-type="float">
            <text:p>1614.18</text:p>
          </table:table-cell>
        </table:table-row>
        <table:table-row table:style-name="ro1">
          <table:table-cell office:value-type="float" office:value="9870776" calcext:value-type="float">
            <text:p>9870776</text:p>
          </table:table-cell>
          <table:table-cell table:formula="of:=[.A619]/1000/(60*60*24)" office:value-type="time" office:time-value="PT02H44M30.776S" calcext:value-type="time">
            <text:p>02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69.4" calcext:value-type="float">
            <text:p>1369.4</text:p>
          </table:table-cell>
          <table:table-cell office:value-type="float" office:value="1616.74" calcext:value-type="float">
            <text:p>1616.74</text:p>
          </table:table-cell>
        </table:table-row>
        <table:table-row table:style-name="ro1">
          <table:table-cell office:value-type="float" office:value="9886776" calcext:value-type="float">
            <text:p>9886776</text:p>
          </table:table-cell>
          <table:table-cell table:formula="of:=[.A620]/1000/(60*60*24)" office:value-type="time" office:time-value="PT02H44M46.776S" calcext:value-type="time">
            <text:p>02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371.62" calcext:value-type="float">
            <text:p>1371.62</text:p>
          </table:table-cell>
          <table:table-cell office:value-type="float" office:value="1619.3" calcext:value-type="float">
            <text:p>1619.3</text:p>
          </table:table-cell>
        </table:table-row>
        <table:table-row table:style-name="ro1">
          <table:table-cell office:value-type="float" office:value="9902776" calcext:value-type="float">
            <text:p>9902776</text:p>
          </table:table-cell>
          <table:table-cell table:formula="of:=[.A621]/1000/(60*60*24)" office:value-type="time" office:time-value="PT02H45M02.776S" calcext:value-type="time">
            <text:p>02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373.84" calcext:value-type="float">
            <text:p>1373.84</text:p>
          </table:table-cell>
          <table:table-cell office:value-type="float" office:value="1621.86" calcext:value-type="float">
            <text:p>1621.86</text:p>
          </table:table-cell>
        </table:table-row>
        <table:table-row table:style-name="ro1">
          <table:table-cell office:value-type="float" office:value="9918776" calcext:value-type="float">
            <text:p>9918776</text:p>
          </table:table-cell>
          <table:table-cell table:formula="of:=[.A622]/1000/(60*60*24)" office:value-type="time" office:time-value="PT02H45M18.776S" calcext:value-type="time">
            <text:p>02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376.06" calcext:value-type="float">
            <text:p>1376.06</text:p>
          </table:table-cell>
          <table:table-cell office:value-type="float" office:value="1624.42" calcext:value-type="float">
            <text:p>1624.42</text:p>
          </table:table-cell>
        </table:table-row>
        <table:table-row table:style-name="ro1">
          <table:table-cell office:value-type="float" office:value="9934776" calcext:value-type="float">
            <text:p>9934776</text:p>
          </table:table-cell>
          <table:table-cell table:formula="of:=[.A623]/1000/(60*60*24)" office:value-type="time" office:time-value="PT02H45M34.776S" calcext:value-type="time">
            <text:p>02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378.28" calcext:value-type="float">
            <text:p>1378.28</text:p>
          </table:table-cell>
          <table:table-cell office:value-type="float" office:value="1626.97" calcext:value-type="float">
            <text:p>1626.97</text:p>
          </table:table-cell>
        </table:table-row>
        <table:table-row table:style-name="ro1">
          <table:table-cell office:value-type="float" office:value="9950776" calcext:value-type="float">
            <text:p>9950776</text:p>
          </table:table-cell>
          <table:table-cell table:formula="of:=[.A624]/1000/(60*60*24)" office:value-type="time" office:time-value="PT02H45M50.776S" calcext:value-type="time">
            <text:p>02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80.5" calcext:value-type="float">
            <text:p>1380.5</text:p>
          </table:table-cell>
          <table:table-cell office:value-type="float" office:value="1629.53" calcext:value-type="float">
            <text:p>1629.53</text:p>
          </table:table-cell>
        </table:table-row>
        <table:table-row table:style-name="ro1">
          <table:table-cell office:value-type="float" office:value="9966776" calcext:value-type="float">
            <text:p>9966776</text:p>
          </table:table-cell>
          <table:table-cell table:formula="of:=[.A625]/1000/(60*60*24)" office:value-type="time" office:time-value="PT02H46M06.776S" calcext:value-type="time">
            <text:p>02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382.71" calcext:value-type="float">
            <text:p>1382.71</text:p>
          </table:table-cell>
          <table:table-cell office:value-type="float" office:value="1632.09" calcext:value-type="float">
            <text:p>1632.09</text:p>
          </table:table-cell>
        </table:table-row>
        <table:table-row table:style-name="ro1">
          <table:table-cell office:value-type="float" office:value="9982776" calcext:value-type="float">
            <text:p>9982776</text:p>
          </table:table-cell>
          <table:table-cell table:formula="of:=[.A626]/1000/(60*60*24)" office:value-type="time" office:time-value="PT02H46M22.776S" calcext:value-type="time">
            <text:p>02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8" calcext:value-type="float">
            <text:p>577.98</text:p>
          </table:table-cell>
          <table:table-cell office:value-type="float" office:value="1384.94" calcext:value-type="float">
            <text:p>1384.94</text:p>
          </table:table-cell>
          <table:table-cell office:value-type="float" office:value="1634.65" calcext:value-type="float">
            <text:p>1634.65</text:p>
          </table:table-cell>
        </table:table-row>
        <table:table-row table:style-name="ro1">
          <table:table-cell office:value-type="float" office:value="9998776" calcext:value-type="float">
            <text:p>9998776</text:p>
          </table:table-cell>
          <table:table-cell table:formula="of:=[.A627]/1000/(60*60*24)" office:value-type="time" office:time-value="PT02H46M38.776S" calcext:value-type="time">
            <text:p>02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387.16" calcext:value-type="float">
            <text:p>1387.16</text:p>
          </table:table-cell>
          <table:table-cell office:value-type="float" office:value="1637.21" calcext:value-type="float">
            <text:p>1637.21</text:p>
          </table:table-cell>
        </table:table-row>
        <table:table-row table:style-name="ro1">
          <table:table-cell office:value-type="float" office:value="10014776" calcext:value-type="float">
            <text:p>10014776</text:p>
          </table:table-cell>
          <table:table-cell table:formula="of:=[.A628]/1000/(60*60*24)" office:value-type="time" office:time-value="PT02H46M54.776S" calcext:value-type="time">
            <text:p>02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389.38" calcext:value-type="float">
            <text:p>1389.38</text:p>
          </table:table-cell>
          <table:table-cell office:value-type="float" office:value="1639.77" calcext:value-type="float">
            <text:p>1639.77</text:p>
          </table:table-cell>
        </table:table-row>
        <table:table-row table:style-name="ro1">
          <table:table-cell office:value-type="float" office:value="10030776" calcext:value-type="float">
            <text:p>10030776</text:p>
          </table:table-cell>
          <table:table-cell table:formula="of:=[.A629]/1000/(60*60*24)" office:value-type="time" office:time-value="PT02H47M10.776S" calcext:value-type="time">
            <text:p>02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391.6" calcext:value-type="float">
            <text:p>1391.6</text:p>
          </table:table-cell>
          <table:table-cell office:value-type="float" office:value="1642.32" calcext:value-type="float">
            <text:p>1642.32</text:p>
          </table:table-cell>
        </table:table-row>
        <table:table-row table:style-name="ro1">
          <table:table-cell office:value-type="float" office:value="10046777" calcext:value-type="float">
            <text:p>10046777</text:p>
          </table:table-cell>
          <table:table-cell table:formula="of:=[.A630]/1000/(60*60*24)" office:value-type="time" office:time-value="PT02H47M26.777S" calcext:value-type="time">
            <text:p>02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393.82" calcext:value-type="float">
            <text:p>1393.82</text:p>
          </table:table-cell>
          <table:table-cell office:value-type="float" office:value="1644.88" calcext:value-type="float">
            <text:p>1644.88</text:p>
          </table:table-cell>
        </table:table-row>
        <table:table-row table:style-name="ro1">
          <table:table-cell office:value-type="float" office:value="10062776" calcext:value-type="float">
            <text:p>10062776</text:p>
          </table:table-cell>
          <table:table-cell table:formula="of:=[.A631]/1000/(60*60*24)" office:value-type="time" office:time-value="PT02H47M42.776S" calcext:value-type="time">
            <text:p>02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3" calcext:value-type="float">
            <text:p>576.03</text:p>
          </table:table-cell>
          <table:table-cell office:value-type="float" office:value="1396.04" calcext:value-type="float">
            <text:p>1396.04</text:p>
          </table:table-cell>
          <table:table-cell office:value-type="float" office:value="1647.44" calcext:value-type="float">
            <text:p>1647.44</text:p>
          </table:table-cell>
        </table:table-row>
        <table:table-row table:style-name="ro1">
          <table:table-cell office:value-type="float" office:value="10078776" calcext:value-type="float">
            <text:p>10078776</text:p>
          </table:table-cell>
          <table:table-cell table:formula="of:=[.A632]/1000/(60*60*24)" office:value-type="time" office:time-value="PT02H47M58.776S" calcext:value-type="time">
            <text:p>02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398.26" calcext:value-type="float">
            <text:p>1398.26</text:p>
          </table:table-cell>
          <table:table-cell office:value-type="float" office:value="1649.99" calcext:value-type="float">
            <text:p>1649.99</text:p>
          </table:table-cell>
        </table:table-row>
        <table:table-row table:style-name="ro1">
          <table:table-cell office:value-type="float" office:value="10094776" calcext:value-type="float">
            <text:p>10094776</text:p>
          </table:table-cell>
          <table:table-cell table:formula="of:=[.A633]/1000/(60*60*24)" office:value-type="time" office:time-value="PT02H48M14.776S" calcext:value-type="time">
            <text:p>02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00.48" calcext:value-type="float">
            <text:p>1400.48</text:p>
          </table:table-cell>
          <table:table-cell office:value-type="float" office:value="1652.55" calcext:value-type="float">
            <text:p>1652.55</text:p>
          </table:table-cell>
        </table:table-row>
        <table:table-row table:style-name="ro1">
          <table:table-cell office:value-type="float" office:value="10110776" calcext:value-type="float">
            <text:p>10110776</text:p>
          </table:table-cell>
          <table:table-cell table:formula="of:=[.A634]/1000/(60*60*24)" office:value-type="time" office:time-value="PT02H48M30.776S" calcext:value-type="time">
            <text:p>02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402.69" calcext:value-type="float">
            <text:p>1402.69</text:p>
          </table:table-cell>
          <table:table-cell office:value-type="float" office:value="1655.11" calcext:value-type="float">
            <text:p>1655.11</text:p>
          </table:table-cell>
        </table:table-row>
        <table:table-row table:style-name="ro1">
          <table:table-cell office:value-type="float" office:value="10126776" calcext:value-type="float">
            <text:p>10126776</text:p>
          </table:table-cell>
          <table:table-cell table:formula="of:=[.A635]/1000/(60*60*24)" office:value-type="time" office:time-value="PT02H48M46.776S" calcext:value-type="time">
            <text:p>02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404.91" calcext:value-type="float">
            <text:p>1404.91</text:p>
          </table:table-cell>
          <table:table-cell office:value-type="float" office:value="1657.66" calcext:value-type="float">
            <text:p>1657.66</text:p>
          </table:table-cell>
        </table:table-row>
        <table:table-row table:style-name="ro1">
          <table:table-cell office:value-type="float" office:value="10142776" calcext:value-type="float">
            <text:p>10142776</text:p>
          </table:table-cell>
          <table:table-cell table:formula="of:=[.A636]/1000/(60*60*24)" office:value-type="time" office:time-value="PT02H49M02.776S" calcext:value-type="time">
            <text:p>02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407.13" calcext:value-type="float">
            <text:p>1407.13</text:p>
          </table:table-cell>
          <table:table-cell office:value-type="float" office:value="1660.21" calcext:value-type="float">
            <text:p>1660.21</text:p>
          </table:table-cell>
        </table:table-row>
        <table:table-row table:style-name="ro1">
          <table:table-cell office:value-type="float" office:value="10158776" calcext:value-type="float">
            <text:p>10158776</text:p>
          </table:table-cell>
          <table:table-cell table:formula="of:=[.A637]/1000/(60*60*24)" office:value-type="time" office:time-value="PT02H49M18.776S" calcext:value-type="time">
            <text:p>02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09.35" calcext:value-type="float">
            <text:p>1409.35</text:p>
          </table:table-cell>
          <table:table-cell office:value-type="float" office:value="1662.77" calcext:value-type="float">
            <text:p>1662.77</text:p>
          </table:table-cell>
        </table:table-row>
        <table:table-row table:style-name="ro1">
          <table:table-cell office:value-type="float" office:value="10174777" calcext:value-type="float">
            <text:p>10174777</text:p>
          </table:table-cell>
          <table:table-cell table:formula="of:=[.A638]/1000/(60*60*24)" office:value-type="time" office:time-value="PT02H49M34.777S" calcext:value-type="time">
            <text:p>02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11.57" calcext:value-type="float">
            <text:p>1411.57</text:p>
          </table:table-cell>
          <table:table-cell office:value-type="float" office:value="1665.32" calcext:value-type="float">
            <text:p>1665.32</text:p>
          </table:table-cell>
        </table:table-row>
        <table:table-row table:style-name="ro1">
          <table:table-cell office:value-type="float" office:value="10190776" calcext:value-type="float">
            <text:p>10190776</text:p>
          </table:table-cell>
          <table:table-cell table:formula="of:=[.A639]/1000/(60*60*24)" office:value-type="time" office:time-value="PT02H49M50.776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413.79" calcext:value-type="float">
            <text:p>1413.79</text:p>
          </table:table-cell>
          <table:table-cell office:value-type="float" office:value="1667.87" calcext:value-type="float">
            <text:p>1667.87</text:p>
          </table:table-cell>
        </table:table-row>
        <table:table-row table:style-name="ro1">
          <table:table-cell office:value-type="float" office:value="10206776" calcext:value-type="float">
            <text:p>10206776</text:p>
          </table:table-cell>
          <table:table-cell table:formula="of:=[.A640]/1000/(60*60*24)" office:value-type="time" office:time-value="PT02H50M06.776S" calcext:value-type="time">
            <text:p>02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3" calcext:value-type="float">
            <text:p>574.3</text:p>
          </table:table-cell>
          <table:table-cell office:value-type="float" office:value="1416.01" calcext:value-type="float">
            <text:p>1416.01</text:p>
          </table:table-cell>
          <table:table-cell office:value-type="float" office:value="1670.43" calcext:value-type="float">
            <text:p>1670.43</text:p>
          </table:table-cell>
        </table:table-row>
        <table:table-row table:style-name="ro1">
          <table:table-cell office:value-type="float" office:value="10222776" calcext:value-type="float">
            <text:p>10222776</text:p>
          </table:table-cell>
          <table:table-cell table:formula="of:=[.A641]/1000/(60*60*24)" office:value-type="time" office:time-value="PT02H50M22.776S" calcext:value-type="time">
            <text:p>02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18.23" calcext:value-type="float">
            <text:p>1418.23</text:p>
          </table:table-cell>
          <table:table-cell office:value-type="float" office:value="1672.98" calcext:value-type="float">
            <text:p>1672.98</text:p>
          </table:table-cell>
        </table:table-row>
        <table:table-row table:style-name="ro1">
          <table:table-cell office:value-type="float" office:value="10238776" calcext:value-type="float">
            <text:p>10238776</text:p>
          </table:table-cell>
          <table:table-cell table:formula="of:=[.A642]/1000/(60*60*24)" office:value-type="time" office:time-value="PT02H50M38.776S" calcext:value-type="time">
            <text:p>02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420.45" calcext:value-type="float">
            <text:p>1420.45</text:p>
          </table:table-cell>
          <table:table-cell office:value-type="float" office:value="1675.53" calcext:value-type="float">
            <text:p>1675.53</text:p>
          </table:table-cell>
        </table:table-row>
        <table:table-row table:style-name="ro1">
          <table:table-cell office:value-type="float" office:value="10254776" calcext:value-type="float">
            <text:p>10254776</text:p>
          </table:table-cell>
          <table:table-cell table:formula="of:=[.A643]/1000/(60*60*24)" office:value-type="time" office:time-value="PT02H50M54.776S" calcext:value-type="time">
            <text:p>02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22.67" calcext:value-type="float">
            <text:p>1422.67</text:p>
          </table:table-cell>
          <table:table-cell office:value-type="float" office:value="1678.08" calcext:value-type="float">
            <text:p>1678.08</text:p>
          </table:table-cell>
        </table:table-row>
        <table:table-row table:style-name="ro1">
          <table:table-cell office:value-type="float" office:value="10270776" calcext:value-type="float">
            <text:p>10270776</text:p>
          </table:table-cell>
          <table:table-cell table:formula="of:=[.A644]/1000/(60*60*24)" office:value-type="time" office:time-value="PT02H51M10.776S" calcext:value-type="time">
            <text:p>02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24.89" calcext:value-type="float">
            <text:p>1424.89</text:p>
          </table:table-cell>
          <table:table-cell office:value-type="float" office:value="1680.64" calcext:value-type="float">
            <text:p>1680.64</text:p>
          </table:table-cell>
        </table:table-row>
        <table:table-row table:style-name="ro1">
          <table:table-cell office:value-type="float" office:value="10286776" calcext:value-type="float">
            <text:p>10286776</text:p>
          </table:table-cell>
          <table:table-cell table:formula="of:=[.A645]/1000/(60*60*24)" office:value-type="time" office:time-value="PT02H51M26.776S" calcext:value-type="time">
            <text:p>02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" calcext:value-type="float">
            <text:p>574.5</text:p>
          </table:table-cell>
          <table:table-cell office:value-type="float" office:value="1427.11" calcext:value-type="float">
            <text:p>1427.11</text:p>
          </table:table-cell>
          <table:table-cell office:value-type="float" office:value="1683.19" calcext:value-type="float">
            <text:p>1683.19</text:p>
          </table:table-cell>
        </table:table-row>
        <table:table-row table:style-name="ro1">
          <table:table-cell office:value-type="float" office:value="10302777" calcext:value-type="float">
            <text:p>10302777</text:p>
          </table:table-cell>
          <table:table-cell table:formula="of:=[.A646]/1000/(60*60*24)" office:value-type="time" office:time-value="PT02H51M42.777S" calcext:value-type="time">
            <text:p>02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429.33" calcext:value-type="float">
            <text:p>1429.33</text:p>
          </table:table-cell>
          <table:table-cell office:value-type="float" office:value="1685.74" calcext:value-type="float">
            <text:p>1685.74</text:p>
          </table:table-cell>
        </table:table-row>
        <table:table-row table:style-name="ro1">
          <table:table-cell office:value-type="float" office:value="10318776" calcext:value-type="float">
            <text:p>10318776</text:p>
          </table:table-cell>
          <table:table-cell table:formula="of:=[.A647]/1000/(60*60*24)" office:value-type="time" office:time-value="PT02H51M58.776S" calcext:value-type="time">
            <text:p>02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431.55" calcext:value-type="float">
            <text:p>1431.55</text:p>
          </table:table-cell>
          <table:table-cell office:value-type="float" office:value="1688.29" calcext:value-type="float">
            <text:p>1688.29</text:p>
          </table:table-cell>
        </table:table-row>
        <table:table-row table:style-name="ro1">
          <table:table-cell office:value-type="float" office:value="10334776" calcext:value-type="float">
            <text:p>10334776</text:p>
          </table:table-cell>
          <table:table-cell table:formula="of:=[.A648]/1000/(60*60*24)" office:value-type="time" office:time-value="PT02H52M14.776S" calcext:value-type="time">
            <text:p>02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33.77" calcext:value-type="float">
            <text:p>1433.77</text:p>
          </table:table-cell>
          <table:table-cell office:value-type="float" office:value="1690.84" calcext:value-type="float">
            <text:p>1690.84</text:p>
          </table:table-cell>
        </table:table-row>
        <table:table-row table:style-name="ro1">
          <table:table-cell office:value-type="float" office:value="10350776" calcext:value-type="float">
            <text:p>10350776</text:p>
          </table:table-cell>
          <table:table-cell table:formula="of:=[.A649]/1000/(60*60*24)" office:value-type="time" office:time-value="PT02H52M30.776S" calcext:value-type="time">
            <text:p>02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435.99" calcext:value-type="float">
            <text:p>1435.99</text:p>
          </table:table-cell>
          <table:table-cell office:value-type="float" office:value="1693.4" calcext:value-type="float">
            <text:p>1693.4</text:p>
          </table:table-cell>
        </table:table-row>
        <table:table-row table:style-name="ro1">
          <table:table-cell office:value-type="float" office:value="10366776" calcext:value-type="float">
            <text:p>10366776</text:p>
          </table:table-cell>
          <table:table-cell table:formula="of:=[.A650]/1000/(60*60*24)" office:value-type="time" office:time-value="PT02H52M46.776S" calcext:value-type="time">
            <text:p>02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438.21" calcext:value-type="float">
            <text:p>1438.21</text:p>
          </table:table-cell>
          <table:table-cell office:value-type="float" office:value="1695.95" calcext:value-type="float">
            <text:p>1695.95</text:p>
          </table:table-cell>
        </table:table-row>
        <table:table-row table:style-name="ro1">
          <table:table-cell office:value-type="float" office:value="10382777" calcext:value-type="float">
            <text:p>10382777</text:p>
          </table:table-cell>
          <table:table-cell table:formula="of:=[.A651]/1000/(60*60*24)" office:value-type="time" office:time-value="PT02H53M02.777S" calcext:value-type="time">
            <text:p>02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40.43" calcext:value-type="float">
            <text:p>1440.43</text:p>
          </table:table-cell>
          <table:table-cell office:value-type="float" office:value="1698.5" calcext:value-type="float">
            <text:p>1698.5</text:p>
          </table:table-cell>
        </table:table-row>
        <table:table-row table:style-name="ro1">
          <table:table-cell office:value-type="float" office:value="10398777" calcext:value-type="float">
            <text:p>10398777</text:p>
          </table:table-cell>
          <table:table-cell table:formula="of:=[.A652]/1000/(60*60*24)" office:value-type="time" office:time-value="PT02H53M18.777S" calcext:value-type="time">
            <text:p>02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42.65" calcext:value-type="float">
            <text:p>1442.65</text:p>
          </table:table-cell>
          <table:table-cell office:value-type="float" office:value="1701.05" calcext:value-type="float">
            <text:p>1701.05</text:p>
          </table:table-cell>
        </table:table-row>
        <table:table-row table:style-name="ro1">
          <table:table-cell office:value-type="float" office:value="10414776" calcext:value-type="float">
            <text:p>10414776</text:p>
          </table:table-cell>
          <table:table-cell table:formula="of:=[.A653]/1000/(60*60*24)" office:value-type="time" office:time-value="PT02H53M34.776S" calcext:value-type="time">
            <text:p>02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44.86" calcext:value-type="float">
            <text:p>1444.86</text:p>
          </table:table-cell>
          <table:table-cell office:value-type="float" office:value="1703.6" calcext:value-type="float">
            <text:p>1703.6</text:p>
          </table:table-cell>
        </table:table-row>
        <table:table-row table:style-name="ro1">
          <table:table-cell office:value-type="float" office:value="10430776" calcext:value-type="float">
            <text:p>10430776</text:p>
          </table:table-cell>
          <table:table-cell table:formula="of:=[.A654]/1000/(60*60*24)" office:value-type="time" office:time-value="PT02H53M50.776S" calcext:value-type="time">
            <text:p>02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447.08" calcext:value-type="float">
            <text:p>1447.08</text:p>
          </table:table-cell>
          <table:table-cell office:value-type="float" office:value="1706.15" calcext:value-type="float">
            <text:p>1706.15</text:p>
          </table:table-cell>
        </table:table-row>
        <table:table-row table:style-name="ro1">
          <table:table-cell office:value-type="float" office:value="10446776" calcext:value-type="float">
            <text:p>10446776</text:p>
          </table:table-cell>
          <table:table-cell table:formula="of:=[.A655]/1000/(60*60*24)" office:value-type="time" office:time-value="PT02H54M06.776S" calcext:value-type="time">
            <text:p>02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449.3" calcext:value-type="float">
            <text:p>1449.3</text:p>
          </table:table-cell>
          <table:table-cell office:value-type="float" office:value="1708.7" calcext:value-type="float">
            <text:p>1708.7</text:p>
          </table:table-cell>
        </table:table-row>
        <table:table-row table:style-name="ro1">
          <table:table-cell office:value-type="float" office:value="10462777" calcext:value-type="float">
            <text:p>10462777</text:p>
          </table:table-cell>
          <table:table-cell table:formula="of:=[.A656]/1000/(60*60*24)" office:value-type="time" office:time-value="PT02H54M22.777S" calcext:value-type="time">
            <text:p>02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4" calcext:value-type="float">
            <text:p>574.74</text:p>
          </table:table-cell>
          <table:table-cell office:value-type="float" office:value="1451.52" calcext:value-type="float">
            <text:p>1451.52</text:p>
          </table:table-cell>
          <table:table-cell office:value-type="float" office:value="1711.25" calcext:value-type="float">
            <text:p>1711.25</text:p>
          </table:table-cell>
        </table:table-row>
        <table:table-row table:style-name="ro1">
          <table:table-cell office:value-type="float" office:value="10478776" calcext:value-type="float">
            <text:p>10478776</text:p>
          </table:table-cell>
          <table:table-cell table:formula="of:=[.A657]/1000/(60*60*24)" office:value-type="time" office:time-value="PT02H54M38.776S" calcext:value-type="time">
            <text:p>02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53.74" calcext:value-type="float">
            <text:p>1453.74</text:p>
          </table:table-cell>
          <table:table-cell office:value-type="float" office:value="1713.8" calcext:value-type="float">
            <text:p>1713.8</text:p>
          </table:table-cell>
        </table:table-row>
        <table:table-row table:style-name="ro1">
          <table:table-cell office:value-type="float" office:value="10494776" calcext:value-type="float">
            <text:p>10494776</text:p>
          </table:table-cell>
          <table:table-cell table:formula="of:=[.A658]/1000/(60*60*24)" office:value-type="time" office:time-value="PT02H54M54.776S" calcext:value-type="time">
            <text:p>02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455.96" calcext:value-type="float">
            <text:p>1455.96</text:p>
          </table:table-cell>
          <table:table-cell office:value-type="float" office:value="1716.35" calcext:value-type="float">
            <text:p>1716.35</text:p>
          </table:table-cell>
        </table:table-row>
        <table:table-row table:style-name="ro1">
          <table:table-cell office:value-type="float" office:value="10510776" calcext:value-type="float">
            <text:p>10510776</text:p>
          </table:table-cell>
          <table:table-cell table:formula="of:=[.A659]/1000/(60*60*24)" office:value-type="time" office:time-value="PT02H55M10.776S" calcext:value-type="time">
            <text:p>02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458.18" calcext:value-type="float">
            <text:p>1458.18</text:p>
          </table:table-cell>
          <table:table-cell office:value-type="float" office:value="1718.9" calcext:value-type="float">
            <text:p>1718.9</text:p>
          </table:table-cell>
        </table:table-row>
        <table:table-row table:style-name="ro1">
          <table:table-cell office:value-type="float" office:value="10526777" calcext:value-type="float">
            <text:p>10526777</text:p>
          </table:table-cell>
          <table:table-cell table:formula="of:=[.A660]/1000/(60*60*24)" office:value-type="time" office:time-value="PT02H55M26.777S" calcext:value-type="time">
            <text:p>02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460.4" calcext:value-type="float">
            <text:p>1460.4</text:p>
          </table:table-cell>
          <table:table-cell office:value-type="float" office:value="1721.45" calcext:value-type="float">
            <text:p>1721.45</text:p>
          </table:table-cell>
        </table:table-row>
        <table:table-row table:style-name="ro1">
          <table:table-cell office:value-type="float" office:value="10542776" calcext:value-type="float">
            <text:p>10542776</text:p>
          </table:table-cell>
          <table:table-cell table:formula="of:=[.A661]/1000/(60*60*24)" office:value-type="time" office:time-value="PT02H55M42.776S" calcext:value-type="time">
            <text:p>02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462.62" calcext:value-type="float">
            <text:p>1462.62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0558777" calcext:value-type="float">
            <text:p>10558777</text:p>
          </table:table-cell>
          <table:table-cell table:formula="of:=[.A662]/1000/(60*60*24)" office:value-type="time" office:time-value="PT02H55M58.777S" calcext:value-type="time">
            <text:p>02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464.84" calcext:value-type="float">
            <text:p>1464.84</text:p>
          </table:table-cell>
          <table:table-cell office:value-type="float" office:value="1726.55" calcext:value-type="float">
            <text:p>1726.55</text:p>
          </table:table-cell>
        </table:table-row>
        <table:table-row table:style-name="ro1">
          <table:table-cell office:value-type="float" office:value="10574777" calcext:value-type="float">
            <text:p>10574777</text:p>
          </table:table-cell>
          <table:table-cell table:formula="of:=[.A663]/1000/(60*60*24)" office:value-type="time" office:time-value="PT02H56M14.777S" calcext:value-type="time">
            <text:p>02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7" calcext:value-type="float">
            <text:p>571.97</text:p>
          </table:table-cell>
          <table:table-cell office:value-type="float" office:value="1467.06" calcext:value-type="float">
            <text:p>1467.06</text:p>
          </table:table-cell>
          <table:table-cell office:value-type="float" office:value="1729.09" calcext:value-type="float">
            <text:p>1729.09</text:p>
          </table:table-cell>
        </table:table-row>
        <table:table-row table:style-name="ro1">
          <table:table-cell office:value-type="float" office:value="10590776" calcext:value-type="float">
            <text:p>10590776</text:p>
          </table:table-cell>
          <table:table-cell table:formula="of:=[.A664]/1000/(60*60*24)" office:value-type="time" office:time-value="PT02H56M30.776S" calcext:value-type="time">
            <text:p>02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469.28" calcext:value-type="float">
            <text:p>1469.28</text:p>
          </table:table-cell>
          <table:table-cell office:value-type="float" office:value="1731.64" calcext:value-type="float">
            <text:p>1731.64</text:p>
          </table:table-cell>
        </table:table-row>
        <table:table-row table:style-name="ro1">
          <table:table-cell office:value-type="float" office:value="10606776" calcext:value-type="float">
            <text:p>10606776</text:p>
          </table:table-cell>
          <table:table-cell table:formula="of:=[.A665]/1000/(60*60*24)" office:value-type="time" office:time-value="PT02H56M46.776S" calcext:value-type="time">
            <text:p>02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471.5" calcext:value-type="float">
            <text:p>1471.5</text:p>
          </table:table-cell>
          <table:table-cell office:value-type="float" office:value="1734.18" calcext:value-type="float">
            <text:p>1734.18</text:p>
          </table:table-cell>
        </table:table-row>
        <table:table-row table:style-name="ro1">
          <table:table-cell office:value-type="float" office:value="10622777" calcext:value-type="float">
            <text:p>10622777</text:p>
          </table:table-cell>
          <table:table-cell table:formula="of:=[.A666]/1000/(60*60*24)" office:value-type="time" office:time-value="PT02H57M02.777S" calcext:value-type="time">
            <text:p>02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473.72" calcext:value-type="float">
            <text:p>1473.72</text:p>
          </table:table-cell>
          <table:table-cell office:value-type="float" office:value="1736.73" calcext:value-type="float">
            <text:p>1736.73</text:p>
          </table:table-cell>
        </table:table-row>
        <table:table-row table:style-name="ro1">
          <table:table-cell office:value-type="float" office:value="10638776" calcext:value-type="float">
            <text:p>10638776</text:p>
          </table:table-cell>
          <table:table-cell table:formula="of:=[.A667]/1000/(60*60*24)" office:value-type="time" office:time-value="PT02H57M18.776S" calcext:value-type="time">
            <text:p>02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475.94" calcext:value-type="float">
            <text:p>1475.94</text:p>
          </table:table-cell>
          <table:table-cell office:value-type="float" office:value="1739.28" calcext:value-type="float">
            <text:p>1739.28</text:p>
          </table:table-cell>
        </table:table-row>
        <table:table-row table:style-name="ro1">
          <table:table-cell office:value-type="float" office:value="10654776" calcext:value-type="float">
            <text:p>10654776</text:p>
          </table:table-cell>
          <table:table-cell table:formula="of:=[.A668]/1000/(60*60*24)" office:value-type="time" office:time-value="PT02H57M34.776S" calcext:value-type="time">
            <text:p>02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478.16" calcext:value-type="float">
            <text:p>1478.16</text:p>
          </table:table-cell>
          <table:table-cell office:value-type="float" office:value="1741.83" calcext:value-type="float">
            <text:p>1741.83</text:p>
          </table:table-cell>
        </table:table-row>
        <table:table-row table:style-name="ro1">
          <table:table-cell office:value-type="float" office:value="10670776" calcext:value-type="float">
            <text:p>10670776</text:p>
          </table:table-cell>
          <table:table-cell table:formula="of:=[.A669]/1000/(60*60*24)" office:value-type="time" office:time-value="PT02H57M50.776S" calcext:value-type="time">
            <text:p>02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480.38" calcext:value-type="float">
            <text:p>1480.38</text:p>
          </table:table-cell>
          <table:table-cell office:value-type="float" office:value="1744.37" calcext:value-type="float">
            <text:p>1744.37</text:p>
          </table:table-cell>
        </table:table-row>
        <table:table-row table:style-name="ro1">
          <table:table-cell office:value-type="float" office:value="10686776" calcext:value-type="float">
            <text:p>10686776</text:p>
          </table:table-cell>
          <table:table-cell table:formula="of:=[.A670]/1000/(60*60*24)" office:value-type="time" office:time-value="PT02H58M06.776S" calcext:value-type="time">
            <text:p>02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482.6" calcext:value-type="float">
            <text:p>1482.6</text:p>
          </table:table-cell>
          <table:table-cell office:value-type="float" office:value="1746.91" calcext:value-type="float">
            <text:p>1746.91</text:p>
          </table:table-cell>
        </table:table-row>
        <table:table-row table:style-name="ro1">
          <table:table-cell office:value-type="float" office:value="10702776" calcext:value-type="float">
            <text:p>10702776</text:p>
          </table:table-cell>
          <table:table-cell table:formula="of:=[.A671]/1000/(60*60*24)" office:value-type="time" office:time-value="PT02H58M22.776S" calcext:value-type="time">
            <text:p>02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484.82" calcext:value-type="float">
            <text:p>1484.82</text:p>
          </table:table-cell>
          <table:table-cell office:value-type="float" office:value="1749.46" calcext:value-type="float">
            <text:p>1749.46</text:p>
          </table:table-cell>
        </table:table-row>
        <table:table-row table:style-name="ro1">
          <table:table-cell office:value-type="float" office:value="10718776" calcext:value-type="float">
            <text:p>10718776</text:p>
          </table:table-cell>
          <table:table-cell table:formula="of:=[.A672]/1000/(60*60*24)" office:value-type="time" office:time-value="PT02H58M38.776S" calcext:value-type="time">
            <text:p>02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487.04" calcext:value-type="float">
            <text:p>1487.04</text:p>
          </table:table-cell>
          <table:table-cell office:value-type="float" office:value="1752.01" calcext:value-type="float">
            <text:p>1752.01</text:p>
          </table:table-cell>
        </table:table-row>
        <table:table-row table:style-name="ro1">
          <table:table-cell office:value-type="float" office:value="10734776" calcext:value-type="float">
            <text:p>10734776</text:p>
          </table:table-cell>
          <table:table-cell table:formula="of:=[.A673]/1000/(60*60*24)" office:value-type="time" office:time-value="PT02H58M54.776S" calcext:value-type="time">
            <text:p>02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489.26" calcext:value-type="float">
            <text:p>1489.26</text:p>
          </table:table-cell>
          <table:table-cell office:value-type="float" office:value="1754.55" calcext:value-type="float">
            <text:p>1754.55</text:p>
          </table:table-cell>
        </table:table-row>
        <table:table-row table:style-name="ro1">
          <table:table-cell office:value-type="float" office:value="10750776" calcext:value-type="float">
            <text:p>10750776</text:p>
          </table:table-cell>
          <table:table-cell table:formula="of:=[.A674]/1000/(60*60*24)" office:value-type="time" office:time-value="PT02H59M10.776S" calcext:value-type="time">
            <text:p>02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91.48" calcext:value-type="float">
            <text:p>1491.48</text:p>
          </table:table-cell>
          <table:table-cell office:value-type="float" office:value="1757.09" calcext:value-type="float">
            <text:p>1757.09</text:p>
          </table:table-cell>
        </table:table-row>
        <table:table-row table:style-name="ro1">
          <table:table-cell office:value-type="float" office:value="10766777" calcext:value-type="float">
            <text:p>10766777</text:p>
          </table:table-cell>
          <table:table-cell table:formula="of:=[.A675]/1000/(60*60*24)" office:value-type="time" office:time-value="PT02H59M26.777S" calcext:value-type="time">
            <text:p>02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493.69" calcext:value-type="float">
            <text:p>1493.69</text:p>
          </table:table-cell>
          <table:table-cell office:value-type="float" office:value="1759.63" calcext:value-type="float">
            <text:p>1759.63</text:p>
          </table:table-cell>
        </table:table-row>
        <table:table-row table:style-name="ro1">
          <table:table-cell office:value-type="float" office:value="10782776" calcext:value-type="float">
            <text:p>10782776</text:p>
          </table:table-cell>
          <table:table-cell table:formula="of:=[.A676]/1000/(60*60*24)" office:value-type="time" office:time-value="PT02H59M42.776S" calcext:value-type="time">
            <text:p>02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3" calcext:value-type="float">
            <text:p>572.3</text:p>
          </table:table-cell>
          <table:table-cell office:value-type="float" office:value="1495.91" calcext:value-type="float">
            <text:p>1495.91</text:p>
          </table:table-cell>
          <table:table-cell office:value-type="float" office:value="1762.18" calcext:value-type="float">
            <text:p>1762.18</text:p>
          </table:table-cell>
        </table:table-row>
        <table:table-row table:style-name="ro1">
          <table:table-cell office:value-type="float" office:value="10798776" calcext:value-type="float">
            <text:p>10798776</text:p>
          </table:table-cell>
          <table:table-cell table:formula="of:=[.A677]/1000/(60*60*24)" office:value-type="time" office:time-value="PT02H59M58.776S" calcext:value-type="time">
            <text:p>02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498.13" calcext:value-type="float">
            <text:p>1498.13</text:p>
          </table:table-cell>
          <table:table-cell office:value-type="float" office:value="1764.72" calcext:value-type="float">
            <text:p>1764.72</text:p>
          </table:table-cell>
        </table:table-row>
        <table:table-row table:style-name="ro1">
          <table:table-cell office:value-type="float" office:value="10814777" calcext:value-type="float">
            <text:p>10814777</text:p>
          </table:table-cell>
          <table:table-cell table:formula="of:=[.A678]/1000/(60*60*24)" office:value-type="time" office:time-value="PT03H00M14.777S" calcext:value-type="time">
            <text:p>03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500.35" calcext:value-type="float">
            <text:p>1500.35</text:p>
          </table:table-cell>
          <table:table-cell office:value-type="float" office:value="1767.26" calcext:value-type="float">
            <text:p>1767.26</text:p>
          </table:table-cell>
        </table:table-row>
        <table:table-row table:style-name="ro1">
          <table:table-cell office:value-type="float" office:value="10830776" calcext:value-type="float">
            <text:p>10830776</text:p>
          </table:table-cell>
          <table:table-cell table:formula="of:=[.A679]/1000/(60*60*24)" office:value-type="time" office:time-value="PT03H00M30.776S" calcext:value-type="time">
            <text:p>03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02.57" calcext:value-type="float">
            <text:p>1502.57</text:p>
          </table:table-cell>
          <table:table-cell office:value-type="float" office:value="1769.81" calcext:value-type="float">
            <text:p>1769.81</text:p>
          </table:table-cell>
        </table:table-row>
        <table:table-row table:style-name="ro1">
          <table:table-cell office:value-type="float" office:value="10846776" calcext:value-type="float">
            <text:p>10846776</text:p>
          </table:table-cell>
          <table:table-cell table:formula="of:=[.A680]/1000/(60*60*24)" office:value-type="time" office:time-value="PT03H00M46.776S" calcext:value-type="time">
            <text:p>03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04.79" calcext:value-type="float">
            <text:p>1504.79</text:p>
          </table:table-cell>
          <table:table-cell office:value-type="float" office:value="1772.35" calcext:value-type="float">
            <text:p>1772.35</text:p>
          </table:table-cell>
        </table:table-row>
        <table:table-row table:style-name="ro1">
          <table:table-cell office:value-type="float" office:value="10862776" calcext:value-type="float">
            <text:p>10862776</text:p>
          </table:table-cell>
          <table:table-cell table:formula="of:=[.A681]/1000/(60*60*24)" office:value-type="time" office:time-value="PT03H01M02.776S" calcext:value-type="time">
            <text:p>03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6" calcext:value-type="float">
            <text:p>571.96</text:p>
          </table:table-cell>
          <table:table-cell office:value-type="float" office:value="1507.01" calcext:value-type="float">
            <text:p>1507.01</text:p>
          </table:table-cell>
          <table:table-cell office:value-type="float" office:value="1774.89" calcext:value-type="float">
            <text:p>1774.89</text:p>
          </table:table-cell>
        </table:table-row>
        <table:table-row table:style-name="ro1">
          <table:table-cell office:value-type="float" office:value="10878776" calcext:value-type="float">
            <text:p>10878776</text:p>
          </table:table-cell>
          <table:table-cell table:formula="of:=[.A682]/1000/(60*60*24)" office:value-type="time" office:time-value="PT03H01M18.776S" calcext:value-type="time">
            <text:p>03:01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09.23" calcext:value-type="float">
            <text:p>1509.23</text:p>
          </table:table-cell>
          <table:table-cell office:value-type="float" office:value="1777.43" calcext:value-type="float">
            <text:p>1777.43</text:p>
          </table:table-cell>
        </table:table-row>
        <table:table-row table:style-name="ro1">
          <table:table-cell office:value-type="float" office:value="10894776" calcext:value-type="float">
            <text:p>10894776</text:p>
          </table:table-cell>
          <table:table-cell table:formula="of:=[.A683]/1000/(60*60*24)" office:value-type="time" office:time-value="PT03H01M34.776S" calcext:value-type="time">
            <text:p>03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7" calcext:value-type="float">
            <text:p>572.17</text:p>
          </table:table-cell>
          <table:table-cell office:value-type="float" office:value="1511.45" calcext:value-type="float">
            <text:p>1511.45</text:p>
          </table:table-cell>
          <table:table-cell office:value-type="float" office:value="1779.97" calcext:value-type="float">
            <text:p>1779.97</text:p>
          </table:table-cell>
        </table:table-row>
        <table:table-row table:style-name="ro1">
          <table:table-cell office:value-type="float" office:value="10910777" calcext:value-type="float">
            <text:p>10910777</text:p>
          </table:table-cell>
          <table:table-cell table:formula="of:=[.A684]/1000/(60*60*24)" office:value-type="time" office:time-value="PT03H01M50.777S" calcext:value-type="time">
            <text:p>03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500.32" calcext:value-type="float">
            <text:p>500.32</text:p>
          </table:table-cell>
          <table:table-cell office:value-type="float" office:value="573.41" calcext:value-type="float">
            <text:p>573.41</text:p>
          </table:table-cell>
          <table:table-cell office:value-type="float" office:value="1513.67" calcext:value-type="float">
            <text:p>1513.67</text:p>
          </table:table-cell>
          <table:table-cell office:value-type="float" office:value="1782.51" calcext:value-type="float">
            <text:p>1782.51</text:p>
          </table:table-cell>
        </table:table-row>
        <table:table-row table:style-name="ro1">
          <table:table-cell office:value-type="float" office:value="10926776" calcext:value-type="float">
            <text:p>10926776</text:p>
          </table:table-cell>
          <table:table-cell table:formula="of:=[.A685]/1000/(60*60*24)" office:value-type="time" office:time-value="PT03H02M06.776S" calcext:value-type="time">
            <text:p>03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15.89" calcext:value-type="float">
            <text:p>1515.89</text:p>
          </table:table-cell>
          <table:table-cell office:value-type="float" office:value="1785.06" calcext:value-type="float">
            <text:p>1785.06</text:p>
          </table:table-cell>
        </table:table-row>
        <table:table-row table:style-name="ro1">
          <table:table-cell office:value-type="float" office:value="10942776" calcext:value-type="float">
            <text:p>10942776</text:p>
          </table:table-cell>
          <table:table-cell table:formula="of:=[.A686]/1000/(60*60*24)" office:value-type="time" office:time-value="PT03H02M22.776S" calcext:value-type="time">
            <text:p>03:02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6" calcext:value-type="float">
            <text:p>569.96</text:p>
          </table:table-cell>
          <table:table-cell office:value-type="float" office:value="1518.11" calcext:value-type="float">
            <text:p>1518.11</text:p>
          </table:table-cell>
          <table:table-cell office:value-type="float" office:value="1787.6" calcext:value-type="float">
            <text:p>1787.6</text:p>
          </table:table-cell>
        </table:table-row>
        <table:table-row table:style-name="ro1">
          <table:table-cell office:value-type="float" office:value="10958776" calcext:value-type="float">
            <text:p>10958776</text:p>
          </table:table-cell>
          <table:table-cell table:formula="of:=[.A687]/1000/(60*60*24)" office:value-type="time" office:time-value="PT03H02M38.776S" calcext:value-type="time">
            <text:p>03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1790.14" calcext:value-type="float">
            <text:p>1790.14</text:p>
          </table:table-cell>
        </table:table-row>
        <table:table-row table:style-name="ro1">
          <table:table-cell office:value-type="float" office:value="10974776" calcext:value-type="float">
            <text:p>10974776</text:p>
          </table:table-cell>
          <table:table-cell table:formula="of:=[.A688]/1000/(60*60*24)" office:value-type="time" office:time-value="PT03H02M54.776S" calcext:value-type="time">
            <text:p>03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22.55" calcext:value-type="float">
            <text:p>1522.55</text:p>
          </table:table-cell>
          <table:table-cell office:value-type="float" office:value="1792.68" calcext:value-type="float">
            <text:p>1792.68</text:p>
          </table:table-cell>
        </table:table-row>
        <table:table-row table:style-name="ro1">
          <table:table-cell office:value-type="float" office:value="10990776" calcext:value-type="float">
            <text:p>10990776</text:p>
          </table:table-cell>
          <table:table-cell table:formula="of:=[.A689]/1000/(60*60*24)" office:value-type="time" office:time-value="PT03H03M10.776S" calcext:value-type="time">
            <text:p>03:03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524.77" calcext:value-type="float">
            <text:p>1524.77</text:p>
          </table:table-cell>
          <table:table-cell office:value-type="float" office:value="1795.21" calcext:value-type="float">
            <text:p>1795.21</text:p>
          </table:table-cell>
        </table:table-row>
        <table:table-row table:style-name="ro1">
          <table:table-cell office:value-type="float" office:value="11006776" calcext:value-type="float">
            <text:p>11006776</text:p>
          </table:table-cell>
          <table:table-cell table:formula="of:=[.A690]/1000/(60*60*24)" office:value-type="time" office:time-value="PT03H03M26.776S" calcext:value-type="time">
            <text:p>03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26.99" calcext:value-type="float">
            <text:p>1526.99</text:p>
          </table:table-cell>
          <table:table-cell office:value-type="float" office:value="1797.75" calcext:value-type="float">
            <text:p>1797.75</text:p>
          </table:table-cell>
        </table:table-row>
        <table:table-row table:style-name="ro1">
          <table:table-cell office:value-type="float" office:value="11022776" calcext:value-type="float">
            <text:p>11022776</text:p>
          </table:table-cell>
          <table:table-cell table:formula="of:=[.A691]/1000/(60*60*24)" office:value-type="time" office:time-value="PT03H03M42.776S" calcext:value-type="time">
            <text:p>03:03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529.21" calcext:value-type="float">
            <text:p>1529.21</text:p>
          </table:table-cell>
          <table:table-cell office:value-type="float" office:value="1800.29" calcext:value-type="float">
            <text:p>1800.29</text:p>
          </table:table-cell>
        </table:table-row>
        <table:table-row table:style-name="ro1">
          <table:table-cell office:value-type="float" office:value="11038776" calcext:value-type="float">
            <text:p>11038776</text:p>
          </table:table-cell>
          <table:table-cell table:formula="of:=[.A692]/1000/(60*60*24)" office:value-type="time" office:time-value="PT03H03M58.776S" calcext:value-type="time">
            <text:p>03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531.43" calcext:value-type="float">
            <text:p>1531.43</text:p>
          </table:table-cell>
          <table:table-cell office:value-type="float" office:value="1802.83" calcext:value-type="float">
            <text:p>1802.83</text:p>
          </table:table-cell>
        </table:table-row>
        <table:table-row table:style-name="ro1">
          <table:table-cell office:value-type="float" office:value="11054776" calcext:value-type="float">
            <text:p>11054776</text:p>
          </table:table-cell>
          <table:table-cell table:formula="of:=[.A693]/1000/(60*60*24)" office:value-type="time" office:time-value="PT03H04M14.776S" calcext:value-type="time">
            <text:p>03:04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533.65" calcext:value-type="float">
            <text:p>1533.65</text:p>
          </table:table-cell>
          <table:table-cell office:value-type="float" office:value="1805.36" calcext:value-type="float">
            <text:p>1805.36</text:p>
          </table:table-cell>
        </table:table-row>
        <table:table-row table:style-name="ro1">
          <table:table-cell office:value-type="float" office:value="11070776" calcext:value-type="float">
            <text:p>11070776</text:p>
          </table:table-cell>
          <table:table-cell table:formula="of:=[.A694]/1000/(60*60*24)" office:value-type="time" office:time-value="PT03H04M30.776S" calcext:value-type="time">
            <text:p>03:04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9.81" calcext:value-type="float">
            <text:p>569.81</text:p>
          </table:table-cell>
          <table:table-cell office:value-type="float" office:value="1535.87" calcext:value-type="float">
            <text:p>1535.87</text:p>
          </table:table-cell>
          <table:table-cell office:value-type="float" office:value="1807.9" calcext:value-type="float">
            <text:p>1807.9</text:p>
          </table:table-cell>
        </table:table-row>
        <table:table-row table:style-name="ro1">
          <table:table-cell office:value-type="float" office:value="11086776" calcext:value-type="float">
            <text:p>11086776</text:p>
          </table:table-cell>
          <table:table-cell table:formula="of:=[.A695]/1000/(60*60*24)" office:value-type="time" office:time-value="PT03H04M46.776S" calcext:value-type="time">
            <text:p>03:04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538.09" calcext:value-type="float">
            <text:p>1538.09</text:p>
          </table:table-cell>
          <table:table-cell office:value-type="float" office:value="1810.43" calcext:value-type="float">
            <text:p>1810.43</text:p>
          </table:table-cell>
        </table:table-row>
        <table:table-row table:style-name="ro1">
          <table:table-cell office:value-type="float" office:value="11102776" calcext:value-type="float">
            <text:p>11102776</text:p>
          </table:table-cell>
          <table:table-cell table:formula="of:=[.A696]/1000/(60*60*24)" office:value-type="time" office:time-value="PT03H05M02.776S" calcext:value-type="time">
            <text:p>03:05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540.31" calcext:value-type="float">
            <text:p>1540.31</text:p>
          </table:table-cell>
          <table:table-cell office:value-type="float" office:value="1812.97" calcext:value-type="float">
            <text:p>1812.97</text:p>
          </table:table-cell>
        </table:table-row>
        <table:table-row table:style-name="ro1">
          <table:table-cell office:value-type="float" office:value="11118776" calcext:value-type="float">
            <text:p>11118776</text:p>
          </table:table-cell>
          <table:table-cell table:formula="of:=[.A697]/1000/(60*60*24)" office:value-type="time" office:time-value="PT03H05M18.776S" calcext:value-type="time">
            <text:p>03:05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542.53" calcext:value-type="float">
            <text:p>1542.53</text:p>
          </table:table-cell>
          <table:table-cell office:value-type="float" office:value="1815.5" calcext:value-type="float">
            <text:p>1815.5</text:p>
          </table:table-cell>
        </table:table-row>
        <table:table-row table:style-name="ro1">
          <table:table-cell office:value-type="float" office:value="11134776" calcext:value-type="float">
            <text:p>11134776</text:p>
          </table:table-cell>
          <table:table-cell table:formula="of:=[.A698]/1000/(60*60*24)" office:value-type="time" office:time-value="PT03H05M34.776S" calcext:value-type="time">
            <text:p>03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" calcext:value-type="float">
            <text:p>572.4</text:p>
          </table:table-cell>
          <table:table-cell office:value-type="float" office:value="1544.75" calcext:value-type="float">
            <text:p>1544.75</text:p>
          </table:table-cell>
          <table:table-cell office:value-type="float" office:value="1818.04" calcext:value-type="float">
            <text:p>1818.04</text:p>
          </table:table-cell>
        </table:table-row>
        <table:table-row table:style-name="ro1">
          <table:table-cell office:value-type="float" office:value="11150776" calcext:value-type="float">
            <text:p>11150776</text:p>
          </table:table-cell>
          <table:table-cell table:formula="of:=[.A699]/1000/(60*60*24)" office:value-type="time" office:time-value="PT03H05M50.776S" calcext:value-type="time">
            <text:p>03:05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9.83" calcext:value-type="float">
            <text:p>569.83</text:p>
          </table:table-cell>
          <table:table-cell office:value-type="float" office:value="1546.97" calcext:value-type="float">
            <text:p>1546.97</text:p>
          </table:table-cell>
          <table:table-cell office:value-type="float" office:value="1820.58" calcext:value-type="float">
            <text:p>1820.58</text:p>
          </table:table-cell>
        </table:table-row>
        <table:table-row table:style-name="ro1">
          <table:table-cell office:value-type="float" office:value="11166776" calcext:value-type="float">
            <text:p>11166776</text:p>
          </table:table-cell>
          <table:table-cell table:formula="of:=[.A700]/1000/(60*60*24)" office:value-type="time" office:time-value="PT03H06M06.776S" calcext:value-type="time">
            <text:p>03:06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549.19" calcext:value-type="float">
            <text:p>1549.19</text:p>
          </table:table-cell>
          <table:table-cell office:value-type="float" office:value="1823.11" calcext:value-type="float">
            <text:p>1823.11</text:p>
          </table:table-cell>
        </table:table-row>
        <table:table-row table:style-name="ro1">
          <table:table-cell office:value-type="float" office:value="11182776" calcext:value-type="float">
            <text:p>11182776</text:p>
          </table:table-cell>
          <table:table-cell table:formula="of:=[.A701]/1000/(60*60*24)" office:value-type="time" office:time-value="PT03H06M22.776S" calcext:value-type="time">
            <text:p>03:06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551.41" calcext:value-type="float">
            <text:p>1551.41</text:p>
          </table:table-cell>
          <table:table-cell office:value-type="float" office:value="1825.64" calcext:value-type="float">
            <text:p>1825.64</text:p>
          </table:table-cell>
        </table:table-row>
        <table:table-row table:style-name="ro1">
          <table:table-cell office:value-type="float" office:value="11198776" calcext:value-type="float">
            <text:p>11198776</text:p>
          </table:table-cell>
          <table:table-cell table:formula="of:=[.A702]/1000/(60*60*24)" office:value-type="time" office:time-value="PT03H06M38.776S" calcext:value-type="time">
            <text:p>03:06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553.63" calcext:value-type="float">
            <text:p>1553.63</text:p>
          </table:table-cell>
          <table:table-cell office:value-type="float" office:value="1828.18" calcext:value-type="float">
            <text:p>1828.18</text:p>
          </table:table-cell>
        </table:table-row>
        <table:table-row table:style-name="ro1">
          <table:table-cell office:value-type="float" office:value="11214777" calcext:value-type="float">
            <text:p>11214777</text:p>
          </table:table-cell>
          <table:table-cell table:formula="of:=[.A703]/1000/(60*60*24)" office:value-type="time" office:time-value="PT03H06M54.777S" calcext:value-type="time">
            <text:p>03:06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555.84" calcext:value-type="float">
            <text:p>1555.84</text:p>
          </table:table-cell>
          <table:table-cell office:value-type="float" office:value="1830.71" calcext:value-type="float">
            <text:p>1830.71</text:p>
          </table:table-cell>
        </table:table-row>
        <table:table-row table:style-name="ro1">
          <table:table-cell office:value-type="float" office:value="11230776" calcext:value-type="float">
            <text:p>11230776</text:p>
          </table:table-cell>
          <table:table-cell table:formula="of:=[.A704]/1000/(60*60*24)" office:value-type="time" office:time-value="PT03H07M10.776S" calcext:value-type="time">
            <text:p>03:07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58.06" calcext:value-type="float">
            <text:p>1558.06</text:p>
          </table:table-cell>
          <table:table-cell office:value-type="float" office:value="1833.24" calcext:value-type="float">
            <text:p>1833.24</text:p>
          </table:table-cell>
        </table:table-row>
        <table:table-row table:style-name="ro1">
          <table:table-cell office:value-type="float" office:value="11246777" calcext:value-type="float">
            <text:p>11246777</text:p>
          </table:table-cell>
          <table:table-cell table:formula="of:=[.A705]/1000/(60*60*24)" office:value-type="time" office:time-value="PT03H07M26.777S" calcext:value-type="time">
            <text:p>03:07:27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69.96" calcext:value-type="float">
            <text:p>569.96</text:p>
          </table:table-cell>
          <table:table-cell office:value-type="float" office:value="1560.29" calcext:value-type="float">
            <text:p>1560.29</text:p>
          </table:table-cell>
          <table:table-cell office:value-type="float" office:value="1835.78" calcext:value-type="float">
            <text:p>1835.78</text:p>
          </table:table-cell>
        </table:table-row>
        <table:table-row table:style-name="ro1">
          <table:table-cell office:value-type="float" office:value="11262776" calcext:value-type="float">
            <text:p>11262776</text:p>
          </table:table-cell>
          <table:table-cell table:formula="of:=[.A706]/1000/(60*60*24)" office:value-type="time" office:time-value="PT03H07M42.776S" calcext:value-type="time">
            <text:p>03:07:43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7" calcext:value-type="float">
            <text:p>571.97</text:p>
          </table:table-cell>
          <table:table-cell office:value-type="float" office:value="1562.51" calcext:value-type="float">
            <text:p>1562.51</text:p>
          </table:table-cell>
          <table:table-cell office:value-type="float" office:value="1838.32" calcext:value-type="float">
            <text:p>1838.32</text:p>
          </table:table-cell>
        </table:table-row>
        <table:table-row table:style-name="ro1">
          <table:table-cell office:value-type="float" office:value="11278776" calcext:value-type="float">
            <text:p>11278776</text:p>
          </table:table-cell>
          <table:table-cell table:formula="of:=[.A707]/1000/(60*60*24)" office:value-type="time" office:time-value="PT03H07M58.776S" calcext:value-type="time">
            <text:p>03:07:59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6" calcext:value-type="float">
            <text:p>571.86</text:p>
          </table:table-cell>
          <table:table-cell office:value-type="float" office:value="1564.74" calcext:value-type="float">
            <text:p>1564.74</text:p>
          </table:table-cell>
          <table:table-cell office:value-type="float" office:value="1840.86" calcext:value-type="float">
            <text:p>1840.86</text:p>
          </table:table-cell>
        </table:table-row>
        <table:table-row table:style-name="ro1">
          <table:table-cell office:value-type="float" office:value="11294776" calcext:value-type="float">
            <text:p>11294776</text:p>
          </table:table-cell>
          <table:table-cell table:formula="of:=[.A708]/1000/(60*60*24)" office:value-type="time" office:time-value="PT03H08M14.776S" calcext:value-type="time">
            <text:p>03:08:15</text:p>
          </table:table-cell>
          <table:table-cell office:value-type="float" office:value="1.14" calcext:value-type="float">
            <text:p>1.14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1.63" calcext:value-type="float">
            <text:p>571.63</text:p>
          </table:table-cell>
          <table:table-cell office:value-type="float" office:value="1566.96" calcext:value-type="float">
            <text:p>1566.96</text:p>
          </table:table-cell>
          <table:table-cell office:value-type="float" office:value="1843.4" calcext:value-type="float">
            <text:p>1843.4</text:p>
          </table:table-cell>
        </table:table-row>
        <table:table-row table:style-name="ro1">
          <table:table-cell office:value-type="float" office:value="11310776" calcext:value-type="float">
            <text:p>11310776</text:p>
          </table:table-cell>
          <table:table-cell table:formula="of:=[.A709]/1000/(60*60*24)" office:value-type="time" office:time-value="PT03H08M30.776S" calcext:value-type="time">
            <text:p>03:08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" calcext:value-type="float">
            <text:p>570.5</text:p>
          </table:table-cell>
          <table:table-cell office:value-type="float" office:value="1569.19" calcext:value-type="float">
            <text:p>1569.19</text:p>
          </table:table-cell>
          <table:table-cell office:value-type="float" office:value="1845.94" calcext:value-type="float">
            <text:p>1845.94</text:p>
          </table:table-cell>
        </table:table-row>
        <table:table-row table:style-name="ro1">
          <table:table-cell office:value-type="float" office:value="11326776" calcext:value-type="float">
            <text:p>11326776</text:p>
          </table:table-cell>
          <table:table-cell table:formula="of:=[.A710]/1000/(60*60*24)" office:value-type="time" office:time-value="PT03H08M46.776S" calcext:value-type="time">
            <text:p>03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571.41" calcext:value-type="float">
            <text:p>1571.41</text:p>
          </table:table-cell>
          <table:table-cell office:value-type="float" office:value="1848.47" calcext:value-type="float">
            <text:p>1848.47</text:p>
          </table:table-cell>
        </table:table-row>
        <table:table-row table:style-name="ro1">
          <table:table-cell office:value-type="float" office:value="11342777" calcext:value-type="float">
            <text:p>11342777</text:p>
          </table:table-cell>
          <table:table-cell table:formula="of:=[.A711]/1000/(60*60*24)" office:value-type="time" office:time-value="PT03H09M02.777S" calcext:value-type="time">
            <text:p>03:09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573.63" calcext:value-type="float">
            <text:p>1573.63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1358776" calcext:value-type="float">
            <text:p>11358776</text:p>
          </table:table-cell>
          <table:table-cell table:formula="of:=[.A712]/1000/(60*60*24)" office:value-type="time" office:time-value="PT03H09M18.776S" calcext:value-type="time">
            <text:p>03:09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75.85" calcext:value-type="float">
            <text:p>1575.85</text:p>
          </table:table-cell>
          <table:table-cell office:value-type="float" office:value="1853.53" calcext:value-type="float">
            <text:p>1853.53</text:p>
          </table:table-cell>
        </table:table-row>
        <table:table-row table:style-name="ro1">
          <table:table-cell office:value-type="float" office:value="11374776" calcext:value-type="float">
            <text:p>11374776</text:p>
          </table:table-cell>
          <table:table-cell table:formula="of:=[.A713]/1000/(60*60*24)" office:value-type="time" office:time-value="PT03H09M34.776S" calcext:value-type="time">
            <text:p>03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578.07" calcext:value-type="float">
            <text:p>1578.07</text:p>
          </table:table-cell>
          <table:table-cell office:value-type="float" office:value="1856.06" calcext:value-type="float">
            <text:p>1856.06</text:p>
          </table:table-cell>
        </table:table-row>
        <table:table-row table:style-name="ro1">
          <table:table-cell office:value-type="float" office:value="11390776" calcext:value-type="float">
            <text:p>11390776</text:p>
          </table:table-cell>
          <table:table-cell table:formula="of:=[.A714]/1000/(60*60*24)" office:value-type="time" office:time-value="PT03H09M50.776S" calcext:value-type="time">
            <text:p>03:09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580.29" calcext:value-type="float">
            <text:p>1580.29</text:p>
          </table:table-cell>
          <table:table-cell office:value-type="float" office:value="1858.59" calcext:value-type="float">
            <text:p>1858.59</text:p>
          </table:table-cell>
        </table:table-row>
        <table:table-row table:style-name="ro1">
          <table:table-cell office:value-type="float" office:value="11406777" calcext:value-type="float">
            <text:p>11406777</text:p>
          </table:table-cell>
          <table:table-cell table:formula="of:=[.A715]/1000/(60*60*24)" office:value-type="time" office:time-value="PT03H10M06.777S" calcext:value-type="time">
            <text:p>03:1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582.51" calcext:value-type="float">
            <text:p>1582.51</text:p>
          </table:table-cell>
          <table:table-cell office:value-type="float" office:value="1861.12" calcext:value-type="float">
            <text:p>1861.12</text:p>
          </table:table-cell>
        </table:table-row>
        <table:table-row table:style-name="ro1">
          <table:table-cell office:value-type="float" office:value="11422776" calcext:value-type="float">
            <text:p>11422776</text:p>
          </table:table-cell>
          <table:table-cell table:formula="of:=[.A716]/1000/(60*60*24)" office:value-type="time" office:time-value="PT03H10M22.776S" calcext:value-type="time">
            <text:p>03:10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584.72" calcext:value-type="float">
            <text:p>1584.72</text:p>
          </table:table-cell>
          <table:table-cell office:value-type="float" office:value="1863.65" calcext:value-type="float">
            <text:p>1863.65</text:p>
          </table:table-cell>
        </table:table-row>
        <table:table-row table:style-name="ro1">
          <table:table-cell office:value-type="float" office:value="11438776" calcext:value-type="float">
            <text:p>11438776</text:p>
          </table:table-cell>
          <table:table-cell table:formula="of:=[.A717]/1000/(60*60*24)" office:value-type="time" office:time-value="PT03H10M38.776S" calcext:value-type="time">
            <text:p>03:10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586.94" calcext:value-type="float">
            <text:p>1586.94</text:p>
          </table:table-cell>
          <table:table-cell office:value-type="float" office:value="1866.18" calcext:value-type="float">
            <text:p>1866.18</text:p>
          </table:table-cell>
        </table:table-row>
        <table:table-row table:style-name="ro1">
          <table:table-cell office:value-type="float" office:value="11454776" calcext:value-type="float">
            <text:p>11454776</text:p>
          </table:table-cell>
          <table:table-cell table:formula="of:=[.A718]/1000/(60*60*24)" office:value-type="time" office:time-value="PT03H10M54.776S" calcext:value-type="time">
            <text:p>03:10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589.16" calcext:value-type="float">
            <text:p>1589.16</text:p>
          </table:table-cell>
          <table:table-cell office:value-type="float" office:value="1868.7" calcext:value-type="float">
            <text:p>1868.7</text:p>
          </table:table-cell>
        </table:table-row>
        <table:table-row table:style-name="ro1">
          <table:table-cell office:value-type="float" office:value="11470776" calcext:value-type="float">
            <text:p>11470776</text:p>
          </table:table-cell>
          <table:table-cell table:formula="of:=[.A719]/1000/(60*60*24)" office:value-type="time" office:time-value="PT03H11M10.776S" calcext:value-type="time">
            <text:p>03:11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591.38" calcext:value-type="float">
            <text:p>1591.38</text:p>
          </table:table-cell>
          <table:table-cell office:value-type="float" office:value="1871.23" calcext:value-type="float">
            <text:p>1871.23</text:p>
          </table:table-cell>
        </table:table-row>
        <table:table-row table:style-name="ro1">
          <table:table-cell office:value-type="float" office:value="11486776" calcext:value-type="float">
            <text:p>11486776</text:p>
          </table:table-cell>
          <table:table-cell table:formula="of:=[.A720]/1000/(60*60*24)" office:value-type="time" office:time-value="PT03H11M26.776S" calcext:value-type="time">
            <text:p>03:1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7" calcext:value-type="float">
            <text:p>566.27</text:p>
          </table:table-cell>
          <table:table-cell office:value-type="float" office:value="1593.6" calcext:value-type="float">
            <text:p>1593.6</text:p>
          </table:table-cell>
          <table:table-cell office:value-type="float" office:value="1873.76" calcext:value-type="float">
            <text:p>1873.76</text:p>
          </table:table-cell>
        </table:table-row>
        <table:table-row table:style-name="ro1">
          <table:table-cell office:value-type="float" office:value="11502776" calcext:value-type="float">
            <text:p>11502776</text:p>
          </table:table-cell>
          <table:table-cell table:formula="of:=[.A721]/1000/(60*60*24)" office:value-type="time" office:time-value="PT03H11M42.776S" calcext:value-type="time">
            <text:p>03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7.97" calcext:value-type="float">
            <text:p>567.97</text:p>
          </table:table-cell>
          <table:table-cell office:value-type="float" office:value="1595.82" calcext:value-type="float">
            <text:p>1595.82</text:p>
          </table:table-cell>
          <table:table-cell office:value-type="float" office:value="1876.29" calcext:value-type="float">
            <text:p>1876.29</text:p>
          </table:table-cell>
        </table:table-row>
        <table:table-row table:style-name="ro1">
          <table:table-cell office:value-type="float" office:value="11518777" calcext:value-type="float">
            <text:p>11518777</text:p>
          </table:table-cell>
          <table:table-cell table:formula="of:=[.A722]/1000/(60*60*24)" office:value-type="time" office:time-value="PT03H11M58.777S" calcext:value-type="time">
            <text:p>03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598.04" calcext:value-type="float">
            <text:p>1598.04</text:p>
          </table:table-cell>
          <table:table-cell office:value-type="float" office:value="1878.81" calcext:value-type="float">
            <text:p>1878.81</text:p>
          </table:table-cell>
        </table:table-row>
        <table:table-row table:style-name="ro1">
          <table:table-cell office:value-type="float" office:value="11534776" calcext:value-type="float">
            <text:p>11534776</text:p>
          </table:table-cell>
          <table:table-cell table:formula="of:=[.A723]/1000/(60*60*24)" office:value-type="time" office:time-value="PT03H12M14.776S" calcext:value-type="time">
            <text:p>03:12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600.26" calcext:value-type="float">
            <text:p>1600.26</text:p>
          </table:table-cell>
          <table:table-cell office:value-type="float" office:value="1881.33" calcext:value-type="float">
            <text:p>1881.33</text:p>
          </table:table-cell>
        </table:table-row>
        <table:table-row table:style-name="ro1">
          <table:table-cell office:value-type="float" office:value="11550776" calcext:value-type="float">
            <text:p>11550776</text:p>
          </table:table-cell>
          <table:table-cell table:formula="of:=[.A724]/1000/(60*60*24)" office:value-type="time" office:time-value="PT03H12M30.776S" calcext:value-type="time">
            <text:p>03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602.48" calcext:value-type="float">
            <text:p>1602.48</text:p>
          </table:table-cell>
          <table:table-cell office:value-type="float" office:value="1883.86" calcext:value-type="float">
            <text:p>1883.86</text:p>
          </table:table-cell>
        </table:table-row>
        <table:table-row table:style-name="ro1">
          <table:table-cell office:value-type="float" office:value="11566777" calcext:value-type="float">
            <text:p>11566777</text:p>
          </table:table-cell>
          <table:table-cell table:formula="of:=[.A725]/1000/(60*60*24)" office:value-type="time" office:time-value="PT03H12M46.777S" calcext:value-type="time">
            <text:p>03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04.7" calcext:value-type="float">
            <text:p>1604.7</text:p>
          </table:table-cell>
          <table:table-cell office:value-type="float" office:value="1886.39" calcext:value-type="float">
            <text:p>1886.39</text:p>
          </table:table-cell>
        </table:table-row>
        <table:table-row table:style-name="ro1">
          <table:table-cell office:value-type="float" office:value="11582776" calcext:value-type="float">
            <text:p>11582776</text:p>
          </table:table-cell>
          <table:table-cell table:formula="of:=[.A726]/1000/(60*60*24)" office:value-type="time" office:time-value="PT03H13M02.776S" calcext:value-type="time">
            <text:p>03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4" calcext:value-type="float">
            <text:p>568.44</text:p>
          </table:table-cell>
          <table:table-cell office:value-type="float" office:value="1606.92" calcext:value-type="float">
            <text:p>1606.92</text:p>
          </table:table-cell>
          <table:table-cell office:value-type="float" office:value="1888.91" calcext:value-type="float">
            <text:p>1888.91</text:p>
          </table:table-cell>
        </table:table-row>
        <table:table-row table:style-name="ro1">
          <table:table-cell office:value-type="float" office:value="11598776" calcext:value-type="float">
            <text:p>11598776</text:p>
          </table:table-cell>
          <table:table-cell table:formula="of:=[.A727]/1000/(60*60*24)" office:value-type="time" office:time-value="PT03H13M18.776S" calcext:value-type="time">
            <text:p>03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609.14" calcext:value-type="float">
            <text:p>1609.14</text:p>
          </table:table-cell>
          <table:table-cell office:value-type="float" office:value="1891.44" calcext:value-type="float">
            <text:p>1891.44</text:p>
          </table:table-cell>
        </table:table-row>
        <table:table-row table:style-name="ro1">
          <table:table-cell office:value-type="float" office:value="11614776" calcext:value-type="float">
            <text:p>11614776</text:p>
          </table:table-cell>
          <table:table-cell table:formula="of:=[.A728]/1000/(60*60*24)" office:value-type="time" office:time-value="PT03H13M34.776S" calcext:value-type="time">
            <text:p>03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611.36" calcext:value-type="float">
            <text:p>1611.36</text:p>
          </table:table-cell>
          <table:table-cell office:value-type="float" office:value="1893.96" calcext:value-type="float">
            <text:p>1893.96</text:p>
          </table:table-cell>
        </table:table-row>
        <table:table-row table:style-name="ro1">
          <table:table-cell office:value-type="float" office:value="11630776" calcext:value-type="float">
            <text:p>11630776</text:p>
          </table:table-cell>
          <table:table-cell table:formula="of:=[.A729]/1000/(60*60*24)" office:value-type="time" office:time-value="PT03H13M50.776S" calcext:value-type="time">
            <text:p>03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613.58" calcext:value-type="float">
            <text:p>1613.58</text:p>
          </table:table-cell>
          <table:table-cell office:value-type="float" office:value="1896.48" calcext:value-type="float">
            <text:p>1896.48</text:p>
          </table:table-cell>
        </table:table-row>
        <table:table-row table:style-name="ro1">
          <table:table-cell office:value-type="float" office:value="11646776" calcext:value-type="float">
            <text:p>11646776</text:p>
          </table:table-cell>
          <table:table-cell table:formula="of:=[.A730]/1000/(60*60*24)" office:value-type="time" office:time-value="PT03H14M06.776S" calcext:value-type="time">
            <text:p>03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615.8" calcext:value-type="float">
            <text:p>1615.8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1662777" calcext:value-type="float">
            <text:p>11662777</text:p>
          </table:table-cell>
          <table:table-cell table:formula="of:=[.A731]/1000/(60*60*24)" office:value-type="time" office:time-value="PT03H14M22.777S" calcext:value-type="time">
            <text:p>03:1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618.02" calcext:value-type="float">
            <text:p>1618.02</text:p>
          </table:table-cell>
          <table:table-cell office:value-type="float" office:value="1901.52" calcext:value-type="float">
            <text:p>1901.52</text:p>
          </table:table-cell>
        </table:table-row>
        <table:table-row table:style-name="ro1">
          <table:table-cell office:value-type="float" office:value="11678776" calcext:value-type="float">
            <text:p>11678776</text:p>
          </table:table-cell>
          <table:table-cell table:formula="of:=[.A732]/1000/(60*60*24)" office:value-type="time" office:time-value="PT03H14M38.776S" calcext:value-type="time">
            <text:p>03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1" calcext:value-type="float">
            <text:p>566.41</text:p>
          </table:table-cell>
          <table:table-cell office:value-type="float" office:value="1620.24" calcext:value-type="float">
            <text:p>1620.24</text:p>
          </table:table-cell>
          <table:table-cell office:value-type="float" office:value="1904.04" calcext:value-type="float">
            <text:p>1904.04</text:p>
          </table:table-cell>
        </table:table-row>
        <table:table-row table:style-name="ro1">
          <table:table-cell office:value-type="float" office:value="11694776" calcext:value-type="float">
            <text:p>11694776</text:p>
          </table:table-cell>
          <table:table-cell table:formula="of:=[.A733]/1000/(60*60*24)" office:value-type="time" office:time-value="PT03H14M54.776S" calcext:value-type="time">
            <text:p>03:1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5" calcext:value-type="float">
            <text:p>565.95</text:p>
          </table:table-cell>
          <table:table-cell office:value-type="float" office:value="1622.46" calcext:value-type="float">
            <text:p>1622.46</text:p>
          </table:table-cell>
          <table:table-cell office:value-type="float" office:value="1906.56" calcext:value-type="float">
            <text:p>1906.56</text:p>
          </table:table-cell>
        </table:table-row>
        <table:table-row table:style-name="ro1">
          <table:table-cell office:value-type="float" office:value="11710776" calcext:value-type="float">
            <text:p>11710776</text:p>
          </table:table-cell>
          <table:table-cell table:formula="of:=[.A734]/1000/(60*60*24)" office:value-type="time" office:time-value="PT03H15M10.776S" calcext:value-type="time">
            <text:p>03:15:11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7.86" calcext:value-type="float">
            <text:p>567.86</text:p>
          </table:table-cell>
          <table:table-cell office:value-type="float" office:value="1624.68" calcext:value-type="float">
            <text:p>1624.68</text:p>
          </table:table-cell>
          <table:table-cell office:value-type="float" office:value="1909.09" calcext:value-type="float">
            <text:p>1909.09</text:p>
          </table:table-cell>
        </table:table-row>
        <table:table-row table:style-name="ro1">
          <table:table-cell office:value-type="float" office:value="11726777" calcext:value-type="float">
            <text:p>11726777</text:p>
          </table:table-cell>
          <table:table-cell table:formula="of:=[.A735]/1000/(60*60*24)" office:value-type="time" office:time-value="PT03H15M26.777S" calcext:value-type="time">
            <text:p>03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626.9" calcext:value-type="float">
            <text:p>1626.9</text:p>
          </table:table-cell>
          <table:table-cell office:value-type="float" office:value="1911.61" calcext:value-type="float">
            <text:p>1911.61</text:p>
          </table:table-cell>
        </table:table-row>
        <table:table-row table:style-name="ro1">
          <table:table-cell office:value-type="float" office:value="11742776" calcext:value-type="float">
            <text:p>11742776</text:p>
          </table:table-cell>
          <table:table-cell table:formula="of:=[.A736]/1000/(60*60*24)" office:value-type="time" office:time-value="PT03H15M42.776S" calcext:value-type="time">
            <text:p>03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629.12" calcext:value-type="float">
            <text:p>1629.12</text:p>
          </table:table-cell>
          <table:table-cell office:value-type="float" office:value="1914.13" calcext:value-type="float">
            <text:p>1914.13</text:p>
          </table:table-cell>
        </table:table-row>
        <table:table-row table:style-name="ro1">
          <table:table-cell office:value-type="float" office:value="11758776" calcext:value-type="float">
            <text:p>11758776</text:p>
          </table:table-cell>
          <table:table-cell table:formula="of:=[.A737]/1000/(60*60*24)" office:value-type="time" office:time-value="PT03H15M58.776S" calcext:value-type="time">
            <text:p>03:1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631.34" calcext:value-type="float">
            <text:p>1631.34</text:p>
          </table:table-cell>
          <table:table-cell office:value-type="float" office:value="1916.65" calcext:value-type="float">
            <text:p>1916.65</text:p>
          </table:table-cell>
        </table:table-row>
        <table:table-row table:style-name="ro1">
          <table:table-cell office:value-type="float" office:value="11774777" calcext:value-type="float">
            <text:p>11774777</text:p>
          </table:table-cell>
          <table:table-cell table:formula="of:=[.A738]/1000/(60*60*24)" office:value-type="time" office:time-value="PT03H16M14.777S" calcext:value-type="time">
            <text:p>03:16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633.56" calcext:value-type="float">
            <text:p>1633.56</text:p>
          </table:table-cell>
          <table:table-cell office:value-type="float" office:value="1919.17" calcext:value-type="float">
            <text:p>1919.17</text:p>
          </table:table-cell>
        </table:table-row>
        <table:table-row table:style-name="ro1">
          <table:table-cell office:value-type="float" office:value="11790776" calcext:value-type="float">
            <text:p>11790776</text:p>
          </table:table-cell>
          <table:table-cell table:formula="of:=[.A739]/1000/(60*60*24)" office:value-type="time" office:time-value="PT03H16M30.776S" calcext:value-type="time">
            <text:p>03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1" calcext:value-type="float">
            <text:p>566.41</text:p>
          </table:table-cell>
          <table:table-cell office:value-type="float" office:value="1635.78" calcext:value-type="float">
            <text:p>1635.78</text:p>
          </table:table-cell>
          <table:table-cell office:value-type="float" office:value="1921.69" calcext:value-type="float">
            <text:p>1921.69</text:p>
          </table:table-cell>
        </table:table-row>
        <table:table-row table:style-name="ro1">
          <table:table-cell office:value-type="float" office:value="11806776" calcext:value-type="float">
            <text:p>11806776</text:p>
          </table:table-cell>
          <table:table-cell table:formula="of:=[.A740]/1000/(60*60*24)" office:value-type="time" office:time-value="PT03H16M46.776S" calcext:value-type="time">
            <text:p>03:16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638" calcext:value-type="float">
            <text:p>1638</text:p>
          </table:table-cell>
          <table:table-cell office:value-type="float" office:value="1924.21" calcext:value-type="float">
            <text:p>1924.21</text:p>
          </table:table-cell>
        </table:table-row>
        <table:table-row table:style-name="ro1">
          <table:table-cell office:value-type="float" office:value="11822776" calcext:value-type="float">
            <text:p>11822776</text:p>
          </table:table-cell>
          <table:table-cell table:formula="of:=[.A741]/1000/(60*60*24)" office:value-type="time" office:time-value="PT03H17M02.776S" calcext:value-type="time">
            <text:p>03:17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1" calcext:value-type="float">
            <text:p>568.21</text:p>
          </table:table-cell>
          <table:table-cell office:value-type="float" office:value="1640.22" calcext:value-type="float">
            <text:p>1640.22</text:p>
          </table:table-cell>
          <table:table-cell office:value-type="float" office:value="1926.72" calcext:value-type="float">
            <text:p>1926.72</text:p>
          </table:table-cell>
        </table:table-row>
        <table:table-row table:style-name="ro1">
          <table:table-cell office:value-type="float" office:value="11838776" calcext:value-type="float">
            <text:p>11838776</text:p>
          </table:table-cell>
          <table:table-cell table:formula="of:=[.A742]/1000/(60*60*24)" office:value-type="time" office:time-value="PT03H17M18.776S" calcext:value-type="time">
            <text:p>03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642.44" calcext:value-type="float">
            <text:p>1642.44</text:p>
          </table:table-cell>
          <table:table-cell office:value-type="float" office:value="1929.24" calcext:value-type="float">
            <text:p>1929.24</text:p>
          </table:table-cell>
        </table:table-row>
        <table:table-row table:style-name="ro1">
          <table:table-cell office:value-type="float" office:value="11854777" calcext:value-type="float">
            <text:p>11854777</text:p>
          </table:table-cell>
          <table:table-cell table:formula="of:=[.A743]/1000/(60*60*24)" office:value-type="time" office:time-value="PT03H17M34.777S" calcext:value-type="time">
            <text:p>03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44.66" calcext:value-type="float">
            <text:p>1644.66</text:p>
          </table:table-cell>
          <table:table-cell office:value-type="float" office:value="1931.76" calcext:value-type="float">
            <text:p>1931.76</text:p>
          </table:table-cell>
        </table:table-row>
        <table:table-row table:style-name="ro1">
          <table:table-cell office:value-type="float" office:value="11870776" calcext:value-type="float">
            <text:p>11870776</text:p>
          </table:table-cell>
          <table:table-cell table:formula="of:=[.A744]/1000/(60*60*24)" office:value-type="time" office:time-value="PT03H17M50.776S" calcext:value-type="time">
            <text:p>03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646.87" calcext:value-type="float">
            <text:p>1646.87</text:p>
          </table:table-cell>
          <table:table-cell office:value-type="float" office:value="1934.28" calcext:value-type="float">
            <text:p>1934.28</text:p>
          </table:table-cell>
        </table:table-row>
        <table:table-row table:style-name="ro1">
          <table:table-cell office:value-type="float" office:value="11886776" calcext:value-type="float">
            <text:p>11886776</text:p>
          </table:table-cell>
          <table:table-cell table:formula="of:=[.A745]/1000/(60*60*24)" office:value-type="time" office:time-value="PT03H18M06.776S" calcext:value-type="time">
            <text:p>03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649.09" calcext:value-type="float">
            <text:p>1649.09</text:p>
          </table:table-cell>
          <table:table-cell office:value-type="float" office:value="1936.79" calcext:value-type="float">
            <text:p>1936.79</text:p>
          </table:table-cell>
        </table:table-row>
        <table:table-row table:style-name="ro1">
          <table:table-cell office:value-type="float" office:value="11902777" calcext:value-type="float">
            <text:p>11902777</text:p>
          </table:table-cell>
          <table:table-cell table:formula="of:=[.A746]/1000/(60*60*24)" office:value-type="time" office:time-value="PT03H18M22.777S" calcext:value-type="time">
            <text:p>03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1" calcext:value-type="float">
            <text:p>566.51</text:p>
          </table:table-cell>
          <table:table-cell office:value-type="float" office:value="1651.31" calcext:value-type="float">
            <text:p>1651.31</text:p>
          </table:table-cell>
          <table:table-cell office:value-type="float" office:value="1939.31" calcext:value-type="float">
            <text:p>1939.31</text:p>
          </table:table-cell>
        </table:table-row>
        <table:table-row table:style-name="ro1">
          <table:table-cell office:value-type="float" office:value="11918776" calcext:value-type="float">
            <text:p>11918776</text:p>
          </table:table-cell>
          <table:table-cell table:formula="of:=[.A747]/1000/(60*60*24)" office:value-type="time" office:time-value="PT03H18M38.776S" calcext:value-type="time">
            <text:p>03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1" calcext:value-type="float">
            <text:p>564.51</text:p>
          </table:table-cell>
          <table:table-cell office:value-type="float" office:value="1653.53" calcext:value-type="float">
            <text:p>1653.53</text:p>
          </table:table-cell>
          <table:table-cell office:value-type="float" office:value="1941.82" calcext:value-type="float">
            <text:p>1941.82</text:p>
          </table:table-cell>
        </table:table-row>
        <table:table-row table:style-name="ro1">
          <table:table-cell office:value-type="float" office:value="11934776" calcext:value-type="float">
            <text:p>11934776</text:p>
          </table:table-cell>
          <table:table-cell table:formula="of:=[.A748]/1000/(60*60*24)" office:value-type="time" office:time-value="PT03H18M54.776S" calcext:value-type="time">
            <text:p>03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655.75" calcext:value-type="float">
            <text:p>1655.75</text:p>
          </table:table-cell>
          <table:table-cell office:value-type="float" office:value="1944.33" calcext:value-type="float">
            <text:p>1944.33</text:p>
          </table:table-cell>
        </table:table-row>
        <table:table-row table:style-name="ro1">
          <table:table-cell office:value-type="float" office:value="11950777" calcext:value-type="float">
            <text:p>11950777</text:p>
          </table:table-cell>
          <table:table-cell table:formula="of:=[.A749]/1000/(60*60*24)" office:value-type="time" office:time-value="PT03H19M10.777S" calcext:value-type="time">
            <text:p>03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57.97" calcext:value-type="float">
            <text:p>1657.97</text:p>
          </table:table-cell>
          <table:table-cell office:value-type="float" office:value="1946.85" calcext:value-type="float">
            <text:p>1946.85</text:p>
          </table:table-cell>
        </table:table-row>
        <table:table-row table:style-name="ro1">
          <table:table-cell office:value-type="float" office:value="11966776" calcext:value-type="float">
            <text:p>11966776</text:p>
          </table:table-cell>
          <table:table-cell table:formula="of:=[.A750]/1000/(60*60*24)" office:value-type="time" office:time-value="PT03H19M26.776S" calcext:value-type="time">
            <text:p>03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660.19" calcext:value-type="float">
            <text:p>1660.19</text:p>
          </table:table-cell>
          <table:table-cell office:value-type="float" office:value="1949.36" calcext:value-type="float">
            <text:p>1949.36</text:p>
          </table:table-cell>
        </table:table-row>
        <table:table-row table:style-name="ro1">
          <table:table-cell office:value-type="float" office:value="11982776" calcext:value-type="float">
            <text:p>11982776</text:p>
          </table:table-cell>
          <table:table-cell table:formula="of:=[.A751]/1000/(60*60*24)" office:value-type="time" office:time-value="PT03H19M42.776S" calcext:value-type="time">
            <text:p>03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662.41" calcext:value-type="float">
            <text:p>1662.41</text:p>
          </table:table-cell>
          <table:table-cell office:value-type="float" office:value="1951.88" calcext:value-type="float">
            <text:p>1951.88</text:p>
          </table:table-cell>
        </table:table-row>
        <table:table-row table:style-name="ro1">
          <table:table-cell office:value-type="float" office:value="11998776" calcext:value-type="float">
            <text:p>11998776</text:p>
          </table:table-cell>
          <table:table-cell table:formula="of:=[.A752]/1000/(60*60*24)" office:value-type="time" office:time-value="PT03H19M58.776S" calcext:value-type="time">
            <text:p>03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664.63" calcext:value-type="float">
            <text:p>1664.63</text:p>
          </table:table-cell>
          <table:table-cell office:value-type="float" office:value="1954.39" calcext:value-type="float">
            <text:p>1954.39</text:p>
          </table:table-cell>
        </table:table-row>
        <table:table-row table:style-name="ro1">
          <table:table-cell office:value-type="float" office:value="12014776" calcext:value-type="float">
            <text:p>12014776</text:p>
          </table:table-cell>
          <table:table-cell table:formula="of:=[.A753]/1000/(60*60*24)" office:value-type="time" office:time-value="PT03H20M14.776S" calcext:value-type="time">
            <text:p>03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666.85" calcext:value-type="float">
            <text:p>1666.85</text:p>
          </table:table-cell>
          <table:table-cell office:value-type="float" office:value="1956.9" calcext:value-type="float">
            <text:p>1956.9</text:p>
          </table:table-cell>
        </table:table-row>
        <table:table-row table:style-name="ro1">
          <table:table-cell office:value-type="float" office:value="12030776" calcext:value-type="float">
            <text:p>12030776</text:p>
          </table:table-cell>
          <table:table-cell table:formula="of:=[.A754]/1000/(60*60*24)" office:value-type="time" office:time-value="PT03H20M30.776S" calcext:value-type="time">
            <text:p>03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669.07" calcext:value-type="float">
            <text:p>1669.07</text:p>
          </table:table-cell>
          <table:table-cell office:value-type="float" office:value="1959.41" calcext:value-type="float">
            <text:p>1959.41</text:p>
          </table:table-cell>
        </table:table-row>
        <table:table-row table:style-name="ro1">
          <table:table-cell office:value-type="float" office:value="12046776" calcext:value-type="float">
            <text:p>12046776</text:p>
          </table:table-cell>
          <table:table-cell table:formula="of:=[.A755]/1000/(60*60*24)" office:value-type="time" office:time-value="PT03H20M46.776S" calcext:value-type="time">
            <text:p>03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671.29" calcext:value-type="float">
            <text:p>1671.29</text:p>
          </table:table-cell>
          <table:table-cell office:value-type="float" office:value="1961.92" calcext:value-type="float">
            <text:p>1961.92</text:p>
          </table:table-cell>
        </table:table-row>
        <table:table-row table:style-name="ro1">
          <table:table-cell office:value-type="float" office:value="12062776" calcext:value-type="float">
            <text:p>12062776</text:p>
          </table:table-cell>
          <table:table-cell table:formula="of:=[.A756]/1000/(60*60*24)" office:value-type="time" office:time-value="PT03H21M02.776S" calcext:value-type="time">
            <text:p>03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673.51" calcext:value-type="float">
            <text:p>1673.51</text:p>
          </table:table-cell>
          <table:table-cell office:value-type="float" office:value="1964.44" calcext:value-type="float">
            <text:p>1964.44</text:p>
          </table:table-cell>
        </table:table-row>
        <table:table-row table:style-name="ro1">
          <table:table-cell office:value-type="float" office:value="12078776" calcext:value-type="float">
            <text:p>12078776</text:p>
          </table:table-cell>
          <table:table-cell table:formula="of:=[.A757]/1000/(60*60*24)" office:value-type="time" office:time-value="PT03H21M18.776S" calcext:value-type="time">
            <text:p>03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4" calcext:value-type="float">
            <text:p>565.94</text:p>
          </table:table-cell>
          <table:table-cell office:value-type="float" office:value="1675.74" calcext:value-type="float">
            <text:p>1675.74</text:p>
          </table:table-cell>
          <table:table-cell office:value-type="float" office:value="1966.95" calcext:value-type="float">
            <text:p>1966.95</text:p>
          </table:table-cell>
        </table:table-row>
        <table:table-row table:style-name="ro1">
          <table:table-cell office:value-type="float" office:value="12094776" calcext:value-type="float">
            <text:p>12094776</text:p>
          </table:table-cell>
          <table:table-cell table:formula="of:=[.A758]/1000/(60*60*24)" office:value-type="time" office:time-value="PT03H21M34.776S" calcext:value-type="time">
            <text:p>03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677.96" calcext:value-type="float">
            <text:p>1677.96</text:p>
          </table:table-cell>
          <table:table-cell office:value-type="float" office:value="1969.47" calcext:value-type="float">
            <text:p>1969.47</text:p>
          </table:table-cell>
        </table:table-row>
        <table:table-row table:style-name="ro1">
          <table:table-cell office:value-type="float" office:value="12110776" calcext:value-type="float">
            <text:p>12110776</text:p>
          </table:table-cell>
          <table:table-cell table:formula="of:=[.A759]/1000/(60*60*24)" office:value-type="time" office:time-value="PT03H21M50.776S" calcext:value-type="time">
            <text:p>03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680.18" calcext:value-type="float">
            <text:p>1680.18</text:p>
          </table:table-cell>
          <table:table-cell office:value-type="float" office:value="1971.98" calcext:value-type="float">
            <text:p>1971.98</text:p>
          </table:table-cell>
        </table:table-row>
        <table:table-row table:style-name="ro1">
          <table:table-cell office:value-type="float" office:value="12126776" calcext:value-type="float">
            <text:p>12126776</text:p>
          </table:table-cell>
          <table:table-cell table:formula="of:=[.A760]/1000/(60*60*24)" office:value-type="time" office:time-value="PT03H22M06.776S" calcext:value-type="time">
            <text:p>03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682.4" calcext:value-type="float">
            <text:p>1682.4</text:p>
          </table:table-cell>
          <table:table-cell office:value-type="float" office:value="1974.49" calcext:value-type="float">
            <text:p>1974.49</text:p>
          </table:table-cell>
        </table:table-row>
        <table:table-row table:style-name="ro1">
          <table:table-cell office:value-type="float" office:value="12142776" calcext:value-type="float">
            <text:p>12142776</text:p>
          </table:table-cell>
          <table:table-cell table:formula="of:=[.A761]/1000/(60*60*24)" office:value-type="time" office:time-value="PT03H22M22.776S" calcext:value-type="time">
            <text:p>03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684.62" calcext:value-type="float">
            <text:p>1684.62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2158777" calcext:value-type="float">
            <text:p>12158777</text:p>
          </table:table-cell>
          <table:table-cell table:formula="of:=[.A762]/1000/(60*60*24)" office:value-type="time" office:time-value="PT03H22M38.777S" calcext:value-type="time">
            <text:p>03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686.84" calcext:value-type="float">
            <text:p>1686.84</text:p>
          </table:table-cell>
          <table:table-cell office:value-type="float" office:value="1979.5" calcext:value-type="float">
            <text:p>1979.5</text:p>
          </table:table-cell>
        </table:table-row>
        <table:table-row table:style-name="ro1">
          <table:table-cell office:value-type="float" office:value="12174776" calcext:value-type="float">
            <text:p>12174776</text:p>
          </table:table-cell>
          <table:table-cell table:formula="of:=[.A763]/1000/(60*60*24)" office:value-type="time" office:time-value="PT03H22M54.776S" calcext:value-type="time">
            <text:p>03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689.06" calcext:value-type="float">
            <text:p>1689.06</text:p>
          </table:table-cell>
          <table:table-cell office:value-type="float" office:value="1982.01" calcext:value-type="float">
            <text:p>1982.01</text:p>
          </table:table-cell>
        </table:table-row>
        <table:table-row table:style-name="ro1">
          <table:table-cell office:value-type="float" office:value="12190777" calcext:value-type="float">
            <text:p>12190777</text:p>
          </table:table-cell>
          <table:table-cell table:formula="of:=[.A764]/1000/(60*60*24)" office:value-type="time" office:time-value="PT03H23M10.777S" calcext:value-type="time">
            <text:p>03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5" calcext:value-type="float">
            <text:p>562.05</text:p>
          </table:table-cell>
          <table:table-cell office:value-type="float" office:value="1691.28" calcext:value-type="float">
            <text:p>1691.28</text:p>
          </table:table-cell>
          <table:table-cell office:value-type="float" office:value="1984.52" calcext:value-type="float">
            <text:p>1984.52</text:p>
          </table:table-cell>
        </table:table-row>
        <table:table-row table:style-name="ro1">
          <table:table-cell office:value-type="float" office:value="12206776" calcext:value-type="float">
            <text:p>12206776</text:p>
          </table:table-cell>
          <table:table-cell table:formula="of:=[.A765]/1000/(60*60*24)" office:value-type="time" office:time-value="PT03H23M26.776S" calcext:value-type="time">
            <text:p>03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693.5" calcext:value-type="float">
            <text:p>1693.5</text:p>
          </table:table-cell>
          <table:table-cell office:value-type="float" office:value="1987.02" calcext:value-type="float">
            <text:p>1987.02</text:p>
          </table:table-cell>
        </table:table-row>
        <table:table-row table:style-name="ro1">
          <table:table-cell office:value-type="float" office:value="12222777" calcext:value-type="float">
            <text:p>12222777</text:p>
          </table:table-cell>
          <table:table-cell table:formula="of:=[.A766]/1000/(60*60*24)" office:value-type="time" office:time-value="PT03H23M42.777S" calcext:value-type="time">
            <text:p>03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7" calcext:value-type="float">
            <text:p>564.27</text:p>
          </table:table-cell>
          <table:table-cell office:value-type="float" office:value="1695.72" calcext:value-type="float">
            <text:p>1695.72</text:p>
          </table:table-cell>
          <table:table-cell office:value-type="float" office:value="1989.53" calcext:value-type="float">
            <text:p>1989.53</text:p>
          </table:table-cell>
        </table:table-row>
        <table:table-row table:style-name="ro1">
          <table:table-cell office:value-type="float" office:value="12238776" calcext:value-type="float">
            <text:p>12238776</text:p>
          </table:table-cell>
          <table:table-cell table:formula="of:=[.A767]/1000/(60*60*24)" office:value-type="time" office:time-value="PT03H23M58.776S" calcext:value-type="time">
            <text:p>03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697.94" calcext:value-type="float">
            <text:p>1697.94</text:p>
          </table:table-cell>
          <table:table-cell office:value-type="float" office:value="1992.04" calcext:value-type="float">
            <text:p>1992.04</text:p>
          </table:table-cell>
        </table:table-row>
        <table:table-row table:style-name="ro1">
          <table:table-cell office:value-type="float" office:value="12254777" calcext:value-type="float">
            <text:p>12254777</text:p>
          </table:table-cell>
          <table:table-cell table:formula="of:=[.A768]/1000/(60*60*24)" office:value-type="time" office:time-value="PT03H24M14.777S" calcext:value-type="time">
            <text:p>03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00.16" calcext:value-type="float">
            <text:p>1700.16</text:p>
          </table:table-cell>
          <table:table-cell office:value-type="float" office:value="1994.54" calcext:value-type="float">
            <text:p>1994.54</text:p>
          </table:table-cell>
        </table:table-row>
        <table:table-row table:style-name="ro1">
          <table:table-cell office:value-type="float" office:value="12270776" calcext:value-type="float">
            <text:p>12270776</text:p>
          </table:table-cell>
          <table:table-cell table:formula="of:=[.A769]/1000/(60*60*24)" office:value-type="time" office:time-value="PT03H24M30.776S" calcext:value-type="time">
            <text:p>03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4.08" calcext:value-type="float">
            <text:p>564.08</text:p>
          </table:table-cell>
          <table:table-cell office:value-type="float" office:value="1702.38" calcext:value-type="float">
            <text:p>1702.38</text:p>
          </table:table-cell>
          <table:table-cell office:value-type="float" office:value="1997.05" calcext:value-type="float">
            <text:p>1997.05</text:p>
          </table:table-cell>
        </table:table-row>
        <table:table-row table:style-name="ro1">
          <table:table-cell office:value-type="float" office:value="12286776" calcext:value-type="float">
            <text:p>12286776</text:p>
          </table:table-cell>
          <table:table-cell table:formula="of:=[.A770]/1000/(60*60*24)" office:value-type="time" office:time-value="PT03H24M46.776S" calcext:value-type="time">
            <text:p>03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5.85" calcext:value-type="float">
            <text:p>565.85</text:p>
          </table:table-cell>
          <table:table-cell office:value-type="float" office:value="1704.61" calcext:value-type="float">
            <text:p>1704.61</text:p>
          </table:table-cell>
          <table:table-cell office:value-type="float" office:value="1999.56" calcext:value-type="float">
            <text:p>1999.56</text:p>
          </table:table-cell>
        </table:table-row>
        <table:table-row table:style-name="ro1">
          <table:table-cell office:value-type="float" office:value="12302776" calcext:value-type="float">
            <text:p>12302776</text:p>
          </table:table-cell>
          <table:table-cell table:formula="of:=[.A771]/1000/(60*60*24)" office:value-type="time" office:time-value="PT03H25M02.776S" calcext:value-type="time">
            <text:p>03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3.72" calcext:value-type="float">
            <text:p>563.72</text:p>
          </table:table-cell>
          <table:table-cell office:value-type="float" office:value="1706.84" calcext:value-type="float">
            <text:p>1706.84</text:p>
          </table:table-cell>
          <table:table-cell office:value-type="float" office:value="2002.07" calcext:value-type="float">
            <text:p>2002.07</text:p>
          </table:table-cell>
        </table:table-row>
        <table:table-row table:style-name="ro1">
          <table:table-cell office:value-type="float" office:value="12318777" calcext:value-type="float">
            <text:p>12318777</text:p>
          </table:table-cell>
          <table:table-cell table:formula="of:=[.A772]/1000/(60*60*24)" office:value-type="time" office:time-value="PT03H25M18.777S" calcext:value-type="time">
            <text:p>03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3.71" calcext:value-type="float">
            <text:p>563.71</text:p>
          </table:table-cell>
          <table:table-cell office:value-type="float" office:value="1709.06" calcext:value-type="float">
            <text:p>1709.06</text:p>
          </table:table-cell>
          <table:table-cell office:value-type="float" office:value="2004.58" calcext:value-type="float">
            <text:p>2004.58</text:p>
          </table:table-cell>
        </table:table-row>
        <table:table-row table:style-name="ro1">
          <table:table-cell office:value-type="float" office:value="12334776" calcext:value-type="float">
            <text:p>12334776</text:p>
          </table:table-cell>
          <table:table-cell table:formula="of:=[.A773]/1000/(60*60*24)" office:value-type="time" office:time-value="PT03H25M34.776S" calcext:value-type="time">
            <text:p>03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711.29" calcext:value-type="float">
            <text:p>1711.29</text:p>
          </table:table-cell>
          <table:table-cell office:value-type="float" office:value="2007.09" calcext:value-type="float">
            <text:p>2007.09</text:p>
          </table:table-cell>
        </table:table-row>
        <table:table-row table:style-name="ro1">
          <table:table-cell office:value-type="float" office:value="12350776" calcext:value-type="float">
            <text:p>12350776</text:p>
          </table:table-cell>
          <table:table-cell table:formula="of:=[.A774]/1000/(60*60*24)" office:value-type="time" office:time-value="PT03H25M50.776S" calcext:value-type="time">
            <text:p>03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564.17" calcext:value-type="float">
            <text:p>564.17</text:p>
          </table:table-cell>
          <table:table-cell office:value-type="float" office:value="1713.51" calcext:value-type="float">
            <text:p>1713.51</text:p>
          </table:table-cell>
          <table:table-cell office:value-type="float" office:value="2009.6" calcext:value-type="float">
            <text:p>2009.6</text:p>
          </table:table-cell>
        </table:table-row>
        <table:table-row table:style-name="ro1">
          <table:table-cell office:value-type="float" office:value="12366776" calcext:value-type="float">
            <text:p>12366776</text:p>
          </table:table-cell>
          <table:table-cell table:formula="of:=[.A775]/1000/(60*60*24)" office:value-type="time" office:time-value="PT03H26M06.776S" calcext:value-type="time">
            <text:p>03:26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7" calcext:value-type="float">
            <text:p>561.97</text:p>
          </table:table-cell>
          <table:table-cell office:value-type="float" office:value="1715.74" calcext:value-type="float">
            <text:p>1715.74</text:p>
          </table:table-cell>
          <table:table-cell office:value-type="float" office:value="2012.11" calcext:value-type="float">
            <text:p>2012.11</text:p>
          </table:table-cell>
        </table:table-row>
        <table:table-row table:style-name="ro1">
          <table:table-cell office:value-type="float" office:value="12382776" calcext:value-type="float">
            <text:p>12382776</text:p>
          </table:table-cell>
          <table:table-cell table:formula="of:=[.A776]/1000/(60*60*24)" office:value-type="time" office:time-value="PT03H26M22.776S" calcext:value-type="time">
            <text:p>03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717.96" calcext:value-type="float">
            <text:p>1717.96</text:p>
          </table:table-cell>
          <table:table-cell office:value-type="float" office:value="2014.61" calcext:value-type="float">
            <text:p>2014.61</text:p>
          </table:table-cell>
        </table:table-row>
        <table:table-row table:style-name="ro1">
          <table:table-cell office:value-type="float" office:value="12398776" calcext:value-type="float">
            <text:p>12398776</text:p>
          </table:table-cell>
          <table:table-cell table:formula="of:=[.A777]/1000/(60*60*24)" office:value-type="time" office:time-value="PT03H26M38.776S" calcext:value-type="time">
            <text:p>03:26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8" calcext:value-type="float">
            <text:p>561.98</text:p>
          </table:table-cell>
          <table:table-cell office:value-type="float" office:value="1720.18" calcext:value-type="float">
            <text:p>1720.18</text:p>
          </table:table-cell>
          <table:table-cell office:value-type="float" office:value="2017.11" calcext:value-type="float">
            <text:p>2017.11</text:p>
          </table:table-cell>
        </table:table-row>
        <table:table-row table:style-name="ro1">
          <table:table-cell office:value-type="float" office:value="12414776" calcext:value-type="float">
            <text:p>12414776</text:p>
          </table:table-cell>
          <table:table-cell table:formula="of:=[.A778]/1000/(60*60*24)" office:value-type="time" office:time-value="PT03H26M54.776S" calcext:value-type="time">
            <text:p>03:26:55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5.86" calcext:value-type="float">
            <text:p>565.86</text:p>
          </table:table-cell>
          <table:table-cell office:value-type="float" office:value="1722.4" calcext:value-type="float">
            <text:p>1722.4</text:p>
          </table:table-cell>
          <table:table-cell office:value-type="float" office:value="2019.61" calcext:value-type="float">
            <text:p>2019.61</text:p>
          </table:table-cell>
        </table:table-row>
        <table:table-row table:style-name="ro1">
          <table:table-cell office:value-type="float" office:value="12430776" calcext:value-type="float">
            <text:p>12430776</text:p>
          </table:table-cell>
          <table:table-cell table:formula="of:=[.A779]/1000/(60*60*24)" office:value-type="time" office:time-value="PT03H27M10.776S" calcext:value-type="time">
            <text:p>03:27:11</text:p>
          </table:table-cell>
          <table:table-cell office:value-type="float" office:value="1.13" calcext:value-type="float">
            <text:p>1.13</text:p>
          </table:table-cell>
          <table:table-cell office:value-type="float" office:value="500.52" calcext:value-type="float">
            <text:p>500.52</text:p>
          </table:table-cell>
          <table:table-cell office:value-type="float" office:value="565.62" calcext:value-type="float">
            <text:p>565.62</text:p>
          </table:table-cell>
          <table:table-cell office:value-type="float" office:value="1724.63" calcext:value-type="float">
            <text:p>1724.63</text:p>
          </table:table-cell>
          <table:table-cell office:value-type="float" office:value="2022.12" calcext:value-type="float">
            <text:p>2022.12</text:p>
          </table:table-cell>
        </table:table-row>
        <table:table-row table:style-name="ro1">
          <table:table-cell office:value-type="float" office:value="12446776" calcext:value-type="float">
            <text:p>12446776</text:p>
          </table:table-cell>
          <table:table-cell table:formula="of:=[.A780]/1000/(60*60*24)" office:value-type="time" office:time-value="PT03H27M26.776S" calcext:value-type="time">
            <text:p>03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3" calcext:value-type="float">
            <text:p>563.83</text:p>
          </table:table-cell>
          <table:table-cell office:value-type="float" office:value="1726.85" calcext:value-type="float">
            <text:p>1726.85</text:p>
          </table:table-cell>
          <table:table-cell office:value-type="float" office:value="2024.63" calcext:value-type="float">
            <text:p>2024.63</text:p>
          </table:table-cell>
        </table:table-row>
        <table:table-row table:style-name="ro1">
          <table:table-cell office:value-type="float" office:value="12462776" calcext:value-type="float">
            <text:p>12462776</text:p>
          </table:table-cell>
          <table:table-cell table:formula="of:=[.A781]/1000/(60*60*24)" office:value-type="time" office:time-value="PT03H27M42.776S" calcext:value-type="time">
            <text:p>03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5" calcext:value-type="float">
            <text:p>563.85</text:p>
          </table:table-cell>
          <table:table-cell office:value-type="float" office:value="1729.08" calcext:value-type="float">
            <text:p>1729.08</text:p>
          </table:table-cell>
          <table:table-cell office:value-type="float" office:value="2027.13" calcext:value-type="float">
            <text:p>2027.13</text:p>
          </table:table-cell>
        </table:table-row>
        <table:table-row table:style-name="ro1">
          <table:table-cell office:value-type="float" office:value="12478776" calcext:value-type="float">
            <text:p>12478776</text:p>
          </table:table-cell>
          <table:table-cell table:formula="of:=[.A782]/1000/(60*60*24)" office:value-type="time" office:time-value="PT03H27M58.776S" calcext:value-type="time">
            <text:p>03:27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8" calcext:value-type="float">
            <text:p>562.18</text:p>
          </table:table-cell>
          <table:table-cell office:value-type="float" office:value="1731.3" calcext:value-type="float">
            <text:p>1731.3</text:p>
          </table:table-cell>
          <table:table-cell office:value-type="float" office:value="2029.63" calcext:value-type="float">
            <text:p>2029.63</text:p>
          </table:table-cell>
        </table:table-row>
        <table:table-row table:style-name="ro1">
          <table:table-cell office:value-type="float" office:value="12494777" calcext:value-type="float">
            <text:p>12494777</text:p>
          </table:table-cell>
          <table:table-cell table:formula="of:=[.A783]/1000/(60*60*24)" office:value-type="time" office:time-value="PT03H28M14.777S" calcext:value-type="time">
            <text:p>03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733.52" calcext:value-type="float">
            <text:p>1733.52</text:p>
          </table:table-cell>
          <table:table-cell office:value-type="float" office:value="2032.13" calcext:value-type="float">
            <text:p>2032.13</text:p>
          </table:table-cell>
        </table:table-row>
        <table:table-row table:style-name="ro1">
          <table:table-cell office:value-type="float" office:value="12510776" calcext:value-type="float">
            <text:p>12510776</text:p>
          </table:table-cell>
          <table:table-cell table:formula="of:=[.A784]/1000/(60*60*24)" office:value-type="time" office:time-value="PT03H28M30.776S" calcext:value-type="time">
            <text:p>03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735.74" calcext:value-type="float">
            <text:p>1735.74</text:p>
          </table:table-cell>
          <table:table-cell office:value-type="float" office:value="2034.63" calcext:value-type="float">
            <text:p>2034.63</text:p>
          </table:table-cell>
        </table:table-row>
        <table:table-row table:style-name="ro1">
          <table:table-cell office:value-type="float" office:value="12526776" calcext:value-type="float">
            <text:p>12526776</text:p>
          </table:table-cell>
          <table:table-cell table:formula="of:=[.A785]/1000/(60*60*24)" office:value-type="time" office:time-value="PT03H28M46.776S" calcext:value-type="time">
            <text:p>03:28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737.96" calcext:value-type="float">
            <text:p>1737.96</text:p>
          </table:table-cell>
          <table:table-cell office:value-type="float" office:value="2037.13" calcext:value-type="float">
            <text:p>2037.13</text:p>
          </table:table-cell>
        </table:table-row>
        <table:table-row table:style-name="ro1">
          <table:table-cell office:value-type="float" office:value="12542777" calcext:value-type="float">
            <text:p>12542777</text:p>
          </table:table-cell>
          <table:table-cell table:formula="of:=[.A786]/1000/(60*60*24)" office:value-type="time" office:time-value="PT03H29M02.777S" calcext:value-type="time">
            <text:p>03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740.18" calcext:value-type="float">
            <text:p>1740.18</text:p>
          </table:table-cell>
          <table:table-cell office:value-type="float" office:value="2039.62" calcext:value-type="float">
            <text:p>2039.62</text:p>
          </table:table-cell>
        </table:table-row>
        <table:table-row table:style-name="ro1">
          <table:table-cell office:value-type="float" office:value="12558776" calcext:value-type="float">
            <text:p>12558776</text:p>
          </table:table-cell>
          <table:table-cell table:formula="of:=[.A787]/1000/(60*60*24)" office:value-type="time" office:time-value="PT03H29M18.776S" calcext:value-type="time">
            <text:p>03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742.4" calcext:value-type="float">
            <text:p>1742.4</text:p>
          </table:table-cell>
          <table:table-cell office:value-type="float" office:value="2042.12" calcext:value-type="float">
            <text:p>2042.12</text:p>
          </table:table-cell>
        </table:table-row>
        <table:table-row table:style-name="ro1">
          <table:table-cell office:value-type="float" office:value="12574777" calcext:value-type="float">
            <text:p>12574777</text:p>
          </table:table-cell>
          <table:table-cell table:formula="of:=[.A788]/1000/(60*60*24)" office:value-type="time" office:time-value="PT03H29M34.777S" calcext:value-type="time">
            <text:p>03:29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744.62" calcext:value-type="float">
            <text:p>1744.62</text:p>
          </table:table-cell>
          <table:table-cell office:value-type="float" office:value="2044.62" calcext:value-type="float">
            <text:p>2044.62</text:p>
          </table:table-cell>
        </table:table-row>
        <table:table-row table:style-name="ro1">
          <table:table-cell office:value-type="float" office:value="12590777" calcext:value-type="float">
            <text:p>12590777</text:p>
          </table:table-cell>
          <table:table-cell table:formula="of:=[.A789]/1000/(60*60*24)" office:value-type="time" office:time-value="PT03H29M50.777S" calcext:value-type="time">
            <text:p>03:29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6" calcext:value-type="float">
            <text:p>562.66</text:p>
          </table:table-cell>
          <table:table-cell office:value-type="float" office:value="1746.83" calcext:value-type="float">
            <text:p>1746.83</text:p>
          </table:table-cell>
          <table:table-cell office:value-type="float" office:value="2047.11" calcext:value-type="float">
            <text:p>2047.11</text:p>
          </table:table-cell>
        </table:table-row>
        <table:table-row table:style-name="ro1">
          <table:table-cell office:value-type="float" office:value="12606776" calcext:value-type="float">
            <text:p>12606776</text:p>
          </table:table-cell>
          <table:table-cell table:formula="of:=[.A790]/1000/(60*60*24)" office:value-type="time" office:time-value="PT03H30M06.776S" calcext:value-type="time">
            <text:p>03:30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749.05" calcext:value-type="float">
            <text:p>1749.05</text:p>
          </table:table-cell>
          <table:table-cell office:value-type="float" office:value="2049.6" calcext:value-type="float">
            <text:p>2049.6</text:p>
          </table:table-cell>
        </table:table-row>
        <table:table-row table:style-name="ro1">
          <table:table-cell office:value-type="float" office:value="12622776" calcext:value-type="float">
            <text:p>12622776</text:p>
          </table:table-cell>
          <table:table-cell table:formula="of:=[.A791]/1000/(60*60*24)" office:value-type="time" office:time-value="PT03H30M22.776S" calcext:value-type="time">
            <text:p>03:30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1751.27" calcext:value-type="float">
            <text:p>1751.27</text:p>
          </table:table-cell>
          <table:table-cell office:value-type="float" office:value="2052.09" calcext:value-type="float">
            <text:p>2052.09</text:p>
          </table:table-cell>
        </table:table-row>
        <table:table-row table:style-name="ro1">
          <table:table-cell office:value-type="float" office:value="12638776" calcext:value-type="float">
            <text:p>12638776</text:p>
          </table:table-cell>
          <table:table-cell table:formula="of:=[.A792]/1000/(60*60*24)" office:value-type="time" office:time-value="PT03H30M38.776S" calcext:value-type="time">
            <text:p>03:30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6" calcext:value-type="float">
            <text:p>558.06</text:p>
          </table:table-cell>
          <table:table-cell office:value-type="float" office:value="1753.49" calcext:value-type="float">
            <text:p>1753.49</text:p>
          </table:table-cell>
          <table:table-cell office:value-type="float" office:value="2054.58" calcext:value-type="float">
            <text:p>2054.58</text:p>
          </table:table-cell>
        </table:table-row>
        <table:table-row table:style-name="ro1">
          <table:table-cell office:value-type="float" office:value="12654776" calcext:value-type="float">
            <text:p>12654776</text:p>
          </table:table-cell>
          <table:table-cell table:formula="of:=[.A793]/1000/(60*60*24)" office:value-type="time" office:time-value="PT03H30M54.776S" calcext:value-type="time">
            <text:p>03:30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19" calcext:value-type="float">
            <text:p>560.19</text:p>
          </table:table-cell>
          <table:table-cell office:value-type="float" office:value="1755.71" calcext:value-type="float">
            <text:p>1755.71</text:p>
          </table:table-cell>
          <table:table-cell office:value-type="float" office:value="2057.08" calcext:value-type="float">
            <text:p>2057.08</text:p>
          </table:table-cell>
        </table:table-row>
        <table:table-row table:style-name="ro1">
          <table:table-cell office:value-type="float" office:value="12670776" calcext:value-type="float">
            <text:p>12670776</text:p>
          </table:table-cell>
          <table:table-cell table:formula="of:=[.A794]/1000/(60*60*24)" office:value-type="time" office:time-value="PT03H31M10.776S" calcext:value-type="time">
            <text:p>03:31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757.93" calcext:value-type="float">
            <text:p>1757.93</text:p>
          </table:table-cell>
          <table:table-cell office:value-type="float" office:value="2059.57" calcext:value-type="float">
            <text:p>2059.57</text:p>
          </table:table-cell>
        </table:table-row>
        <table:table-row table:style-name="ro1">
          <table:table-cell office:value-type="float" office:value="12686776" calcext:value-type="float">
            <text:p>12686776</text:p>
          </table:table-cell>
          <table:table-cell table:formula="of:=[.A795]/1000/(60*60*24)" office:value-type="time" office:time-value="PT03H31M26.776S" calcext:value-type="time">
            <text:p>03:31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760.15" calcext:value-type="float">
            <text:p>1760.15</text:p>
          </table:table-cell>
          <table:table-cell office:value-type="float" office:value="2062.06" calcext:value-type="float">
            <text:p>2062.06</text:p>
          </table:table-cell>
        </table:table-row>
        <table:table-row table:style-name="ro1">
          <table:table-cell office:value-type="float" office:value="12702776" calcext:value-type="float">
            <text:p>12702776</text:p>
          </table:table-cell>
          <table:table-cell table:formula="of:=[.A796]/1000/(60*60*24)" office:value-type="time" office:time-value="PT03H31M42.776S" calcext:value-type="time">
            <text:p>03:31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762.37" calcext:value-type="float">
            <text:p>1762.37</text:p>
          </table:table-cell>
          <table:table-cell office:value-type="float" office:value="2064.55" calcext:value-type="float">
            <text:p>2064.55</text:p>
          </table:table-cell>
        </table:table-row>
        <table:table-row table:style-name="ro1">
          <table:table-cell office:value-type="float" office:value="12718776" calcext:value-type="float">
            <text:p>12718776</text:p>
          </table:table-cell>
          <table:table-cell table:formula="of:=[.A797]/1000/(60*60*24)" office:value-type="time" office:time-value="PT03H31M58.776S" calcext:value-type="time">
            <text:p>03:31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764.59" calcext:value-type="float">
            <text:p>1764.59</text:p>
          </table:table-cell>
          <table:table-cell office:value-type="float" office:value="2067.04" calcext:value-type="float">
            <text:p>2067.04</text:p>
          </table:table-cell>
        </table:table-row>
        <table:table-row table:style-name="ro1">
          <table:table-cell office:value-type="float" office:value="12734776" calcext:value-type="float">
            <text:p>12734776</text:p>
          </table:table-cell>
          <table:table-cell table:formula="of:=[.A798]/1000/(60*60*24)" office:value-type="time" office:time-value="PT03H32M14.776S" calcext:value-type="time">
            <text:p>03:32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766.81" calcext:value-type="float">
            <text:p>1766.81</text:p>
          </table:table-cell>
          <table:table-cell office:value-type="float" office:value="2069.53" calcext:value-type="float">
            <text:p>2069.53</text:p>
          </table:table-cell>
        </table:table-row>
        <table:table-row table:style-name="ro1">
          <table:table-cell office:value-type="float" office:value="12750777" calcext:value-type="float">
            <text:p>12750777</text:p>
          </table:table-cell>
          <table:table-cell table:formula="of:=[.A799]/1000/(60*60*24)" office:value-type="time" office:time-value="PT03H32M30.777S" calcext:value-type="time">
            <text:p>03:32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769.03" calcext:value-type="float">
            <text:p>1769.03</text:p>
          </table:table-cell>
          <table:table-cell office:value-type="float" office:value="2072.02" calcext:value-type="float">
            <text:p>2072.02</text:p>
          </table:table-cell>
        </table:table-row>
        <table:table-row table:style-name="ro1">
          <table:table-cell office:value-type="float" office:value="12766776" calcext:value-type="float">
            <text:p>12766776</text:p>
          </table:table-cell>
          <table:table-cell table:formula="of:=[.A800]/1000/(60*60*24)" office:value-type="time" office:time-value="PT03H32M46.776S" calcext:value-type="time">
            <text:p>03:32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771.25" calcext:value-type="float">
            <text:p>1771.25</text:p>
          </table:table-cell>
          <table:table-cell office:value-type="float" office:value="2074.51" calcext:value-type="float">
            <text:p>2074.51</text:p>
          </table:table-cell>
        </table:table-row>
        <table:table-row table:style-name="ro1">
          <table:table-cell office:value-type="float" office:value="12782776" calcext:value-type="float">
            <text:p>12782776</text:p>
          </table:table-cell>
          <table:table-cell table:formula="of:=[.A801]/1000/(60*60*24)" office:value-type="time" office:time-value="PT03H33M02.776S" calcext:value-type="time">
            <text:p>03:33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773.47" calcext:value-type="float">
            <text:p>1773.4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2798776" calcext:value-type="float">
            <text:p>12798776</text:p>
          </table:table-cell>
          <table:table-cell table:formula="of:=[.A802]/1000/(60*60*24)" office:value-type="time" office:time-value="PT03H33M18.776S" calcext:value-type="time">
            <text:p>03:33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19" calcext:value-type="float">
            <text:p>558.19</text:p>
          </table:table-cell>
          <table:table-cell office:value-type="float" office:value="1775.69" calcext:value-type="float">
            <text:p>1775.69</text:p>
          </table:table-cell>
          <table:table-cell office:value-type="float" office:value="2079.48" calcext:value-type="float">
            <text:p>2079.48</text:p>
          </table:table-cell>
        </table:table-row>
        <table:table-row table:style-name="ro1">
          <table:table-cell office:value-type="float" office:value="12814776" calcext:value-type="float">
            <text:p>12814776</text:p>
          </table:table-cell>
          <table:table-cell table:formula="of:=[.A803]/1000/(60*60*24)" office:value-type="time" office:time-value="PT03H33M34.776S" calcext:value-type="time">
            <text:p>03:33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777.91" calcext:value-type="float">
            <text:p>1777.91</text:p>
          </table:table-cell>
          <table:table-cell office:value-type="float" office:value="2081.97" calcext:value-type="float">
            <text:p>2081.97</text:p>
          </table:table-cell>
        </table:table-row>
        <table:table-row table:style-name="ro1">
          <table:table-cell office:value-type="float" office:value="12830776" calcext:value-type="float">
            <text:p>12830776</text:p>
          </table:table-cell>
          <table:table-cell table:formula="of:=[.A804]/1000/(60*60*24)" office:value-type="time" office:time-value="PT03H33M50.776S" calcext:value-type="time">
            <text:p>03:33:51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3" calcext:value-type="float">
            <text:p>559.93</text:p>
          </table:table-cell>
          <table:table-cell office:value-type="float" office:value="1780.13" calcext:value-type="float">
            <text:p>1780.13</text:p>
          </table:table-cell>
          <table:table-cell office:value-type="float" office:value="2084.46" calcext:value-type="float">
            <text:p>2084.46</text:p>
          </table:table-cell>
        </table:table-row>
        <table:table-row table:style-name="ro1">
          <table:table-cell office:value-type="float" office:value="12846777" calcext:value-type="float">
            <text:p>12846777</text:p>
          </table:table-cell>
          <table:table-cell table:formula="of:=[.A805]/1000/(60*60*24)" office:value-type="time" office:time-value="PT03H34M06.777S" calcext:value-type="time">
            <text:p>03:34:07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59.94" calcext:value-type="float">
            <text:p>559.94</text:p>
          </table:table-cell>
          <table:table-cell office:value-type="float" office:value="1782.35" calcext:value-type="float">
            <text:p>1782.35</text:p>
          </table:table-cell>
          <table:table-cell office:value-type="float" office:value="2086.95" calcext:value-type="float">
            <text:p>2086.95</text:p>
          </table:table-cell>
        </table:table-row>
        <table:table-row table:style-name="ro1">
          <table:table-cell office:value-type="float" office:value="12862776" calcext:value-type="float">
            <text:p>12862776</text:p>
          </table:table-cell>
          <table:table-cell table:formula="of:=[.A806]/1000/(60*60*24)" office:value-type="time" office:time-value="PT03H34M22.776S" calcext:value-type="time">
            <text:p>03:34:23</text:p>
          </table:table-cell>
          <table:table-cell office:value-type="float" office:value="1.12" calcext:value-type="float">
            <text:p>1.12</text:p>
          </table:table-cell>
          <table:table-cell office:value-type="float" office:value="500.8" calcext:value-type="float">
            <text:p>500.8</text:p>
          </table:table-cell>
          <table:table-cell office:value-type="float" office:value="561.93" calcext:value-type="float">
            <text:p>561.93</text:p>
          </table:table-cell>
          <table:table-cell office:value-type="float" office:value="1784.58" calcext:value-type="float">
            <text:p>1784.58</text:p>
          </table:table-cell>
          <table:table-cell office:value-type="float" office:value="2089.44" calcext:value-type="float">
            <text:p>2089.44</text:p>
          </table:table-cell>
        </table:table-row>
        <table:table-row table:style-name="ro1">
          <table:table-cell office:value-type="float" office:value="12878776" calcext:value-type="float">
            <text:p>12878776</text:p>
          </table:table-cell>
          <table:table-cell table:formula="of:=[.A807]/1000/(60*60*24)" office:value-type="time" office:time-value="PT03H34M38.776S" calcext:value-type="time">
            <text:p>03:34:39</text:p>
          </table:table-cell>
          <table:table-cell office:value-type="float" office:value="1.12" calcext:value-type="float">
            <text:p>1.12</text:p>
          </table:table-cell>
          <table:table-cell office:value-type="float" office:value="501.12" calcext:value-type="float">
            <text:p>501.12</text:p>
          </table:table-cell>
          <table:table-cell office:value-type="float" office:value="560.29" calcext:value-type="float">
            <text:p>560.29</text:p>
          </table:table-cell>
          <table:table-cell office:value-type="float" office:value="1786.8" calcext:value-type="float">
            <text:p>1786.8</text:p>
          </table:table-cell>
          <table:table-cell office:value-type="float" office:value="2091.93" calcext:value-type="float">
            <text:p>2091.93</text:p>
          </table:table-cell>
        </table:table-row>
        <table:table-row table:style-name="ro1">
          <table:table-cell office:value-type="float" office:value="12894776" calcext:value-type="float">
            <text:p>12894776</text:p>
          </table:table-cell>
          <table:table-cell table:formula="of:=[.A808]/1000/(60*60*24)" office:value-type="time" office:time-value="PT03H34M54.776S" calcext:value-type="time">
            <text:p>03:34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789.02" calcext:value-type="float">
            <text:p>1789.02</text:p>
          </table:table-cell>
          <table:table-cell office:value-type="float" office:value="2094.41" calcext:value-type="float">
            <text:p>2094.41</text:p>
          </table:table-cell>
        </table:table-row>
        <table:table-row table:style-name="ro1">
          <table:table-cell office:value-type="float" office:value="12910776" calcext:value-type="float">
            <text:p>12910776</text:p>
          </table:table-cell>
          <table:table-cell table:formula="of:=[.A809]/1000/(60*60*24)" office:value-type="time" office:time-value="PT03H35M10.776S" calcext:value-type="time">
            <text:p>03:35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791.24" calcext:value-type="float">
            <text:p>1791.24</text:p>
          </table:table-cell>
          <table:table-cell office:value-type="float" office:value="2096.9" calcext:value-type="float">
            <text:p>2096.9</text:p>
          </table:table-cell>
        </table:table-row>
        <table:table-row table:style-name="ro1">
          <table:table-cell office:value-type="float" office:value="12926777" calcext:value-type="float">
            <text:p>12926777</text:p>
          </table:table-cell>
          <table:table-cell table:formula="of:=[.A810]/1000/(60*60*24)" office:value-type="time" office:time-value="PT03H35M26.777S" calcext:value-type="time">
            <text:p>03:35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3" calcext:value-type="float">
            <text:p>558.53</text:p>
          </table:table-cell>
          <table:table-cell office:value-type="float" office:value="1793.46" calcext:value-type="float">
            <text:p>1793.46</text:p>
          </table:table-cell>
          <table:table-cell office:value-type="float" office:value="2099.38" calcext:value-type="float">
            <text:p>2099.38</text:p>
          </table:table-cell>
        </table:table-row>
        <table:table-row table:style-name="ro1">
          <table:table-cell office:value-type="float" office:value="12942776" calcext:value-type="float">
            <text:p>12942776</text:p>
          </table:table-cell>
          <table:table-cell table:formula="of:=[.A811]/1000/(60*60*24)" office:value-type="time" office:time-value="PT03H35M42.776S" calcext:value-type="time">
            <text:p>03:35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795.68" calcext:value-type="float">
            <text:p>1795.68</text:p>
          </table:table-cell>
          <table:table-cell office:value-type="float" office:value="2101.86" calcext:value-type="float">
            <text:p>2101.86</text:p>
          </table:table-cell>
        </table:table-row>
        <table:table-row table:style-name="ro1">
          <table:table-cell office:value-type="float" office:value="12958776" calcext:value-type="float">
            <text:p>12958776</text:p>
          </table:table-cell>
          <table:table-cell table:formula="of:=[.A812]/1000/(60*60*24)" office:value-type="time" office:time-value="PT03H35M58.776S" calcext:value-type="time">
            <text:p>03:35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1797.9" calcext:value-type="float">
            <text:p>1797.9</text:p>
          </table:table-cell>
          <table:table-cell office:value-type="float" office:value="2104.34" calcext:value-type="float">
            <text:p>2104.34</text:p>
          </table:table-cell>
        </table:table-row>
        <table:table-row table:style-name="ro1">
          <table:table-cell office:value-type="float" office:value="12974776" calcext:value-type="float">
            <text:p>12974776</text:p>
          </table:table-cell>
          <table:table-cell table:formula="of:=[.A813]/1000/(60*60*24)" office:value-type="time" office:time-value="PT03H36M14.776S" calcext:value-type="time">
            <text:p>03:36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2106.82" calcext:value-type="float">
            <text:p>2106.82</text:p>
          </table:table-cell>
        </table:table-row>
        <table:table-row table:style-name="ro1">
          <table:table-cell office:value-type="float" office:value="12990776" calcext:value-type="float">
            <text:p>12990776</text:p>
          </table:table-cell>
          <table:table-cell table:formula="of:=[.A814]/1000/(60*60*24)" office:value-type="time" office:time-value="PT03H36M30.776S" calcext:value-type="time">
            <text:p>03:36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02.34" calcext:value-type="float">
            <text:p>1802.34</text:p>
          </table:table-cell>
          <table:table-cell office:value-type="float" office:value="2109.3" calcext:value-type="float">
            <text:p>2109.3</text:p>
          </table:table-cell>
        </table:table-row>
        <table:table-row table:style-name="ro1">
          <table:table-cell office:value-type="float" office:value="13006777" calcext:value-type="float">
            <text:p>13006777</text:p>
          </table:table-cell>
          <table:table-cell table:formula="of:=[.A815]/1000/(60*60*24)" office:value-type="time" office:time-value="PT03H36M46.777S" calcext:value-type="time">
            <text:p>03:36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5" calcext:value-type="float">
            <text:p>558.65</text:p>
          </table:table-cell>
          <table:table-cell office:value-type="float" office:value="1804.56" calcext:value-type="float">
            <text:p>1804.56</text:p>
          </table:table-cell>
          <table:table-cell office:value-type="float" office:value="2111.78" calcext:value-type="float">
            <text:p>2111.78</text:p>
          </table:table-cell>
        </table:table-row>
        <table:table-row table:style-name="ro1">
          <table:table-cell office:value-type="float" office:value="13022777" calcext:value-type="float">
            <text:p>13022777</text:p>
          </table:table-cell>
          <table:table-cell table:formula="of:=[.A816]/1000/(60*60*24)" office:value-type="time" office:time-value="PT03H37M02.777S" calcext:value-type="time">
            <text:p>03:37:03</text:p>
          </table:table-cell>
          <table:table-cell office:value-type="float" office:value="1.12" calcext:value-type="float">
            <text:p>1.1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806.78" calcext:value-type="float">
            <text:p>1806.78</text:p>
          </table:table-cell>
          <table:table-cell office:value-type="float" office:value="2114.27" calcext:value-type="float">
            <text:p>2114.27</text:p>
          </table:table-cell>
        </table:table-row>
        <table:table-row table:style-name="ro1">
          <table:table-cell office:value-type="float" office:value="13038776" calcext:value-type="float">
            <text:p>13038776</text:p>
          </table:table-cell>
          <table:table-cell table:formula="of:=[.A817]/1000/(60*60*24)" office:value-type="time" office:time-value="PT03H37M18.776S" calcext:value-type="time">
            <text:p>03:37:19</text:p>
          </table:table-cell>
          <table:table-cell office:value-type="float" office:value="1.12" calcext:value-type="float">
            <text:p>1.1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0.06" calcext:value-type="float">
            <text:p>560.06</text:p>
          </table:table-cell>
          <table:table-cell office:value-type="float" office:value="1809.01" calcext:value-type="float">
            <text:p>1809.01</text:p>
          </table:table-cell>
          <table:table-cell office:value-type="float" office:value="2116.75" calcext:value-type="float">
            <text:p>2116.75</text:p>
          </table:table-cell>
        </table:table-row>
        <table:table-row table:style-name="ro1">
          <table:table-cell office:value-type="float" office:value="13054776" calcext:value-type="float">
            <text:p>13054776</text:p>
          </table:table-cell>
          <table:table-cell table:formula="of:=[.A818]/1000/(60*60*24)" office:value-type="time" office:time-value="PT03H37M34.776S" calcext:value-type="time">
            <text:p>03:37:35</text:p>
          </table:table-cell>
          <table:table-cell office:value-type="float" office:value="1.11" calcext:value-type="float">
            <text:p>1.1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8.05" calcext:value-type="float">
            <text:p>558.05</text:p>
          </table:table-cell>
          <table:table-cell office:value-type="float" office:value="1811.23" calcext:value-type="float">
            <text:p>1811.23</text:p>
          </table:table-cell>
          <table:table-cell office:value-type="float" office:value="2119.24" calcext:value-type="float">
            <text:p>2119.24</text:p>
          </table:table-cell>
        </table:table-row>
        <table:table-row table:style-name="ro1">
          <table:table-cell office:value-type="float" office:value="13070776" calcext:value-type="float">
            <text:p>13070776</text:p>
          </table:table-cell>
          <table:table-cell table:formula="of:=[.A819]/1000/(60*60*24)" office:value-type="time" office:time-value="PT03H37M50.776S" calcext:value-type="time">
            <text:p>03:37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813.45" calcext:value-type="float">
            <text:p>1813.45</text:p>
          </table:table-cell>
          <table:table-cell office:value-type="float" office:value="2121.72" calcext:value-type="float">
            <text:p>2121.72</text:p>
          </table:table-cell>
        </table:table-row>
        <table:table-row table:style-name="ro1">
          <table:table-cell office:value-type="float" office:value="13086776" calcext:value-type="float">
            <text:p>13086776</text:p>
          </table:table-cell>
          <table:table-cell table:formula="of:=[.A820]/1000/(60*60*24)" office:value-type="time" office:time-value="PT03H38M06.776S" calcext:value-type="time">
            <text:p>03:38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815.67" calcext:value-type="float">
            <text:p>1815.67</text:p>
          </table:table-cell>
          <table:table-cell office:value-type="float" office:value="2124.2" calcext:value-type="float">
            <text:p>2124.2</text:p>
          </table:table-cell>
        </table:table-row>
        <table:table-row table:style-name="ro1">
          <table:table-cell office:value-type="float" office:value="13102776" calcext:value-type="float">
            <text:p>13102776</text:p>
          </table:table-cell>
          <table:table-cell table:formula="of:=[.A821]/1000/(60*60*24)" office:value-type="time" office:time-value="PT03H38M22.776S" calcext:value-type="time">
            <text:p>03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" calcext:value-type="float">
            <text:p>556.2</text:p>
          </table:table-cell>
          <table:table-cell office:value-type="float" office:value="1817.89" calcext:value-type="float">
            <text:p>1817.89</text:p>
          </table:table-cell>
          <table:table-cell office:value-type="float" office:value="2126.67" calcext:value-type="float">
            <text:p>2126.67</text:p>
          </table:table-cell>
        </table:table-row>
        <table:table-row table:style-name="ro1">
          <table:table-cell office:value-type="float" office:value="13118776" calcext:value-type="float">
            <text:p>13118776</text:p>
          </table:table-cell>
          <table:table-cell table:formula="of:=[.A822]/1000/(60*60*24)" office:value-type="time" office:time-value="PT03H38M38.776S" calcext:value-type="time">
            <text:p>03:38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2" calcext:value-type="float">
            <text:p>556.22</text:p>
          </table:table-cell>
          <table:table-cell office:value-type="float" office:value="1820.11" calcext:value-type="float">
            <text:p>1820.11</text:p>
          </table:table-cell>
          <table:table-cell office:value-type="float" office:value="2129.15" calcext:value-type="float">
            <text:p>2129.15</text:p>
          </table:table-cell>
        </table:table-row>
        <table:table-row table:style-name="ro1">
          <table:table-cell office:value-type="float" office:value="13134776" calcext:value-type="float">
            <text:p>13134776</text:p>
          </table:table-cell>
          <table:table-cell table:formula="of:=[.A823]/1000/(60*60*24)" office:value-type="time" office:time-value="PT03H38M54.776S" calcext:value-type="time">
            <text:p>03:38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1822.33" calcext:value-type="float">
            <text:p>1822.33</text:p>
          </table:table-cell>
          <table:table-cell office:value-type="float" office:value="2131.62" calcext:value-type="float">
            <text:p>2131.62</text:p>
          </table:table-cell>
        </table:table-row>
        <table:table-row table:style-name="ro1">
          <table:table-cell office:value-type="float" office:value="13150776" calcext:value-type="float">
            <text:p>13150776</text:p>
          </table:table-cell>
          <table:table-cell table:formula="of:=[.A824]/1000/(60*60*24)" office:value-type="time" office:time-value="PT03H39M10.776S" calcext:value-type="time">
            <text:p>03:39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7" calcext:value-type="float">
            <text:p>556.07</text:p>
          </table:table-cell>
          <table:table-cell office:value-type="float" office:value="1824.55" calcext:value-type="float">
            <text:p>1824.55</text:p>
          </table:table-cell>
          <table:table-cell office:value-type="float" office:value="2134.09" calcext:value-type="float">
            <text:p>2134.09</text:p>
          </table:table-cell>
        </table:table-row>
        <table:table-row table:style-name="ro1">
          <table:table-cell office:value-type="float" office:value="13166776" calcext:value-type="float">
            <text:p>13166776</text:p>
          </table:table-cell>
          <table:table-cell table:formula="of:=[.A825]/1000/(60*60*24)" office:value-type="time" office:time-value="PT03H39M26.776S" calcext:value-type="time">
            <text:p>03:39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826.77" calcext:value-type="float">
            <text:p>1826.77</text:p>
          </table:table-cell>
          <table:table-cell office:value-type="float" office:value="2136.57" calcext:value-type="float">
            <text:p>2136.57</text:p>
          </table:table-cell>
        </table:table-row>
        <table:table-row table:style-name="ro1">
          <table:table-cell office:value-type="float" office:value="13182776" calcext:value-type="float">
            <text:p>13182776</text:p>
          </table:table-cell>
          <table:table-cell table:formula="of:=[.A826]/1000/(60*60*24)" office:value-type="time" office:time-value="PT03H39M42.776S" calcext:value-type="time">
            <text:p>03:39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8" calcext:value-type="float">
            <text:p>557.98</text:p>
          </table:table-cell>
          <table:table-cell office:value-type="float" office:value="1828.99" calcext:value-type="float">
            <text:p>1828.99</text:p>
          </table:table-cell>
          <table:table-cell office:value-type="float" office:value="2139.05" calcext:value-type="float">
            <text:p>2139.05</text:p>
          </table:table-cell>
        </table:table-row>
        <table:table-row table:style-name="ro1">
          <table:table-cell office:value-type="float" office:value="13198776" calcext:value-type="float">
            <text:p>13198776</text:p>
          </table:table-cell>
          <table:table-cell table:formula="of:=[.A827]/1000/(60*60*24)" office:value-type="time" office:time-value="PT03H39M58.776S" calcext:value-type="time">
            <text:p>03:39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831.21" calcext:value-type="float">
            <text:p>1831.21</text:p>
          </table:table-cell>
          <table:table-cell office:value-type="float" office:value="2141.52" calcext:value-type="float">
            <text:p>2141.52</text:p>
          </table:table-cell>
        </table:table-row>
        <table:table-row table:style-name="ro1">
          <table:table-cell office:value-type="float" office:value="13214776" calcext:value-type="float">
            <text:p>13214776</text:p>
          </table:table-cell>
          <table:table-cell table:formula="of:=[.A828]/1000/(60*60*24)" office:value-type="time" office:time-value="PT03H40M14.776S" calcext:value-type="time">
            <text:p>03:40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8" calcext:value-type="float">
            <text:p>555.98</text:p>
          </table:table-cell>
          <table:table-cell office:value-type="float" office:value="1833.43" calcext:value-type="float">
            <text:p>1833.43</text:p>
          </table:table-cell>
          <table:table-cell office:value-type="float" office:value="2143.99" calcext:value-type="float">
            <text:p>2143.99</text:p>
          </table:table-cell>
        </table:table-row>
        <table:table-row table:style-name="ro1">
          <table:table-cell office:value-type="float" office:value="13230776" calcext:value-type="float">
            <text:p>13230776</text:p>
          </table:table-cell>
          <table:table-cell table:formula="of:=[.A829]/1000/(60*60*24)" office:value-type="time" office:time-value="PT03H40M30.776S" calcext:value-type="time">
            <text:p>03:40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" calcext:value-type="float">
            <text:p>556.2</text:p>
          </table:table-cell>
          <table:table-cell office:value-type="float" office:value="1835.65" calcext:value-type="float">
            <text:p>1835.65</text:p>
          </table:table-cell>
          <table:table-cell office:value-type="float" office:value="2146.46" calcext:value-type="float">
            <text:p>2146.46</text:p>
          </table:table-cell>
        </table:table-row>
        <table:table-row table:style-name="ro1">
          <table:table-cell office:value-type="float" office:value="13246776" calcext:value-type="float">
            <text:p>13246776</text:p>
          </table:table-cell>
          <table:table-cell table:formula="of:=[.A830]/1000/(60*60*24)" office:value-type="time" office:time-value="PT03H40M46.776S" calcext:value-type="time">
            <text:p>03:40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837.86" calcext:value-type="float">
            <text:p>1837.86</text:p>
          </table:table-cell>
          <table:table-cell office:value-type="float" office:value="2148.94" calcext:value-type="float">
            <text:p>2148.94</text:p>
          </table:table-cell>
        </table:table-row>
        <table:table-row table:style-name="ro1">
          <table:table-cell office:value-type="float" office:value="13262776" calcext:value-type="float">
            <text:p>13262776</text:p>
          </table:table-cell>
          <table:table-cell table:formula="of:=[.A831]/1000/(60*60*24)" office:value-type="time" office:time-value="PT03H41M02.776S" calcext:value-type="time">
            <text:p>03:41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1840.08" calcext:value-type="float">
            <text:p>1840.08</text:p>
          </table:table-cell>
          <table:table-cell office:value-type="float" office:value="2151.41" calcext:value-type="float">
            <text:p>2151.41</text:p>
          </table:table-cell>
        </table:table-row>
        <table:table-row table:style-name="ro1">
          <table:table-cell office:value-type="float" office:value="13278776" calcext:value-type="float">
            <text:p>13278776</text:p>
          </table:table-cell>
          <table:table-cell table:formula="of:=[.A832]/1000/(60*60*24)" office:value-type="time" office:time-value="PT03H41M18.776S" calcext:value-type="time">
            <text:p>03:41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1842.3" calcext:value-type="float">
            <text:p>1842.3</text:p>
          </table:table-cell>
          <table:table-cell office:value-type="float" office:value="2153.88" calcext:value-type="float">
            <text:p>2153.88</text:p>
          </table:table-cell>
        </table:table-row>
        <table:table-row table:style-name="ro1">
          <table:table-cell office:value-type="float" office:value="13294776" calcext:value-type="float">
            <text:p>13294776</text:p>
          </table:table-cell>
          <table:table-cell table:formula="of:=[.A833]/1000/(60*60*24)" office:value-type="time" office:time-value="PT03H41M34.776S" calcext:value-type="time">
            <text:p>03:41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1844.52" calcext:value-type="float">
            <text:p>1844.52</text:p>
          </table:table-cell>
          <table:table-cell office:value-type="float" office:value="2156.35" calcext:value-type="float">
            <text:p>2156.35</text:p>
          </table:table-cell>
        </table:table-row>
        <table:table-row table:style-name="ro1">
          <table:table-cell office:value-type="float" office:value="13310776" calcext:value-type="float">
            <text:p>13310776</text:p>
          </table:table-cell>
          <table:table-cell table:formula="of:=[.A834]/1000/(60*60*24)" office:value-type="time" office:time-value="PT03H41M50.776S" calcext:value-type="time">
            <text:p>03:41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846.75" calcext:value-type="float">
            <text:p>1846.75</text:p>
          </table:table-cell>
          <table:table-cell office:value-type="float" office:value="2158.82" calcext:value-type="float">
            <text:p>2158.82</text:p>
          </table:table-cell>
        </table:table-row>
        <table:table-row table:style-name="ro1">
          <table:table-cell office:value-type="float" office:value="13326777" calcext:value-type="float">
            <text:p>13326777</text:p>
          </table:table-cell>
          <table:table-cell table:formula="of:=[.A835]/1000/(60*60*24)" office:value-type="time" office:time-value="PT03H42M06.777S" calcext:value-type="time">
            <text:p>03:42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4" calcext:value-type="float">
            <text:p>554</text:p>
          </table:table-cell>
          <table:table-cell office:value-type="float" office:value="1848.97" calcext:value-type="float">
            <text:p>1848.97</text:p>
          </table:table-cell>
          <table:table-cell office:value-type="float" office:value="2161.29" calcext:value-type="float">
            <text:p>2161.29</text:p>
          </table:table-cell>
        </table:table-row>
        <table:table-row table:style-name="ro1">
          <table:table-cell office:value-type="float" office:value="13342776" calcext:value-type="float">
            <text:p>13342776</text:p>
          </table:table-cell>
          <table:table-cell table:formula="of:=[.A836]/1000/(60*60*24)" office:value-type="time" office:time-value="PT03H42M22.776S" calcext:value-type="time">
            <text:p>03:42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851.18" calcext:value-type="float">
            <text:p>1851.18</text:p>
          </table:table-cell>
          <table:table-cell office:value-type="float" office:value="2163.76" calcext:value-type="float">
            <text:p>2163.76</text:p>
          </table:table-cell>
        </table:table-row>
        <table:table-row table:style-name="ro1">
          <table:table-cell office:value-type="float" office:value="13358776" calcext:value-type="float">
            <text:p>13358776</text:p>
          </table:table-cell>
          <table:table-cell table:formula="of:=[.A837]/1000/(60*60*24)" office:value-type="time" office:time-value="PT03H42M38.776S" calcext:value-type="time">
            <text:p>03:42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853.41" calcext:value-type="float">
            <text:p>1853.41</text:p>
          </table:table-cell>
          <table:table-cell office:value-type="float" office:value="2166.22" calcext:value-type="float">
            <text:p>2166.22</text:p>
          </table:table-cell>
        </table:table-row>
        <table:table-row table:style-name="ro1">
          <table:table-cell office:value-type="float" office:value="13374776" calcext:value-type="float">
            <text:p>13374776</text:p>
          </table:table-cell>
          <table:table-cell table:formula="of:=[.A838]/1000/(60*60*24)" office:value-type="time" office:time-value="PT03H42M54.776S" calcext:value-type="time">
            <text:p>03:42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8" calcext:value-type="float">
            <text:p>553.98</text:p>
          </table:table-cell>
          <table:table-cell office:value-type="float" office:value="1855.62" calcext:value-type="float">
            <text:p>1855.62</text:p>
          </table:table-cell>
          <table:table-cell office:value-type="float" office:value="2168.69" calcext:value-type="float">
            <text:p>2168.69</text:p>
          </table:table-cell>
        </table:table-row>
        <table:table-row table:style-name="ro1">
          <table:table-cell office:value-type="float" office:value="13390777" calcext:value-type="float">
            <text:p>13390777</text:p>
          </table:table-cell>
          <table:table-cell table:formula="of:=[.A839]/1000/(60*60*24)" office:value-type="time" office:time-value="PT03H43M10.777S" calcext:value-type="time">
            <text:p>03:43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857.84" calcext:value-type="float">
            <text:p>1857.84</text:p>
          </table:table-cell>
          <table:table-cell office:value-type="float" office:value="2171.15" calcext:value-type="float">
            <text:p>2171.15</text:p>
          </table:table-cell>
        </table:table-row>
        <table:table-row table:style-name="ro1">
          <table:table-cell office:value-type="float" office:value="13406776" calcext:value-type="float">
            <text:p>13406776</text:p>
          </table:table-cell>
          <table:table-cell table:formula="of:=[.A840]/1000/(60*60*24)" office:value-type="time" office:time-value="PT03H43M26.776S" calcext:value-type="time">
            <text:p>03:43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9" calcext:value-type="float">
            <text:p>554.29</text:p>
          </table:table-cell>
          <table:table-cell office:value-type="float" office:value="1860.06" calcext:value-type="float">
            <text:p>1860.06</text:p>
          </table:table-cell>
          <table:table-cell office:value-type="float" office:value="2173.62" calcext:value-type="float">
            <text:p>2173.62</text:p>
          </table:table-cell>
        </table:table-row>
        <table:table-row table:style-name="ro1">
          <table:table-cell office:value-type="float" office:value="13422776" calcext:value-type="float">
            <text:p>13422776</text:p>
          </table:table-cell>
          <table:table-cell table:formula="of:=[.A841]/1000/(60*60*24)" office:value-type="time" office:time-value="PT03H43M42.776S" calcext:value-type="time">
            <text:p>03:43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1862.28" calcext:value-type="float">
            <text:p>1862.28</text:p>
          </table:table-cell>
          <table:table-cell office:value-type="float" office:value="2176.08" calcext:value-type="float">
            <text:p>2176.08</text:p>
          </table:table-cell>
        </table:table-row>
        <table:table-row table:style-name="ro1">
          <table:table-cell office:value-type="float" office:value="13438776" calcext:value-type="float">
            <text:p>13438776</text:p>
          </table:table-cell>
          <table:table-cell table:formula="of:=[.A842]/1000/(60*60*24)" office:value-type="time" office:time-value="PT03H43M58.776S" calcext:value-type="time">
            <text:p>03:43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1864.5" calcext:value-type="float">
            <text:p>1864.5</text:p>
          </table:table-cell>
          <table:table-cell office:value-type="float" office:value="2178.55" calcext:value-type="float">
            <text:p>2178.55</text:p>
          </table:table-cell>
        </table:table-row>
        <table:table-row table:style-name="ro1">
          <table:table-cell office:value-type="float" office:value="13454776" calcext:value-type="float">
            <text:p>13454776</text:p>
          </table:table-cell>
          <table:table-cell table:formula="of:=[.A843]/1000/(60*60*24)" office:value-type="time" office:time-value="PT03H44M14.776S" calcext:value-type="time">
            <text:p>03:44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1866.72" calcext:value-type="float">
            <text:p>1866.72</text:p>
          </table:table-cell>
          <table:table-cell office:value-type="float" office:value="2181.01" calcext:value-type="float">
            <text:p>2181.01</text:p>
          </table:table-cell>
        </table:table-row>
        <table:table-row table:style-name="ro1">
          <table:table-cell office:value-type="float" office:value="13470776" calcext:value-type="float">
            <text:p>13470776</text:p>
          </table:table-cell>
          <table:table-cell table:formula="of:=[.A844]/1000/(60*60*24)" office:value-type="time" office:time-value="PT03H44M30.776S" calcext:value-type="time">
            <text:p>03:44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1868.94" calcext:value-type="float">
            <text:p>1868.94</text:p>
          </table:table-cell>
          <table:table-cell office:value-type="float" office:value="2183.47" calcext:value-type="float">
            <text:p>2183.47</text:p>
          </table:table-cell>
        </table:table-row>
        <table:table-row table:style-name="ro1">
          <table:table-cell office:value-type="float" office:value="13486776" calcext:value-type="float">
            <text:p>13486776</text:p>
          </table:table-cell>
          <table:table-cell table:formula="of:=[.A845]/1000/(60*60*24)" office:value-type="time" office:time-value="PT03H44M46.776S" calcext:value-type="time">
            <text:p>03:44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871.16" calcext:value-type="float">
            <text:p>1871.16</text:p>
          </table:table-cell>
          <table:table-cell office:value-type="float" office:value="2185.93" calcext:value-type="float">
            <text:p>2185.93</text:p>
          </table:table-cell>
        </table:table-row>
        <table:table-row table:style-name="ro1">
          <table:table-cell office:value-type="float" office:value="13502776" calcext:value-type="float">
            <text:p>13502776</text:p>
          </table:table-cell>
          <table:table-cell table:formula="of:=[.A846]/1000/(60*60*24)" office:value-type="time" office:time-value="PT03H45M02.776S" calcext:value-type="time">
            <text:p>03:45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28" calcext:value-type="float">
            <text:p>552.28</text:p>
          </table:table-cell>
          <table:table-cell office:value-type="float" office:value="1873.38" calcext:value-type="float">
            <text:p>1873.38</text:p>
          </table:table-cell>
          <table:table-cell office:value-type="float" office:value="2188.39" calcext:value-type="float">
            <text:p>2188.39</text:p>
          </table:table-cell>
        </table:table-row>
        <table:table-row table:style-name="ro1">
          <table:table-cell office:value-type="float" office:value="13518776" calcext:value-type="float">
            <text:p>13518776</text:p>
          </table:table-cell>
          <table:table-cell table:formula="of:=[.A847]/1000/(60*60*24)" office:value-type="time" office:time-value="PT03H45M18.776S" calcext:value-type="time">
            <text:p>03:45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1875.6" calcext:value-type="float">
            <text:p>1875.6</text:p>
          </table:table-cell>
          <table:table-cell office:value-type="float" office:value="2190.85" calcext:value-type="float">
            <text:p>2190.85</text:p>
          </table:table-cell>
        </table:table-row>
        <table:table-row table:style-name="ro1">
          <table:table-cell office:value-type="float" office:value="13534776" calcext:value-type="float">
            <text:p>13534776</text:p>
          </table:table-cell>
          <table:table-cell table:formula="of:=[.A848]/1000/(60*60*24)" office:value-type="time" office:time-value="PT03H45M34.776S" calcext:value-type="time">
            <text:p>03:45:35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3.83" calcext:value-type="float">
            <text:p>553.83</text:p>
          </table:table-cell>
          <table:table-cell office:value-type="float" office:value="1877.82" calcext:value-type="float">
            <text:p>1877.82</text:p>
          </table:table-cell>
          <table:table-cell office:value-type="float" office:value="2193.32" calcext:value-type="float">
            <text:p>2193.32</text:p>
          </table:table-cell>
        </table:table-row>
        <table:table-row table:style-name="ro1">
          <table:table-cell office:value-type="float" office:value="13550776" calcext:value-type="float">
            <text:p>13550776</text:p>
          </table:table-cell>
          <table:table-cell table:formula="of:=[.A849]/1000/(60*60*24)" office:value-type="time" office:time-value="PT03H45M50.776S" calcext:value-type="time">
            <text:p>03:45:51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3.7" calcext:value-type="float">
            <text:p>553.7</text:p>
          </table:table-cell>
          <table:table-cell office:value-type="float" office:value="1880.05" calcext:value-type="float">
            <text:p>1880.05</text:p>
          </table:table-cell>
          <table:table-cell office:value-type="float" office:value="2195.79" calcext:value-type="float">
            <text:p>2195.79</text:p>
          </table:table-cell>
        </table:table-row>
        <table:table-row table:style-name="ro1">
          <table:table-cell office:value-type="float" office:value="13566776" calcext:value-type="float">
            <text:p>13566776</text:p>
          </table:table-cell>
          <table:table-cell table:formula="of:=[.A850]/1000/(60*60*24)" office:value-type="time" office:time-value="PT03H46M06.776S" calcext:value-type="time">
            <text:p>03:46:07</text:p>
          </table:table-cell>
          <table:table-cell office:value-type="float" office:value="1.11" calcext:value-type="float">
            <text:p>1.11</text:p>
          </table:table-cell>
          <table:table-cell office:value-type="float" office:value="501.12" calcext:value-type="float">
            <text:p>501.12</text:p>
          </table:table-cell>
          <table:table-cell office:value-type="float" office:value="556.28" calcext:value-type="float">
            <text:p>556.28</text:p>
          </table:table-cell>
          <table:table-cell office:value-type="float" office:value="1882.27" calcext:value-type="float">
            <text:p>1882.27</text:p>
          </table:table-cell>
          <table:table-cell office:value-type="float" office:value="2198.25" calcext:value-type="float">
            <text:p>2198.25</text:p>
          </table:table-cell>
        </table:table-row>
        <table:table-row table:style-name="ro1">
          <table:table-cell office:value-type="float" office:value="13582776" calcext:value-type="float">
            <text:p>13582776</text:p>
          </table:table-cell>
          <table:table-cell table:formula="of:=[.A851]/1000/(60*60*24)" office:value-type="time" office:time-value="PT03H46M22.776S" calcext:value-type="time">
            <text:p>03:46:23</text:p>
          </table:table-cell>
          <table:table-cell office:value-type="float" office:value="1.11" calcext:value-type="float">
            <text:p>1.11</text:p>
          </table:table-cell>
          <table:table-cell office:value-type="float" office:value="501.12" calcext:value-type="float">
            <text:p>501.12</text:p>
          </table:table-cell>
          <table:table-cell office:value-type="float" office:value="554.28" calcext:value-type="float">
            <text:p>554.28</text:p>
          </table:table-cell>
          <table:table-cell office:value-type="float" office:value="1884.5" calcext:value-type="float">
            <text:p>1884.5</text:p>
          </table:table-cell>
          <table:table-cell office:value-type="float" office:value="2200.72" calcext:value-type="float">
            <text:p>2200.72</text:p>
          </table:table-cell>
        </table:table-row>
        <table:table-row table:style-name="ro1">
          <table:table-cell office:value-type="float" office:value="13598776" calcext:value-type="float">
            <text:p>13598776</text:p>
          </table:table-cell>
          <table:table-cell table:formula="of:=[.A852]/1000/(60*60*24)" office:value-type="time" office:time-value="PT03H46M38.776S" calcext:value-type="time">
            <text:p>03:46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886.72" calcext:value-type="float">
            <text:p>1886.72</text:p>
          </table:table-cell>
          <table:table-cell office:value-type="float" office:value="2203.18" calcext:value-type="float">
            <text:p>2203.18</text:p>
          </table:table-cell>
        </table:table-row>
        <table:table-row table:style-name="ro1">
          <table:table-cell office:value-type="float" office:value="13614776" calcext:value-type="float">
            <text:p>13614776</text:p>
          </table:table-cell>
          <table:table-cell table:formula="of:=[.A853]/1000/(60*60*24)" office:value-type="time" office:time-value="PT03H46M54.776S" calcext:value-type="time">
            <text:p>03:46:55</text:p>
          </table:table-cell>
          <table:table-cell office:value-type="float" office:value="1.11" calcext:value-type="float">
            <text:p>1.11</text:p>
          </table:table-cell>
          <table:table-cell office:value-type="float" office:value="498.92" calcext:value-type="float">
            <text:p>498.92</text:p>
          </table:table-cell>
          <table:table-cell office:value-type="float" office:value="551.77" calcext:value-type="float">
            <text:p>551.77</text:p>
          </table:table-cell>
          <table:table-cell office:value-type="float" office:value="1888.94" calcext:value-type="float">
            <text:p>1888.94</text:p>
          </table:table-cell>
          <table:table-cell office:value-type="float" office:value="2205.63" calcext:value-type="float">
            <text:p>2205.63</text:p>
          </table:table-cell>
        </table:table-row>
        <table:table-row table:style-name="ro1">
          <table:table-cell office:value-type="float" office:value="13630776" calcext:value-type="float">
            <text:p>13630776</text:p>
          </table:table-cell>
          <table:table-cell table:formula="of:=[.A854]/1000/(60*60*24)" office:value-type="time" office:time-value="PT03H47M10.776S" calcext:value-type="time">
            <text:p>03:47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1891.16" calcext:value-type="float">
            <text:p>1891.16</text:p>
          </table:table-cell>
          <table:table-cell office:value-type="float" office:value="2208.09" calcext:value-type="float">
            <text:p>2208.09</text:p>
          </table:table-cell>
        </table:table-row>
        <table:table-row table:style-name="ro1">
          <table:table-cell office:value-type="float" office:value="13646776" calcext:value-type="float">
            <text:p>13646776</text:p>
          </table:table-cell>
          <table:table-cell table:formula="of:=[.A855]/1000/(60*60*24)" office:value-type="time" office:time-value="PT03H47M26.776S" calcext:value-type="time">
            <text:p>03:47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1893.38" calcext:value-type="float">
            <text:p>1893.38</text:p>
          </table:table-cell>
          <table:table-cell office:value-type="float" office:value="2210.55" calcext:value-type="float">
            <text:p>2210.55</text:p>
          </table:table-cell>
        </table:table-row>
        <table:table-row table:style-name="ro1">
          <table:table-cell office:value-type="float" office:value="13662776" calcext:value-type="float">
            <text:p>13662776</text:p>
          </table:table-cell>
          <table:table-cell table:formula="of:=[.A856]/1000/(60*60*24)" office:value-type="time" office:time-value="PT03H47M42.776S" calcext:value-type="time">
            <text:p>03:47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8" calcext:value-type="float">
            <text:p>552.08</text:p>
          </table:table-cell>
          <table:table-cell office:value-type="float" office:value="1895.6" calcext:value-type="float">
            <text:p>1895.6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3678776" calcext:value-type="float">
            <text:p>13678776</text:p>
          </table:table-cell>
          <table:table-cell table:formula="of:=[.A857]/1000/(60*60*24)" office:value-type="time" office:time-value="PT03H47M58.776S" calcext:value-type="time">
            <text:p>03:47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3" calcext:value-type="float">
            <text:p>552.43</text:p>
          </table:table-cell>
          <table:table-cell office:value-type="float" office:value="1897.82" calcext:value-type="float">
            <text:p>1897.82</text:p>
          </table:table-cell>
          <table:table-cell office:value-type="float" office:value="2215.46" calcext:value-type="float">
            <text:p>2215.46</text:p>
          </table:table-cell>
        </table:table-row>
        <table:table-row table:style-name="ro1">
          <table:table-cell office:value-type="float" office:value="13694776" calcext:value-type="float">
            <text:p>13694776</text:p>
          </table:table-cell>
          <table:table-cell table:formula="of:=[.A858]/1000/(60*60*24)" office:value-type="time" office:time-value="PT03H48M14.776S" calcext:value-type="time">
            <text:p>03:48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4" calcext:value-type="float">
            <text:p>552.54</text:p>
          </table:table-cell>
          <table:table-cell office:value-type="float" office:value="1900.04" calcext:value-type="float">
            <text:p>1900.04</text:p>
          </table:table-cell>
          <table:table-cell office:value-type="float" office:value="2217.91" calcext:value-type="float">
            <text:p>2217.91</text:p>
          </table:table-cell>
        </table:table-row>
        <table:table-row table:style-name="ro1">
          <table:table-cell office:value-type="float" office:value="13710776" calcext:value-type="float">
            <text:p>13710776</text:p>
          </table:table-cell>
          <table:table-cell table:formula="of:=[.A859]/1000/(60*60*24)" office:value-type="time" office:time-value="PT03H48M30.776S" calcext:value-type="time">
            <text:p>03:48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9" calcext:value-type="float">
            <text:p>551.99</text:p>
          </table:table-cell>
          <table:table-cell office:value-type="float" office:value="1902.26" calcext:value-type="float">
            <text:p>1902.26</text:p>
          </table:table-cell>
          <table:table-cell office:value-type="float" office:value="2220.36" calcext:value-type="float">
            <text:p>2220.36</text:p>
          </table:table-cell>
        </table:table-row>
        <table:table-row table:style-name="ro1">
          <table:table-cell office:value-type="float" office:value="13726776" calcext:value-type="float">
            <text:p>13726776</text:p>
          </table:table-cell>
          <table:table-cell table:formula="of:=[.A860]/1000/(60*60*24)" office:value-type="time" office:time-value="PT03H48M46.776S" calcext:value-type="time">
            <text:p>03:48:47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1904.48" calcext:value-type="float">
            <text:p>1904.48</text:p>
          </table:table-cell>
          <table:table-cell office:value-type="float" office:value="2222.82" calcext:value-type="float">
            <text:p>2222.82</text:p>
          </table:table-cell>
        </table:table-row>
        <table:table-row table:style-name="ro1">
          <table:table-cell office:value-type="float" office:value="13742776" calcext:value-type="float">
            <text:p>13742776</text:p>
          </table:table-cell>
          <table:table-cell table:formula="of:=[.A861]/1000/(60*60*24)" office:value-type="time" office:time-value="PT03H49M02.776S" calcext:value-type="time">
            <text:p>03:4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1906.7" calcext:value-type="float">
            <text:p>1906.7</text:p>
          </table:table-cell>
          <table:table-cell office:value-type="float" office:value="2225.27" calcext:value-type="float">
            <text:p>2225.27</text:p>
          </table:table-cell>
        </table:table-row>
        <table:table-row table:style-name="ro1">
          <table:table-cell office:value-type="float" office:value="13758777" calcext:value-type="float">
            <text:p>13758777</text:p>
          </table:table-cell>
          <table:table-cell table:formula="of:=[.A862]/1000/(60*60*24)" office:value-type="time" office:time-value="PT03H49M18.777S" calcext:value-type="time">
            <text:p>03:49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1908.92" calcext:value-type="float">
            <text:p>1908.92</text:p>
          </table:table-cell>
          <table:table-cell office:value-type="float" office:value="2227.72" calcext:value-type="float">
            <text:p>2227.72</text:p>
          </table:table-cell>
        </table:table-row>
        <table:table-row table:style-name="ro1">
          <table:table-cell office:value-type="float" office:value="13774776" calcext:value-type="float">
            <text:p>13774776</text:p>
          </table:table-cell>
          <table:table-cell table:formula="of:=[.A863]/1000/(60*60*24)" office:value-type="time" office:time-value="PT03H49M34.776S" calcext:value-type="time">
            <text:p>03:49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911.14" calcext:value-type="float">
            <text:p>1911.14</text:p>
          </table:table-cell>
          <table:table-cell office:value-type="float" office:value="2230.17" calcext:value-type="float">
            <text:p>2230.17</text:p>
          </table:table-cell>
        </table:table-row>
        <table:table-row table:style-name="ro1">
          <table:table-cell office:value-type="float" office:value="13790776" calcext:value-type="float">
            <text:p>13790776</text:p>
          </table:table-cell>
          <table:table-cell table:formula="of:=[.A864]/1000/(60*60*24)" office:value-type="time" office:time-value="PT03H49M50.776S" calcext:value-type="time">
            <text:p>03:49:5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1913.36" calcext:value-type="float">
            <text:p>1913.36</text:p>
          </table:table-cell>
          <table:table-cell office:value-type="float" office:value="2232.62" calcext:value-type="float">
            <text:p>2232.62</text:p>
          </table:table-cell>
        </table:table-row>
        <table:table-row table:style-name="ro1">
          <table:table-cell office:value-type="float" office:value="13806776" calcext:value-type="float">
            <text:p>13806776</text:p>
          </table:table-cell>
          <table:table-cell table:formula="of:=[.A865]/1000/(60*60*24)" office:value-type="time" office:time-value="PT03H50M06.776S" calcext:value-type="time">
            <text:p>03:50:07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1915.57" calcext:value-type="float">
            <text:p>1915.57</text:p>
          </table:table-cell>
          <table:table-cell office:value-type="float" office:value="2235.07" calcext:value-type="float">
            <text:p>2235.07</text:p>
          </table:table-cell>
        </table:table-row>
        <table:table-row table:style-name="ro1">
          <table:table-cell office:value-type="float" office:value="13822776" calcext:value-type="float">
            <text:p>13822776</text:p>
          </table:table-cell>
          <table:table-cell table:formula="of:=[.A866]/1000/(60*60*24)" office:value-type="time" office:time-value="PT03H50M22.776S" calcext:value-type="time">
            <text:p>03:50:2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" calcext:value-type="float">
            <text:p>548.3</text:p>
          </table:table-cell>
          <table:table-cell office:value-type="float" office:value="1917.79" calcext:value-type="float">
            <text:p>1917.79</text:p>
          </table:table-cell>
          <table:table-cell office:value-type="float" office:value="2237.52" calcext:value-type="float">
            <text:p>2237.52</text:p>
          </table:table-cell>
        </table:table-row>
        <table:table-row table:style-name="ro1">
          <table:table-cell office:value-type="float" office:value="13838777" calcext:value-type="float">
            <text:p>13838777</text:p>
          </table:table-cell>
          <table:table-cell table:formula="of:=[.A867]/1000/(60*60*24)" office:value-type="time" office:time-value="PT03H50M38.777S" calcext:value-type="time">
            <text:p>03:5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1920.01" calcext:value-type="float">
            <text:p>1920.01</text:p>
          </table:table-cell>
          <table:table-cell office:value-type="float" office:value="2239.97" calcext:value-type="float">
            <text:p>2239.97</text:p>
          </table:table-cell>
        </table:table-row>
        <table:table-row table:style-name="ro1">
          <table:table-cell office:value-type="float" office:value="13854777" calcext:value-type="float">
            <text:p>13854777</text:p>
          </table:table-cell>
          <table:table-cell table:formula="of:=[.A868]/1000/(60*60*24)" office:value-type="time" office:time-value="PT03H50M54.777S" calcext:value-type="time">
            <text:p>03:5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5" calcext:value-type="float">
            <text:p>552.45</text:p>
          </table:table-cell>
          <table:table-cell office:value-type="float" office:value="1922.23" calcext:value-type="float">
            <text:p>1922.23</text:p>
          </table:table-cell>
          <table:table-cell office:value-type="float" office:value="2242.41" calcext:value-type="float">
            <text:p>2242.41</text:p>
          </table:table-cell>
        </table:table-row>
        <table:table-row table:style-name="ro1">
          <table:table-cell office:value-type="float" office:value="13870776" calcext:value-type="float">
            <text:p>13870776</text:p>
          </table:table-cell>
          <table:table-cell table:formula="of:=[.A869]/1000/(60*60*24)" office:value-type="time" office:time-value="PT03H51M10.776S" calcext:value-type="time">
            <text:p>03:5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4" calcext:value-type="float">
            <text:p>552.54</text:p>
          </table:table-cell>
          <table:table-cell office:value-type="float" office:value="1924.45" calcext:value-type="float">
            <text:p>1924.45</text:p>
          </table:table-cell>
          <table:table-cell office:value-type="float" office:value="2244.86" calcext:value-type="float">
            <text:p>2244.86</text:p>
          </table:table-cell>
        </table:table-row>
        <table:table-row table:style-name="ro1">
          <table:table-cell office:value-type="float" office:value="13886776" calcext:value-type="float">
            <text:p>13886776</text:p>
          </table:table-cell>
          <table:table-cell table:formula="of:=[.A870]/1000/(60*60*24)" office:value-type="time" office:time-value="PT03H51M26.776S" calcext:value-type="time">
            <text:p>03:51:27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3" calcext:value-type="float">
            <text:p>550.43</text:p>
          </table:table-cell>
          <table:table-cell office:value-type="float" office:value="1926.67" calcext:value-type="float">
            <text:p>1926.67</text:p>
          </table:table-cell>
          <table:table-cell office:value-type="float" office:value="2247.31" calcext:value-type="float">
            <text:p>2247.31</text:p>
          </table:table-cell>
        </table:table-row>
        <table:table-row table:style-name="ro1">
          <table:table-cell office:value-type="float" office:value="13902776" calcext:value-type="float">
            <text:p>13902776</text:p>
          </table:table-cell>
          <table:table-cell table:formula="of:=[.A871]/1000/(60*60*24)" office:value-type="time" office:time-value="PT03H51M42.776S" calcext:value-type="time">
            <text:p>03:51:43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1928.89" calcext:value-type="float">
            <text:p>1928.89</text:p>
          </table:table-cell>
          <table:table-cell office:value-type="float" office:value="2249.75" calcext:value-type="float">
            <text:p>2249.75</text:p>
          </table:table-cell>
        </table:table-row>
        <table:table-row table:style-name="ro1">
          <table:table-cell office:value-type="float" office:value="13918776" calcext:value-type="float">
            <text:p>13918776</text:p>
          </table:table-cell>
          <table:table-cell table:formula="of:=[.A872]/1000/(60*60*24)" office:value-type="time" office:time-value="PT03H51M58.776S" calcext:value-type="time">
            <text:p>03:51:59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1931.11" calcext:value-type="float">
            <text:p>1931.11</text:p>
          </table:table-cell>
          <table:table-cell office:value-type="float" office:value="2252.2" calcext:value-type="float">
            <text:p>2252.2</text:p>
          </table:table-cell>
        </table:table-row>
        <table:table-row table:style-name="ro1">
          <table:table-cell office:value-type="float" office:value="13934776" calcext:value-type="float">
            <text:p>13934776</text:p>
          </table:table-cell>
          <table:table-cell table:formula="of:=[.A873]/1000/(60*60*24)" office:value-type="time" office:time-value="PT03H52M14.776S" calcext:value-type="time">
            <text:p>03:52:15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1933.33" calcext:value-type="float">
            <text:p>1933.33</text:p>
          </table:table-cell>
          <table:table-cell office:value-type="float" office:value="2254.64" calcext:value-type="float">
            <text:p>2254.64</text:p>
          </table:table-cell>
        </table:table-row>
        <table:table-row table:style-name="ro1">
          <table:table-cell office:value-type="float" office:value="13950776" calcext:value-type="float">
            <text:p>13950776</text:p>
          </table:table-cell>
          <table:table-cell table:formula="of:=[.A874]/1000/(60*60*24)" office:value-type="time" office:time-value="PT03H52M30.776S" calcext:value-type="time">
            <text:p>03:52:31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4" calcext:value-type="float">
            <text:p>550.44</text:p>
          </table:table-cell>
          <table:table-cell office:value-type="float" office:value="1935.55" calcext:value-type="float">
            <text:p>1935.55</text:p>
          </table:table-cell>
          <table:table-cell office:value-type="float" office:value="2257.08" calcext:value-type="float">
            <text:p>2257.08</text:p>
          </table:table-cell>
        </table:table-row>
        <table:table-row table:style-name="ro1">
          <table:table-cell office:value-type="float" office:value="13966777" calcext:value-type="float">
            <text:p>13966777</text:p>
          </table:table-cell>
          <table:table-cell table:formula="of:=[.A875]/1000/(60*60*24)" office:value-type="time" office:time-value="PT03H52M46.777S" calcext:value-type="time">
            <text:p>03:52:47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2" calcext:value-type="float">
            <text:p>550.52</text:p>
          </table:table-cell>
          <table:table-cell office:value-type="float" office:value="1937.77" calcext:value-type="float">
            <text:p>1937.77</text:p>
          </table:table-cell>
          <table:table-cell office:value-type="float" office:value="2259.53" calcext:value-type="float">
            <text:p>2259.53</text:p>
          </table:table-cell>
        </table:table-row>
        <table:table-row table:style-name="ro1">
          <table:table-cell office:value-type="float" office:value="13982777" calcext:value-type="float">
            <text:p>13982777</text:p>
          </table:table-cell>
          <table:table-cell table:formula="of:=[.A876]/1000/(60*60*24)" office:value-type="time" office:time-value="PT03H53M02.777S" calcext:value-type="time">
            <text:p>03:53:03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5" calcext:value-type="float">
            <text:p>550.65</text:p>
          </table:table-cell>
          <table:table-cell office:value-type="float" office:value="1939.99" calcext:value-type="float">
            <text:p>1939.99</text:p>
          </table:table-cell>
          <table:table-cell office:value-type="float" office:value="2261.97" calcext:value-type="float">
            <text:p>2261.97</text:p>
          </table:table-cell>
        </table:table-row>
        <table:table-row table:style-name="ro1">
          <table:table-cell office:value-type="float" office:value="13998776" calcext:value-type="float">
            <text:p>13998776</text:p>
          </table:table-cell>
          <table:table-cell table:formula="of:=[.A877]/1000/(60*60*24)" office:value-type="time" office:time-value="PT03H53M18.776S" calcext:value-type="time">
            <text:p>03:53:19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1942.21" calcext:value-type="float">
            <text:p>1942.21</text:p>
          </table:table-cell>
          <table:table-cell office:value-type="float" office:value="2264.4" calcext:value-type="float">
            <text:p>2264.4</text:p>
          </table:table-cell>
        </table:table-row>
        <table:table-row table:style-name="ro1">
          <table:table-cell office:value-type="float" office:value="14014776" calcext:value-type="float">
            <text:p>14014776</text:p>
          </table:table-cell>
          <table:table-cell table:formula="of:=[.A878]/1000/(60*60*24)" office:value-type="time" office:time-value="PT03H53M34.776S" calcext:value-type="time">
            <text:p>03:53:35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2" calcext:value-type="float">
            <text:p>548.22</text:p>
          </table:table-cell>
          <table:table-cell office:value-type="float" office:value="1944.43" calcext:value-type="float">
            <text:p>1944.43</text:p>
          </table:table-cell>
          <table:table-cell office:value-type="float" office:value="2266.84" calcext:value-type="float">
            <text:p>2266.84</text:p>
          </table:table-cell>
        </table:table-row>
        <table:table-row table:style-name="ro1">
          <table:table-cell office:value-type="float" office:value="14030776" calcext:value-type="float">
            <text:p>14030776</text:p>
          </table:table-cell>
          <table:table-cell table:formula="of:=[.A879]/1000/(60*60*24)" office:value-type="time" office:time-value="PT03H53M50.776S" calcext:value-type="time">
            <text:p>03:53:51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1946.65" calcext:value-type="float">
            <text:p>1946.65</text:p>
          </table:table-cell>
          <table:table-cell office:value-type="float" office:value="2269.28" calcext:value-type="float">
            <text:p>2269.28</text:p>
          </table:table-cell>
        </table:table-row>
        <table:table-row table:style-name="ro1">
          <table:table-cell office:value-type="float" office:value="14046776" calcext:value-type="float">
            <text:p>14046776</text:p>
          </table:table-cell>
          <table:table-cell table:formula="of:=[.A880]/1000/(60*60*24)" office:value-type="time" office:time-value="PT03H54M06.776S" calcext:value-type="time">
            <text:p>03:54:0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1948.87" calcext:value-type="float">
            <text:p>1948.87</text:p>
          </table:table-cell>
          <table:table-cell office:value-type="float" office:value="2271.71" calcext:value-type="float">
            <text:p>2271.71</text:p>
          </table:table-cell>
        </table:table-row>
        <table:table-row table:style-name="ro1">
          <table:table-cell office:value-type="float" office:value="14062777" calcext:value-type="float">
            <text:p>14062777</text:p>
          </table:table-cell>
          <table:table-cell table:formula="of:=[.A881]/1000/(60*60*24)" office:value-type="time" office:time-value="PT03H54M22.777S" calcext:value-type="time">
            <text:p>03:54:23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1951.09" calcext:value-type="float">
            <text:p>1951.09</text:p>
          </table:table-cell>
          <table:table-cell office:value-type="float" office:value="2274.15" calcext:value-type="float">
            <text:p>2274.15</text:p>
          </table:table-cell>
        </table:table-row>
        <table:table-row table:style-name="ro1">
          <table:table-cell office:value-type="float" office:value="14078776" calcext:value-type="float">
            <text:p>14078776</text:p>
          </table:table-cell>
          <table:table-cell table:formula="of:=[.A882]/1000/(60*60*24)" office:value-type="time" office:time-value="PT03H54M38.776S" calcext:value-type="time">
            <text:p>03:54:39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1" calcext:value-type="float">
            <text:p>548.1</text:p>
          </table:table-cell>
          <table:table-cell office:value-type="float" office:value="1953.31" calcext:value-type="float">
            <text:p>1953.31</text:p>
          </table:table-cell>
          <table:table-cell office:value-type="float" office:value="2276.59" calcext:value-type="float">
            <text:p>2276.59</text:p>
          </table:table-cell>
        </table:table-row>
        <table:table-row table:style-name="ro1">
          <table:table-cell office:value-type="float" office:value="14094776" calcext:value-type="float">
            <text:p>14094776</text:p>
          </table:table-cell>
          <table:table-cell table:formula="of:=[.A883]/1000/(60*60*24)" office:value-type="time" office:time-value="PT03H54M54.776S" calcext:value-type="time">
            <text:p>03:54:5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1955.52" calcext:value-type="float">
            <text:p>1955.52</text:p>
          </table:table-cell>
          <table:table-cell office:value-type="float" office:value="2279.02" calcext:value-type="float">
            <text:p>2279.02</text:p>
          </table:table-cell>
        </table:table-row>
        <table:table-row table:style-name="ro1">
          <table:table-cell office:value-type="float" office:value="14110776" calcext:value-type="float">
            <text:p>14110776</text:p>
          </table:table-cell>
          <table:table-cell table:formula="of:=[.A884]/1000/(60*60*24)" office:value-type="time" office:time-value="PT03H55M10.776S" calcext:value-type="time">
            <text:p>03:55:1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1" calcext:value-type="float">
            <text:p>548.21</text:p>
          </table:table-cell>
          <table:table-cell office:value-type="float" office:value="1957.74" calcext:value-type="float">
            <text:p>1957.74</text:p>
          </table:table-cell>
          <table:table-cell office:value-type="float" office:value="2281.46" calcext:value-type="float">
            <text:p>2281.46</text:p>
          </table:table-cell>
        </table:table-row>
        <table:table-row table:style-name="ro1">
          <table:table-cell office:value-type="float" office:value="14126776" calcext:value-type="float">
            <text:p>14126776</text:p>
          </table:table-cell>
          <table:table-cell table:formula="of:=[.A885]/1000/(60*60*24)" office:value-type="time" office:time-value="PT03H55M26.776S" calcext:value-type="time">
            <text:p>03:55:2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1959.96" calcext:value-type="float">
            <text:p>1959.96</text:p>
          </table:table-cell>
          <table:table-cell office:value-type="float" office:value="2283.89" calcext:value-type="float">
            <text:p>2283.89</text:p>
          </table:table-cell>
        </table:table-row>
        <table:table-row table:style-name="ro1">
          <table:table-cell office:value-type="float" office:value="14142776" calcext:value-type="float">
            <text:p>14142776</text:p>
          </table:table-cell>
          <table:table-cell table:formula="of:=[.A886]/1000/(60*60*24)" office:value-type="time" office:time-value="PT03H55M42.776S" calcext:value-type="time">
            <text:p>03:55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3" calcext:value-type="float">
            <text:p>546.23</text:p>
          </table:table-cell>
          <table:table-cell office:value-type="float" office:value="1962.18" calcext:value-type="float">
            <text:p>1962.18</text:p>
          </table:table-cell>
          <table:table-cell office:value-type="float" office:value="2286.33" calcext:value-type="float">
            <text:p>2286.33</text:p>
          </table:table-cell>
        </table:table-row>
        <table:table-row table:style-name="ro1">
          <table:table-cell office:value-type="float" office:value="14158776" calcext:value-type="float">
            <text:p>14158776</text:p>
          </table:table-cell>
          <table:table-cell table:formula="of:=[.A887]/1000/(60*60*24)" office:value-type="time" office:time-value="PT03H55M58.776S" calcext:value-type="time">
            <text:p>03:55:59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1" calcext:value-type="float">
            <text:p>548.21</text:p>
          </table:table-cell>
          <table:table-cell office:value-type="float" office:value="1964.4" calcext:value-type="float">
            <text:p>1964.4</text:p>
          </table:table-cell>
          <table:table-cell office:value-type="float" office:value="2288.76" calcext:value-type="float">
            <text:p>2288.76</text:p>
          </table:table-cell>
        </table:table-row>
        <table:table-row table:style-name="ro1">
          <table:table-cell office:value-type="float" office:value="14174777" calcext:value-type="float">
            <text:p>14174777</text:p>
          </table:table-cell>
          <table:table-cell table:formula="of:=[.A888]/1000/(60*60*24)" office:value-type="time" office:time-value="PT03H56M14.777S" calcext:value-type="time">
            <text:p>03:56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6" calcext:value-type="float">
            <text:p>546</text:p>
          </table:table-cell>
          <table:table-cell office:value-type="float" office:value="1966.62" calcext:value-type="float">
            <text:p>1966.62</text:p>
          </table:table-cell>
          <table:table-cell office:value-type="float" office:value="2291.19" calcext:value-type="float">
            <text:p>2291.19</text:p>
          </table:table-cell>
        </table:table-row>
        <table:table-row table:style-name="ro1">
          <table:table-cell office:value-type="float" office:value="14190776" calcext:value-type="float">
            <text:p>14190776</text:p>
          </table:table-cell>
          <table:table-cell table:formula="of:=[.A889]/1000/(60*60*24)" office:value-type="time" office:time-value="PT03H56M30.776S" calcext:value-type="time">
            <text:p>03:56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1968.84" calcext:value-type="float">
            <text:p>1968.84</text:p>
          </table:table-cell>
          <table:table-cell office:value-type="float" office:value="2293.62" calcext:value-type="float">
            <text:p>2293.62</text:p>
          </table:table-cell>
        </table:table-row>
        <table:table-row table:style-name="ro1">
          <table:table-cell office:value-type="float" office:value="14206776" calcext:value-type="float">
            <text:p>14206776</text:p>
          </table:table-cell>
          <table:table-cell table:formula="of:=[.A890]/1000/(60*60*24)" office:value-type="time" office:time-value="PT03H56M46.776S" calcext:value-type="time">
            <text:p>03:56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" calcext:value-type="float">
            <text:p>499</text:p>
          </table:table-cell>
          <table:table-cell office:value-type="float" office:value="545.87" calcext:value-type="float">
            <text:p>545.87</text:p>
          </table:table-cell>
          <table:table-cell office:value-type="float" office:value="1971.06" calcext:value-type="float">
            <text:p>1971.06</text:p>
          </table:table-cell>
          <table:table-cell office:value-type="float" office:value="2296.05" calcext:value-type="float">
            <text:p>2296.05</text:p>
          </table:table-cell>
        </table:table-row>
        <table:table-row table:style-name="ro1">
          <table:table-cell office:value-type="float" office:value="14222776" calcext:value-type="float">
            <text:p>14222776</text:p>
          </table:table-cell>
          <table:table-cell table:formula="of:=[.A891]/1000/(60*60*24)" office:value-type="time" office:time-value="PT03H57M02.776S" calcext:value-type="time">
            <text:p>03:57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1973.28" calcext:value-type="float">
            <text:p>1973.28</text:p>
          </table:table-cell>
          <table:table-cell office:value-type="float" office:value="2298.48" calcext:value-type="float">
            <text:p>2298.48</text:p>
          </table:table-cell>
        </table:table-row>
        <table:table-row table:style-name="ro1">
          <table:table-cell office:value-type="float" office:value="14238776" calcext:value-type="float">
            <text:p>14238776</text:p>
          </table:table-cell>
          <table:table-cell table:formula="of:=[.A892]/1000/(60*60*24)" office:value-type="time" office:time-value="PT03H57M18.776S" calcext:value-type="time">
            <text:p>03:57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7" calcext:value-type="float">
            <text:p>546.67</text:p>
          </table:table-cell>
          <table:table-cell office:value-type="float" office:value="1975.5" calcext:value-type="float">
            <text:p>1975.5</text:p>
          </table:table-cell>
          <table:table-cell office:value-type="float" office:value="2300.9" calcext:value-type="float">
            <text:p>2300.9</text:p>
          </table:table-cell>
        </table:table-row>
        <table:table-row table:style-name="ro1">
          <table:table-cell office:value-type="float" office:value="14254776" calcext:value-type="float">
            <text:p>14254776</text:p>
          </table:table-cell>
          <table:table-cell table:formula="of:=[.A893]/1000/(60*60*24)" office:value-type="time" office:time-value="PT03H57M34.776S" calcext:value-type="time">
            <text:p>03:57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1977.72" calcext:value-type="float">
            <text:p>1977.72</text:p>
          </table:table-cell>
          <table:table-cell office:value-type="float" office:value="2303.33" calcext:value-type="float">
            <text:p>2303.33</text:p>
          </table:table-cell>
        </table:table-row>
        <table:table-row table:style-name="ro1">
          <table:table-cell office:value-type="float" office:value="14270776" calcext:value-type="float">
            <text:p>14270776</text:p>
          </table:table-cell>
          <table:table-cell table:formula="of:=[.A894]/1000/(60*60*24)" office:value-type="time" office:time-value="PT03H57M50.776S" calcext:value-type="time">
            <text:p>03:57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1979.94" calcext:value-type="float">
            <text:p>1979.94</text:p>
          </table:table-cell>
          <table:table-cell office:value-type="float" office:value="2305.76" calcext:value-type="float">
            <text:p>2305.76</text:p>
          </table:table-cell>
        </table:table-row>
        <table:table-row table:style-name="ro1">
          <table:table-cell office:value-type="float" office:value="14286777" calcext:value-type="float">
            <text:p>14286777</text:p>
          </table:table-cell>
          <table:table-cell table:formula="of:=[.A895]/1000/(60*60*24)" office:value-type="time" office:time-value="PT03H58M06.777S" calcext:value-type="time">
            <text:p>03:58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29" calcext:value-type="float">
            <text:p>546.29</text:p>
          </table:table-cell>
          <table:table-cell office:value-type="float" office:value="1982.16" calcext:value-type="float">
            <text:p>1982.16</text:p>
          </table:table-cell>
          <table:table-cell office:value-type="float" office:value="2308.18" calcext:value-type="float">
            <text:p>2308.18</text:p>
          </table:table-cell>
        </table:table-row>
        <table:table-row table:style-name="ro1">
          <table:table-cell office:value-type="float" office:value="14302776" calcext:value-type="float">
            <text:p>14302776</text:p>
          </table:table-cell>
          <table:table-cell table:formula="of:=[.A896]/1000/(60*60*24)" office:value-type="time" office:time-value="PT03H58M22.776S" calcext:value-type="time">
            <text:p>03:58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" calcext:value-type="float">
            <text:p>499</text:p>
          </table:table-cell>
          <table:table-cell office:value-type="float" office:value="545.87" calcext:value-type="float">
            <text:p>545.87</text:p>
          </table:table-cell>
          <table:table-cell office:value-type="float" office:value="1984.37" calcext:value-type="float">
            <text:p>1984.37</text:p>
          </table:table-cell>
          <table:table-cell office:value-type="float" office:value="2310.61" calcext:value-type="float">
            <text:p>2310.61</text:p>
          </table:table-cell>
        </table:table-row>
        <table:table-row table:style-name="ro1">
          <table:table-cell office:value-type="float" office:value="14318777" calcext:value-type="float">
            <text:p>14318777</text:p>
          </table:table-cell>
          <table:table-cell table:formula="of:=[.A897]/1000/(60*60*24)" office:value-type="time" office:time-value="PT03H58M38.777S" calcext:value-type="time">
            <text:p>03:58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8" calcext:value-type="float">
            <text:p>546.08</text:p>
          </table:table-cell>
          <table:table-cell office:value-type="float" office:value="1986.59" calcext:value-type="float">
            <text:p>1986.59</text:p>
          </table:table-cell>
          <table:table-cell office:value-type="float" office:value="2313.03" calcext:value-type="float">
            <text:p>2313.03</text:p>
          </table:table-cell>
        </table:table-row>
        <table:table-row table:style-name="ro1">
          <table:table-cell office:value-type="float" office:value="14334776" calcext:value-type="float">
            <text:p>14334776</text:p>
          </table:table-cell>
          <table:table-cell table:formula="of:=[.A898]/1000/(60*60*24)" office:value-type="time" office:time-value="PT03H58M54.776S" calcext:value-type="time">
            <text:p>03:58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1988.81" calcext:value-type="float">
            <text:p>1988.81</text:p>
          </table:table-cell>
          <table:table-cell office:value-type="float" office:value="2315.46" calcext:value-type="float">
            <text:p>2315.46</text:p>
          </table:table-cell>
        </table:table-row>
        <table:table-row table:style-name="ro1">
          <table:table-cell office:value-type="float" office:value="14350777" calcext:value-type="float">
            <text:p>14350777</text:p>
          </table:table-cell>
          <table:table-cell table:formula="of:=[.A899]/1000/(60*60*24)" office:value-type="time" office:time-value="PT03H59M10.777S" calcext:value-type="time">
            <text:p>03:59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4" calcext:value-type="float">
            <text:p>546.24</text:p>
          </table:table-cell>
          <table:table-cell office:value-type="float" office:value="1991.03" calcext:value-type="float">
            <text:p>1991.03</text:p>
          </table:table-cell>
          <table:table-cell office:value-type="float" office:value="2317.88" calcext:value-type="float">
            <text:p>2317.88</text:p>
          </table:table-cell>
        </table:table-row>
        <table:table-row table:style-name="ro1">
          <table:table-cell office:value-type="float" office:value="14366777" calcext:value-type="float">
            <text:p>14366777</text:p>
          </table:table-cell>
          <table:table-cell table:formula="of:=[.A900]/1000/(60*60*24)" office:value-type="time" office:time-value="PT03H59M26.777S" calcext:value-type="time">
            <text:p>03:59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6" calcext:value-type="float">
            <text:p>546</text:p>
          </table:table-cell>
          <table:table-cell office:value-type="float" office:value="1993.25" calcext:value-type="float">
            <text:p>1993.25</text:p>
          </table:table-cell>
          <table:table-cell office:value-type="float" office:value="2320.3" calcext:value-type="float">
            <text:p>2320.3</text:p>
          </table:table-cell>
        </table:table-row>
        <table:table-row table:style-name="ro1">
          <table:table-cell office:value-type="float" office:value="14382777" calcext:value-type="float">
            <text:p>14382777</text:p>
          </table:table-cell>
          <table:table-cell table:formula="of:=[.A901]/1000/(60*60*24)" office:value-type="time" office:time-value="PT03H59M42.777S" calcext:value-type="time">
            <text:p>03:59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9" calcext:value-type="float">
            <text:p>546.09</text:p>
          </table:table-cell>
          <table:table-cell office:value-type="float" office:value="1995.47" calcext:value-type="float">
            <text:p>1995.47</text:p>
          </table:table-cell>
          <table:table-cell office:value-type="float" office:value="2322.73" calcext:value-type="float">
            <text:p>2322.73</text:p>
          </table:table-cell>
        </table:table-row>
        <table:table-row table:style-name="ro1">
          <table:table-cell office:value-type="float" office:value="14398776" calcext:value-type="float">
            <text:p>14398776</text:p>
          </table:table-cell>
          <table:table-cell table:formula="of:=[.A902]/1000/(60*60*24)" office:value-type="time" office:time-value="PT03H59M58.776S" calcext:value-type="time">
            <text:p>03:59:59</text:p>
          </table:table-cell>
          <table:table-cell office:value-type="float" office:value="1.09" calcext:value-type="float">
            <text:p>1.09</text:p>
          </table:table-cell>
          <table:table-cell office:value-type="float" office:value="500.8" calcext:value-type="float">
            <text:p>500.8</text:p>
          </table:table-cell>
          <table:table-cell office:value-type="float" office:value="545.91" calcext:value-type="float">
            <text:p>545.91</text:p>
          </table:table-cell>
          <table:table-cell office:value-type="float" office:value="1997.7" calcext:value-type="float">
            <text:p>1997.7</text:p>
          </table:table-cell>
          <table:table-cell office:value-type="float" office:value="2325.15" calcext:value-type="float">
            <text:p>2325.15</text:p>
          </table:table-cell>
        </table:table-row>
        <table:table-row table:style-name="ro1">
          <table:table-cell office:value-type="float" office:value="14414776" calcext:value-type="float">
            <text:p>14414776</text:p>
          </table:table-cell>
          <table:table-cell table:formula="of:=[.A903]/1000/(60*60*24)" office:value-type="time" office:time-value="PT04H00M14.776S" calcext:value-type="time">
            <text:p>04:00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4" calcext:value-type="float">
            <text:p>544.44</text:p>
          </table:table-cell>
          <table:table-cell office:value-type="float" office:value="1999.92" calcext:value-type="float">
            <text:p>1999.92</text:p>
          </table:table-cell>
          <table:table-cell office:value-type="float" office:value="2327.58" calcext:value-type="float">
            <text:p>2327.58</text:p>
          </table:table-cell>
        </table:table-row>
        <table:table-row table:style-name="ro1">
          <table:table-cell office:value-type="float" office:value="14430776" calcext:value-type="float">
            <text:p>14430776</text:p>
          </table:table-cell>
          <table:table-cell table:formula="of:=[.A904]/1000/(60*60*24)" office:value-type="time" office:time-value="PT04H00M30.776S" calcext:value-type="time">
            <text:p>04:00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002.14" calcext:value-type="float">
            <text:p>2002.14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14446777" calcext:value-type="float">
            <text:p>14446777</text:p>
          </table:table-cell>
          <table:table-cell table:formula="of:=[.A905]/1000/(60*60*24)" office:value-type="time" office:time-value="PT04H00M46.777S" calcext:value-type="time">
            <text:p>04:00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004.36" calcext:value-type="float">
            <text:p>2004.36</text:p>
          </table:table-cell>
          <table:table-cell office:value-type="float" office:value="2332.41" calcext:value-type="float">
            <text:p>2332.41</text:p>
          </table:table-cell>
        </table:table-row>
        <table:table-row table:style-name="ro1">
          <table:table-cell office:value-type="float" office:value="14462776" calcext:value-type="float">
            <text:p>14462776</text:p>
          </table:table-cell>
          <table:table-cell table:formula="of:=[.A906]/1000/(60*60*24)" office:value-type="time" office:time-value="PT04H01M02.776S" calcext:value-type="time">
            <text:p>04:01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4" calcext:value-type="float">
            <text:p>544</text:p>
          </table:table-cell>
          <table:table-cell office:value-type="float" office:value="2006.58" calcext:value-type="float">
            <text:p>2006.58</text:p>
          </table:table-cell>
          <table:table-cell office:value-type="float" office:value="2334.83" calcext:value-type="float">
            <text:p>2334.83</text:p>
          </table:table-cell>
        </table:table-row>
        <table:table-row table:style-name="ro1">
          <table:table-cell office:value-type="float" office:value="14478776" calcext:value-type="float">
            <text:p>14478776</text:p>
          </table:table-cell>
          <table:table-cell table:formula="of:=[.A907]/1000/(60*60*24)" office:value-type="time" office:time-value="PT04H01M18.776S" calcext:value-type="time">
            <text:p>04:01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2.01" calcext:value-type="float">
            <text:p>542.01</text:p>
          </table:table-cell>
          <table:table-cell office:value-type="float" office:value="2008.8" calcext:value-type="float">
            <text:p>2008.8</text:p>
          </table:table-cell>
          <table:table-cell office:value-type="float" office:value="2337.25" calcext:value-type="float">
            <text:p>2337.25</text:p>
          </table:table-cell>
        </table:table-row>
        <table:table-row table:style-name="ro1">
          <table:table-cell office:value-type="float" office:value="14494776" calcext:value-type="float">
            <text:p>14494776</text:p>
          </table:table-cell>
          <table:table-cell table:formula="of:=[.A908]/1000/(60*60*24)" office:value-type="time" office:time-value="PT04H01M34.776S" calcext:value-type="time">
            <text:p>04:01:35</text:p>
          </table:table-cell>
          <table:table-cell office:value-type="float" office:value="1.09" calcext:value-type="float">
            <text:p>1.09</text:p>
          </table:table-cell>
          <table:table-cell office:value-type="float" office:value="500.6" calcext:value-type="float">
            <text:p>500.6</text:p>
          </table:table-cell>
          <table:table-cell office:value-type="float" office:value="543.69" calcext:value-type="float">
            <text:p>543.69</text:p>
          </table:table-cell>
          <table:table-cell office:value-type="float" office:value="2011.02" calcext:value-type="float">
            <text:p>2011.02</text:p>
          </table:table-cell>
          <table:table-cell office:value-type="float" office:value="2339.67" calcext:value-type="float">
            <text:p>2339.67</text:p>
          </table:table-cell>
        </table:table-row>
        <table:table-row table:style-name="ro1">
          <table:table-cell office:value-type="float" office:value="14510777" calcext:value-type="float">
            <text:p>14510777</text:p>
          </table:table-cell>
          <table:table-cell table:formula="of:=[.A909]/1000/(60*60*24)" office:value-type="time" office:time-value="PT04H01M50.777S" calcext:value-type="time">
            <text:p>04:01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013.24" calcext:value-type="float">
            <text:p>2013.24</text:p>
          </table:table-cell>
          <table:table-cell office:value-type="float" office:value="2342.08" calcext:value-type="float">
            <text:p>2342.08</text:p>
          </table:table-cell>
        </table:table-row>
        <table:table-row table:style-name="ro1">
          <table:table-cell office:value-type="float" office:value="14526776" calcext:value-type="float">
            <text:p>14526776</text:p>
          </table:table-cell>
          <table:table-cell table:formula="of:=[.A910]/1000/(60*60*24)" office:value-type="time" office:time-value="PT04H02M06.776S" calcext:value-type="time">
            <text:p>04:02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8" calcext:value-type="float">
            <text:p>544.08</text:p>
          </table:table-cell>
          <table:table-cell office:value-type="float" office:value="2015.46" calcext:value-type="float">
            <text:p>2015.46</text:p>
          </table:table-cell>
          <table:table-cell office:value-type="float" office:value="2344.5" calcext:value-type="float">
            <text:p>2344.5</text:p>
          </table:table-cell>
        </table:table-row>
        <table:table-row table:style-name="ro1">
          <table:table-cell office:value-type="float" office:value="14542776" calcext:value-type="float">
            <text:p>14542776</text:p>
          </table:table-cell>
          <table:table-cell table:formula="of:=[.A911]/1000/(60*60*24)" office:value-type="time" office:time-value="PT04H02M22.776S" calcext:value-type="time">
            <text:p>04:02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11" calcext:value-type="float">
            <text:p>544.11</text:p>
          </table:table-cell>
          <table:table-cell office:value-type="float" office:value="2017.68" calcext:value-type="float">
            <text:p>2017.68</text:p>
          </table:table-cell>
          <table:table-cell office:value-type="float" office:value="2346.91" calcext:value-type="float">
            <text:p>2346.91</text:p>
          </table:table-cell>
        </table:table-row>
        <table:table-row table:style-name="ro1">
          <table:table-cell office:value-type="float" office:value="14558776" calcext:value-type="float">
            <text:p>14558776</text:p>
          </table:table-cell>
          <table:table-cell table:formula="of:=[.A912]/1000/(60*60*24)" office:value-type="time" office:time-value="PT04H02M38.776S" calcext:value-type="time">
            <text:p>04:02:39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3.82" calcext:value-type="float">
            <text:p>543.82</text:p>
          </table:table-cell>
          <table:table-cell office:value-type="float" office:value="2019.9" calcext:value-type="float">
            <text:p>2019.9</text:p>
          </table:table-cell>
          <table:table-cell office:value-type="float" office:value="2349.32" calcext:value-type="float">
            <text:p>2349.32</text:p>
          </table:table-cell>
        </table:table-row>
        <table:table-row table:style-name="ro1">
          <table:table-cell office:value-type="float" office:value="14574777" calcext:value-type="float">
            <text:p>14574777</text:p>
          </table:table-cell>
          <table:table-cell table:formula="of:=[.A913]/1000/(60*60*24)" office:value-type="time" office:time-value="PT04H02M54.777S" calcext:value-type="time">
            <text:p>04:02:55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4.04" calcext:value-type="float">
            <text:p>544.04</text:p>
          </table:table-cell>
          <table:table-cell office:value-type="float" office:value="2022.13" calcext:value-type="float">
            <text:p>2022.13</text:p>
          </table:table-cell>
          <table:table-cell office:value-type="float" office:value="2351.74" calcext:value-type="float">
            <text:p>2351.74</text:p>
          </table:table-cell>
        </table:table-row>
        <table:table-row table:style-name="ro1">
          <table:table-cell office:value-type="float" office:value="14590777" calcext:value-type="float">
            <text:p>14590777</text:p>
          </table:table-cell>
          <table:table-cell table:formula="of:=[.A914]/1000/(60*60*24)" office:value-type="time" office:time-value="PT04H03M10.777S" calcext:value-type="time">
            <text:p>04:03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024.35" calcext:value-type="float">
            <text:p>2024.35</text:p>
          </table:table-cell>
          <table:table-cell office:value-type="float" office:value="2354.15" calcext:value-type="float">
            <text:p>2354.15</text:p>
          </table:table-cell>
        </table:table-row>
        <table:table-row table:style-name="ro1">
          <table:table-cell office:value-type="float" office:value="14606777" calcext:value-type="float">
            <text:p>14606777</text:p>
          </table:table-cell>
          <table:table-cell table:formula="of:=[.A915]/1000/(60*60*24)" office:value-type="time" office:time-value="PT04H03M26.777S" calcext:value-type="time">
            <text:p>04:03:27</text:p>
          </table:table-cell>
          <table:table-cell office:value-type="float" office:value="1.09" calcext:value-type="float">
            <text:p>1.0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43.6" calcext:value-type="float">
            <text:p>543.6</text:p>
          </table:table-cell>
          <table:table-cell office:value-type="float" office:value="2026.57" calcext:value-type="float">
            <text:p>2026.57</text:p>
          </table:table-cell>
          <table:table-cell office:value-type="float" office:value="2356.57" calcext:value-type="float">
            <text:p>2356.57</text:p>
          </table:table-cell>
        </table:table-row>
        <table:table-row table:style-name="ro1">
          <table:table-cell office:value-type="float" office:value="14622776" calcext:value-type="float">
            <text:p>14622776</text:p>
          </table:table-cell>
          <table:table-cell table:formula="of:=[.A916]/1000/(60*60*24)" office:value-type="time" office:time-value="PT04H03M42.776S" calcext:value-type="time">
            <text:p>04:03:43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4.04" calcext:value-type="float">
            <text:p>544.04</text:p>
          </table:table-cell>
          <table:table-cell office:value-type="float" office:value="2028.8" calcext:value-type="float">
            <text:p>2028.8</text:p>
          </table:table-cell>
          <table:table-cell office:value-type="float" office:value="2358.98" calcext:value-type="float">
            <text:p>2358.98</text:p>
          </table:table-cell>
        </table:table-row>
        <table:table-row table:style-name="ro1">
          <table:table-cell office:value-type="float" office:value="14638776" calcext:value-type="float">
            <text:p>14638776</text:p>
          </table:table-cell>
          <table:table-cell table:formula="of:=[.A917]/1000/(60*60*24)" office:value-type="time" office:time-value="PT04H03M58.776S" calcext:value-type="time">
            <text:p>04:03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09" calcext:value-type="float">
            <text:p>540.09</text:p>
          </table:table-cell>
          <table:table-cell office:value-type="float" office:value="2031.02" calcext:value-type="float">
            <text:p>2031.02</text:p>
          </table:table-cell>
          <table:table-cell office:value-type="float" office:value="2361.39" calcext:value-type="float">
            <text:p>2361.39</text:p>
          </table:table-cell>
        </table:table-row>
        <table:table-row table:style-name="ro1">
          <table:table-cell office:value-type="float" office:value="14654776" calcext:value-type="float">
            <text:p>14654776</text:p>
          </table:table-cell>
          <table:table-cell table:formula="of:=[.A918]/1000/(60*60*24)" office:value-type="time" office:time-value="PT04H04M14.776S" calcext:value-type="time">
            <text:p>04:04:15</text:p>
          </table:table-cell>
          <table:table-cell office:value-type="float" office:value="1.08" calcext:value-type="float">
            <text:p>1.0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1.81" calcext:value-type="float">
            <text:p>541.81</text:p>
          </table:table-cell>
          <table:table-cell office:value-type="float" office:value="2033.24" calcext:value-type="float">
            <text:p>2033.24</text:p>
          </table:table-cell>
          <table:table-cell office:value-type="float" office:value="2363.8" calcext:value-type="float">
            <text:p>2363.8</text:p>
          </table:table-cell>
        </table:table-row>
        <table:table-row table:style-name="ro1">
          <table:table-cell office:value-type="float" office:value="14670776" calcext:value-type="float">
            <text:p>14670776</text:p>
          </table:table-cell>
          <table:table-cell table:formula="of:=[.A919]/1000/(60*60*24)" office:value-type="time" office:time-value="PT04H04M30.776S" calcext:value-type="time">
            <text:p>04:04:31</text:p>
          </table:table-cell>
          <table:table-cell office:value-type="float" office:value="1.08" calcext:value-type="float">
            <text:p>1.0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1.82" calcext:value-type="float">
            <text:p>541.82</text:p>
          </table:table-cell>
          <table:table-cell office:value-type="float" office:value="2035.47" calcext:value-type="float">
            <text:p>2035.47</text:p>
          </table:table-cell>
          <table:table-cell office:value-type="float" office:value="2366.21" calcext:value-type="float">
            <text:p>2366.21</text:p>
          </table:table-cell>
        </table:table-row>
        <table:table-row table:style-name="ro1">
          <table:table-cell office:value-type="float" office:value="14686776" calcext:value-type="float">
            <text:p>14686776</text:p>
          </table:table-cell>
          <table:table-cell table:formula="of:=[.A920]/1000/(60*60*24)" office:value-type="time" office:time-value="PT04H04M46.776S" calcext:value-type="time">
            <text:p>04:04:47</text:p>
          </table:table-cell>
          <table:table-cell office:value-type="float" office:value="1.08" calcext:value-type="float">
            <text:p>1.0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1.81" calcext:value-type="float">
            <text:p>541.81</text:p>
          </table:table-cell>
          <table:table-cell office:value-type="float" office:value="2037.69" calcext:value-type="float">
            <text:p>2037.69</text:p>
          </table:table-cell>
          <table:table-cell office:value-type="float" office:value="2368.61" calcext:value-type="float">
            <text:p>2368.61</text:p>
          </table:table-cell>
        </table:table-row>
        <table:table-row table:style-name="ro1">
          <table:table-cell office:value-type="float" office:value="14702776" calcext:value-type="float">
            <text:p>14702776</text:p>
          </table:table-cell>
          <table:table-cell table:formula="of:=[.A921]/1000/(60*60*24)" office:value-type="time" office:time-value="PT04H05M02.776S" calcext:value-type="time">
            <text:p>04:05:03</text:p>
          </table:table-cell>
          <table:table-cell office:value-type="float" office:value="1.08" calcext:value-type="float">
            <text:p>1.0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2.04" calcext:value-type="float">
            <text:p>542.04</text:p>
          </table:table-cell>
          <table:table-cell office:value-type="float" office:value="2039.92" calcext:value-type="float">
            <text:p>2039.92</text:p>
          </table:table-cell>
          <table:table-cell office:value-type="float" office:value="2371.02" calcext:value-type="float">
            <text:p>2371.02</text:p>
          </table:table-cell>
        </table:table-row>
        <table:table-row table:style-name="ro1">
          <table:table-cell office:value-type="float" office:value="14718776" calcext:value-type="float">
            <text:p>14718776</text:p>
          </table:table-cell>
          <table:table-cell table:formula="of:=[.A922]/1000/(60*60*24)" office:value-type="time" office:time-value="PT04H05M18.776S" calcext:value-type="time">
            <text:p>04:05:19</text:p>
          </table:table-cell>
          <table:table-cell office:value-type="float" office:value="1.08" calcext:value-type="float">
            <text:p>1.0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1.8" calcext:value-type="float">
            <text:p>541.8</text:p>
          </table:table-cell>
          <table:table-cell office:value-type="float" office:value="2042.14" calcext:value-type="float">
            <text:p>2042.14</text:p>
          </table:table-cell>
          <table:table-cell office:value-type="float" office:value="2373.43" calcext:value-type="float">
            <text:p>2373.43</text:p>
          </table:table-cell>
        </table:table-row>
        <table:table-row table:style-name="ro1">
          <table:table-cell office:value-type="float" office:value="14734777" calcext:value-type="float">
            <text:p>14734777</text:p>
          </table:table-cell>
          <table:table-cell table:formula="of:=[.A923]/1000/(60*60*24)" office:value-type="time" office:time-value="PT04H05M34.777S" calcext:value-type="time">
            <text:p>04:05:35</text:p>
          </table:table-cell>
          <table:table-cell office:value-type="float" office:value="1.08" calcext:value-type="float">
            <text:p>1.08</text:p>
          </table:table-cell>
          <table:table-cell office:value-type="float" office:value="501" calcext:value-type="float">
            <text:p>501</text:p>
          </table:table-cell>
          <table:table-cell office:value-type="float" office:value="542.12" calcext:value-type="float">
            <text:p>542.12</text:p>
          </table:table-cell>
          <table:table-cell office:value-type="float" office:value="2044.37" calcext:value-type="float">
            <text:p>2044.37</text:p>
          </table:table-cell>
          <table:table-cell office:value-type="float" office:value="2375.84" calcext:value-type="float">
            <text:p>2375.84</text:p>
          </table:table-cell>
        </table:table-row>
        <table:table-row table:style-name="ro1">
          <table:table-cell office:value-type="float" office:value="14750776" calcext:value-type="float">
            <text:p>14750776</text:p>
          </table:table-cell>
          <table:table-cell table:formula="of:=[.A924]/1000/(60*60*24)" office:value-type="time" office:time-value="PT04H05M50.776S" calcext:value-type="time">
            <text:p>04:05:51</text:p>
          </table:table-cell>
          <table:table-cell office:value-type="float" office:value="1.08" calcext:value-type="float">
            <text:p>1.08</text:p>
          </table:table-cell>
          <table:table-cell office:value-type="float" office:value="500.6" calcext:value-type="float">
            <text:p>500.6</text:p>
          </table:table-cell>
          <table:table-cell office:value-type="float" office:value="541.69" calcext:value-type="float">
            <text:p>541.69</text:p>
          </table:table-cell>
          <table:table-cell office:value-type="float" office:value="2046.6" calcext:value-type="float">
            <text:p>2046.6</text:p>
          </table:table-cell>
          <table:table-cell office:value-type="float" office:value="2378.24" calcext:value-type="float">
            <text:p>2378.24</text:p>
          </table:table-cell>
        </table:table-row>
        <table:table-row table:style-name="ro1">
          <table:table-cell office:value-type="float" office:value="14766776" calcext:value-type="float">
            <text:p>14766776</text:p>
          </table:table-cell>
          <table:table-cell table:formula="of:=[.A925]/1000/(60*60*24)" office:value-type="time" office:time-value="PT04H06M06.776S" calcext:value-type="time">
            <text:p>04:06:07</text:p>
          </table:table-cell>
          <table:table-cell office:value-type="float" office:value="1.08" calcext:value-type="float">
            <text:p>1.08</text:p>
          </table:table-cell>
          <table:table-cell office:value-type="float" office:value="500.6" calcext:value-type="float">
            <text:p>500.6</text:p>
          </table:table-cell>
          <table:table-cell office:value-type="float" office:value="541.68" calcext:value-type="float">
            <text:p>541.68</text:p>
          </table:table-cell>
          <table:table-cell office:value-type="float" office:value="2048.82" calcext:value-type="float">
            <text:p>2048.82</text:p>
          </table:table-cell>
          <table:table-cell office:value-type="float" office:value="2380.65" calcext:value-type="float">
            <text:p>2380.65</text:p>
          </table:table-cell>
        </table:table-row>
        <table:table-row table:style-name="ro1">
          <table:table-cell office:value-type="float" office:value="14782776" calcext:value-type="float">
            <text:p>14782776</text:p>
          </table:table-cell>
          <table:table-cell table:formula="of:=[.A926]/1000/(60*60*24)" office:value-type="time" office:time-value="PT04H06M22.776S" calcext:value-type="time">
            <text:p>04:06:23</text:p>
          </table:table-cell>
          <table:table-cell office:value-type="float" office:value="1.08" calcext:value-type="float">
            <text:p>1.08</text:p>
          </table:table-cell>
          <table:table-cell office:value-type="float" office:value="500.8" calcext:value-type="float">
            <text:p>500.8</text:p>
          </table:table-cell>
          <table:table-cell office:value-type="float" office:value="539.9" calcext:value-type="float">
            <text:p>539.9</text:p>
          </table:table-cell>
          <table:table-cell office:value-type="float" office:value="2051.05" calcext:value-type="float">
            <text:p>2051.05</text:p>
          </table:table-cell>
          <table:table-cell office:value-type="float" office:value="2383.05" calcext:value-type="float">
            <text:p>2383.05</text:p>
          </table:table-cell>
        </table:table-row>
        <table:table-row table:style-name="ro1">
          <table:table-cell office:value-type="float" office:value="14798776" calcext:value-type="float">
            <text:p>14798776</text:p>
          </table:table-cell>
          <table:table-cell table:formula="of:=[.A927]/1000/(60*60*24)" office:value-type="time" office:time-value="PT04H06M38.776S" calcext:value-type="time">
            <text:p>04:06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053.27" calcext:value-type="float">
            <text:p>2053.27</text:p>
          </table:table-cell>
          <table:table-cell office:value-type="float" office:value="2385.44" calcext:value-type="float">
            <text:p>2385.44</text:p>
          </table:table-cell>
        </table:table-row>
        <table:table-row table:style-name="ro1">
          <table:table-cell office:value-type="float" office:value="14814777" calcext:value-type="float">
            <text:p>14814777</text:p>
          </table:table-cell>
          <table:table-cell table:formula="of:=[.A928]/1000/(60*60*24)" office:value-type="time" office:time-value="PT04H06M54.777S" calcext:value-type="time">
            <text:p>04:06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055.49" calcext:value-type="float">
            <text:p>2055.49</text:p>
          </table:table-cell>
          <table:table-cell office:value-type="float" office:value="2387.84" calcext:value-type="float">
            <text:p>2387.84</text:p>
          </table:table-cell>
        </table:table-row>
        <table:table-row table:style-name="ro1">
          <table:table-cell office:value-type="float" office:value="14830777" calcext:value-type="float">
            <text:p>14830777</text:p>
          </table:table-cell>
          <table:table-cell table:formula="of:=[.A929]/1000/(60*60*24)" office:value-type="time" office:time-value="PT04H07M10.777S" calcext:value-type="time">
            <text:p>04:07:11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5" calcext:value-type="float">
            <text:p>538.45</text:p>
          </table:table-cell>
          <table:table-cell office:value-type="float" office:value="2057.71" calcext:value-type="float">
            <text:p>2057.71</text:p>
          </table:table-cell>
          <table:table-cell office:value-type="float" office:value="2390.23" calcext:value-type="float">
            <text:p>2390.23</text:p>
          </table:table-cell>
        </table:table-row>
        <table:table-row table:style-name="ro1">
          <table:table-cell office:value-type="float" office:value="14846776" calcext:value-type="float">
            <text:p>14846776</text:p>
          </table:table-cell>
          <table:table-cell table:formula="of:=[.A930]/1000/(60*60*24)" office:value-type="time" office:time-value="PT04H07M26.776S" calcext:value-type="time">
            <text:p>04:07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059.92" calcext:value-type="float">
            <text:p>2059.92</text:p>
          </table:table-cell>
          <table:table-cell office:value-type="float" office:value="2392.63" calcext:value-type="float">
            <text:p>2392.63</text:p>
          </table:table-cell>
        </table:table-row>
        <table:table-row table:style-name="ro1">
          <table:table-cell office:value-type="float" office:value="14862776" calcext:value-type="float">
            <text:p>14862776</text:p>
          </table:table-cell>
          <table:table-cell table:formula="of:=[.A931]/1000/(60*60*24)" office:value-type="time" office:time-value="PT04H07M42.776S" calcext:value-type="time">
            <text:p>04:07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4" calcext:value-type="float">
            <text:p>538.44</text:p>
          </table:table-cell>
          <table:table-cell office:value-type="float" office:value="2062.14" calcext:value-type="float">
            <text:p>2062.14</text:p>
          </table:table-cell>
          <table:table-cell office:value-type="float" office:value="2395.02" calcext:value-type="float">
            <text:p>2395.02</text:p>
          </table:table-cell>
        </table:table-row>
        <table:table-row table:style-name="ro1">
          <table:table-cell office:value-type="float" office:value="14878776" calcext:value-type="float">
            <text:p>14878776</text:p>
          </table:table-cell>
          <table:table-cell table:formula="of:=[.A932]/1000/(60*60*24)" office:value-type="time" office:time-value="PT04H07M58.776S" calcext:value-type="time">
            <text:p>04:07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" calcext:value-type="float">
            <text:p>538.1</text:p>
          </table:table-cell>
          <table:table-cell office:value-type="float" office:value="2064.36" calcext:value-type="float">
            <text:p>2064.36</text:p>
          </table:table-cell>
          <table:table-cell office:value-type="float" office:value="2397.41" calcext:value-type="float">
            <text:p>2397.41</text:p>
          </table:table-cell>
        </table:table-row>
        <table:table-row table:style-name="ro1">
          <table:table-cell office:value-type="float" office:value="14894776" calcext:value-type="float">
            <text:p>14894776</text:p>
          </table:table-cell>
          <table:table-cell table:formula="of:=[.A933]/1000/(60*60*24)" office:value-type="time" office:time-value="PT04H08M14.776S" calcext:value-type="time">
            <text:p>04:08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5" calcext:value-type="float">
            <text:p>536.25</text:p>
          </table:table-cell>
          <table:table-cell office:value-type="float" office:value="2066.58" calcext:value-type="float">
            <text:p>2066.58</text:p>
          </table:table-cell>
          <table:table-cell office:value-type="float" office:value="2399.8" calcext:value-type="float">
            <text:p>2399.8</text:p>
          </table:table-cell>
        </table:table-row>
        <table:table-row table:style-name="ro1">
          <table:table-cell office:value-type="float" office:value="14910776" calcext:value-type="float">
            <text:p>14910776</text:p>
          </table:table-cell>
          <table:table-cell table:formula="of:=[.A934]/1000/(60*60*24)" office:value-type="time" office:time-value="PT04H08M30.776S" calcext:value-type="time">
            <text:p>04:08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5" calcext:value-type="float">
            <text:p>538.45</text:p>
          </table:table-cell>
          <table:table-cell office:value-type="float" office:value="2068.8" calcext:value-type="float">
            <text:p>2068.8</text:p>
          </table:table-cell>
          <table:table-cell office:value-type="float" office:value="2402.19" calcext:value-type="float">
            <text:p>2402.19</text:p>
          </table:table-cell>
        </table:table-row>
        <table:table-row table:style-name="ro1">
          <table:table-cell office:value-type="float" office:value="14926776" calcext:value-type="float">
            <text:p>14926776</text:p>
          </table:table-cell>
          <table:table-cell table:formula="of:=[.A935]/1000/(60*60*24)" office:value-type="time" office:time-value="PT04H08M46.776S" calcext:value-type="time">
            <text:p>04:08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071.02" calcext:value-type="float">
            <text:p>2071.02</text:p>
          </table:table-cell>
          <table:table-cell office:value-type="float" office:value="2404.58" calcext:value-type="float">
            <text:p>2404.58</text:p>
          </table:table-cell>
        </table:table-row>
        <table:table-row table:style-name="ro1">
          <table:table-cell office:value-type="float" office:value="14942776" calcext:value-type="float">
            <text:p>14942776</text:p>
          </table:table-cell>
          <table:table-cell table:formula="of:=[.A936]/1000/(60*60*24)" office:value-type="time" office:time-value="PT04H09M02.776S" calcext:value-type="time">
            <text:p>04:09:03</text:p>
          </table:table-cell>
          <table:table-cell office:value-type="float" office:value="1.07" calcext:value-type="float">
            <text:p>1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7.81" calcext:value-type="float">
            <text:p>537.81</text:p>
          </table:table-cell>
          <table:table-cell office:value-type="float" office:value="2073.25" calcext:value-type="float">
            <text:p>2073.25</text:p>
          </table:table-cell>
          <table:table-cell office:value-type="float" office:value="2406.98" calcext:value-type="float">
            <text:p>2406.98</text:p>
          </table:table-cell>
        </table:table-row>
        <table:table-row table:style-name="ro1">
          <table:table-cell office:value-type="float" office:value="14958777" calcext:value-type="float">
            <text:p>14958777</text:p>
          </table:table-cell>
          <table:table-cell table:formula="of:=[.A937]/1000/(60*60*24)" office:value-type="time" office:time-value="PT04H09M18.777S" calcext:value-type="time">
            <text:p>04:09:19</text:p>
          </table:table-cell>
          <table:table-cell office:value-type="float" office:value="1.07" calcext:value-type="float">
            <text:p>1.07</text:p>
          </table:table-cell>
          <table:table-cell office:value-type="float" office:value="500.6" calcext:value-type="float">
            <text:p>500.6</text:p>
          </table:table-cell>
          <table:table-cell office:value-type="float" office:value="537.67" calcext:value-type="float">
            <text:p>537.67</text:p>
          </table:table-cell>
          <table:table-cell office:value-type="float" office:value="2075.47" calcext:value-type="float">
            <text:p>2075.47</text:p>
          </table:table-cell>
          <table:table-cell office:value-type="float" office:value="2409.37" calcext:value-type="float">
            <text:p>2409.37</text:p>
          </table:table-cell>
        </table:table-row>
        <table:table-row table:style-name="ro1">
          <table:table-cell office:value-type="float" office:value="14974776" calcext:value-type="float">
            <text:p>14974776</text:p>
          </table:table-cell>
          <table:table-cell table:formula="of:=[.A938]/1000/(60*60*24)" office:value-type="time" office:time-value="PT04H09M34.776S" calcext:value-type="time">
            <text:p>04:09:35</text:p>
          </table:table-cell>
          <table:table-cell office:value-type="float" office:value="1.07" calcext:value-type="float">
            <text:p>1.0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38.03" calcext:value-type="float">
            <text:p>538.03</text:p>
          </table:table-cell>
          <table:table-cell office:value-type="float" office:value="2077.7" calcext:value-type="float">
            <text:p>2077.7</text:p>
          </table:table-cell>
          <table:table-cell office:value-type="float" office:value="2411.76" calcext:value-type="float">
            <text:p>2411.76</text:p>
          </table:table-cell>
        </table:table-row>
        <table:table-row table:style-name="ro1">
          <table:table-cell office:value-type="float" office:value="14990776" calcext:value-type="float">
            <text:p>14990776</text:p>
          </table:table-cell>
          <table:table-cell table:formula="of:=[.A939]/1000/(60*60*24)" office:value-type="time" office:time-value="PT04H09M50.776S" calcext:value-type="time">
            <text:p>04:09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079.92" calcext:value-type="float">
            <text:p>2079.92</text:p>
          </table:table-cell>
          <table:table-cell office:value-type="float" office:value="2414.15" calcext:value-type="float">
            <text:p>2414.15</text:p>
          </table:table-cell>
        </table:table-row>
        <table:table-row table:style-name="ro1">
          <table:table-cell office:value-type="float" office:value="15006776" calcext:value-type="float">
            <text:p>15006776</text:p>
          </table:table-cell>
          <table:table-cell table:formula="of:=[.A940]/1000/(60*60*24)" office:value-type="time" office:time-value="PT04H10M06.776S" calcext:value-type="time">
            <text:p>04:10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5" calcext:value-type="float">
            <text:p>534.45</text:p>
          </table:table-cell>
          <table:table-cell office:value-type="float" office:value="2082.14" calcext:value-type="float">
            <text:p>2082.14</text:p>
          </table:table-cell>
          <table:table-cell office:value-type="float" office:value="2416.53" calcext:value-type="float">
            <text:p>2416.53</text:p>
          </table:table-cell>
        </table:table-row>
        <table:table-row table:style-name="ro1">
          <table:table-cell office:value-type="float" office:value="15022776" calcext:value-type="float">
            <text:p>15022776</text:p>
          </table:table-cell>
          <table:table-cell table:formula="of:=[.A941]/1000/(60*60*24)" office:value-type="time" office:time-value="PT04H10M22.776S" calcext:value-type="time">
            <text:p>04:10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084.36" calcext:value-type="float">
            <text:p>2084.36</text:p>
          </table:table-cell>
          <table:table-cell office:value-type="float" office:value="2418.91" calcext:value-type="float">
            <text:p>2418.91</text:p>
          </table:table-cell>
        </table:table-row>
        <table:table-row table:style-name="ro1">
          <table:table-cell office:value-type="float" office:value="15038777" calcext:value-type="float">
            <text:p>15038777</text:p>
          </table:table-cell>
          <table:table-cell table:formula="of:=[.A942]/1000/(60*60*24)" office:value-type="time" office:time-value="PT04H10M38.777S" calcext:value-type="time">
            <text:p>04:10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6" calcext:value-type="float">
            <text:p>536.56</text:p>
          </table:table-cell>
          <table:table-cell office:value-type="float" office:value="2086.58" calcext:value-type="float">
            <text:p>2086.58</text:p>
          </table:table-cell>
          <table:table-cell office:value-type="float" office:value="2421.29" calcext:value-type="float">
            <text:p>2421.29</text:p>
          </table:table-cell>
        </table:table-row>
        <table:table-row table:style-name="ro1">
          <table:table-cell office:value-type="float" office:value="15054777" calcext:value-type="float">
            <text:p>15054777</text:p>
          </table:table-cell>
          <table:table-cell table:formula="of:=[.A943]/1000/(60*60*24)" office:value-type="time" office:time-value="PT04H10M54.777S" calcext:value-type="time">
            <text:p>04:10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3" calcext:value-type="float">
            <text:p>536.23</text:p>
          </table:table-cell>
          <table:table-cell office:value-type="float" office:value="2088.8" calcext:value-type="float">
            <text:p>2088.8</text:p>
          </table:table-cell>
          <table:table-cell office:value-type="float" office:value="2423.67" calcext:value-type="float">
            <text:p>2423.67</text:p>
          </table:table-cell>
        </table:table-row>
        <table:table-row table:style-name="ro1">
          <table:table-cell office:value-type="float" office:value="15070776" calcext:value-type="float">
            <text:p>15070776</text:p>
          </table:table-cell>
          <table:table-cell table:formula="of:=[.A944]/1000/(60*60*24)" office:value-type="time" office:time-value="PT04H11M10.776S" calcext:value-type="time">
            <text:p>04:11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6" calcext:value-type="float">
            <text:p>534.46</text:p>
          </table:table-cell>
          <table:table-cell office:value-type="float" office:value="2091.02" calcext:value-type="float">
            <text:p>2091.02</text:p>
          </table:table-cell>
          <table:table-cell office:value-type="float" office:value="2426.05" calcext:value-type="float">
            <text:p>2426.05</text:p>
          </table:table-cell>
        </table:table-row>
        <table:table-row table:style-name="ro1">
          <table:table-cell office:value-type="float" office:value="15086777" calcext:value-type="float">
            <text:p>15086777</text:p>
          </table:table-cell>
          <table:table-cell table:formula="of:=[.A945]/1000/(60*60*24)" office:value-type="time" office:time-value="PT04H11M26.777S" calcext:value-type="time">
            <text:p>04:11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1" calcext:value-type="float">
            <text:p>534.11</text:p>
          </table:table-cell>
          <table:table-cell office:value-type="float" office:value="2093.24" calcext:value-type="float">
            <text:p>2093.24</text:p>
          </table:table-cell>
          <table:table-cell office:value-type="float" office:value="2428.42" calcext:value-type="float">
            <text:p>2428.42</text:p>
          </table:table-cell>
        </table:table-row>
        <table:table-row table:style-name="ro1">
          <table:table-cell office:value-type="float" office:value="15102777" calcext:value-type="float">
            <text:p>15102777</text:p>
          </table:table-cell>
          <table:table-cell table:formula="of:=[.A946]/1000/(60*60*24)" office:value-type="time" office:time-value="PT04H11M42.777S" calcext:value-type="time">
            <text:p>04:11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095.46" calcext:value-type="float">
            <text:p>2095.46</text:p>
          </table:table-cell>
          <table:table-cell office:value-type="float" office:value="2430.8" calcext:value-type="float">
            <text:p>2430.8</text:p>
          </table:table-cell>
        </table:table-row>
        <table:table-row table:style-name="ro1">
          <table:table-cell office:value-type="float" office:value="15118776" calcext:value-type="float">
            <text:p>15118776</text:p>
          </table:table-cell>
          <table:table-cell table:formula="of:=[.A947]/1000/(60*60*24)" office:value-type="time" office:time-value="PT04H11M58.776S" calcext:value-type="time">
            <text:p>04:11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1" calcext:value-type="float">
            <text:p>534.11</text:p>
          </table:table-cell>
          <table:table-cell office:value-type="float" office:value="2097.68" calcext:value-type="float">
            <text:p>2097.68</text:p>
          </table:table-cell>
          <table:table-cell office:value-type="float" office:value="2433.17" calcext:value-type="float">
            <text:p>2433.17</text:p>
          </table:table-cell>
        </table:table-row>
        <table:table-row table:style-name="ro1">
          <table:table-cell office:value-type="float" office:value="15134776" calcext:value-type="float">
            <text:p>15134776</text:p>
          </table:table-cell>
          <table:table-cell table:formula="of:=[.A948]/1000/(60*60*24)" office:value-type="time" office:time-value="PT04H12M14.776S" calcext:value-type="time">
            <text:p>04:12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099.9" calcext:value-type="float">
            <text:p>2099.9</text:p>
          </table:table-cell>
          <table:table-cell office:value-type="float" office:value="2435.54" calcext:value-type="float">
            <text:p>2435.54</text:p>
          </table:table-cell>
        </table:table-row>
        <table:table-row table:style-name="ro1">
          <table:table-cell office:value-type="float" office:value="15150777" calcext:value-type="float">
            <text:p>15150777</text:p>
          </table:table-cell>
          <table:table-cell table:formula="of:=[.A949]/1000/(60*60*24)" office:value-type="time" office:time-value="PT04H12M30.777S" calcext:value-type="time">
            <text:p>04:12:31</text:p>
          </table:table-cell>
          <table:table-cell office:value-type="float" office:value="1.07" calcext:value-type="float">
            <text:p>1.07</text:p>
          </table:table-cell>
          <table:table-cell office:value-type="float" office:value="500.8" calcext:value-type="float">
            <text:p>500.8</text:p>
          </table:table-cell>
          <table:table-cell office:value-type="float" office:value="533.89" calcext:value-type="float">
            <text:p>533.89</text:p>
          </table:table-cell>
          <table:table-cell office:value-type="float" office:value="2102.12" calcext:value-type="float">
            <text:p>2102.12</text:p>
          </table:table-cell>
          <table:table-cell office:value-type="float" office:value="2437.91" calcext:value-type="float">
            <text:p>2437.91</text:p>
          </table:table-cell>
        </table:table-row>
        <table:table-row table:style-name="ro1">
          <table:table-cell office:value-type="float" office:value="15166776" calcext:value-type="float">
            <text:p>15166776</text:p>
          </table:table-cell>
          <table:table-cell table:formula="of:=[.A950]/1000/(60*60*24)" office:value-type="time" office:time-value="PT04H12M46.776S" calcext:value-type="time">
            <text:p>04:12:47</text:p>
          </table:table-cell>
          <table:table-cell office:value-type="float" office:value="1.07" calcext:value-type="float">
            <text:p>1.0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34.02" calcext:value-type="float">
            <text:p>534.02</text:p>
          </table:table-cell>
          <table:table-cell office:value-type="float" office:value="2104.35" calcext:value-type="float">
            <text:p>2104.35</text:p>
          </table:table-cell>
          <table:table-cell office:value-type="float" office:value="2440.29" calcext:value-type="float">
            <text:p>2440.29</text:p>
          </table:table-cell>
        </table:table-row>
        <table:table-row table:style-name="ro1">
          <table:table-cell office:value-type="float" office:value="15182777" calcext:value-type="float">
            <text:p>15182777</text:p>
          </table:table-cell>
          <table:table-cell table:formula="of:=[.A951]/1000/(60*60*24)" office:value-type="time" office:time-value="PT04H13M02.777S" calcext:value-type="time">
            <text:p>04:13:03</text:p>
          </table:table-cell>
          <table:table-cell office:value-type="float" office:value="1.07" calcext:value-type="float">
            <text:p>1.0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36.04" calcext:value-type="float">
            <text:p>536.04</text:p>
          </table:table-cell>
          <table:table-cell office:value-type="float" office:value="2106.58" calcext:value-type="float">
            <text:p>2106.58</text:p>
          </table:table-cell>
          <table:table-cell office:value-type="float" office:value="2442.66" calcext:value-type="float">
            <text:p>2442.66</text:p>
          </table:table-cell>
        </table:table-row>
        <table:table-row table:style-name="ro1">
          <table:table-cell office:value-type="float" office:value="15198776" calcext:value-type="float">
            <text:p>15198776</text:p>
          </table:table-cell>
          <table:table-cell table:formula="of:=[.A952]/1000/(60*60*24)" office:value-type="time" office:time-value="PT04H13M18.776S" calcext:value-type="time">
            <text:p>04:13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4" calcext:value-type="float">
            <text:p>530.14</text:p>
          </table:table-cell>
          <table:table-cell office:value-type="float" office:value="2108.8" calcext:value-type="float">
            <text:p>2108.8</text:p>
          </table:table-cell>
          <table:table-cell office:value-type="float" office:value="2445.03" calcext:value-type="float">
            <text:p>2445.03</text:p>
          </table:table-cell>
        </table:table-row>
        <table:table-row table:style-name="ro1">
          <table:table-cell office:value-type="float" office:value="15214776" calcext:value-type="float">
            <text:p>15214776</text:p>
          </table:table-cell>
          <table:table-cell table:formula="of:=[.A953]/1000/(60*60*24)" office:value-type="time" office:time-value="PT04H13M34.776S" calcext:value-type="time">
            <text:p>04:13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3" calcext:value-type="float">
            <text:p>532.13</text:p>
          </table:table-cell>
          <table:table-cell office:value-type="float" office:value="2111.02" calcext:value-type="float">
            <text:p>2111.02</text:p>
          </table:table-cell>
          <table:table-cell office:value-type="float" office:value="2447.4" calcext:value-type="float">
            <text:p>2447.4</text:p>
          </table:table-cell>
        </table:table-row>
        <table:table-row table:style-name="ro1">
          <table:table-cell office:value-type="float" office:value="15230776" calcext:value-type="float">
            <text:p>15230776</text:p>
          </table:table-cell>
          <table:table-cell table:formula="of:=[.A954]/1000/(60*60*24)" office:value-type="time" office:time-value="PT04H13M50.776S" calcext:value-type="time">
            <text:p>04:13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6" calcext:value-type="float">
            <text:p>532.46</text:p>
          </table:table-cell>
          <table:table-cell office:value-type="float" office:value="2113.24" calcext:value-type="float">
            <text:p>2113.24</text:p>
          </table:table-cell>
          <table:table-cell office:value-type="float" office:value="2449.76" calcext:value-type="float">
            <text:p>2449.76</text:p>
          </table:table-cell>
        </table:table-row>
        <table:table-row table:style-name="ro1">
          <table:table-cell office:value-type="float" office:value="15246777" calcext:value-type="float">
            <text:p>15246777</text:p>
          </table:table-cell>
          <table:table-cell table:formula="of:=[.A955]/1000/(60*60*24)" office:value-type="time" office:time-value="PT04H14M06.777S" calcext:value-type="time">
            <text:p>04:14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2.54" calcext:value-type="float">
            <text:p>532.54</text:p>
          </table:table-cell>
          <table:table-cell office:value-type="float" office:value="2115.46" calcext:value-type="float">
            <text:p>2115.46</text:p>
          </table:table-cell>
          <table:table-cell office:value-type="float" office:value="2452.13" calcext:value-type="float">
            <text:p>2452.13</text:p>
          </table:table-cell>
        </table:table-row>
        <table:table-row table:style-name="ro1">
          <table:table-cell office:value-type="float" office:value="15262776" calcext:value-type="float">
            <text:p>15262776</text:p>
          </table:table-cell>
          <table:table-cell table:formula="of:=[.A956]/1000/(60*60*24)" office:value-type="time" office:time-value="PT04H14M22.776S" calcext:value-type="time">
            <text:p>04:14:23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6" calcext:value-type="float">
            <text:p>530.46</text:p>
          </table:table-cell>
          <table:table-cell office:value-type="float" office:value="2117.68" calcext:value-type="float">
            <text:p>2117.68</text:p>
          </table:table-cell>
          <table:table-cell office:value-type="float" office:value="2454.49" calcext:value-type="float">
            <text:p>2454.49</text:p>
          </table:table-cell>
        </table:table-row>
        <table:table-row table:style-name="ro1">
          <table:table-cell office:value-type="float" office:value="15278776" calcext:value-type="float">
            <text:p>15278776</text:p>
          </table:table-cell>
          <table:table-cell table:formula="of:=[.A957]/1000/(60*60*24)" office:value-type="time" office:time-value="PT04H14M38.776S" calcext:value-type="time">
            <text:p>04:14:3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4" calcext:value-type="float">
            <text:p>530.24</text:p>
          </table:table-cell>
          <table:table-cell office:value-type="float" office:value="2119.9" calcext:value-type="float">
            <text:p>2119.9</text:p>
          </table:table-cell>
          <table:table-cell office:value-type="float" office:value="2456.85" calcext:value-type="float">
            <text:p>2456.85</text:p>
          </table:table-cell>
        </table:table-row>
        <table:table-row table:style-name="ro1">
          <table:table-cell office:value-type="float" office:value="15294776" calcext:value-type="float">
            <text:p>15294776</text:p>
          </table:table-cell>
          <table:table-cell table:formula="of:=[.A958]/1000/(60*60*24)" office:value-type="time" office:time-value="PT04H14M54.776S" calcext:value-type="time">
            <text:p>04:14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1" calcext:value-type="float">
            <text:p>532.11</text:p>
          </table:table-cell>
          <table:table-cell office:value-type="float" office:value="2122.12" calcext:value-type="float">
            <text:p>2122.12</text:p>
          </table:table-cell>
          <table:table-cell office:value-type="float" office:value="2459.21" calcext:value-type="float">
            <text:p>2459.21</text:p>
          </table:table-cell>
        </table:table-row>
        <table:table-row table:style-name="ro1">
          <table:table-cell office:value-type="float" office:value="15310777" calcext:value-type="float">
            <text:p>15310777</text:p>
          </table:table-cell>
          <table:table-cell table:formula="of:=[.A959]/1000/(60*60*24)" office:value-type="time" office:time-value="PT04H15M10.777S" calcext:value-type="time">
            <text:p>04:15:11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2" calcext:value-type="float">
            <text:p>530.32</text:p>
          </table:table-cell>
          <table:table-cell office:value-type="float" office:value="2124.34" calcext:value-type="float">
            <text:p>2124.34</text:p>
          </table:table-cell>
          <table:table-cell office:value-type="float" office:value="2461.56" calcext:value-type="float">
            <text:p>2461.56</text:p>
          </table:table-cell>
        </table:table-row>
        <table:table-row table:style-name="ro1">
          <table:table-cell office:value-type="float" office:value="15326777" calcext:value-type="float">
            <text:p>15326777</text:p>
          </table:table-cell>
          <table:table-cell table:formula="of:=[.A960]/1000/(60*60*24)" office:value-type="time" office:time-value="PT04H15M26.777S" calcext:value-type="time">
            <text:p>04:15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0.04" calcext:value-type="float">
            <text:p>530.04</text:p>
          </table:table-cell>
          <table:table-cell office:value-type="float" office:value="2126.56" calcext:value-type="float">
            <text:p>2126.56</text:p>
          </table:table-cell>
          <table:table-cell office:value-type="float" office:value="2463.92" calcext:value-type="float">
            <text:p>2463.92</text:p>
          </table:table-cell>
        </table:table-row>
        <table:table-row table:style-name="ro1">
          <table:table-cell office:value-type="float" office:value="15342776" calcext:value-type="float">
            <text:p>15342776</text:p>
          </table:table-cell>
          <table:table-cell table:formula="of:=[.A961]/1000/(60*60*24)" office:value-type="time" office:time-value="PT04H15M42.776S" calcext:value-type="time">
            <text:p>04:15:43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0.03" calcext:value-type="float">
            <text:p>530.03</text:p>
          </table:table-cell>
          <table:table-cell office:value-type="float" office:value="2128.77" calcext:value-type="float">
            <text:p>2128.77</text:p>
          </table:table-cell>
          <table:table-cell office:value-type="float" office:value="2466.27" calcext:value-type="float">
            <text:p>2466.27</text:p>
          </table:table-cell>
        </table:table-row>
        <table:table-row table:style-name="ro1">
          <table:table-cell office:value-type="float" office:value="15358776" calcext:value-type="float">
            <text:p>15358776</text:p>
          </table:table-cell>
          <table:table-cell table:formula="of:=[.A962]/1000/(60*60*24)" office:value-type="time" office:time-value="PT04H15M58.776S" calcext:value-type="time">
            <text:p>04:15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1" calcext:value-type="float">
            <text:p>530.11</text:p>
          </table:table-cell>
          <table:table-cell office:value-type="float" office:value="2130.99" calcext:value-type="float">
            <text:p>2130.99</text:p>
          </table:table-cell>
          <table:table-cell office:value-type="float" office:value="2468.63" calcext:value-type="float">
            <text:p>2468.63</text:p>
          </table:table-cell>
        </table:table-row>
        <table:table-row table:style-name="ro1">
          <table:table-cell office:value-type="float" office:value="15374776" calcext:value-type="float">
            <text:p>15374776</text:p>
          </table:table-cell>
          <table:table-cell table:formula="of:=[.A963]/1000/(60*60*24)" office:value-type="time" office:time-value="PT04H16M14.776S" calcext:value-type="time">
            <text:p>04:16:15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6" calcext:value-type="float">
            <text:p>528.26</text:p>
          </table:table-cell>
          <table:table-cell office:value-type="float" office:value="2133.21" calcext:value-type="float">
            <text:p>2133.21</text:p>
          </table:table-cell>
          <table:table-cell office:value-type="float" office:value="2470.98" calcext:value-type="float">
            <text:p>2470.98</text:p>
          </table:table-cell>
        </table:table-row>
        <table:table-row table:style-name="ro1">
          <table:table-cell office:value-type="float" office:value="15390776" calcext:value-type="float">
            <text:p>15390776</text:p>
          </table:table-cell>
          <table:table-cell table:formula="of:=[.A964]/1000/(60*60*24)" office:value-type="time" office:time-value="PT04H16M30.776S" calcext:value-type="time">
            <text:p>04:16:31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28.12" calcext:value-type="float">
            <text:p>528.12</text:p>
          </table:table-cell>
          <table:table-cell office:value-type="float" office:value="2135.43" calcext:value-type="float">
            <text:p>2135.43</text:p>
          </table:table-cell>
          <table:table-cell office:value-type="float" office:value="2473.32" calcext:value-type="float">
            <text:p>2473.32</text:p>
          </table:table-cell>
        </table:table-row>
        <table:table-row table:style-name="ro1">
          <table:table-cell office:value-type="float" office:value="15406777" calcext:value-type="float">
            <text:p>15406777</text:p>
          </table:table-cell>
          <table:table-cell table:formula="of:=[.A965]/1000/(60*60*24)" office:value-type="time" office:time-value="PT04H16M46.777S" calcext:value-type="time">
            <text:p>04:16:4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137.65" calcext:value-type="float">
            <text:p>2137.65</text:p>
          </table:table-cell>
          <table:table-cell office:value-type="float" office:value="2475.67" calcext:value-type="float">
            <text:p>2475.67</text:p>
          </table:table-cell>
        </table:table-row>
        <table:table-row table:style-name="ro1">
          <table:table-cell office:value-type="float" office:value="15422777" calcext:value-type="float">
            <text:p>15422777</text:p>
          </table:table-cell>
          <table:table-cell table:formula="of:=[.A966]/1000/(60*60*24)" office:value-type="time" office:time-value="PT04H17M02.777S" calcext:value-type="time">
            <text:p>04:17:03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1" calcext:value-type="float">
            <text:p>526.11</text:p>
          </table:table-cell>
          <table:table-cell office:value-type="float" office:value="2139.87" calcext:value-type="float">
            <text:p>2139.87</text:p>
          </table:table-cell>
          <table:table-cell office:value-type="float" office:value="2478.02" calcext:value-type="float">
            <text:p>2478.02</text:p>
          </table:table-cell>
        </table:table-row>
        <table:table-row table:style-name="ro1">
          <table:table-cell office:value-type="float" office:value="15438776" calcext:value-type="float">
            <text:p>15438776</text:p>
          </table:table-cell>
          <table:table-cell table:formula="of:=[.A967]/1000/(60*60*24)" office:value-type="time" office:time-value="PT04H17M18.776S" calcext:value-type="time">
            <text:p>04:17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3" calcext:value-type="float">
            <text:p>528.33</text:p>
          </table:table-cell>
          <table:table-cell office:value-type="float" office:value="2142.09" calcext:value-type="float">
            <text:p>2142.09</text:p>
          </table:table-cell>
          <table:table-cell office:value-type="float" office:value="2480.36" calcext:value-type="float">
            <text:p>2480.36</text:p>
          </table:table-cell>
        </table:table-row>
        <table:table-row table:style-name="ro1">
          <table:table-cell office:value-type="float" office:value="15454777" calcext:value-type="float">
            <text:p>15454777</text:p>
          </table:table-cell>
          <table:table-cell table:formula="of:=[.A968]/1000/(60*60*24)" office:value-type="time" office:time-value="PT04H17M34.777S" calcext:value-type="time">
            <text:p>04:17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1" calcext:value-type="float">
            <text:p>526.11</text:p>
          </table:table-cell>
          <table:table-cell office:value-type="float" office:value="2144.31" calcext:value-type="float">
            <text:p>2144.31</text:p>
          </table:table-cell>
          <table:table-cell office:value-type="float" office:value="2482.7" calcext:value-type="float">
            <text:p>2482.7</text:p>
          </table:table-cell>
        </table:table-row>
        <table:table-row table:style-name="ro1">
          <table:table-cell office:value-type="float" office:value="15470776" calcext:value-type="float">
            <text:p>15470776</text:p>
          </table:table-cell>
          <table:table-cell table:formula="of:=[.A969]/1000/(60*60*24)" office:value-type="time" office:time-value="PT04H17M50.776S" calcext:value-type="time">
            <text:p>04:17:51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5" calcext:value-type="float">
            <text:p>526.25</text:p>
          </table:table-cell>
          <table:table-cell office:value-type="float" office:value="2146.53" calcext:value-type="float">
            <text:p>2146.53</text:p>
          </table:table-cell>
          <table:table-cell office:value-type="float" office:value="2485.04" calcext:value-type="float">
            <text:p>2485.04</text:p>
          </table:table-cell>
        </table:table-row>
        <table:table-row table:style-name="ro1">
          <table:table-cell office:value-type="float" office:value="15486776" calcext:value-type="float">
            <text:p>15486776</text:p>
          </table:table-cell>
          <table:table-cell table:formula="of:=[.A970]/1000/(60*60*24)" office:value-type="time" office:time-value="PT04H18M06.776S" calcext:value-type="time">
            <text:p>04:18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4" calcext:value-type="float">
            <text:p>526.24</text:p>
          </table:table-cell>
          <table:table-cell office:value-type="float" office:value="2148.75" calcext:value-type="float">
            <text:p>2148.75</text:p>
          </table:table-cell>
          <table:table-cell office:value-type="float" office:value="2487.38" calcext:value-type="float">
            <text:p>2487.38</text:p>
          </table:table-cell>
        </table:table-row>
        <table:table-row table:style-name="ro1">
          <table:table-cell office:value-type="float" office:value="15502776" calcext:value-type="float">
            <text:p>15502776</text:p>
          </table:table-cell>
          <table:table-cell table:formula="of:=[.A971]/1000/(60*60*24)" office:value-type="time" office:time-value="PT04H18M22.776S" calcext:value-type="time">
            <text:p>04:18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3" calcext:value-type="float">
            <text:p>526.33</text:p>
          </table:table-cell>
          <table:table-cell office:value-type="float" office:value="2150.97" calcext:value-type="float">
            <text:p>2150.97</text:p>
          </table:table-cell>
          <table:table-cell office:value-type="float" office:value="2489.72" calcext:value-type="float">
            <text:p>2489.72</text:p>
          </table:table-cell>
        </table:table-row>
        <table:table-row table:style-name="ro1">
          <table:table-cell office:value-type="float" office:value="15518776" calcext:value-type="float">
            <text:p>15518776</text:p>
          </table:table-cell>
          <table:table-cell table:formula="of:=[.A972]/1000/(60*60*24)" office:value-type="time" office:time-value="PT04H18M38.776S" calcext:value-type="time">
            <text:p>04:18:39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3" calcext:value-type="float">
            <text:p>526.33</text:p>
          </table:table-cell>
          <table:table-cell office:value-type="float" office:value="2153.19" calcext:value-type="float">
            <text:p>2153.19</text:p>
          </table:table-cell>
          <table:table-cell office:value-type="float" office:value="2492.06" calcext:value-type="float">
            <text:p>2492.06</text:p>
          </table:table-cell>
        </table:table-row>
        <table:table-row table:style-name="ro1">
          <table:table-cell office:value-type="float" office:value="15534777" calcext:value-type="float">
            <text:p>15534777</text:p>
          </table:table-cell>
          <table:table-cell table:formula="of:=[.A973]/1000/(60*60*24)" office:value-type="time" office:time-value="PT04H18M54.777S" calcext:value-type="time">
            <text:p>04:18:55</text:p>
          </table:table-cell>
          <table:table-cell office:value-type="float" office:value="1.05" calcext:value-type="float">
            <text:p>1.0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4.05" calcext:value-type="float">
            <text:p>524.05</text:p>
          </table:table-cell>
          <table:table-cell office:value-type="float" office:value="2155.41" calcext:value-type="float">
            <text:p>2155.41</text:p>
          </table:table-cell>
          <table:table-cell office:value-type="float" office:value="2494.39" calcext:value-type="float">
            <text:p>2494.39</text:p>
          </table:table-cell>
        </table:table-row>
        <table:table-row table:style-name="ro1">
          <table:table-cell office:value-type="float" office:value="15550776" calcext:value-type="float">
            <text:p>15550776</text:p>
          </table:table-cell>
          <table:table-cell table:formula="of:=[.A974]/1000/(60*60*24)" office:value-type="time" office:time-value="PT04H19M10.776S" calcext:value-type="time">
            <text:p>04:19:11</text:p>
          </table:table-cell>
          <table:table-cell office:value-type="float" office:value="1.05" calcext:value-type="float">
            <text:p>1.05</text:p>
          </table:table-cell>
          <table:table-cell office:value-type="float" office:value="500.6" calcext:value-type="float">
            <text:p>500.6</text:p>
          </table:table-cell>
          <table:table-cell office:value-type="float" office:value="525.67" calcext:value-type="float">
            <text:p>525.67</text:p>
          </table:table-cell>
          <table:table-cell office:value-type="float" office:value="2157.63" calcext:value-type="float">
            <text:p>2157.63</text:p>
          </table:table-cell>
          <table:table-cell office:value-type="float" office:value="2496.73" calcext:value-type="float">
            <text:p>2496.73</text:p>
          </table:table-cell>
        </table:table-row>
        <table:table-row table:style-name="ro1">
          <table:table-cell office:value-type="float" office:value="15566776" calcext:value-type="float">
            <text:p>15566776</text:p>
          </table:table-cell>
          <table:table-cell table:formula="of:=[.A975]/1000/(60*60*24)" office:value-type="time" office:time-value="PT04H19M26.776S" calcext:value-type="time">
            <text:p>04:19:27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4" calcext:value-type="float">
            <text:p>524.34</text:p>
          </table:table-cell>
          <table:table-cell office:value-type="float" office:value="2159.85" calcext:value-type="float">
            <text:p>2159.85</text:p>
          </table:table-cell>
          <table:table-cell office:value-type="float" office:value="2499.06" calcext:value-type="float">
            <text:p>2499.06</text:p>
          </table:table-cell>
        </table:table-row>
        <table:table-row table:style-name="ro1">
          <table:table-cell office:value-type="float" office:value="15582776" calcext:value-type="float">
            <text:p>15582776</text:p>
          </table:table-cell>
          <table:table-cell table:formula="of:=[.A976]/1000/(60*60*24)" office:value-type="time" office:time-value="PT04H19M42.776S" calcext:value-type="time">
            <text:p>04:19:43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4.26" calcext:value-type="float">
            <text:p>524.26</text:p>
          </table:table-cell>
          <table:table-cell office:value-type="float" office:value="2162.07" calcext:value-type="float">
            <text:p>2162.07</text:p>
          </table:table-cell>
          <table:table-cell office:value-type="float" office:value="2501.39" calcext:value-type="float">
            <text:p>2501.39</text:p>
          </table:table-cell>
        </table:table-row>
        <table:table-row table:style-name="ro1">
          <table:table-cell office:value-type="float" office:value="15598776" calcext:value-type="float">
            <text:p>15598776</text:p>
          </table:table-cell>
          <table:table-cell table:formula="of:=[.A977]/1000/(60*60*24)" office:value-type="time" office:time-value="PT04H19M58.776S" calcext:value-type="time">
            <text:p>04:19:59</text:p>
          </table:table-cell>
          <table:table-cell office:value-type="float" office:value="1.05" calcext:value-type="float">
            <text:p>1.0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3.78" calcext:value-type="float">
            <text:p>523.78</text:p>
          </table:table-cell>
          <table:table-cell office:value-type="float" office:value="2164.29" calcext:value-type="float">
            <text:p>2164.29</text:p>
          </table:table-cell>
          <table:table-cell office:value-type="float" office:value="2503.71" calcext:value-type="float">
            <text:p>2503.71</text:p>
          </table:table-cell>
        </table:table-row>
        <table:table-row table:style-name="ro1">
          <table:table-cell office:value-type="float" office:value="15614776" calcext:value-type="float">
            <text:p>15614776</text:p>
          </table:table-cell>
          <table:table-cell table:formula="of:=[.A978]/1000/(60*60*24)" office:value-type="time" office:time-value="PT04H20M14.776S" calcext:value-type="time">
            <text:p>04:20:15</text:p>
          </table:table-cell>
          <table:table-cell office:value-type="float" office:value="1.05" calcext:value-type="float">
            <text:p>1.0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24.01" calcext:value-type="float">
            <text:p>524.01</text:p>
          </table:table-cell>
          <table:table-cell office:value-type="float" office:value="2166.51" calcext:value-type="float">
            <text:p>2166.51</text:p>
          </table:table-cell>
          <table:table-cell office:value-type="float" office:value="2506.04" calcext:value-type="float">
            <text:p>2506.04</text:p>
          </table:table-cell>
        </table:table-row>
        <table:table-row table:style-name="ro1">
          <table:table-cell office:value-type="float" office:value="15630777" calcext:value-type="float">
            <text:p>15630777</text:p>
          </table:table-cell>
          <table:table-cell table:formula="of:=[.A979]/1000/(60*60*24)" office:value-type="time" office:time-value="PT04H20M30.777S" calcext:value-type="time">
            <text:p>04:20:31</text:p>
          </table:table-cell>
          <table:table-cell office:value-type="float" office:value="1.05" calcext:value-type="float">
            <text:p>1.05</text:p>
          </table:table-cell>
          <table:table-cell office:value-type="float" office:value="501" calcext:value-type="float">
            <text:p>501</text:p>
          </table:table-cell>
          <table:table-cell office:value-type="float" office:value="524.09" calcext:value-type="float">
            <text:p>524.09</text:p>
          </table:table-cell>
          <table:table-cell office:value-type="float" office:value="2168.74" calcext:value-type="float">
            <text:p>2168.74</text:p>
          </table:table-cell>
          <table:table-cell office:value-type="float" office:value="2508.37" calcext:value-type="float">
            <text:p>2508.37</text:p>
          </table:table-cell>
        </table:table-row>
        <table:table-row table:style-name="ro1">
          <table:table-cell office:value-type="float" office:value="15646776" calcext:value-type="float">
            <text:p>15646776</text:p>
          </table:table-cell>
          <table:table-cell table:formula="of:=[.A980]/1000/(60*60*24)" office:value-type="time" office:time-value="PT04H20M46.776S" calcext:value-type="time">
            <text:p>04:20:47</text:p>
          </table:table-cell>
          <table:table-cell office:value-type="float" office:value="1.05" calcext:value-type="float">
            <text:p>1.0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23.99" calcext:value-type="float">
            <text:p>523.99</text:p>
          </table:table-cell>
          <table:table-cell office:value-type="float" office:value="2170.96" calcext:value-type="float">
            <text:p>2170.96</text:p>
          </table:table-cell>
          <table:table-cell office:value-type="float" office:value="2510.7" calcext:value-type="float">
            <text:p>2510.7</text:p>
          </table:table-cell>
        </table:table-row>
        <table:table-row table:style-name="ro1">
          <table:table-cell office:value-type="float" office:value="15662776" calcext:value-type="float">
            <text:p>15662776</text:p>
          </table:table-cell>
          <table:table-cell table:formula="of:=[.A981]/1000/(60*60*24)" office:value-type="time" office:time-value="PT04H21M02.776S" calcext:value-type="time">
            <text:p>04:21:03</text:p>
          </table:table-cell>
          <table:table-cell office:value-type="float" office:value="1.05" calcext:value-type="float">
            <text:p>1.05</text:p>
          </table:table-cell>
          <table:table-cell office:value-type="float" office:value="500.8" calcext:value-type="float">
            <text:p>500.8</text:p>
          </table:table-cell>
          <table:table-cell office:value-type="float" office:value="523.88" calcext:value-type="float">
            <text:p>523.88</text:p>
          </table:table-cell>
          <table:table-cell office:value-type="float" office:value="2173.19" calcext:value-type="float">
            <text:p>2173.19</text:p>
          </table:table-cell>
          <table:table-cell office:value-type="float" office:value="2513.02" calcext:value-type="float">
            <text:p>2513.02</text:p>
          </table:table-cell>
        </table:table-row>
        <table:table-row table:style-name="ro1">
          <table:table-cell office:value-type="float" office:value="15678776" calcext:value-type="float">
            <text:p>15678776</text:p>
          </table:table-cell>
          <table:table-cell table:formula="of:=[.A982]/1000/(60*60*24)" office:value-type="time" office:time-value="PT04H21M18.776S" calcext:value-type="time">
            <text:p>04:21:19</text:p>
          </table:table-cell>
          <table:table-cell office:value-type="float" office:value="1.04" calcext:value-type="float">
            <text:p>1.04</text:p>
          </table:table-cell>
          <table:table-cell office:value-type="float" office:value="500.8" calcext:value-type="float">
            <text:p>500.8</text:p>
          </table:table-cell>
          <table:table-cell office:value-type="float" office:value="521.87" calcext:value-type="float">
            <text:p>521.87</text:p>
          </table:table-cell>
          <table:table-cell office:value-type="float" office:value="2175.42" calcext:value-type="float">
            <text:p>2175.42</text:p>
          </table:table-cell>
          <table:table-cell office:value-type="float" office:value="2515.34" calcext:value-type="float">
            <text:p>2515.34</text:p>
          </table:table-cell>
        </table:table-row>
        <table:table-row table:style-name="ro1">
          <table:table-cell office:value-type="float" office:value="15694776" calcext:value-type="float">
            <text:p>15694776</text:p>
          </table:table-cell>
          <table:table-cell table:formula="of:=[.A983]/1000/(60*60*24)" office:value-type="time" office:time-value="PT04H21M34.776S" calcext:value-type="time">
            <text:p>04:21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2.13" calcext:value-type="float">
            <text:p>522.13</text:p>
          </table:table-cell>
          <table:table-cell office:value-type="float" office:value="2177.64" calcext:value-type="float">
            <text:p>2177.64</text:p>
          </table:table-cell>
          <table:table-cell office:value-type="float" office:value="2517.66" calcext:value-type="float">
            <text:p>2517.66</text:p>
          </table:table-cell>
        </table:table-row>
        <table:table-row table:style-name="ro1">
          <table:table-cell office:value-type="float" office:value="15710776" calcext:value-type="float">
            <text:p>15710776</text:p>
          </table:table-cell>
          <table:table-cell table:formula="of:=[.A984]/1000/(60*60*24)" office:value-type="time" office:time-value="PT04H21M50.776S" calcext:value-type="time">
            <text:p>04:21:51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2" calcext:value-type="float">
            <text:p>520.32</text:p>
          </table:table-cell>
          <table:table-cell office:value-type="float" office:value="2179.86" calcext:value-type="float">
            <text:p>2179.86</text:p>
          </table:table-cell>
          <table:table-cell office:value-type="float" office:value="2519.98" calcext:value-type="float">
            <text:p>2519.98</text:p>
          </table:table-cell>
        </table:table-row>
        <table:table-row table:style-name="ro1">
          <table:table-cell office:value-type="float" office:value="15726776" calcext:value-type="float">
            <text:p>15726776</text:p>
          </table:table-cell>
          <table:table-cell table:formula="of:=[.A985]/1000/(60*60*24)" office:value-type="time" office:time-value="PT04H22M06.776S" calcext:value-type="time">
            <text:p>04:22:07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6" calcext:value-type="float">
            <text:p>518.46</text:p>
          </table:table-cell>
          <table:table-cell office:value-type="float" office:value="2182.08" calcext:value-type="float">
            <text:p>2182.08</text:p>
          </table:table-cell>
          <table:table-cell office:value-type="float" office:value="2522.28" calcext:value-type="float">
            <text:p>2522.28</text:p>
          </table:table-cell>
        </table:table-row>
        <table:table-row table:style-name="ro1">
          <table:table-cell office:value-type="float" office:value="15742777" calcext:value-type="float">
            <text:p>15742777</text:p>
          </table:table-cell>
          <table:table-cell table:formula="of:=[.A986]/1000/(60*60*24)" office:value-type="time" office:time-value="PT04H22M22.777S" calcext:value-type="time">
            <text:p>04:22:23</text:p>
          </table:table-cell>
          <table:table-cell office:value-type="float" office:value="1.04" calcext:value-type="float">
            <text:p>1.0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9.79" calcext:value-type="float">
            <text:p>519.79</text:p>
          </table:table-cell>
          <table:table-cell office:value-type="float" office:value="2184.3" calcext:value-type="float">
            <text:p>2184.3</text:p>
          </table:table-cell>
          <table:table-cell office:value-type="float" office:value="2524.59" calcext:value-type="float">
            <text:p>2524.59</text:p>
          </table:table-cell>
        </table:table-row>
        <table:table-row table:style-name="ro1">
          <table:table-cell office:value-type="float" office:value="15758776" calcext:value-type="float">
            <text:p>15758776</text:p>
          </table:table-cell>
          <table:table-cell table:formula="of:=[.A987]/1000/(60*60*24)" office:value-type="time" office:time-value="PT04H22M38.776S" calcext:value-type="time">
            <text:p>04:22:39</text:p>
          </table:table-cell>
          <table:table-cell office:value-type="float" office:value="1.04" calcext:value-type="float">
            <text:p>1.0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19.99" calcext:value-type="float">
            <text:p>519.99</text:p>
          </table:table-cell>
          <table:table-cell office:value-type="float" office:value="2186.52" calcext:value-type="float">
            <text:p>2186.52</text:p>
          </table:table-cell>
          <table:table-cell office:value-type="float" office:value="2526.9" calcext:value-type="float">
            <text:p>2526.9</text:p>
          </table:table-cell>
        </table:table-row>
        <table:table-row table:style-name="ro1">
          <table:table-cell office:value-type="float" office:value="15774776" calcext:value-type="float">
            <text:p>15774776</text:p>
          </table:table-cell>
          <table:table-cell table:formula="of:=[.A988]/1000/(60*60*24)" office:value-type="time" office:time-value="PT04H22M54.776S" calcext:value-type="time">
            <text:p>04:22:55</text:p>
          </table:table-cell>
          <table:table-cell office:value-type="float" office:value="1.04" calcext:value-type="float">
            <text:p>1.0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9.79" calcext:value-type="float">
            <text:p>519.79</text:p>
          </table:table-cell>
          <table:table-cell office:value-type="float" office:value="2188.75" calcext:value-type="float">
            <text:p>2188.75</text:p>
          </table:table-cell>
          <table:table-cell office:value-type="float" office:value="2529.21" calcext:value-type="float">
            <text:p>2529.21</text:p>
          </table:table-cell>
        </table:table-row>
        <table:table-row table:style-name="ro1">
          <table:table-cell office:value-type="float" office:value="15790777" calcext:value-type="float">
            <text:p>15790777</text:p>
          </table:table-cell>
          <table:table-cell table:formula="of:=[.A989]/1000/(60*60*24)" office:value-type="time" office:time-value="PT04H23M10.777S" calcext:value-type="time">
            <text:p>04:23:11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18.13" calcext:value-type="float">
            <text:p>518.13</text:p>
          </table:table-cell>
          <table:table-cell office:value-type="float" office:value="2190.97" calcext:value-type="float">
            <text:p>2190.97</text:p>
          </table:table-cell>
          <table:table-cell office:value-type="float" office:value="2531.51" calcext:value-type="float">
            <text:p>2531.51</text:p>
          </table:table-cell>
        </table:table-row>
        <table:table-row table:style-name="ro1">
          <table:table-cell office:value-type="float" office:value="15806776" calcext:value-type="float">
            <text:p>15806776</text:p>
          </table:table-cell>
          <table:table-cell table:formula="of:=[.A990]/1000/(60*60*24)" office:value-type="time" office:time-value="PT04H23M26.776S" calcext:value-type="time">
            <text:p>04:23:27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18.14" calcext:value-type="float">
            <text:p>518.14</text:p>
          </table:table-cell>
          <table:table-cell office:value-type="float" office:value="2193.19" calcext:value-type="float">
            <text:p>2193.19</text:p>
          </table:table-cell>
          <table:table-cell office:value-type="float" office:value="2533.81" calcext:value-type="float">
            <text:p>2533.81</text:p>
          </table:table-cell>
        </table:table-row>
        <table:table-row table:style-name="ro1">
          <table:table-cell office:value-type="float" office:value="15822776" calcext:value-type="float">
            <text:p>15822776</text:p>
          </table:table-cell>
          <table:table-cell table:formula="of:=[.A991]/1000/(60*60*24)" office:value-type="time" office:time-value="PT04H23M42.776S" calcext:value-type="time">
            <text:p>04:23:43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6" calcext:value-type="float">
            <text:p>518.26</text:p>
          </table:table-cell>
          <table:table-cell office:value-type="float" office:value="2195.41" calcext:value-type="float">
            <text:p>2195.41</text:p>
          </table:table-cell>
          <table:table-cell office:value-type="float" office:value="2536.11" calcext:value-type="float">
            <text:p>2536.11</text:p>
          </table:table-cell>
        </table:table-row>
        <table:table-row table:style-name="ro1">
          <table:table-cell office:value-type="float" office:value="15838777" calcext:value-type="float">
            <text:p>15838777</text:p>
          </table:table-cell>
          <table:table-cell table:formula="of:=[.A992]/1000/(60*60*24)" office:value-type="time" office:time-value="PT04H23M58.777S" calcext:value-type="time">
            <text:p>04:23:59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4" calcext:value-type="float">
            <text:p>516.34</text:p>
          </table:table-cell>
          <table:table-cell office:value-type="float" office:value="2197.63" calcext:value-type="float">
            <text:p>2197.63</text:p>
          </table:table-cell>
          <table:table-cell office:value-type="float" office:value="2538.4" calcext:value-type="float">
            <text:p>2538.4</text:p>
          </table:table-cell>
        </table:table-row>
        <table:table-row table:style-name="ro1">
          <table:table-cell office:value-type="float" office:value="15854777" calcext:value-type="float">
            <text:p>15854777</text:p>
          </table:table-cell>
          <table:table-cell table:formula="of:=[.A993]/1000/(60*60*24)" office:value-type="time" office:time-value="PT04H24M14.777S" calcext:value-type="time">
            <text:p>04:24:15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8" calcext:value-type="float">
            <text:p>514.48</text:p>
          </table:table-cell>
          <table:table-cell office:value-type="float" office:value="2199.85" calcext:value-type="float">
            <text:p>2199.85</text:p>
          </table:table-cell>
          <table:table-cell office:value-type="float" office:value="2540.69" calcext:value-type="float">
            <text:p>2540.69</text:p>
          </table:table-cell>
        </table:table-row>
        <table:table-row table:style-name="ro1">
          <table:table-cell office:value-type="float" office:value="15870776" calcext:value-type="float">
            <text:p>15870776</text:p>
          </table:table-cell>
          <table:table-cell table:formula="of:=[.A994]/1000/(60*60*24)" office:value-type="time" office:time-value="PT04H24M30.776S" calcext:value-type="time">
            <text:p>04:24:31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4.26" calcext:value-type="float">
            <text:p>514.26</text:p>
          </table:table-cell>
          <table:table-cell office:value-type="float" office:value="2202.07" calcext:value-type="float">
            <text:p>2202.07</text:p>
          </table:table-cell>
          <table:table-cell office:value-type="float" office:value="2542.98" calcext:value-type="float">
            <text:p>2542.98</text:p>
          </table:table-cell>
        </table:table-row>
        <table:table-row table:style-name="ro1">
          <table:table-cell office:value-type="float" office:value="15886776" calcext:value-type="float">
            <text:p>15886776</text:p>
          </table:table-cell>
          <table:table-cell table:formula="of:=[.A995]/1000/(60*60*24)" office:value-type="time" office:time-value="PT04H24M46.776S" calcext:value-type="time">
            <text:p>04:24:47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5" calcext:value-type="float">
            <text:p>512.35</text:p>
          </table:table-cell>
          <table:table-cell office:value-type="float" office:value="2204.29" calcext:value-type="float">
            <text:p>2204.29</text:p>
          </table:table-cell>
          <table:table-cell office:value-type="float" office:value="2545.26" calcext:value-type="float">
            <text:p>2545.26</text:p>
          </table:table-cell>
        </table:table-row>
        <table:table-row table:style-name="ro1">
          <table:table-cell office:value-type="float" office:value="15902776" calcext:value-type="float">
            <text:p>15902776</text:p>
          </table:table-cell>
          <table:table-cell table:formula="of:=[.A996]/1000/(60*60*24)" office:value-type="time" office:time-value="PT04H25M02.776S" calcext:value-type="time">
            <text:p>04:25:03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6" calcext:value-type="float">
            <text:p>512.26</text:p>
          </table:table-cell>
          <table:table-cell office:value-type="float" office:value="2206.51" calcext:value-type="float">
            <text:p>2206.51</text:p>
          </table:table-cell>
          <table:table-cell office:value-type="float" office:value="2547.55" calcext:value-type="float">
            <text:p>2547.55</text:p>
          </table:table-cell>
        </table:table-row>
        <table:table-row table:style-name="ro1">
          <table:table-cell office:value-type="float" office:value="15918777" calcext:value-type="float">
            <text:p>15918777</text:p>
          </table:table-cell>
          <table:table-cell table:formula="of:=[.A997]/1000/(60*60*24)" office:value-type="time" office:time-value="PT04H25M18.777S" calcext:value-type="time">
            <text:p>04:25:19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2.56" calcext:value-type="float">
            <text:p>512.56</text:p>
          </table:table-cell>
          <table:table-cell office:value-type="float" office:value="2208.73" calcext:value-type="float">
            <text:p>2208.73</text:p>
          </table:table-cell>
          <table:table-cell office:value-type="float" office:value="2549.82" calcext:value-type="float">
            <text:p>2549.82</text:p>
          </table:table-cell>
        </table:table-row>
        <table:table-row table:style-name="ro1">
          <table:table-cell office:value-type="float" office:value="15934776" calcext:value-type="float">
            <text:p>15934776</text:p>
          </table:table-cell>
          <table:table-cell table:formula="of:=[.A998]/1000/(60*60*24)" office:value-type="time" office:time-value="PT04H25M34.776S" calcext:value-type="time">
            <text:p>04:25:35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6" calcext:value-type="float">
            <text:p>512.26</text:p>
          </table:table-cell>
          <table:table-cell office:value-type="float" office:value="2210.95" calcext:value-type="float">
            <text:p>2210.95</text:p>
          </table:table-cell>
          <table:table-cell office:value-type="float" office:value="2552.1" calcext:value-type="float">
            <text:p>2552.1</text:p>
          </table:table-cell>
        </table:table-row>
        <table:table-row table:style-name="ro1">
          <table:table-cell office:value-type="float" office:value="15950776" calcext:value-type="float">
            <text:p>15950776</text:p>
          </table:table-cell>
          <table:table-cell table:formula="of:=[.A999]/1000/(60*60*24)" office:value-type="time" office:time-value="PT04H25M50.776S" calcext:value-type="time">
            <text:p>04:25:51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5" calcext:value-type="float">
            <text:p>512.35</text:p>
          </table:table-cell>
          <table:table-cell office:value-type="float" office:value="2213.17" calcext:value-type="float">
            <text:p>2213.17</text:p>
          </table:table-cell>
          <table:table-cell office:value-type="float" office:value="2554.37" calcext:value-type="float">
            <text:p>2554.37</text:p>
          </table:table-cell>
        </table:table-row>
        <table:table-row table:style-name="ro1">
          <table:table-cell office:value-type="float" office:value="15966776" calcext:value-type="float">
            <text:p>15966776</text:p>
          </table:table-cell>
          <table:table-cell table:formula="of:=[.A1000]/1000/(60*60*24)" office:value-type="time" office:time-value="PT04H26M06.776S" calcext:value-type="time">
            <text:p>04:26:07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10.15" calcext:value-type="float">
            <text:p>510.15</text:p>
          </table:table-cell>
          <table:table-cell office:value-type="float" office:value="2215.38" calcext:value-type="float">
            <text:p>2215.38</text:p>
          </table:table-cell>
          <table:table-cell office:value-type="float" office:value="2556.65" calcext:value-type="float">
            <text:p>2556.65</text:p>
          </table:table-cell>
        </table:table-row>
        <table:table-row table:style-name="ro1">
          <table:table-cell office:value-type="float" office:value="15982776" calcext:value-type="float">
            <text:p>15982776</text:p>
          </table:table-cell>
          <table:table-cell table:formula="of:=[.A1001]/1000/(60*60*24)" office:value-type="time" office:time-value="PT04H26M22.776S" calcext:value-type="time">
            <text:p>04:26:23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08.35" calcext:value-type="float">
            <text:p>508.35</text:p>
          </table:table-cell>
          <table:table-cell office:value-type="float" office:value="2217.6" calcext:value-type="float">
            <text:p>2217.6</text:p>
          </table:table-cell>
          <table:table-cell office:value-type="float" office:value="2558.91" calcext:value-type="float">
            <text:p>2558.91</text:p>
          </table:table-cell>
        </table:table-row>
        <table:table-row table:style-name="ro1">
          <table:table-cell office:value-type="float" office:value="15998776" calcext:value-type="float">
            <text:p>15998776</text:p>
          </table:table-cell>
          <table:table-cell table:formula="of:=[.A1002]/1000/(60*60*24)" office:value-type="time" office:time-value="PT04H26M38.776S" calcext:value-type="time">
            <text:p>04:26:39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8" calcext:value-type="float">
            <text:p>510.48</text:p>
          </table:table-cell>
          <table:table-cell office:value-type="float" office:value="2219.82" calcext:value-type="float">
            <text:p>2219.82</text:p>
          </table:table-cell>
          <table:table-cell office:value-type="float" office:value="2561.18" calcext:value-type="float">
            <text:p>2561.18</text:p>
          </table:table-cell>
        </table:table-row>
        <table:table-row table:style-name="ro1">
          <table:table-cell office:value-type="float" office:value="16014776" calcext:value-type="float">
            <text:p>16014776</text:p>
          </table:table-cell>
          <table:table-cell table:formula="of:=[.A1003]/1000/(60*60*24)" office:value-type="time" office:time-value="PT04H26M54.776S" calcext:value-type="time">
            <text:p>04:26:55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08.15" calcext:value-type="float">
            <text:p>508.15</text:p>
          </table:table-cell>
          <table:table-cell office:value-type="float" office:value="2222.04" calcext:value-type="float">
            <text:p>2222.04</text:p>
          </table:table-cell>
          <table:table-cell office:value-type="float" office:value="2563.44" calcext:value-type="float">
            <text:p>2563.44</text:p>
          </table:table-cell>
        </table:table-row>
        <table:table-row table:style-name="ro1">
          <table:table-cell office:value-type="float" office:value="16030776" calcext:value-type="float">
            <text:p>16030776</text:p>
          </table:table-cell>
          <table:table-cell table:formula="of:=[.A1004]/1000/(60*60*24)" office:value-type="time" office:time-value="PT04H27M10.776S" calcext:value-type="time">
            <text:p>04:27:11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6.16" calcext:value-type="float">
            <text:p>506.16</text:p>
          </table:table-cell>
          <table:table-cell office:value-type="float" office:value="2224.26" calcext:value-type="float">
            <text:p>2224.26</text:p>
          </table:table-cell>
          <table:table-cell office:value-type="float" office:value="2565.69" calcext:value-type="float">
            <text:p>2565.69</text:p>
          </table:table-cell>
        </table:table-row>
        <table:table-row table:style-name="ro1">
          <table:table-cell office:value-type="float" office:value="16046776" calcext:value-type="float">
            <text:p>16046776</text:p>
          </table:table-cell>
          <table:table-cell table:formula="of:=[.A1005]/1000/(60*60*24)" office:value-type="time" office:time-value="PT04H27M26.776S" calcext:value-type="time">
            <text:p>04:27:27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4.35" calcext:value-type="float">
            <text:p>504.35</text:p>
          </table:table-cell>
          <table:table-cell office:value-type="float" office:value="2226.48" calcext:value-type="float">
            <text:p>2226.48</text:p>
          </table:table-cell>
          <table:table-cell office:value-type="float" office:value="2567.94" calcext:value-type="float">
            <text:p>2567.94</text:p>
          </table:table-cell>
        </table:table-row>
        <table:table-row table:style-name="ro1">
          <table:table-cell office:value-type="float" office:value="16062777" calcext:value-type="float">
            <text:p>16062777</text:p>
          </table:table-cell>
          <table:table-cell table:formula="of:=[.A1006]/1000/(60*60*24)" office:value-type="time" office:time-value="PT04H27M42.777S" calcext:value-type="time">
            <text:p>04:27:43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6.28" calcext:value-type="float">
            <text:p>506.28</text:p>
          </table:table-cell>
          <table:table-cell office:value-type="float" office:value="2228.7" calcext:value-type="float">
            <text:p>2228.7</text:p>
          </table:table-cell>
          <table:table-cell office:value-type="float" office:value="2570.19" calcext:value-type="float">
            <text:p>2570.19</text:p>
          </table:table-cell>
        </table:table-row>
        <table:table-row table:style-name="ro1">
          <table:table-cell office:value-type="float" office:value="16078777" calcext:value-type="float">
            <text:p>16078777</text:p>
          </table:table-cell>
          <table:table-cell table:formula="of:=[.A1007]/1000/(60*60*24)" office:value-type="time" office:time-value="PT04H27M58.777S" calcext:value-type="time">
            <text:p>04:27:59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6.35" calcext:value-type="float">
            <text:p>506.35</text:p>
          </table:table-cell>
          <table:table-cell office:value-type="float" office:value="2230.92" calcext:value-type="float">
            <text:p>2230.92</text:p>
          </table:table-cell>
          <table:table-cell office:value-type="float" office:value="2572.43" calcext:value-type="float">
            <text:p>2572.43</text:p>
          </table:table-cell>
        </table:table-row>
        <table:table-row table:style-name="ro1">
          <table:table-cell office:value-type="float" office:value="16094776" calcext:value-type="float">
            <text:p>16094776</text:p>
          </table:table-cell>
          <table:table-cell table:formula="of:=[.A1008]/1000/(60*60*24)" office:value-type="time" office:time-value="PT04H28M14.776S" calcext:value-type="time">
            <text:p>04:28:15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4.28" calcext:value-type="float">
            <text:p>504.28</text:p>
          </table:table-cell>
          <table:table-cell office:value-type="float" office:value="2233.14" calcext:value-type="float">
            <text:p>2233.14</text:p>
          </table:table-cell>
          <table:table-cell office:value-type="float" office:value="2574.67" calcext:value-type="float">
            <text:p>2574.67</text:p>
          </table:table-cell>
        </table:table-row>
        <table:table-row table:style-name="ro1">
          <table:table-cell office:value-type="float" office:value="16110776" calcext:value-type="float">
            <text:p>16110776</text:p>
          </table:table-cell>
          <table:table-cell table:formula="of:=[.A1009]/1000/(60*60*24)" office:value-type="time" office:time-value="PT04H28M30.776S" calcext:value-type="time">
            <text:p>04:28:31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2.49" calcext:value-type="float">
            <text:p>502.49</text:p>
          </table:table-cell>
          <table:table-cell office:value-type="float" office:value="2235.36" calcext:value-type="float">
            <text:p>2235.36</text:p>
          </table:table-cell>
          <table:table-cell office:value-type="float" office:value="2576.9" calcext:value-type="float">
            <text:p>2576.9</text:p>
          </table:table-cell>
        </table:table-row>
        <table:table-row table:style-name="ro1">
          <table:table-cell office:value-type="float" office:value="16126776" calcext:value-type="float">
            <text:p>16126776</text:p>
          </table:table-cell>
          <table:table-cell table:formula="of:=[.A1010]/1000/(60*60*24)" office:value-type="time" office:time-value="PT04H28M46.776S" calcext:value-type="time">
            <text:p>04:28:47</text:p>
          </table:table-cell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office:value-type="float" office:value="499.97" calcext:value-type="float">
            <text:p>499.97</text:p>
          </table:table-cell>
          <table:table-cell office:value-type="float" office:value="2237.58" calcext:value-type="float">
            <text:p>2237.58</text:p>
          </table:table-cell>
          <table:table-cell office:value-type="float" office:value="2579.13" calcext:value-type="float">
            <text:p>2579.13</text:p>
          </table:table-cell>
        </table:table-row>
        <table:table-row table:style-name="ro1">
          <table:table-cell office:value-type="float" office:value="16140777" calcext:value-type="float">
            <text:p>16140777</text:p>
          </table:table-cell>
          <table:table-cell table:formula="of:=[.A1011]/1000/(60*60*24)" office:value-type="time" office:time-value="PT04H29M00.777S" calcext:value-type="time">
            <text:p>04:29:01</text:p>
          </table:table-cell>
          <table:table-cell office:value-type="float" office:value="1" calcext:value-type="float">
            <text:p>1</text:p>
          </table:table-cell>
          <table:table-cell office:value-type="float" office:value="499.32" calcext:value-type="float">
            <text:p>499.32</text:p>
          </table:table-cell>
          <table:table-cell office:value-type="float" office:value="498.29" calcext:value-type="float">
            <text:p>498.29</text:p>
          </table:table-cell>
          <table:table-cell office:value-type="float" office:value="2239.52" calcext:value-type="float">
            <text:p>2239.52</text:p>
          </table:table-cell>
          <table:table-cell office:value-type="float" office:value="2581.08" calcext:value-type="float">
            <text:p>2581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1T11:21:24.881000000</dc:date>
    <meta:editing-duration>PT7M43S</meta:editing-duration>
    <meta:editing-cycles>1</meta:editing-cycles>
    <meta:document-statistic meta:table-count="1" meta:cell-count="7077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65cm" svg:height="15.224cm" xlink:href=".." xlink:type="simple" chart:class="chart:line" chart:style-name="ch1">
        <chart:title svg:x="11.213cm" svg:y="0.44cm" chart:style-name="ch2">
          <text:p>Duracell AA @0.2C #2</text:p>
        </chart:title>
        <chart:legend chart:legend-position="end" svg:x="24.61cm" svg:y="7.313cm" style:legend-expansion="high" chart:style-name="ch3"/>
        <chart:plot-area chart:style-name="ch4" table:cell-range-address="LOGGER01.B1:LOGGER01.C1011" chart:data-source-has-labels="both" svg:x="0.541cm" svg:y="1.523cm" svg:width="23.528cm" svg:height="13.397cm">
          <chartooo:coordinate-region svg:x="1.453cm" svg:y="1.523cm" svg:width="22.616cm" svg:height="12.068cm"/>
          <chart:axis chart:dimension="x" chart:name="primary-x" chart:style-name="ch5" chartooo:axis-type="auto">
            <chartooo:date-scale/>
            <chart:categories table:cell-range-address="LOGGER01.B2:LOGGER01.B10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011" chart:label-cell-address="LOGGER01.C1:LOGGER01.C1" chart:class="chart:line">
            <chart:data-point chart:repeated="10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011</svg:desc>
                </draw:g>
              </table:table-cell>
              <table:table-cell office:value-type="float" office:value="1.28">
                <text:p>1.28</text:p>
                <draw:g>
                  <svg:desc>LOGGER01.C2:LOGGER01.C1011</svg:desc>
                </draw:g>
              </table:table-cell>
            </table:table-row>
            <table:table-row>
              <table:table-cell office:value-type="float" office:value="0.000182581018518519">
                <text:p>0.0001825810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367766203703704">
                <text:p>0.0003677662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552951388888889">
                <text:p>0.000552951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738136574074074">
                <text:p>0.0007381365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23321759259259">
                <text:p>0.0009233217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10851851851852">
                <text:p>0.00110851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9369212962963">
                <text:p>0.00129369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887731481482">
                <text:p>0.00147887731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6640625">
                <text:p>0.00166406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4924768518519">
                <text:p>0.0018492476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03443287037037">
                <text:p>0.00203443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961805555556">
                <text:p>0.0022196180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40481481481481">
                <text:p>0.002404814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998842592593">
                <text:p>0.002589988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517361111111">
                <text:p>0.002775173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603587962963">
                <text:p>0.00296035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4554398148148">
                <text:p>0.003145543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3072916666667">
                <text:p>0.00333072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1591435185185">
                <text:p>0.00351591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70109953703704">
                <text:p>0.003701099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8628472222222">
                <text:p>0.00388628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7146990740741">
                <text:p>0.00407146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665509259259">
                <text:p>0.00425665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4184027777778">
                <text:p>0.00444184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702546296296">
                <text:p>0.00462702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1221064814815">
                <text:p>0.00481221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739583333333">
                <text:p>0.00499739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8258101851852">
                <text:p>0.00518258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777777777778">
                <text:p>0.00536777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5295138888889">
                <text:p>0.00555295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3813657407407">
                <text:p>0.00573813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2332175925926">
                <text:p>0.00592332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0850694444444">
                <text:p>0.00610850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937037037037">
                <text:p>0.0062937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888888888889">
                <text:p>0.00647888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640625">
                <text:p>0.0066640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4925925925926">
                <text:p>0.00684925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3443287037037">
                <text:p>0.00703443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1961805555556">
                <text:p>0.00721961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40480324074074">
                <text:p>0.00740480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9">
                <text:p>0.007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7517361111111">
                <text:p>0.00777517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603587962963">
                <text:p>0.00796035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554398148148">
                <text:p>0.00814554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3072916666667">
                <text:p>0.00833072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591435185185">
                <text:p>0.00851591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70109953703704">
                <text:p>0.00870109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8628472222222">
                <text:p>0.00888628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07146990740741">
                <text:p>0.00907146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25665509259259">
                <text:p>0.00925665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4185185185185">
                <text:p>0.00944185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62702546296296">
                <text:p>0.00962702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81221064814815">
                <text:p>0.00981221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99739583333333">
                <text:p>0.00999739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1825925925926">
                <text:p>0.0101825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3677662037037">
                <text:p>0.01036776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5529513888889">
                <text:p>0.01055295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7381481481481">
                <text:p>0.0107381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9233217592593">
                <text:p>0.01092332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1085069444444">
                <text:p>0.01110850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937037037037">
                <text:p>0.0112937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788773148148">
                <text:p>0.01147887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525115740741">
                <text:p>0.0116525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376851851852">
                <text:p>0.011837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228819444444">
                <text:p>0.0120228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2080555555556">
                <text:p>0.012208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3932523148148">
                <text:p>0.0123932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5784259259259">
                <text:p>0.012578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7636111111111">
                <text:p>0.012763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9487962962963">
                <text:p>0.012948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339814814815">
                <text:p>0.013133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3191782407407">
                <text:p>0.0133191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5043518518519">
                <text:p>0.013504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689537037037">
                <text:p>0.013689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8747222222222">
                <text:p>0.013874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0599074074074">
                <text:p>0.014059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2451041666667">
                <text:p>0.0142451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4302893518519">
                <text:p>0.0144302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15462962963">
                <text:p>0.014615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8006481481482">
                <text:p>0.014800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9858333333333">
                <text:p>0.014985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710185185185">
                <text:p>0.015171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3562037037037">
                <text:p>0.015356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413888888889">
                <text:p>0.015541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265856481481">
                <text:p>0.0157265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117592592593">
                <text:p>0.015911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0969444444444">
                <text:p>0.016096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821296296296">
                <text:p>0.016282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673148148148">
                <text:p>0.016467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525115740741">
                <text:p>0.01665251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8376967592593">
                <text:p>0.01683769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0228703703704">
                <text:p>0.017022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2080555555556">
                <text:p>0.01720805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3932407407407">
                <text:p>0.0173932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5784259259259">
                <text:p>0.017578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7636111111111">
                <text:p>0.0177636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9487962962963">
                <text:p>0.017948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1339814814815">
                <text:p>0.0181339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3191666666667">
                <text:p>0.0183191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5043518518519">
                <text:p>0.0185043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6895486111111">
                <text:p>0.01868954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8747222222222">
                <text:p>0.0188747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0599074074074">
                <text:p>0.0190599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2450925925926">
                <text:p>0.019245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4302777777778">
                <text:p>0.019430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615462962963">
                <text:p>0.019615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8006597222222">
                <text:p>0.01980065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9858333333333">
                <text:p>0.019985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1710185185185">
                <text:p>0.02017101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3562152777778">
                <text:p>0.02035621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5413888888889">
                <text:p>0.020541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7265740740741">
                <text:p>0.0207265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09117592592593">
                <text:p>0.020911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0969444444444">
                <text:p>0.02109694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2821412037037">
                <text:p>0.0212821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4673148148148">
                <text:p>0.021467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6525">
                <text:p>0.02165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376851851852">
                <text:p>0.02183768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0228703703704">
                <text:p>0.0220228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2080555555556">
                <text:p>0.0222080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3932407407407">
                <text:p>0.02239324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5784259259259">
                <text:p>0.0225784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7636111111111">
                <text:p>0.02276361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487962962963">
                <text:p>0.0229487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1339930555556">
                <text:p>0.02313399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191782407407">
                <text:p>0.0233191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5043518518518">
                <text:p>0.02350435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689537037037">
                <text:p>0.02368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8747222222222">
                <text:p>0.02387472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599189814815">
                <text:p>0.0240599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2451041666667">
                <text:p>0.02424510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4302777777778">
                <text:p>0.02443027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615462962963">
                <text:p>0.02461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8006481481481">
                <text:p>0.02480064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9858333333333">
                <text:p>0.02498583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1710185185185">
                <text:p>0.02517101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3562037037037">
                <text:p>0.0253562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5413888888889">
                <text:p>0.02554138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7265740740741">
                <text:p>0.02572657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9117592592593">
                <text:p>0.02591175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0969560185185">
                <text:p>0.0260969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2821296296296">
                <text:p>0.0262821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4673148148148">
                <text:p>0.02646731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6525">
                <text:p>0.02665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8376851851852">
                <text:p>0.02683768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0228703703704">
                <text:p>0.0270228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2080555555556">
                <text:p>0.0272080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3932523148148">
                <text:p>0.02739325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5784259259259">
                <text:p>0.0275784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7636111111111">
                <text:p>0.02776361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9487962962963">
                <text:p>0.0279487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1339814814815">
                <text:p>0.02813398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3191782407407">
                <text:p>0.02831917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5043518518518">
                <text:p>0.02850435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689537037037">
                <text:p>0.028689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88747222222222">
                <text:p>0.02887472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0599074074074">
                <text:p>0.02905990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2451041666667">
                <text:p>0.02924510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4302777777778">
                <text:p>0.02943027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615462962963">
                <text:p>0.029615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8006597222222">
                <text:p>0.0298006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99858333333333">
                <text:p>0.02998583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1710185185185">
                <text:p>0.03017101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3562037037037">
                <text:p>0.0303562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541400462963">
                <text:p>0.030541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7265740740741">
                <text:p>0.03072657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09117592592593">
                <text:p>0.0309117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0969560185185">
                <text:p>0.0310969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2821296296296">
                <text:p>0.0312821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4673263888889">
                <text:p>0.03146732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6525">
                <text:p>0.03165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8376851851852">
                <text:p>0.03183768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0228703703704">
                <text:p>0.0320228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2080555555556">
                <text:p>0.0322080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3932407407407">
                <text:p>0.03239324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5784259259259">
                <text:p>0.0325784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7636226851852">
                <text:p>0.0327636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9487962962963">
                <text:p>0.0329487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1339814814815">
                <text:p>0.03313398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3191666666667">
                <text:p>0.03331916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5043518518518">
                <text:p>0.033504351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6895486111111">
                <text:p>0.03368954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38747222222222">
                <text:p>0.03387472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0599074074074">
                <text:p>0.0340599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2450925925926">
                <text:p>0.0342450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4302777777778">
                <text:p>0.03443027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615462962963">
                <text:p>0.03461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8006481481481">
                <text:p>0.03480064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9858333333333">
                <text:p>0.03498583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1710300925926">
                <text:p>0.035171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3562037037037">
                <text:p>0.035356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5413888888889">
                <text:p>0.03554138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7265740740741">
                <text:p>0.0357265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9117592592593">
                <text:p>0.0359117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0969560185185">
                <text:p>0.03609695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2821296296296">
                <text:p>0.0362821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4673148148148">
                <text:p>0.03646731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6525">
                <text:p>0.03665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8376851851852">
                <text:p>0.03683768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0228819444444">
                <text:p>0.03702288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2080555555556">
                <text:p>0.0372080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3932407407407">
                <text:p>0.0373932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5784259259259">
                <text:p>0.0375784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7636111111111">
                <text:p>0.0377636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9488078703704">
                <text:p>0.0379488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1339814814815">
                <text:p>0.0381339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3191782407407">
                <text:p>0.03831917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5043634259259">
                <text:p>0.0385043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689537037037">
                <text:p>0.03868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8747222222222">
                <text:p>0.0388747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0599074074074">
                <text:p>0.0390599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2450925925926">
                <text:p>0.0392450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4302893518519">
                <text:p>0.03943028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615462962963">
                <text:p>0.039615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8006481481481">
                <text:p>0.03980064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9858333333333">
                <text:p>0.03998583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1710300925926">
                <text:p>0.04017103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3562037037037">
                <text:p>0.040356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5413888888889">
                <text:p>0.04054138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7265740740741">
                <text:p>0.0407265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09117592592593">
                <text:p>0.0409117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0969444444444">
                <text:p>0.04109694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2821296296296">
                <text:p>0.0412821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4673148148148">
                <text:p>0.0414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525115740741">
                <text:p>0.0416525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18376967592593">
                <text:p>0.0418376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0228703703704">
                <text:p>0.04202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2080555555556">
                <text:p>0.0422080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3932407407407">
                <text:p>0.0423932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5784375">
                <text:p>0.042578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27636111111111">
                <text:p>0.0427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487962962963">
                <text:p>0.0429487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1339814814815">
                <text:p>0.0431339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3191666666667">
                <text:p>0.04331916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5043634259259">
                <text:p>0.04350436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689537037037">
                <text:p>0.043689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38747222222222">
                <text:p>0.04387472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0599074074074">
                <text:p>0.044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450925925926">
                <text:p>0.044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4302777777778">
                <text:p>0.0444302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615462962963">
                <text:p>0.044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8006481481481">
                <text:p>0.04480064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49858333333333">
                <text:p>0.0449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710185185185">
                <text:p>0.0451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562037037037">
                <text:p>0.045356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55413888888889">
                <text:p>0.04554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7265740740741">
                <text:p>0.045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9117592592593">
                <text:p>0.0459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0969444444444">
                <text:p>0.04609694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2821296296296">
                <text:p>0.0462821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64673148148148">
                <text:p>0.0464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525">
                <text:p>0.046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376967592593">
                <text:p>0.046837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228703703704">
                <text:p>0.04702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080555555556">
                <text:p>0.0472080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3932407407407">
                <text:p>0.04739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784259259259">
                <text:p>0.0475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636111111111">
                <text:p>0.0477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487962962963">
                <text:p>0.0479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1339930555556">
                <text:p>0.048133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191666666667">
                <text:p>0.0483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043518518518">
                <text:p>0.04850435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895486111111">
                <text:p>0.0486895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747222222222">
                <text:p>0.0488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599074074074">
                <text:p>0.049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450925925926">
                <text:p>0.049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302777777778">
                <text:p>0.0494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15474537037">
                <text:p>0.049615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498006481481482">
                <text:p>0.0498006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858333333333">
                <text:p>0.0499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710300925926">
                <text:p>0.050171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562037037037">
                <text:p>0.0503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41400462963">
                <text:p>0.05054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265740740741">
                <text:p>0.050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117708333333">
                <text:p>0.050911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0969444444444">
                <text:p>0.0510969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821296296296">
                <text:p>0.0512821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514673148148148">
                <text:p>0.0514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525">
                <text:p>0.051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8376851851852">
                <text:p>0.0518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0228703703704">
                <text:p>0.05202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2080555555556">
                <text:p>0.0522080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3932407407407">
                <text:p>0.05239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784259259259">
                <text:p>0.0525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636226851852">
                <text:p>0.052763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487962962963">
                <text:p>0.0529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339814814815">
                <text:p>0.0531339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3191666666667">
                <text:p>0.0533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043518518519">
                <text:p>0.0535043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689537037037">
                <text:p>0.053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747222222222">
                <text:p>0.0538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599074074074">
                <text:p>0.054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450925925926">
                <text:p>0.054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302777777778">
                <text:p>0.0544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15462962963">
                <text:p>0.054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8006481481481">
                <text:p>0.05480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858333333333">
                <text:p>0.0549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710185185185">
                <text:p>0.0551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562037037037">
                <text:p>0.0553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413888888889">
                <text:p>0.05554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265740740741">
                <text:p>0.055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117708333333">
                <text:p>0.055911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0969444444444">
                <text:p>0.0560969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2821412037037">
                <text:p>0.056282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673148148148">
                <text:p>0.0564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525">
                <text:p>0.056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8376851851852">
                <text:p>0.0568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228819444444">
                <text:p>0.057022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080555555556">
                <text:p>0.0572080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3932407407407">
                <text:p>0.05739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784259259259">
                <text:p>0.0575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636111111111">
                <text:p>0.0577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488078703704">
                <text:p>0.057948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339930555556">
                <text:p>0.058133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191666666667">
                <text:p>0.0583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043518518518">
                <text:p>0.05850435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689537037037">
                <text:p>0.058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747222222222">
                <text:p>0.0588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599074074074">
                <text:p>0.059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451041666667">
                <text:p>0.059245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302777777778">
                <text:p>0.0594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15462962963">
                <text:p>0.059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8006481481481">
                <text:p>0.05980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858333333333">
                <text:p>0.0599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710300925926">
                <text:p>0.060171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562037037037">
                <text:p>0.0603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413888888889">
                <text:p>0.06054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265740740741">
                <text:p>0.060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117592592593">
                <text:p>0.0609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0969444444444">
                <text:p>0.0610969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821296296296">
                <text:p>0.06128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4673263888889">
                <text:p>0.061467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525">
                <text:p>0.061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376967592593">
                <text:p>0.061837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228703703704">
                <text:p>0.06202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080555555556">
                <text:p>0.0622080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3932407407407">
                <text:p>0.06239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784259259259">
                <text:p>0.0625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636111111111">
                <text:p>0.0627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487962962963">
                <text:p>0.0629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339814814815">
                <text:p>0.0631339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191666666667">
                <text:p>0.0633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5043518518519">
                <text:p>0.0635043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689537037037">
                <text:p>0.063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747337962963">
                <text:p>0.063874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599074074074">
                <text:p>0.064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450925925926">
                <text:p>0.064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302893518519">
                <text:p>0.0644302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15462962963">
                <text:p>0.064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8006481481481">
                <text:p>0.06480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858333333333">
                <text:p>0.0649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710300925926">
                <text:p>0.065171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562037037037">
                <text:p>0.0653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41400462963">
                <text:p>0.06554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265740740741">
                <text:p>0.065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117592592593">
                <text:p>0.0659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0969444444444">
                <text:p>0.0660969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2821412037037">
                <text:p>0.066282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673148148148">
                <text:p>0.0664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525">
                <text:p>0.066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376851851852">
                <text:p>0.0668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228703703704">
                <text:p>0.06702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080555555556">
                <text:p>0.0672080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932523148148">
                <text:p>0.0673932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784259259259">
                <text:p>0.0675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636111111111">
                <text:p>0.0677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488078703704">
                <text:p>0.067948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339930555555">
                <text:p>0.068133993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191666666667">
                <text:p>0.0683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043518518518">
                <text:p>0.06850435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689537037037">
                <text:p>0.068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747337962963">
                <text:p>0.0688747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599074074074">
                <text:p>0.069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450925925926">
                <text:p>0.069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302777777778">
                <text:p>0.0694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15462962963">
                <text:p>0.069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8006481481481">
                <text:p>0.06980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858449074074">
                <text:p>0.069985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710185185185">
                <text:p>0.0701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562037037037">
                <text:p>0.0703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41400462963">
                <text:p>0.07054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265740740741">
                <text:p>0.070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117708333333">
                <text:p>0.0709117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0969444444445">
                <text:p>0.0710969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821296296296">
                <text:p>0.07128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673148148148">
                <text:p>0.0714673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525">
                <text:p>0.071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376851851852">
                <text:p>0.0718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228703703704">
                <text:p>0.07202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080555555556">
                <text:p>0.0722080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3932407407407">
                <text:p>0.07239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784259259259">
                <text:p>0.0725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636111111111">
                <text:p>0.0727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487962962963">
                <text:p>0.0729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339814814815">
                <text:p>0.0731339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191782407407">
                <text:p>0.0733191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043518518518">
                <text:p>0.07350435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89537037037">
                <text:p>0.073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747222222222">
                <text:p>0.0738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599074074074">
                <text:p>0.074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450925925926">
                <text:p>0.074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302777777778">
                <text:p>0.0744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15462962963">
                <text:p>0.074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006481481481">
                <text:p>0.07480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858333333333">
                <text:p>0.0749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710185185185">
                <text:p>0.0751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562037037037">
                <text:p>0.0753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41400462963">
                <text:p>0.07554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265740740741">
                <text:p>0.075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117592592593">
                <text:p>0.0759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0969560185185">
                <text:p>0.0760969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821296296296">
                <text:p>0.07628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673263888889">
                <text:p>0.076467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525">
                <text:p>0.076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376851851852">
                <text:p>0.0768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228703703704">
                <text:p>0.0770228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080555555556">
                <text:p>0.0772080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3932407407407">
                <text:p>0.07739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784259259259">
                <text:p>0.0775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636111111111">
                <text:p>0.0777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487962962963">
                <text:p>0.0779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339930555556">
                <text:p>0.0781339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191666666667">
                <text:p>0.0783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5043634259259">
                <text:p>0.0785043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689537037037">
                <text:p>0.078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747222222222">
                <text:p>0.0788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599189814815">
                <text:p>0.0790599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450925925926">
                <text:p>0.079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302777777778">
                <text:p>0.0794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15462962963">
                <text:p>0.079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006481481481">
                <text:p>0.0798006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858333333333">
                <text:p>0.0799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710300925926">
                <text:p>0.0801710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562152777778">
                <text:p>0.080356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41400462963">
                <text:p>0.08054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265740740741">
                <text:p>0.080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117592592593">
                <text:p>0.0809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0969444444445">
                <text:p>0.0810969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821412037037">
                <text:p>0.081282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673263888889">
                <text:p>0.0814673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525">
                <text:p>0.081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376967592593">
                <text:p>0.081837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0228819444444">
                <text:p>0.08202288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080555555555">
                <text:p>0.082208055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3932407407407">
                <text:p>0.0823932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784375">
                <text:p>0.082578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636111111111">
                <text:p>0.0827636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488078703704">
                <text:p>0.0829488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339814814815">
                <text:p>0.0831339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191666666667">
                <text:p>0.0833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043518518518">
                <text:p>0.08350435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89537037037">
                <text:p>0.083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747222222222">
                <text:p>0.0838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599074074074">
                <text:p>0.084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450925925926">
                <text:p>0.084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302777777778">
                <text:p>0.0844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15462962963">
                <text:p>0.084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8006597222222">
                <text:p>0.0848006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9858333333333">
                <text:p>0.0849858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710185185185">
                <text:p>0.0851710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562037037037">
                <text:p>0.085356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41400462963">
                <text:p>0.085541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7265740740741">
                <text:p>0.085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117592592593">
                <text:p>0.0859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0969444444445">
                <text:p>0.0860969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821412037037">
                <text:p>0.08628214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673148148148">
                <text:p>0.08646731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6525115740741">
                <text:p>0.086652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8376851851852">
                <text:p>0.0868376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228703703704">
                <text:p>0.0870228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2080555555556">
                <text:p>0.08720805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3932407407408">
                <text:p>0.0873932407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5784259259259">
                <text:p>0.0875784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636226851852">
                <text:p>0.0877636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487962962963">
                <text:p>0.087948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1339814814815">
                <text:p>0.08813398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3191666666667">
                <text:p>0.0883191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043518518519">
                <text:p>0.0885043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689537037037">
                <text:p>0.088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8747222222222">
                <text:p>0.0888747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599074074074">
                <text:p>0.0890599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450925925926">
                <text:p>0.0892450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302777777778">
                <text:p>0.0894302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15462962963">
                <text:p>0.089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006597222222">
                <text:p>0.0898006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9858449074074">
                <text:p>0.0899858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710300925926">
                <text:p>0.09017103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3562037037037">
                <text:p>0.09035620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5413888888889">
                <text:p>0.0905413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265740740741">
                <text:p>0.0907265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117592592593">
                <text:p>0.0909117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0969444444444">
                <text:p>0.09109694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2821296296296">
                <text:p>0.09128212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4673148148148">
                <text:p>0.09146731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6525115740741">
                <text:p>0.0916525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8376967592593">
                <text:p>0.0918376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0228703703704">
                <text:p>0.0920228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2080555555556">
                <text:p>0.09220805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3932523148148">
                <text:p>0.09239325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5784259259259">
                <text:p>0.0925784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7636226851852">
                <text:p>0.09276362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9487962962963">
                <text:p>0.09294879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1339930555556">
                <text:p>0.09313399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191666666667">
                <text:p>0.09331916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5043518518519">
                <text:p>0.0935043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689537037037">
                <text:p>0.093689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747222222222">
                <text:p>0.09387472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599074074074">
                <text:p>0.09405990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451041666667">
                <text:p>0.0942451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4302777777778">
                <text:p>0.09443027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15462962963">
                <text:p>0.094615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8006597222222">
                <text:p>0.09480065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858333333333">
                <text:p>0.09498583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1710185185185">
                <text:p>0.09517101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562152777778">
                <text:p>0.0953562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5413888888889">
                <text:p>0.09554138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265740740741">
                <text:p>0.09572657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9117592592592">
                <text:p>0.095911759259259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0969560185185">
                <text:p>0.0960969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821296296296">
                <text:p>0.0962821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4673263888889">
                <text:p>0.09646732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525">
                <text:p>0.09665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8376851851852">
                <text:p>0.0968376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228819444444">
                <text:p>0.097022881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2080555555555">
                <text:p>0.097208055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3932407407407">
                <text:p>0.09739324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5784259259259">
                <text:p>0.0975784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7636111111111">
                <text:p>0.09776361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487962962963">
                <text:p>0.09794879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1339814814815">
                <text:p>0.09813398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191666666667">
                <text:p>0.09831916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5043518518519">
                <text:p>0.09850435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689537037037">
                <text:p>0.09868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8747222222222">
                <text:p>0.09887472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599074074074">
                <text:p>0.09905990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450925925926">
                <text:p>0.09924509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302777777778">
                <text:p>0.09943027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15462962963">
                <text:p>0.09961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8006481481482">
                <text:p>0.099800648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858333333333">
                <text:p>0.09998583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71018518519">
                <text:p>0.100171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56203703704">
                <text:p>0.10035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41388888889">
                <text:p>0.10054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26574074074">
                <text:p>0.10072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11770833333">
                <text:p>0.100911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096944444444">
                <text:p>0.10109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8212962963">
                <text:p>0.10128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67314814815">
                <text:p>0.10146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652511574074">
                <text:p>0.101652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37696759259">
                <text:p>0.101837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2287037037">
                <text:p>0.10202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20806712963">
                <text:p>0.102208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393240740741">
                <text:p>0.10239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78425925926">
                <text:p>0.10257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763611111111">
                <text:p>0.10276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48796296296">
                <text:p>0.102948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33981481481">
                <text:p>0.10313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19178240741">
                <text:p>0.103319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504351851852">
                <text:p>0.10350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689537037037">
                <text:p>0.103689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74722222222">
                <text:p>0.103874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059918981481">
                <text:p>0.104059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45092592593">
                <text:p>0.10424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30277777778">
                <text:p>0.10443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15462962963">
                <text:p>0.104615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800648148148">
                <text:p>0.10480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85833333333">
                <text:p>0.10498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71030092593">
                <text:p>0.105171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56215277778">
                <text:p>0.105356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541388888889">
                <text:p>0.105541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26574074074">
                <text:p>0.105726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11759259259">
                <text:p>0.10591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096944444444">
                <text:p>0.106096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8212962963">
                <text:p>0.10628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67314814815">
                <text:p>0.106467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525">
                <text:p>0.10665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37685185185">
                <text:p>0.106837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2287037037">
                <text:p>0.10702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08055555556">
                <text:p>0.107208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393240740741">
                <text:p>0.107393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78425925926">
                <text:p>0.107578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63611111111">
                <text:p>0.107763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48796296296">
                <text:p>0.10794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133981481481">
                <text:p>0.108133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19166666667">
                <text:p>0.108319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04351851852">
                <text:p>0.108504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689548611111">
                <text:p>0.108689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74722222222">
                <text:p>0.10887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059907407407">
                <text:p>0.109059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45092592593">
                <text:p>0.109245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30277777778">
                <text:p>0.109430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15474537037">
                <text:p>0.109615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800648148148">
                <text:p>0.109800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85833333333">
                <text:p>0.109985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71018518519">
                <text:p>0.110171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356203703704">
                <text:p>0.110356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541400462963">
                <text:p>0.110541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26574074074">
                <text:p>0.11072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911759259259">
                <text:p>0.110911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096944444444">
                <text:p>0.11109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28212962963">
                <text:p>0.11128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467314814815">
                <text:p>0.11146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6525">
                <text:p>0.11165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837685185185">
                <text:p>0.111837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02287037037">
                <text:p>0.11202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20806712963">
                <text:p>0.112208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393240740741">
                <text:p>0.11239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5784375">
                <text:p>0.112578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763611111111">
                <text:p>0.11276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94880787037">
                <text:p>0.112948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133993055556">
                <text:p>0.113133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319166666667">
                <text:p>0.11331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504351851852">
                <text:p>0.11350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689548611111">
                <text:p>0.113689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874722222222">
                <text:p>0.11387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59907407407">
                <text:p>0.11405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245092592593">
                <text:p>0.11424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430277777778">
                <text:p>0.11443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615462962963">
                <text:p>0.11461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800648148148">
                <text:p>0.11480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985833333333">
                <text:p>0.11498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171018518519">
                <text:p>0.115171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56203703704">
                <text:p>0.115356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541388888889">
                <text:p>0.11554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726574074074">
                <text:p>0.11572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911759259259">
                <text:p>0.11591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096944444444">
                <text:p>0.11609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82141203704">
                <text:p>0.116282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467314814815">
                <text:p>0.11646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6525">
                <text:p>0.11665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837685185185">
                <text:p>0.116837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2287037037">
                <text:p>0.11702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208055555556">
                <text:p>0.117208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393240740741">
                <text:p>0.11739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578425925926">
                <text:p>0.11757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63622685185">
                <text:p>0.117763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48796296296">
                <text:p>0.117948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33981481481">
                <text:p>0.118133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19166666667">
                <text:p>0.11831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04351851852">
                <text:p>0.11850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689537037037">
                <text:p>0.11868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74722222222">
                <text:p>0.11887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59907407407">
                <text:p>0.11905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45104166667">
                <text:p>0.119245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30277777778">
                <text:p>0.11943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15462962963">
                <text:p>0.119615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00648148148">
                <text:p>0.11980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85833333333">
                <text:p>0.11998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71030092593">
                <text:p>0.120171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56215277778">
                <text:p>0.120356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41388888889">
                <text:p>0.12054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26574074074">
                <text:p>0.12072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11759259259">
                <text:p>0.120911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096956018519">
                <text:p>0.1210969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8212962963">
                <text:p>0.12128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67314814815">
                <text:p>0.12146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525">
                <text:p>0.12165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37696759259">
                <text:p>0.121837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2287037037">
                <text:p>0.12202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0806712963">
                <text:p>0.122208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393252314815">
                <text:p>0.122393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78425925926">
                <text:p>0.122578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63611111111">
                <text:p>0.12276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4880787037">
                <text:p>0.122948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33981481481">
                <text:p>0.123133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19166666667">
                <text:p>0.123319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04351851852">
                <text:p>0.123504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89537037037">
                <text:p>0.123689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74722222222">
                <text:p>0.12387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59907407407">
                <text:p>0.124059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45092592593">
                <text:p>0.124245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30277777778">
                <text:p>0.124430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15474537037">
                <text:p>0.124615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00648148148">
                <text:p>0.124800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85833333333">
                <text:p>0.124985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71030092593">
                <text:p>0.125171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56203703704">
                <text:p>0.125356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41388888889">
                <text:p>0.125541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26574074074">
                <text:p>0.125726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11759259259">
                <text:p>0.125911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6096944444444">
                <text:p>0.126096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82141203704">
                <text:p>0.126282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67314814815">
                <text:p>0.126467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525">
                <text:p>0.12665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6837685185185">
                <text:p>0.126837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2287037037">
                <text:p>0.12702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08055555556">
                <text:p>0.127208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393240740741">
                <text:p>0.127393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78425925926">
                <text:p>0.127578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763611111111">
                <text:p>0.127763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48796296296">
                <text:p>0.127948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133981481481">
                <text:p>0.128133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319166666667">
                <text:p>0.128319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504351851852">
                <text:p>0.128504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689537037037">
                <text:p>0.128689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874722222222">
                <text:p>0.128874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59907407407">
                <text:p>0.129059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245092592593">
                <text:p>0.129245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430277777778">
                <text:p>0.129430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615462962963">
                <text:p>0.129615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800659722222">
                <text:p>0.1298006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985833333333">
                <text:p>0.129985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171030092593">
                <text:p>0.130171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356203703704">
                <text:p>0.130356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541388888889">
                <text:p>0.130541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726574074074">
                <text:p>0.130726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911759259259">
                <text:p>0.130911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096944444444">
                <text:p>0.131096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282141203704">
                <text:p>0.1312821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467314814815">
                <text:p>0.131467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6525">
                <text:p>0.13165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837685185185">
                <text:p>0.131837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022881944444">
                <text:p>0.1320228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208055555556">
                <text:p>0.132208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393240740741">
                <text:p>0.132393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578425925926">
                <text:p>0.132578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763611111111">
                <text:p>0.132763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948796296296">
                <text:p>0.132948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133981481481">
                <text:p>0.133133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19178240741">
                <text:p>0.1333191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04351851852">
                <text:p>0.133504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689537037037">
                <text:p>0.133689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74733796296">
                <text:p>0.133874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59907407407">
                <text:p>0.134059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245092592593">
                <text:p>0.134245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430277777778">
                <text:p>0.134430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15462962963">
                <text:p>0.134615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800648148148">
                <text:p>0.134800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85844907407">
                <text:p>0.1349858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171018518519">
                <text:p>0.13517101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356203703704">
                <text:p>0.135356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541388888889">
                <text:p>0.135541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726585648148">
                <text:p>0.135726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911759259259">
                <text:p>0.135911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096944444444">
                <text:p>0.136096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282141203704">
                <text:p>0.1362821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67314814815">
                <text:p>0.136467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6525">
                <text:p>0.13665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837685185185">
                <text:p>0.136837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02287037037">
                <text:p>0.13702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20806712963">
                <text:p>0.1372080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393240740741">
                <text:p>0.137393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578425925926">
                <text:p>0.137578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763622685185">
                <text:p>0.137763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948796296296">
                <text:p>0.137948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133981481481">
                <text:p>0.138133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319178240741">
                <text:p>0.1383191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504351851852">
                <text:p>0.138504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689537037037">
                <text:p>0.138689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874722222222">
                <text:p>0.138874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059907407407">
                <text:p>0.139059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245092592593">
                <text:p>0.139245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430277777778">
                <text:p>0.139430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615462962963">
                <text:p>0.139615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800648148148">
                <text:p>0.139800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985833333333">
                <text:p>0.139985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171018518519">
                <text:p>0.14017101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356203703704">
                <text:p>0.140356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541388888889">
                <text:p>0.140541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726585648148">
                <text:p>0.140726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911759259259">
                <text:p>0.140911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096956018519">
                <text:p>0.1410969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28212962963">
                <text:p>0.141282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67326388889">
                <text:p>0.1414673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525">
                <text:p>0.14165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37696759259">
                <text:p>0.1418376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02287037037">
                <text:p>0.142022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208055555556">
                <text:p>0.142208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393240740741">
                <text:p>0.142393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5784375">
                <text:p>0.142578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63611111111">
                <text:p>0.142763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48796296296">
                <text:p>0.142948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33981481481">
                <text:p>0.143133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319166666667">
                <text:p>0.143319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04351851852">
                <text:p>0.143504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689537037037">
                <text:p>0.143689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74722222222">
                <text:p>0.143874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59907407407">
                <text:p>0.144059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45092592593">
                <text:p>0.144245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30277777778">
                <text:p>0.144430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615474537037">
                <text:p>0.144615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800648148148">
                <text:p>0.144800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85833333333">
                <text:p>0.144985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171030092593">
                <text:p>0.145171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356203703704">
                <text:p>0.145356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541400462963">
                <text:p>0.1455414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726585648148">
                <text:p>0.145726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911759259259">
                <text:p>0.145911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096944444444">
                <text:p>0.146096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28212962963">
                <text:p>0.14628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467314814815">
                <text:p>0.146467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6525">
                <text:p>0.14665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6837685185185">
                <text:p>0.146837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02287037037">
                <text:p>0.14702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208055555556">
                <text:p>0.147208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393240740741">
                <text:p>0.147393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5784375">
                <text:p>0.147578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763611111111">
                <text:p>0.147763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948796296296">
                <text:p>0.147948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133981481482">
                <text:p>0.14813398148148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319166666667">
                <text:p>0.148319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504351851852">
                <text:p>0.148504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689548611111">
                <text:p>0.1486895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874722222222">
                <text:p>0.148874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059907407407">
                <text:p>0.149059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245092592593">
                <text:p>0.149245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430277777778">
                <text:p>0.149430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615474537037">
                <text:p>0.1496154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800648148148">
                <text:p>0.149800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985833333333">
                <text:p>0.149985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171018518519">
                <text:p>0.15017101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356203703704">
                <text:p>0.150356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541400462963">
                <text:p>0.1505414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726585648148">
                <text:p>0.1507265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911759259259">
                <text:p>0.150911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096944444444">
                <text:p>0.151096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28212962963">
                <text:p>0.151282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467314814815">
                <text:p>0.151467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6525">
                <text:p>0.15165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837685185185">
                <text:p>0.151837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02287037037">
                <text:p>0.152022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208055555556">
                <text:p>0.152208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393240740741">
                <text:p>0.152393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578425925926">
                <text:p>0.152578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763611111111">
                <text:p>0.152763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948796296296">
                <text:p>0.152948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133981481481">
                <text:p>0.153133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319166666667">
                <text:p>0.153319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504351851852">
                <text:p>0.153504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689537037037">
                <text:p>0.153689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874722222222">
                <text:p>0.153874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059907407407">
                <text:p>0.154059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245104166667">
                <text:p>0.1542451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430277777778">
                <text:p>0.154430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615462962963">
                <text:p>0.154615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800648148148">
                <text:p>0.154800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985844907407">
                <text:p>0.1549858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171018518519">
                <text:p>0.15517101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356203703704">
                <text:p>0.155356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541388888889">
                <text:p>0.155541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726574074074">
                <text:p>0.155726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911759259259">
                <text:p>0.155911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096944444444">
                <text:p>0.156096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28212962963">
                <text:p>0.156282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467314814815">
                <text:p>0.156467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6525">
                <text:p>0.15665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837685185185">
                <text:p>0.156837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02287037037">
                <text:p>0.157022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208055555556">
                <text:p>0.157208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393240740741">
                <text:p>0.157393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578425925926">
                <text:p>0.157578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763611111111">
                <text:p>0.157763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948796296296">
                <text:p>0.157948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133981481481">
                <text:p>0.158133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319166666667">
                <text:p>0.158319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504351851852">
                <text:p>0.158504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689537037037">
                <text:p>0.158689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874722222222">
                <text:p>0.158874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059907407407">
                <text:p>0.159059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245104166667">
                <text:p>0.1592451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430277777778">
                <text:p>0.159430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615462962963">
                <text:p>0.159615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800648148148">
                <text:p>0.1598006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9985833333333">
                <text:p>0.1599858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171030092593">
                <text:p>0.1601710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356215277778">
                <text:p>0.1603562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541388888889">
                <text:p>0.160541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726574074074">
                <text:p>0.160726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0911759259259">
                <text:p>0.160911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096944444444">
                <text:p>0.161096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28212962963">
                <text:p>0.161282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467314814815">
                <text:p>0.161467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652511574074">
                <text:p>0.16165251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837696759259">
                <text:p>0.16183769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02287037037">
                <text:p>0.162022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208055555556">
                <text:p>0.162208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393240740741">
                <text:p>0.162393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578425925926">
                <text:p>0.162578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763622685185">
                <text:p>0.16276362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948796296296">
                <text:p>0.16294879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133981481481">
                <text:p>0.1631339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319166666667">
                <text:p>0.163319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504351851852">
                <text:p>0.163504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689537037037">
                <text:p>0.163689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874722222222">
                <text:p>0.163874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059918981481">
                <text:p>0.16405991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245092592593">
                <text:p>0.164245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430277777778">
                <text:p>0.164430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615462962963">
                <text:p>0.164615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800648148148">
                <text:p>0.164800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985833333333">
                <text:p>0.164985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171018518519">
                <text:p>0.16517101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356215277778">
                <text:p>0.16535621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541388888889">
                <text:p>0.1655413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726585648148">
                <text:p>0.1657265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911759259259">
                <text:p>0.16591175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096956018519">
                <text:p>0.16609695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282141203704">
                <text:p>0.1662821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467326388889">
                <text:p>0.1664673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6525">
                <text:p>0.16665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837685185185">
                <text:p>0.1668376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02287037037">
                <text:p>0.167022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20806712963">
                <text:p>0.167208067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393240740741">
                <text:p>0.167393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578425925926">
                <text:p>0.167578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763611111111">
                <text:p>0.1677636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94880787037">
                <text:p>0.16794880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133981481481">
                <text:p>0.168133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319166666667">
                <text:p>0.168319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504351851852">
                <text:p>0.168504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689548611111">
                <text:p>0.16868954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874733796296">
                <text:p>0.168874733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059918981481">
                <text:p>0.16905991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245092592593">
                <text:p>0.169245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430277777778">
                <text:p>0.16943027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615462962963">
                <text:p>0.16961546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800648148148">
                <text:p>0.16980064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9985833333333">
                <text:p>0.16998583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171018518519">
                <text:p>0.170171018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356203703704">
                <text:p>0.1703562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541400462963">
                <text:p>0.17054140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726574074074">
                <text:p>0.17072657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911759259259">
                <text:p>0.1709117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096944444444">
                <text:p>0.17109694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28212962963">
                <text:p>0.171282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467326388889">
                <text:p>0.171467326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652511574074">
                <text:p>0.1716525115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837685185185">
                <text:p>0.171837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02287037037">
                <text:p>0.172022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208055555556">
                <text:p>0.172208055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393240740741">
                <text:p>0.1723932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578425925926">
                <text:p>0.17257842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763611111111">
                <text:p>0.17276361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948796296296">
                <text:p>0.172948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133993055556">
                <text:p>0.173133993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319166666667">
                <text:p>0.1733191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504351851852">
                <text:p>0.173504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689537037037">
                <text:p>0.173689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874722222222">
                <text:p>0.173874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059918981481">
                <text:p>0.17405991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245104166667">
                <text:p>0.174245104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430277777778">
                <text:p>0.174430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615474537037">
                <text:p>0.1746154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800659722222">
                <text:p>0.174800659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985833333333">
                <text:p>0.174985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171018518519">
                <text:p>0.175171018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356215277778">
                <text:p>0.17535621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541388888889">
                <text:p>0.17554138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726585648148">
                <text:p>0.175726585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911759259259">
                <text:p>0.17591175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6096944444444">
                <text:p>0.17609694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28212962963">
                <text:p>0.176282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467326388889">
                <text:p>0.17646732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6525">
                <text:p>0.17665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6837685185185">
                <text:p>0.17683768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02287037037">
                <text:p>0.177022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20806712963">
                <text:p>0.177208067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393252314815">
                <text:p>0.177393252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578425925926">
                <text:p>0.17757842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763611111111">
                <text:p>0.177763611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948796296296">
                <text:p>0.17794879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8133981481481">
                <text:p>0.1781339814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8319178240741">
                <text:p>0.178319178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8504363425926">
                <text:p>0.1785043634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689537037037">
                <text:p>0.17868953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8874733796296">
                <text:p>0.178874733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059907407407">
                <text:p>0.17905990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245092592593">
                <text:p>0.17924509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430277777778">
                <text:p>0.179430277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615462962963">
                <text:p>0.17961546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800659722222">
                <text:p>0.179800659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985833333333">
                <text:p>0.179985833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171018518519">
                <text:p>0.1801710185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356203703704">
                <text:p>0.18035620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541388888889">
                <text:p>0.180541388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726574074074">
                <text:p>0.180726574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0911770833333">
                <text:p>0.180911770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096944444444">
                <text:p>0.181096944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28212962963">
                <text:p>0.1812821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467314814815">
                <text:p>0.181467314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6525">
                <text:p>0.18165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837685185185">
                <text:p>0.1818376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02287037037">
                <text:p>0.1820228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20806712963">
                <text:p>0.182208067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393240740741">
                <text:p>0.1823932407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578425925926">
                <text:p>0.182578425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763622685185">
                <text:p>0.1827636226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2948796296296">
                <text:p>0.182948796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3133981481481">
                <text:p>0.1831339814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3319178240741">
                <text:p>0.1833191782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504363425926">
                <text:p>0.183504363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689537037037">
                <text:p>0.183689537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874722222222">
                <text:p>0.183874722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059907407407">
                <text:p>0.1840599074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245104166667">
                <text:p>0.1842451041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430277777778">
                <text:p>0.184430277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615462962963">
                <text:p>0.18461546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800648148148">
                <text:p>0.1848006481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4985833333333">
                <text:p>0.184985833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5171018518519">
                <text:p>0.1851710185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5356203703704">
                <text:p>0.185356203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5541388888889">
                <text:p>0.1855413888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726574074074">
                <text:p>0.1857265740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911770833333">
                <text:p>0.1859117708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096956018519">
                <text:p>0.18609695601851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28212962963">
                <text:p>0.186282129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467314814815">
                <text:p>0.186467314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6525">
                <text:p>0.1866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6814548611111">
                <text:p>0.1868145486111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